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0pt" officeooo:rsid="000e68e8" officeooo:paragraph-rsid="000da170" style:font-size-asian="8.75pt" style:font-size-complex="10pt"/>
    </style:style>
    <style:style style:name="P2" style:family="paragraph" style:parent-style-name="Standard">
      <style:text-properties style:font-name="Courier" fo:font-size="10pt" officeooo:rsid="000e68e8" officeooo:paragraph-rsid="000e68e8" style:font-size-asian="8.75pt" style:font-size-complex="10pt"/>
    </style:style>
    <style:style style:name="P3" style:family="paragraph" style:parent-style-name="Standard">
      <style:text-properties officeooo:rsid="000f2eb0" officeooo:paragraph-rsid="000f2eb0"/>
    </style:style>
    <style:style style:name="P4" style:family="paragraph" style:parent-style-name="Standard">
      <style:paragraph-properties fo:break-before="page"/>
      <style:text-properties style:font-name="Courier" fo:font-size="10pt" officeooo:rsid="000e68e8" officeooo:paragraph-rsid="000e68e8" style:font-size-asian="8.75pt" style:font-size-complex="10pt"/>
    </style:style>
    <style:style style:name="T1" style:family="text">
      <style:text-properties officeooo:rsid="00105d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nube Cloud Community Edition (CE)</text:p>
      <text:p text:style-name="P3">--------------------------------------------------------------------------------</text:p>
      <text:p text:style-name="P3">Copyright (c) 2016 Erigones, s. r. o.</text:p>
      <text:p text:style-name="P3"/>
      <text:p text:style-name="P3">Licensed under the Apache License, Version 2.0 (the "License");</text:p>
      <text:p text:style-name="P3">you may not use this <text:span text:style-name="T1">project</text:span> except in compliance with the License.</text:p>
      <text:p text:style-name="P3">You may obtain a copy of the License at</text:p>
      <text:p text:style-name="P3"/>
      <text:p text:style-name="P3">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
      <text:p text:style-name="P3"/>
      <text:p text:style-name="P3">Licenses of incorporated software or used software components</text:p>
      <text:p text:style-name="P3">--------------------------------------------------------------------------------</text:p>
      <text:p text:style-name="P3"/>
      <text:p text:style-name="P3">SmartOS</text:p>
      <text:p text:style-name="P3">-----------</text:p>
      <text:p text:style-name="P3">Copyright (c) 2011 Joyent, Inc., 345 California Street, Suite 2000</text:p>
      <text:p text:style-name="P3">San Francisco, California 94104 U.S.A. All rights reserved.</text:p>
      <text:p text:style-name="P3"/>
      <text:p text:style-name="P3">Copyright (c) 2010 Oracle, Inc., All rights reserved.</text:p>
      <text:p text:style-name="P3"/>
      <text:p text:style-name="P3">Joyent, Inc. and Oracle, Inc. have intellectual property rights relating</text:p>
      <text:p text:style-name="P3">to technology embodied in the product that is described in this</text:p>
      <text:p text:style-name="P3">document. In particular, and without limitation, these intellectual</text:p>
      <text:p text:style-name="P3">property rights may include one or more of the U.S. patents listed at</text:p>
      <text:p text:style-name="P3">http://www.sun.com/patents and one or more additional patents or pending</text:p>
      <text:p text:style-name="P3">patent applications in the U.S. and in other countries.</text:p>
      <text:p text:style-name="P3"/>
      <text:p text:style-name="P3">U.S. Government Rights - Commercial software. Government users</text:p>
      <text:p text:style-name="P3">are subject to the Sun Microsystems, Inc. standard license agreement and</text:p>
      <text:p text:style-name="P3">applicable provisions of the FAR and its supplements.</text:p>
      <text:p text:style-name="P3"/>
      <text:p text:style-name="P3">Use is subject to license terms.</text:p>
      <text:p text:style-name="P3"/>
      <text:p text:style-name="P3">This distribution may include materials developed by third parties.</text:p>
      <text:p text:style-name="P3"/>
      <text:p text:style-name="P3">Parts of the product may be derived from Berkeley BSD systems,</text:p>
      <text:p text:style-name="P3">licensed from the University of California. UNIX is a registered</text:p>
      <text:p text:style-name="P3">trademark in the U.S. and in other countries, exclusively licensed</text:p>
      <text:p text:style-name="P3">through X/Open Company, Ltd.</text:p>
      <text:p text:style-name="P3"/>
      <text:p text:style-name="P3">Sun, Sun Microsystems, the Sun logo, Java, Solaris, OpenSolaris</text:p>
      <text:p text:style-name="P3">and the Java Coffee Cup logo are trademarks or registered trademarks of</text:p>
      <text:p text:style-name="P3">Sun Microsystems, Inc. in the U.S. and other countries.</text:p>
      <text:p text:style-name="P3"/>
      <text:p text:style-name="P3">This product is covered and controlled by U.S. Export Control</text:p>
      <text:p text:style-name="P3"><text:soft-page-break/>laws and may be subject to the export or import laws in other countries.</text:p>
      <text:p text:style-name="P3">Nuclear, missile, chemical biological weapons or nuclear maritime end</text:p>
      <text:p text:style-name="P3">uses or end users, whether direct or indirect, are strictly prohibited.</text:p>
      <text:p text:style-name="P3">Export or reexport to countries subject to U.S. embargo or to entities</text:p>
      <text:p text:style-name="P3">identified on U.S. export exclusion lists, including, but not limited</text:p>
      <text:p text:style-name="P3">to, the denied persons and specially designated nationals lists is</text:p>
      <text:p text:style-name="P3">strictly prohibited.</text:p>
      <text:p text:style-name="P3"/>
      <text:p text:style-name="P3">--------</text:p>
      <text:p text:style-name="P3">We, Erigones, s. r. o. hereby represent: (i) that we believe that </text:p>
      <text:p text:style-name="P3">the modifications made by us to the SmartOS or illumos software are our own </text:p>
      <text:p text:style-name="P3">creation(s) and/or we have sufficient right to grant the rights hereunder,</text:p>
      <text:p text:style-name="P3">(ii) any terms which differ from this License, are strictly given by </text:p>
      <text:p text:style-name="P3">Erigones, s. r. o. and not by the initial developer of </text:p>
      <text:p text:style-name="P3">the SmartOS or illumos software. </text:p>
      <text:p text:style-name="P3"/>
      <text:p text:style-name="P3">All changes made by Erigones, s. r. o. to the SmartOS or illumos software </text:p>
      <text:p text:style-name="P3">can be found at:</text:p>
      <text:p text:style-name="P3">https://github.com/erigones/illumos-joyent</text:p>
      <text:p text:style-name="P3">https://github.com/erigones/smartos-live</text:p>
      <text:p text:style-name="P3">https://github.com/erigones/esdc-erigonos-overlay</text:p>
      <text:p text:style-name="P3"/>
      <text:p text:style-name="P3"/>
      <text:p text:style-name="P3">Licenses of standalone software or libraries used by </text:p>
      <text:p text:style-name="P3">Danube Cloud Community Edition (CE)</text:p>
      <text:p text:style-name="P3">--------------------------------------------------------------------------------</text:p>
      <text:p text:style-name="P1"/>
      <text:p text:style-name="P2">html-css-js</text:p>
      <text:p text:style-name="P2">==============================</text:p>
      <text:p text:style-name="P2"/>
      <text:p text:style-name="P2">------------------------------------------------------------</text:p>
      <text:p text:style-name="P2">Bootstrap &lt;https://getbootstrap.com/&gt;</text:p>
      <text:p text:style-name="P2">MIT License </text:p>
      <text:p text:style-name="P2">----------</text:p>
      <text:p text:style-name="P2">The MIT License (MIT)</text:p>
      <text:p text:style-name="P2"/>
      <text:p text:style-name="P2">Copyright (c) 2011-2016 Twitter, Inc.</text:p>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text:p>
      <text:p text:style-name="P2">DataTables &lt;https://datatables.net/&gt;</text:p>
      <text:p text:style-name="P2">MIT License </text:p>
      <text:p text:style-name="P2">----------</text:p>
      <text:p text:style-name="P2">Copyright (c) 2008-2015 SpryMedia Limited</text:p>
      <text:p text:style-name="P2">http://datatables.net</text:p>
      <text:p text:style-name="P2"><text:soft-page-break/></text:p>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text:p>
      <text:p text:style-name="P2">Flot &lt;http://www.flotcharts.org/&gt;</text:p>
      <text:p text:style-name="P2">MIT License </text:p>
      <text:p text:style-name="P2">----------</text:p>
      <text:p text:style-name="P2">Copyright (c) 2007-2014 IOLA and Ole Laursen</text:p>
      <text:p text:style-name="P2"/>
      <text:p text:style-name="P2">Permission is hereby granted, free of charge, to any person</text:p>
      <text:p text:style-name="P2">obtaining a copy of this software and associated documentation</text:p>
      <text:p text:style-name="P2">files (the "Software"), to deal in the Software without</text:p>
      <text:p text:style-name="P2">restriction, including without limitation the rights to use,</text:p>
      <text:p text:style-name="P2">copy, modify, merge, publish, distribute, sublicense, and/or sell</text:p>
      <text:p text:style-name="P2">copies of the Software, and to permit persons to whom the</text:p>
      <text:p text:style-name="P2">Software is furnished to do so, subject to the following</text:p>
      <text:p text:style-name="P2">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text:p>
      <text:p text:style-name="P2">OF MERCHANTABILITY, FITNESS FOR A PARTICULAR PURPOSE AND</text:p>
      <text:p text:style-name="P2">NONINFRINGEMENT. IN NO EVENT SHALL THE AUTHORS OR COPYRIGHT</text:p>
      <text:p text:style-name="P2">HOLDERS BE LIABLE FOR ANY CLAIM, DAMAGES OR OTHER LIABILITY,</text:p>
      <text:p text:style-name="P2">WHETHER IN AN ACTION OF CONTRACT, TORT OR OTHERWISE, ARISING</text:p>
      <text:p text:style-name="P2">FROM, OUT OF OR IN CONNECTION WITH THE SOFTWARE OR THE USE OR</text:p>
      <text:p text:style-name="P2">OTHER DEALINGS IN THE SOFTWARE.</text:p>
      <text:p text:style-name="P2"/>
      <text:p text:style-name="P2">------------------------------------------------------------</text:p>
      <text:p text:style-name="P2">Font Awesome &lt;https://fortawesome.github.io/Font-Awesome/&gt;</text:p>
      <text:p text:style-name="P2">SIL OFL 1.1 License </text:p>
      <text:p text:style-name="P2">----------</text:p>
      <text:p text:style-name="P2">Copyright (c) &lt;dates&gt;, &lt;Copyright Holder&gt; (&lt;URL|email&gt;),</text:p>
      <text:p text:style-name="P2">with Reserved Font Name &lt;Reserved Font Name&gt;.</text:p>
      <text:p text:style-name="P2">Copyright (c) &lt;dates&gt;, &lt;additional Copyright Holder&gt; (&lt;URL|email&gt;),</text:p>
      <text:p text:style-name="P2">with Reserved Font Name &lt;additional Reserved Font Name&gt;.</text:p>
      <text:p text:style-name="P2">Copyright (c) &lt;dates&gt;, &lt;additional Copyright Holder&gt; (&lt;URL|email&gt;).</text:p>
      <text:p text:style-name="P2"/>
      <text:p text:style-name="P2">This Font Software is licensed under the SIL Open Font License, Version 1.1.</text:p>
      <text:p text:style-name="P2">This license is copied below, and is also available with a FAQ at:</text:p>
      <text:p text:style-name="P2">http://scripts.sil.org/OFL</text:p>
      <text:p text:style-name="P2"/>
      <text:p text:style-name="P2"/>
      <text:p text:style-name="P2">-----------------------------------------------------------</text:p>
      <text:p text:style-name="P2">SIL OPEN FONT LICENSE Version 1.1 - 26 February 2007</text:p>
      <text:p text:style-name="P2">-----------------------------------------------------------</text:p>
      <text:p text:style-name="P2"/>
      <text:p text:style-name="P2">PREAMBLE</text:p>
      <text:p text:style-name="P2">The goals of the Open Font License (OFL) are to stimulate worldwide</text:p>
      <text:p text:style-name="P2">development of collaborative font projects, to support the font creation</text:p>
      <text:p text:style-name="P2">efforts of academic and linguistic communities, and to provide a free and</text:p>
      <text:p text:style-name="P2">open framework in which fonts may be shared and improved in partnership</text:p>
      <text:p text:style-name="P2">with others.</text:p>
      <text:p text:style-name="P2"/>
      <text:p text:style-name="P2"><text:soft-page-break/>The OFL allows the licensed fonts to be used, studied, modified and</text:p>
      <text:p text:style-name="P2">redistributed freely as long as they are not sold by themselves. The</text:p>
      <text:p text:style-name="P2">fonts, including any derivative works, can be bundled, embedded, </text:p>
      <text:p text:style-name="P2">redistributed and/or sold with any software provided that any reserved</text:p>
      <text:p text:style-name="P2">names are not used by derivative works. The fonts and derivatives,</text:p>
      <text:p text:style-name="P2">however, cannot be released under any other type of license. The</text:p>
      <text:p text:style-name="P2">requirement for fonts to remain under this license does not apply</text:p>
      <text:p text:style-name="P2">to any document created using the fonts or their derivatives.</text:p>
      <text:p text:style-name="P2"/>
      <text:p text:style-name="P2">DEFINITIONS</text:p>
      <text:p text:style-name="P2">"Font Software" refers to the set of files released by the Copyright</text:p>
      <text:p text:style-name="P2">Holder(s) under this license and clearly marked as such. This may</text:p>
      <text:p text:style-name="P2">include source files, build scripts and documentation.</text:p>
      <text:p text:style-name="P2"/>
      <text:p text:style-name="P2">"Reserved Font Name" refers to any names specified as such after the</text:p>
      <text:p text:style-name="P2">copyright statement(s).</text:p>
      <text:p text:style-name="P2"/>
      <text:p text:style-name="P2">"Original Version" refers to the collection of Font Software components as</text:p>
      <text:p text:style-name="P2">distributed by the Copyright Holder(s).</text:p>
      <text:p text:style-name="P2"/>
      <text:p text:style-name="P2">"Modified Version" refers to any derivative made by adding to, deleting,</text:p>
      <text:p text:style-name="P2">or substituting -- in part or in whole -- any of the components of the</text:p>
      <text:p text:style-name="P2">Original Version, by changing formats or by porting the Font Software to a</text:p>
      <text:p text:style-name="P2">new environment.</text:p>
      <text:p text:style-name="P2"/>
      <text:p text:style-name="P2">"Author" refers to any designer, engineer, programmer, technical</text:p>
      <text:p text:style-name="P2">writer or other person who contributed to the Font Software.</text:p>
      <text:p text:style-name="P2"/>
      <text:p text:style-name="P2">PERMISSION &amp; CONDITIONS</text:p>
      <text:p text:style-name="P2">Permission is hereby granted, free of charge, to any person obtaining</text:p>
      <text:p text:style-name="P2">a copy of the Font Software, to use, study, copy, merge, embed, modify,</text:p>
      <text:p text:style-name="P2">redistribute, and sell modified and unmodified copies of the Font</text:p>
      <text:p text:style-name="P2">Software, subject to the following conditions:</text:p>
      <text:p text:style-name="P2"/>
      <text:p text:style-name="P2">1) Neither the Font Software nor any of its individual components,</text:p>
      <text:p text:style-name="P2">in Original or Modified Versions, may be sold by itself.</text:p>
      <text:p text:style-name="P2"/>
      <text:p text:style-name="P2">2) Original or Modified Versions of the Font Software may be bundled,</text:p>
      <text:p text:style-name="P2">redistributed and/or sold with any software, provided that each copy</text:p>
      <text:p text:style-name="P2">contains the above copyright notice and this license. These can be</text:p>
      <text:p text:style-name="P2">included either as stand-alone text files, human-readable headers or</text:p>
      <text:p text:style-name="P2">in the appropriate machine-readable metadata fields within text or</text:p>
      <text:p text:style-name="P2">binary files as long as those fields can be easily viewed by the user.</text:p>
      <text:p text:style-name="P2"/>
      <text:p text:style-name="P2">3) No Modified Version of the Font Software may use the Reserved Font</text:p>
      <text:p text:style-name="P2">Name(s) unless explicit written permission is granted by the corresponding</text:p>
      <text:p text:style-name="P2">Copyright Holder. This restriction only applies to the primary font name as</text:p>
      <text:p text:style-name="P2">presented to the users.</text:p>
      <text:p text:style-name="P2"/>
      <text:p text:style-name="P2">4) The name(s) of the Copyright Holder(s) or the Author(s) of the Font</text:p>
      <text:p text:style-name="P2">Software shall not be used to promote, endorse or advertise any</text:p>
      <text:p text:style-name="P2">Modified Version, except to acknowledge the contribution(s) of the</text:p>
      <text:p text:style-name="P2">Copyright Holder(s) and the Author(s) or with their explicit written</text:p>
      <text:p text:style-name="P2">permission.</text:p>
      <text:p text:style-name="P2"/>
      <text:p text:style-name="P2">5) The Font Software, modified or unmodified, in part or in whole,</text:p>
      <text:p text:style-name="P2">must be distributed entirely under this license, and must not be</text:p>
      <text:p text:style-name="P2">distributed under any other license. The requirement for fonts to</text:p>
      <text:p text:style-name="P2">remain under this license does not apply to any document created</text:p>
      <text:p text:style-name="P2">using the Font Software.</text:p>
      <text:p text:style-name="P2"/>
      <text:p text:style-name="P2">TERMINATION</text:p>
      <text:p text:style-name="P2">This license becomes null and void if any of the above conditions are</text:p>
      <text:p text:style-name="P2">not met.</text:p>
      <text:p text:style-name="P2"/>
      <text:p text:style-name="P2">DISCLAIMER</text:p>
      <text:p text:style-name="P2">THE FONT SOFTWARE IS PROVIDED "AS IS", WITHOUT WARRANTY OF ANY KIND,</text:p>
      <text:p text:style-name="P2">EXPRESS OR IMPLIED, INCLUDING BUT NOT LIMITED TO ANY WARRANTIES OF</text:p>
      <text:p text:style-name="P2">MERCHANTABILITY, FITNESS FOR A PARTICULAR PURPOSE AND NONINFRINGEMENT</text:p>
      <text:p text:style-name="P2">OF COPYRIGHT, PATENT, TRADEMARK, OR OTHER RIGHT. IN NO EVENT SHALL THE</text:p>
      <text:p text:style-name="P2">COPYRIGHT HOLDER BE LIABLE FOR ANY CLAIM, DAMAGES OR OTHER LIABILITY,</text:p>
      <text:p text:style-name="P2">INCLUDING ANY GENERAL, SPECIAL, INDIRECT, INCIDENTAL, OR CONSEQUENTIAL</text:p>
      <text:p text:style-name="P2"><text:soft-page-break/>DAMAGES, WHETHER IN AN ACTION OF CONTRACT, TORT OR OTHERWISE, ARISING</text:p>
      <text:p text:style-name="P2">FROM, OUT OF THE USE OR INABILITY TO USE THE FONT SOFTWARE OR FROM</text:p>
      <text:p text:style-name="P2">OTHER DEALINGS IN THE FONT SOFTWARE.</text:p>
      <text:p text:style-name="P2"/>
      <text:p text:style-name="P2">------------------------------------------------------------</text:p>
      <text:p text:style-name="P2">History.js &lt;https://github.com/browserstate/history.js&gt;</text:p>
      <text:p text:style-name="P2">BSD 3-Clause License </text:p>
      <text:p text:style-name="P2">----------</text:p>
      <text:p text:style-name="P2"># License</text:p>
      <text:p text:style-name="P2"/>
      <text:p text:style-name="P2">Copyright &amp;copy; 2014+ Bevry Pty Ltd &lt;us@bevry.me&gt; (http://bevry.me)</text:p>
      <text:p text:style-name="P2">&lt;br/&gt;Copyright &amp;copy; 2011-2013 Benjamin Lupton &lt;b@lupton.cc&gt; (http://balupton.com)</text:p>
      <text:p text:style-name="P2"/>
      <text:p text:style-name="P2">## The New BSD License</text:p>
      <text:p text:style-name="P2"/>
      <text:p text:style-name="P2">Redistribution and use in source and binary forms, with or without modification, are permitted provided that the following conditions are met:</text:p>
      <text:p text:style-name="P2"/>
      <text:p text:style-name="P2">- Redistributions of source code must retain the above copyright notice, this list of conditions and the following disclaimer.</text:p>
      <text:p text:style-name="P2">- Redistributions in binary form must reproduce the above copyright notice, this list of conditions and the following disclaimer in the documentation and/or other materials provided with the distribution.</text:p>
      <text:p text:style-name="P2">- Neither the name of Benjamin Arthur Lupton nor the names of its contributors may be used to endorse or promote products derived from this software without specific prior written permission.</text:p>
      <text:p text:style-name="P2"/>
      <text:p text:style-name="P2">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
      <text:p text:style-name="P2">------------------------------------------------------------</text:p>
      <text:p text:style-name="P2">Moment.js &lt;http://momentjs.com/&gt;</text:p>
      <text:p text:style-name="P2">MIT License </text:p>
      <text:p text:style-name="P2">----------</text:p>
      <text:p text:style-name="P2">Copyright (c) 2011-2016 Tim Wood, Iskren Chernev, Moment.js contributors</text:p>
      <text:p text:style-name="P2"/>
      <text:p text:style-name="P2">Permission is hereby granted, free of charge, to any person</text:p>
      <text:p text:style-name="P2">obtaining a copy of this software and associated documentation</text:p>
      <text:p text:style-name="P2">files (the "Software"), to deal in the Software without</text:p>
      <text:p text:style-name="P2">restriction, including without limitation the rights to use,</text:p>
      <text:p text:style-name="P2">copy, modify, merge, publish, distribute, sublicense, and/or sell</text:p>
      <text:p text:style-name="P2">copies of the Software, and to permit persons to whom the</text:p>
      <text:p text:style-name="P2">Software is furnished to do so, subject to the following</text:p>
      <text:p text:style-name="P2">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text:p>
      <text:p text:style-name="P2">OF MERCHANTABILITY, FITNESS FOR A PARTICULAR PURPOSE AND</text:p>
      <text:p text:style-name="P2">NONINFRINGEMENT. IN NO EVENT SHALL THE AUTHORS OR COPYRIGHT</text:p>
      <text:p text:style-name="P2">HOLDERS BE LIABLE FOR ANY CLAIM, DAMAGES OR OTHER LIABILITY,</text:p>
      <text:p text:style-name="P2">WHETHER IN AN ACTION OF CONTRACT, TORT OR OTHERWISE, ARISING</text:p>
      <text:p text:style-name="P2">FROM, OUT OF OR IN CONNECTION WITH THE SOFTWARE OR THE USE OR</text:p>
      <text:p text:style-name="P2">OTHER DEALINGS IN THE SOFTWARE.</text:p>
      <text:p text:style-name="P2"/>
      <text:p text:style-name="P2">------------------------------------------------------------</text:p>
      <text:p text:style-name="P2">Select2 &lt;https://select2.github.io/&gt;</text:p>
      <text:p text:style-name="P2">MIT License </text:p>
      <text:p text:style-name="P2">----------</text:p>
      <text:p text:style-name="P2">The MIT License (MIT)</text:p>
      <text:p text:style-name="P2"/>
      <text:p text:style-name="P2"><text:soft-page-break/>Copyright (c) 2012-2015 Kevin Brown, Igor Vaynberg, and Select2 contributors</text:p>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text:p>
      <text:p text:style-name="P2">Underscore.js &lt;http://underscorejs.org/&gt;</text:p>
      <text:p text:style-name="P2">MIT License </text:p>
      <text:p text:style-name="P2">----------</text:p>
      <text:p text:style-name="P2">Copyright (c) 2009-2016 Jeremy Ashkenas, DocumentCloud and Investigative</text:p>
      <text:p text:style-name="P2">Reporters &amp; Editors</text:p>
      <text:p text:style-name="P2"/>
      <text:p text:style-name="P2">Permission is hereby granted, free of charge, to any person</text:p>
      <text:p text:style-name="P2">obtaining a copy of this software and associated documentation</text:p>
      <text:p text:style-name="P2">files (the "Software"), to deal in the Software without</text:p>
      <text:p text:style-name="P2">restriction, including without limitation the rights to use,</text:p>
      <text:p text:style-name="P2">copy, modify, merge, publish, distribute, sublicense, and/or sell</text:p>
      <text:p text:style-name="P2">copies of the Software, and to permit persons to whom the</text:p>
      <text:p text:style-name="P2">Software is furnished to do so, subject to the following</text:p>
      <text:p text:style-name="P2">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text:p>
      <text:p text:style-name="P2">OF MERCHANTABILITY, FITNESS FOR A PARTICULAR PURPOSE AND</text:p>
      <text:p text:style-name="P2">NONINFRINGEMENT. IN NO EVENT SHALL THE AUTHORS OR COPYRIGHT</text:p>
      <text:p text:style-name="P2">HOLDERS BE LIABLE FOR ANY CLAIM, DAMAGES OR OTHER LIABILITY,</text:p>
      <text:p text:style-name="P2">WHETHER IN AN ACTION OF CONTRACT, TORT OR OTHERWISE, ARISING</text:p>
      <text:p text:style-name="P2">FROM, OUT OF OR IN CONNECTION WITH THE SOFTWARE OR THE USE OR</text:p>
      <text:p text:style-name="P2">OTHER DEALINGS IN THE SOFTWARE.</text:p>
      <text:p text:style-name="P2"/>
      <text:p text:style-name="P2">------------------------------------------------------------</text:p>
      <text:p text:style-name="P2">jQuery &lt;https://jquery.com/&gt;</text:p>
      <text:p text:style-name="P2">MIT License </text:p>
      <text:p text:style-name="P2">----------</text:p>
      <text:p text:style-name="P2">Copyright jQuery Foundation and other contributors, https://jquery.org/</text:p>
      <text:p text:style-name="P2"/>
      <text:p text:style-name="P2">This software consists of voluntary contributions made by many</text:p>
      <text:p text:style-name="P2">individuals. For exact contribution history, see the revision history</text:p>
      <text:p text:style-name="P2">available at https://github.com/jquery/jquery</text:p>
      <text:p text:style-name="P2"/>
      <text:p text:style-name="P2">The following license applies to all parts of this software except as</text:p>
      <text:p text:style-name="P2">documented below:</text:p>
      <text:p text:style-name="P2"/>
      <text:p text:style-name="P2">====</text:p>
      <text:p text:style-name="P2"/>
      <text:p text:style-name="P2">Permission is hereby granted, free of charge, to any person obtaining</text:p>
      <text:p text:style-name="P2">a 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text:p>
      <text:p text:style-name="P2"><text:soft-page-break/>included in all copies or substantial portions of the Software.</text:p>
      <text:p text:style-name="P2"/>
      <text:p text:style-name="P2">THE SOFTWARE IS PROVIDED "AS IS", WITHOUT WARRANTY OF ANY KIND,</text:p>
      <text:p text:style-name="P2">EXPRESS 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
      <text:p text:style-name="P2">====</text:p>
      <text:p text:style-name="P2"/>
      <text:p text:style-name="P2">All files located in the node_modules and external directories are</text:p>
      <text:p text:style-name="P2">externally maintained libraries used by this software which have their</text:p>
      <text:p text:style-name="P2">own licenses; we recommend you read them, as their terms may differ from</text:p>
      <text:p text:style-name="P2">the terms above.</text:p>
      <text:p text:style-name="P2"/>
      <text:p text:style-name="P2">------------------------------------------------------------</text:p>
      <text:p text:style-name="P2">jQuery File Upload Plugin &lt;https://github.com/blueimp/jQuery-File-Upload&gt;</text:p>
      <text:p text:style-name="P2">MIT License </text:p>
      <text:p text:style-name="P2">----------</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
      <text:p text:style-name="P2">The above copyright notice and this permission notice shall be included in all copies or substantial portions of the Software.</text:p>
      <text:p text:style-name="P2"/>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2">------------------------------------------------------------</text:p>
      <text:p text:style-name="P2">jQuery UI &lt;https://jqueryui.com/&gt;</text:p>
      <text:p text:style-name="P2">MIT License </text:p>
      <text:p text:style-name="P2">----------</text:p>
      <text:p text:style-name="P2">Copyright jQuery Foundation and other contributors, https://jquery.org/</text:p>
      <text:p text:style-name="P2"/>
      <text:p text:style-name="P2">This software consists of voluntary contributions made by many</text:p>
      <text:p text:style-name="P2">individuals. For exact contribution history, see the revision history</text:p>
      <text:p text:style-name="P2">available at https://github.com/jquery/jquery-ui</text:p>
      <text:p text:style-name="P2"/>
      <text:p text:style-name="P2">The following license applies to all parts of this software except as</text:p>
      <text:p text:style-name="P2">documented below:</text:p>
      <text:p text:style-name="P2"/>
      <text:p text:style-name="P2">====</text:p>
      <text:p text:style-name="P2"/>
      <text:p text:style-name="P2">Permission is hereby granted, free of charge, to any person obtaining</text:p>
      <text:p text:style-name="P2">a 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
      <text:p text:style-name="P2"><text:soft-page-break/>====</text:p>
      <text:p text:style-name="P2"/>
      <text:p text:style-name="P2">Copyright and related rights for sample code are waived via CC0. Sample</text:p>
      <text:p text:style-name="P2">code is defined as all source code contained within the demos directory.</text:p>
      <text:p text:style-name="P2"/>
      <text:p text:style-name="P2">CC0: http://creativecommons.org/publicdomain/zero/1.0/</text:p>
      <text:p text:style-name="P2"/>
      <text:p text:style-name="P2">====</text:p>
      <text:p text:style-name="P2"/>
      <text:p text:style-name="P2">All files located in the node_modules and external directories are</text:p>
      <text:p text:style-name="P2">externally maintained libraries used by this software which have their</text:p>
      <text:p text:style-name="P2">own licenses; we recommend you read them, as their terms may differ from</text:p>
      <text:p text:style-name="P2">the terms above.</text:p>
      <text:p text:style-name="P2"/>
      <text:p text:style-name="P2">------------------------------------------------------------</text:p>
      <text:p text:style-name="P2">mini-signals &lt;https://github.com/Hypercubed/mini-signals&gt;</text:p>
      <text:p text:style-name="P2">MIT License </text:p>
      <text:p text:style-name="P2">----------</text:p>
      <text:p text:style-name="P2">The MIT License (MIT)</text:p>
      <text:p text:style-name="P2"/>
      <text:p text:style-name="P2">Copyright (c) 2015 Jayson Harshbarger</text:p>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 all</text:p>
      <text:p text:style-name="P2">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 THE</text:p>
      <text:p text:style-name="P2">SOFTWARE.</text:p>
      <text:p text:style-name="P2"/>
      <text:p text:style-name="P2"/>
      <text:p text:style-name="P2">------------------------------------------------------------</text:p>
      <text:p text:style-name="P2">socket.io-client &lt;https://github.com/socketio/socket.io-client&gt;</text:p>
      <text:p text:style-name="P2">MIT License </text:p>
      <text:p text:style-name="P2">----------</text:p>
      <text:p text:style-name="P2">The MIT License (MIT)</text:p>
      <text:p text:style-name="P2"/>
      <text:p text:style-name="P2">Copyright (c) 2014 Guillermo Rauch</text:p>
      <text:p text:style-name="P2"/>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
      <text:p text:style-name="P2">mgmt</text:p>
      <text:p text:style-name="P2">==============================</text:p>
      <text:p text:style-name="P2"/>
      <text:p text:style-name="P2"><text:soft-page-break/>------------------------------------------------------------</text:p>
      <text:p text:style-name="P2">Django &lt;https://pypi.python.org/pypi/Django&gt;</text:p>
      <text:p text:style-name="P2">BSD 3-Clause License </text:p>
      <text:p text:style-name="P2">----------</text:p>
      <text:p text:style-name="P2">Copyright (c) Django Software Foundation and individual contributors.</text:p>
      <text:p text:style-name="P2">All rights reserved.</text:p>
      <text:p text:style-name="P2"/>
      <text:p text:style-name="P2">Redistribution and use in source and binary forms, with or without modification,</text:p>
      <text:p text:style-name="P2">are permitted provided that the following conditions are met:</text:p>
      <text:p text:style-name="P2"/>
      <text:p text:style-name="P2"><text:s text:c="4"/>1. Redistributions of source code must retain the above copyright notice,</text:p>
      <text:p text:style-name="P2"><text:s text:c="7"/>this list of conditions and the following disclaimer.</text:p>
      <text:p text:style-name="P2"/>
      <text:p text:style-name="P2"><text:s text:c="4"/>2. Redistributions in binary form must reproduce the above copyright</text:p>
      <text:p text:style-name="P2"><text:s text:c="7"/>notice, this list of conditions and the following disclaimer in the</text:p>
      <text:p text:style-name="P2"><text:s text:c="7"/>documentation and/or other materials provided with the distribution.</text:p>
      <text:p text:style-name="P2"/>
      <text:p text:style-name="P2"><text:s text:c="4"/>3. Neither the name of Django nor the names of its contributors may be used</text:p>
      <text:p text:style-name="P2"><text:s text:c="7"/>to endorse or promote products derived from this software without</text:p>
      <text:p text:style-name="P2"><text:s text:c="7"/>specific prior written permiss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OWN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Jinja2 &lt;https://pypi.python.org/pypi/Jinja2/&gt;</text:p>
      <text:p text:style-name="P2">BSD 3-Clause License </text:p>
      <text:p text:style-name="P2">----------</text:p>
      <text:p text:style-name="P2">Copyright (c) 2009 by the Jinja Team, see AUTHORS for more details.</text:p>
      <text:p text:style-name="P2"/>
      <text:p text:style-name="P2">Some rights reserved.</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text:s text:c="4"/>* Redistributions of source code must retain the above copyright</text:p>
      <text:p text:style-name="P2"><text:s text:c="6"/>notice, this list of conditions and the following disclaimer.</text:p>
      <text:p text:style-name="P2"/>
      <text:p text:style-name="P2"><text:s text:c="4"/>* Redistributions in binary form must reproduce the above</text:p>
      <text:p text:style-name="P2"><text:s text:c="6"/>copyright notice, this list of conditions and the following</text:p>
      <text:p text:style-name="P2"><text:s text:c="6"/>disclaimer in the documentation and/or other materials provided</text:p>
      <text:p text:style-name="P2"><text:s text:c="6"/>with the distribution.</text:p>
      <text:p text:style-name="P2"/>
      <text:p text:style-name="P2"><text:s text:c="4"/>* The names of the contributors may not be used to endorse or</text:p>
      <text:p text:style-name="P2"><text:s text:c="6"/>promote products derived from this software without specific</text:p>
      <text:p text:style-name="P2"><text:s text:c="6"/>prior written permiss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text:p text:style-name="P2">------------------------------------------------------------</text:p>
      <text:p text:style-name="P2">MarkupSafe &lt;https://pypi.python.org/pypi/MarkupSafe/&gt;</text:p>
      <text:p text:style-name="P2">BSD 3-Clause License </text:p>
      <text:p text:style-name="P2">----------</text:p>
      <text:p text:style-name="P2"><text:soft-page-break/>Copyright (c) 2010 by Armin Ronacher and contributors. <text:s/>See AUTHORS</text:p>
      <text:p text:style-name="P2">for more details.</text:p>
      <text:p text:style-name="P2"/>
      <text:p text:style-name="P2">Some rights reserved.</text:p>
      <text:p text:style-name="P2"/>
      <text:p text:style-name="P2">Redistribution and use in source and binary forms of the software as well</text:p>
      <text:p text:style-name="P2">as documentation, with or without modification, are permitted provided</text:p>
      <text:p text:style-name="P2">that the following conditions are 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text:p>
      <text:p text:style-name="P2"><text:s text:c="2"/>copyright notice, this list of conditions and the following</text:p>
      <text:p text:style-name="P2"><text:s text:c="2"/>disclaimer in the documentation and/or other materials provided</text:p>
      <text:p text:style-name="P2"><text:s text:c="2"/>with the distribution.</text:p>
      <text:p text:style-name="P2"/>
      <text:p text:style-name="P2">* The names of the contributors may not be used to endorse or</text:p>
      <text:p text:style-name="P2"><text:s text:c="2"/>promote products derived from this software without specific</text:p>
      <text:p text:style-name="P2"><text:s text:c="2"/>prior written permission.</text:p>
      <text:p text:style-name="P2"/>
      <text:p text:style-name="P2">THIS SOFTWARE AND DOCUMENTATION IS PROVIDED BY THE COPYRIGHT HOLDERS AND</text:p>
      <text:p text:style-name="P2">CONTRIBUTORS "AS IS" AND ANY EXPRESS OR IMPLIED WARRANTIES, INCLUDING, BUT</text:p>
      <text:p text:style-name="P2">NOT LIMITED TO, THE IMPLIED WARRANTIES OF MERCHANTABILITY AND FITNESS FOR</text:p>
      <text:p text:style-name="P2">A PARTICULAR PURPOSE ARE DISCLAIMED. IN NO EVENT SHALL THE COPYRIGHT OWNER</text:p>
      <text:p text:style-name="P2">OR CONTRIBUTORS BE LIABLE FOR ANY DIRECT, INDIRECT, INCIDENTAL, SPECIAL,</text:p>
      <text:p text:style-name="P2">EXEMPLARY, OR CONSEQUENTIAL DAMAGES (INCLUDING, BUT NOT LIMITED TO,</text:p>
      <text:p text:style-name="P2">PROCUREMENT OF SUBSTITUTE GOODS OR SERVICES; LOSS OF USE, DATA, OR</text:p>
      <text:p text:style-name="P2">PROFITS; OR BUSINESS INTERRUPTION) HOWEVER CAUSED AND ON ANY THEORY OF</text:p>
      <text:p text:style-name="P2">LIABILITY, WHETHER IN CONTRACT, STRICT LIABILITY, OR TORT (INCLUDING</text:p>
      <text:p text:style-name="P2">NEGLIGENCE OR OTHERWISE) ARISING IN ANY WAY OUT OF THE USE OF THIS</text:p>
      <text:p text:style-name="P2">SOFTWARE AND DOCUMENTATION, EVEN IF ADVISED OF THE POSSIBILITY OF SUCH</text:p>
      <text:p text:style-name="P2">DAMAGE.</text:p>
      <text:p text:style-name="P2"/>
      <text:p text:style-name="P2">------------------------------------------------------------</text:p>
      <text:p text:style-name="P2">Pillow &lt;https://pypi.python.org/pypi/Pillow&gt;</text:p>
      <text:p text:style-name="P2">PIL License </text:p>
      <text:p text:style-name="P2">----------</text:p>
      <text:p text:style-name="P2">The Python Imaging Library (PIL) is</text:p>
      <text:p text:style-name="P2"/>
      <text:p text:style-name="P2"><text:s text:c="4"/>Copyright © 1997-2011 by Secret Labs AB</text:p>
      <text:p text:style-name="P2"><text:s text:c="4"/>Copyright © 1995-2011 by Fredrik Lundh</text:p>
      <text:p text:style-name="P2"/>
      <text:p text:style-name="P2">Pillow is the friendly PIL fork. It is</text:p>
      <text:p text:style-name="P2"/>
      <text:p text:style-name="P2"><text:s text:c="4"/>Copyright © 2016 by Alex Clark and contributors</text:p>
      <text:p text:style-name="P2"/>
      <text:p text:style-name="P2">Like PIL, Pillow is licensed under the MIT-like open source PIL Software License:</text:p>
      <text:p text:style-name="P2"/>
      <text:p text:style-name="P2">By obtaining, using, and/or copying this software and/or its associated documentation, you agree that you have read, understood, and will comply with the following terms and conditions:</text:p>
      <text:p text:style-name="P2"/>
      <text:p text:style-name="P2">Permission to use, copy, modify, and distribute this software and its associated documentation for any purpose and without fee is hereby granted, provided that the above copyright notice appears in all copies, and that both that copyright notice and this permission notice appear in supporting documentation, and that the name of Secret Labs AB or the author not be used in advertising or publicity pertaining to distribution of the software without specific, written prior permission.</text:p>
      <text:p text:style-name="P2"/>
      <text:p text:style-name="P2">SECRET LABS AB AND THE AUTHOR DISCLAIMS ALL WARRANTIES WITH REGARD TO THIS SOFTWARE, INCLUDING ALL IMPLIED WARRANTIES OF MERCHANTABILITY AND FITNESS. IN NO EVENT SHALL SECRET LABS AB OR THE AUTHOR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text:p text:style-name="P2">------------------------------------------------------------</text:p>
      <text:p text:style-name="P2">Pygments &lt;https://pypi.python.org/pypi/Pygments&gt;</text:p>
      <text:p text:style-name="P2"><text:soft-page-break/>BSD 2-Clause License </text:p>
      <text:p text:style-name="P2">----------</text:p>
      <text:p text:style-name="P2">Copyright (c) 2006-2015 by the respective authors (see AUTHORS file).</text:p>
      <text:p text:style-name="P2">All rights reserved.</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 copyright</text:p>
      <text:p text:style-name="P2"><text:s text:c="2"/>notice, this list of conditions and the following disclaimer in the</text:p>
      <text:p text:style-name="P2"><text:s text:c="2"/>documentation and/or other materials provided with the distribut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text:p text:style-name="P2">------------------------------------------------------------</text:p>
      <text:p text:style-name="P2">Sphinx &lt;https://pypi.python.org/pypi/Sphinx&gt;</text:p>
      <text:p text:style-name="P2">BSD 2-Clause License </text:p>
      <text:p text:style-name="P2">----------</text:p>
      <text:p text:style-name="P2">License for Sphinx</text:p>
      <text:p text:style-name="P2">==================</text:p>
      <text:p text:style-name="P2"/>
      <text:p text:style-name="P2">Copyright (c) 2007-2016 by the Sphinx team (see AUTHORS file).</text:p>
      <text:p text:style-name="P2">All rights reserved.</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 copyright</text:p>
      <text:p text:style-name="P2"><text:s text:c="2"/>notice, this list of conditions and the following disclaimer in the</text:p>
      <text:p text:style-name="P2"><text:s text:c="2"/>documentation and/or other materials provided with the distribut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text:p text:style-name="P2"/>
      <text:p text:style-name="P2">Licenses for incorporated software</text:p>
      <text:p text:style-name="P2">==================================</text:p>
      <text:p text:style-name="P2"/>
      <text:p text:style-name="P2">The pgen2 package, included in this distribution under the name</text:p>
      <text:p text:style-name="P2">sphinx.pycode.pgen2, is available in the Python 2.6 distribution under</text:p>
      <text:p text:style-name="P2">the PSF license agreement for Python:</text:p>
      <text:p text:style-name="P2"/>
      <text:p text:style-name="P2">----------------------------------------------------------------------</text:p>
      <text:p text:style-name="P2">Copyright © 2001-2008 Python Software Foundation; All Rights Reserved.</text:p>
      <text:p text:style-name="P2"/>
      <text:p text:style-name="P2"><text:soft-page-break/>PYTHON SOFTWARE FOUNDATION LICENSE VERSION 2</text:p>
      <text:p text:style-name="P2">--------------------------------------------</text:p>
      <text:p text:style-name="P2"/>
      <text:p text:style-name="P2">1. This LICENSE AGREEMENT is between the Python Software Foundation</text:p>
      <text:p text:style-name="P2"><text:s text:c="3"/>("PSF"), and the Individual or Organization ("Licensee") accessing</text:p>
      <text:p text:style-name="P2"><text:s text:c="3"/>and otherwise using Python 2.6 software in source or binary form</text:p>
      <text:p text:style-name="P2"><text:s text:c="3"/>and its associated documentation.</text:p>
      <text:p text:style-name="P2"/>
      <text:p text:style-name="P2">2. Subject to the terms and conditions of this License Agreement, PSF</text:p>
      <text:p text:style-name="P2"><text:s text:c="3"/>hereby grants Licensee a nonexclusive, royalty-free, world-wide</text:p>
      <text:p text:style-name="P2"><text:s text:c="3"/>license to reproduce, analyze, test, perform and/or display</text:p>
      <text:p text:style-name="P2"><text:s text:c="3"/>publicly, prepare derivative works, distribute, and otherwise use</text:p>
      <text:p text:style-name="P2"><text:s text:c="3"/>Python 2.6 alone or in any derivative version, provided, however,</text:p>
      <text:p text:style-name="P2"><text:s text:c="3"/>that PSF's License Agreement and PSF's notice of copyright, i.e.,</text:p>
      <text:p text:style-name="P2"><text:s text:c="3"/>"Copyright © 2001-2008 Python Software Foundation; All Rights</text:p>
      <text:p text:style-name="P2"><text:s text:c="3"/>Reserved" are retained in Python 2.6 alone or in any derivative</text:p>
      <text:p text:style-name="P2"><text:s text:c="3"/>version prepared by Licensee.</text:p>
      <text:p text:style-name="P2"/>
      <text:p text:style-name="P2">3. In the event Licensee prepares a derivative work that is based on</text:p>
      <text:p text:style-name="P2"><text:s text:c="3"/>or incorporates Python 2.6 or any part thereof, and wants to make</text:p>
      <text:p text:style-name="P2"><text:s text:c="3"/>the derivative work available to others as provided herein, then</text:p>
      <text:p text:style-name="P2"><text:s text:c="3"/>Licensee hereby agrees to include in any such work a brief summary</text:p>
      <text:p text:style-name="P2"><text:s text:c="3"/>of the changes made to Python 2.6.</text:p>
      <text:p text:style-name="P2"/>
      <text:p text:style-name="P2">4. PSF is making Python 2.6 available to Licensee on an "AS IS" basis.</text:p>
      <text:p text:style-name="P2"><text:s text:c="3"/>PSF MAKES NO REPRESENTATIONS OR WARRANTIES, EXPRESS OR IMPLIED. <text:s/>BY</text:p>
      <text:p text:style-name="P2"><text:s text:c="3"/>WAY OF EXAMPLE, BUT NOT LIMITATION, PSF MAKES NO AND DISCLAIMS ANY</text:p>
      <text:p text:style-name="P2"><text:s text:c="3"/>REPRESENTATION OR WARRANTY OF MERCHANTABILITY OR FITNESS FOR ANY</text:p>
      <text:p text:style-name="P2"><text:s text:c="3"/>PARTICULAR PURPOSE OR THAT THE USE OF PYTHON 2.6 WILL NOT INFRINGE</text:p>
      <text:p text:style-name="P2"><text:s text:c="3"/>ANY THIRD PARTY RIGHTS.</text:p>
      <text:p text:style-name="P2"/>
      <text:p text:style-name="P2">5. PSF SHALL NOT BE LIABLE TO LICENSEE OR ANY OTHER USERS OF PYTHON</text:p>
      <text:p text:style-name="P2"><text:s text:c="3"/>2.6 FOR ANY INCIDENTAL, SPECIAL, OR CONSEQUENTIAL DAMAGES OR LOSS</text:p>
      <text:p text:style-name="P2"><text:s text:c="3"/>AS A RESULT OF MODIFYING, DISTRIBUTING, OR OTHERWISE USING PYTHON</text:p>
      <text:p text:style-name="P2"><text:s text:c="3"/>2.6, OR ANY DERIVATIVE THEREOF, EVEN IF ADVISED OF THE POSSIBILITY</text:p>
      <text:p text:style-name="P2"><text:s text:c="3"/>THEREOF.</text:p>
      <text:p text:style-name="P2"/>
      <text:p text:style-name="P2">6. This License Agreement will automatically terminate upon a material</text:p>
      <text:p text:style-name="P2"><text:s text:c="3"/>breach of its terms and conditions.</text:p>
      <text:p text:style-name="P2"/>
      <text:p text:style-name="P2">7. Nothing in this License Agreement shall be deemed to create any</text:p>
      <text:p text:style-name="P2"><text:s text:c="3"/>relationship of agency, partnership, or joint venture between PSF</text:p>
      <text:p text:style-name="P2"><text:s text:c="3"/>and Licensee. <text:s/>This License Agreement does not grant permission to</text:p>
      <text:p text:style-name="P2"><text:s text:c="3"/>use PSF trademarks or trade name in a trademark sense to endorse or</text:p>
      <text:p text:style-name="P2"><text:s text:c="3"/>promote products or services of Licensee, or any third party.</text:p>
      <text:p text:style-name="P2"/>
      <text:p text:style-name="P2">8. By copying, installing or otherwise using Python 2.6, Licensee</text:p>
      <text:p text:style-name="P2"><text:s text:c="3"/>agrees to be bound by the terms and conditions of this License</text:p>
      <text:p text:style-name="P2"><text:s text:c="3"/>Agreement.</text:p>
      <text:p text:style-name="P2">----------------------------------------------------------------------</text:p>
      <text:p text:style-name="P2"/>
      <text:p text:style-name="P2">The included smartypants module, included as sphinx.util.smartypants,</text:p>
      <text:p text:style-name="P2">is available under the following license:</text:p>
      <text:p text:style-name="P2"/>
      <text:p text:style-name="P2">----------------------------------------------------------------------</text:p>
      <text:p text:style-name="P2">SmartyPants_ license::</text:p>
      <text:p text:style-name="P2"/>
      <text:p text:style-name="P2"><text:s text:c="4"/>Copyright (c) 2003 John Gruber</text:p>
      <text:p text:style-name="P2"><text:s text:c="4"/>(http://daringfireball.net/)</text:p>
      <text:p text:style-name="P2"><text:s text:c="4"/>All rights reserved.</text:p>
      <text:p text:style-name="P2"/>
      <text:p text:style-name="P2"><text:s text:c="4"/>Redistribution and use in source and binary forms, with or without</text:p>
      <text:p text:style-name="P2"><text:s text:c="4"/>modification, are permitted provided that the following conditions</text:p>
      <text:p text:style-name="P2"><text:s text:c="4"/>are met:</text:p>
      <text:p text:style-name="P2"/>
      <text:p text:style-name="P2"><text:s text:c="4"/>* <text:s text:c="2"/>Redistributions of source code must retain the above copyright</text:p>
      <text:p text:style-name="P2"><text:s text:c="8"/>notice, this list of conditions and the following disclaimer.</text:p>
      <text:p text:style-name="P2"/>
      <text:p text:style-name="P2"><text:s text:c="4"/>* <text:s text:c="2"/>Redistributions in binary form must reproduce the above</text:p>
      <text:p text:style-name="P2"><text:s text:c="8"/>copyright notice, this list of conditions and the following</text:p>
      <text:p text:style-name="P2"><text:s text:c="8"/>disclaimer in the documentation and/or other materials</text:p>
      <text:p text:style-name="P2"><text:s text:c="8"/>provided with the distribution.</text:p>
      <text:p text:style-name="P2"><text:soft-page-break/></text:p>
      <text:p text:style-name="P2"><text:s text:c="4"/>* <text:s text:c="2"/>Neither the name "SmartyPants" nor the names of its</text:p>
      <text:p text:style-name="P2"><text:s text:c="8"/>contributors may be used to endorse or promote products</text:p>
      <text:p text:style-name="P2"><text:s text:c="8"/>derived from this software without specific prior written</text:p>
      <text:p text:style-name="P2"><text:s text:c="8"/>permission.</text:p>
      <text:p text:style-name="P2"/>
      <text:p text:style-name="P2"><text:s text:c="4"/>This software is provided by the copyright holders and</text:p>
      <text:p text:style-name="P2"><text:s text:c="4"/>contributors "as is" and any express or implied warranties,</text:p>
      <text:p text:style-name="P2"><text:s text:c="4"/>including, but not limited to, the implied warranties of</text:p>
      <text:p text:style-name="P2"><text:s text:c="4"/>merchantability and fitness for a particular purpose are</text:p>
      <text:p text:style-name="P2"><text:s text:c="4"/>disclaimed. In no event shall the copyright owner or contributors</text:p>
      <text:p text:style-name="P2"><text:s text:c="4"/>be liable for any direct, indirect, incidental, special,</text:p>
      <text:p text:style-name="P2"><text:s text:c="4"/>exemplary, or consequential damages (including, but not limited</text:p>
      <text:p text:style-name="P2"><text:s text:c="4"/>to, procurement of substitute goods or services; loss of use,</text:p>
      <text:p text:style-name="P2"><text:s text:c="4"/>data, or profits; or business interruption) however caused and on</text:p>
      <text:p text:style-name="P2"><text:s text:c="4"/>any theory of liability, whether in contract, strict liability, or</text:p>
      <text:p text:style-name="P2"><text:s text:c="4"/>tort (including negligence or otherwise) arising in any way out of</text:p>
      <text:p text:style-name="P2"><text:s text:c="4"/>the use of this software, even if advised of the possibility of</text:p>
      <text:p text:style-name="P2"><text:s text:c="4"/>such damage.</text:p>
      <text:p text:style-name="P2"/>
      <text:p text:style-name="P2"/>
      <text:p text:style-name="P2">smartypants.py license::</text:p>
      <text:p text:style-name="P2"/>
      <text:p text:style-name="P2"><text:s text:c="4"/>smartypants.py is a derivative work of SmartyPants.</text:p>
      <text:p text:style-name="P2"/>
      <text:p text:style-name="P2"><text:s text:c="4"/>Redistribution and use in source and binary forms, with or without</text:p>
      <text:p text:style-name="P2"><text:s text:c="4"/>modification, are permitted provided that the following conditions</text:p>
      <text:p text:style-name="P2"><text:s text:c="4"/>are met:</text:p>
      <text:p text:style-name="P2"/>
      <text:p text:style-name="P2"><text:s text:c="4"/>* <text:s text:c="2"/>Redistributions of source code must retain the above copyright</text:p>
      <text:p text:style-name="P2"><text:s text:c="8"/>notice, this list of conditions and the following disclaimer.</text:p>
      <text:p text:style-name="P2"/>
      <text:p text:style-name="P2"><text:s text:c="4"/>* <text:s text:c="2"/>Redistributions in binary form must reproduce the above</text:p>
      <text:p text:style-name="P2"><text:s text:c="8"/>copyright notice, this list of conditions and the following</text:p>
      <text:p text:style-name="P2"><text:s text:c="8"/>disclaimer in the documentation and/or other materials</text:p>
      <text:p text:style-name="P2"><text:s text:c="8"/>provided with the distribution.</text:p>
      <text:p text:style-name="P2"/>
      <text:p text:style-name="P2"><text:s text:c="4"/>This software is provided by the copyright holders and</text:p>
      <text:p text:style-name="P2"><text:s text:c="4"/>contributors "as is" and any express or implied warranties,</text:p>
      <text:p text:style-name="P2"><text:s text:c="4"/>including, but not limited to, the implied warranties of</text:p>
      <text:p text:style-name="P2"><text:s text:c="4"/>merchantability and fitness for a particular purpose are</text:p>
      <text:p text:style-name="P2"><text:s text:c="4"/>disclaimed. In no event shall the copyright owner or contributors</text:p>
      <text:p text:style-name="P2"><text:s text:c="4"/>be liable for any direct, indirect, incidental, special,</text:p>
      <text:p text:style-name="P2"><text:s text:c="4"/>exemplary, or consequential damages (including, but not limited</text:p>
      <text:p text:style-name="P2"><text:s text:c="4"/>to, procurement of substitute goods or services; loss of use,</text:p>
      <text:p text:style-name="P2"><text:s text:c="4"/>data, or profits; or business interruption) however caused and on</text:p>
      <text:p text:style-name="P2"><text:s text:c="4"/>any theory of liability, whether in contract, strict liability, or</text:p>
      <text:p text:style-name="P2"><text:s text:c="4"/>tort (including negligence or otherwise) arising in any way out of</text:p>
      <text:p text:style-name="P2"><text:s text:c="4"/>the use of this software, even if advised of the possibility of</text:p>
      <text:p text:style-name="P2"><text:s text:c="4"/>such damage.</text:p>
      <text:p text:style-name="P2">----------------------------------------------------------------------</text:p>
      <text:p text:style-name="P2"/>
      <text:p text:style-name="P2">The ElementTree package, included in this distribution in</text:p>
      <text:p text:style-name="P2">test/etree13, is available under the following license:</text:p>
      <text:p text:style-name="P2"/>
      <text:p text:style-name="P2">----------------------------------------------------------------------</text:p>
      <text:p text:style-name="P2">The ElementTree toolkit is</text:p>
      <text:p text:style-name="P2"/>
      <text:p text:style-name="P2">Copyright (c) 1999-2007 by Fredrik Lundh</text:p>
      <text:p text:style-name="P2"/>
      <text:p text:style-name="P2">By obtaining, using, and/or copying this software and/or its</text:p>
      <text:p text:style-name="P2">associated documentation, you agree that you have read, understood,</text:p>
      <text:p text:style-name="P2">and will comply with the following terms and conditions:</text:p>
      <text:p text:style-name="P2"/>
      <text:p text:style-name="P2">Permission to use, copy, modify, and distribute this software and its</text:p>
      <text:p text:style-name="P2">associated documentation for any purpose and without fee is hereby</text:p>
      <text:p text:style-name="P2">granted, provided that the above copyright notice appears in all</text:p>
      <text:p text:style-name="P2">copies, and that both that copyright notice and this permission notice</text:p>
      <text:p text:style-name="P2">appear in supporting documentation, and that the name of Secret Labs</text:p>
      <text:p text:style-name="P2">AB or the author not be used in advertising or publicity pertaining to</text:p>
      <text:p text:style-name="P2">distribution of the software without specific, written prior</text:p>
      <text:p text:style-name="P2">permission.</text:p>
      <text:p text:style-name="P2"><text:soft-page-break/></text:p>
      <text:p text:style-name="P2">SECRET LABS AB AND THE AUTHOR DISCLAIMS ALL WARRANTIES WITH REGARD TO</text:p>
      <text:p text:style-name="P2">THIS SOFTWARE, INCLUDING ALL IMPLIED WARRANTIES OF MERCHANT- ABILITY</text:p>
      <text:p text:style-name="P2">AND FITNESS. <text:s/>IN NO EVENT SHALL SECRET LABS AB OR THE AUTHOR BE LIABLE</text:p>
      <text:p text:style-name="P2">FOR ANY SPECIAL, INDIRECT OR CONSEQUENTIAL DAMAGES OR ANY DAMAGES</text:p>
      <text:p text:style-name="P2">WHATSOEVER RESULTING FROM LOSS OF USE, DATA OR PROFITS, WHETHER IN AN</text:p>
      <text:p text:style-name="P2">ACTION OF CONTRACT, NEGLIGENCE OR OTHER TORTIOUS ACTION, ARISING OUT</text:p>
      <text:p text:style-name="P2">OF OR IN CONNECTION WITH THE USE OR PERFORMANCE OF THIS SOFTWARE.</text:p>
      <text:p text:style-name="P2">----------------------------------------------------------------------</text:p>
      <text:p text:style-name="P2"/>
      <text:p text:style-name="P2">The included JQuery JavaScript library is available under the MIT</text:p>
      <text:p text:style-name="P2">license:</text:p>
      <text:p text:style-name="P2"/>
      <text:p text:style-name="P2">----------------------------------------------------------------------</text:p>
      <text:p text:style-name="P2">Copyright (c) 2008 John Resig, http://jquery.com/</text:p>
      <text:p text:style-name="P2"/>
      <text:p text:style-name="P2">Permission is hereby granted, free of charge, to any person obtaining</text:p>
      <text:p text:style-name="P2">a 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text:p>
      <text:p text:style-name="P2"/>
      <text:p text:style-name="P2">The included Underscore JavaScript library is available under the MIT</text:p>
      <text:p text:style-name="P2">license:</text:p>
      <text:p text:style-name="P2"/>
      <text:p text:style-name="P2">----------------------------------------------------------------------</text:p>
      <text:p text:style-name="P2">Copyright (c) 2009 Jeremy Ashkenas, DocumentCloud</text:p>
      <text:p text:style-name="P2"/>
      <text:p text:style-name="P2">Permission is hereby granted, free of charge, to any person</text:p>
      <text:p text:style-name="P2">obtaining a copy of this software and associated documentation</text:p>
      <text:p text:style-name="P2">files (the "Software"), to deal in the Software without</text:p>
      <text:p text:style-name="P2">restriction, including without limitation the rights to use,</text:p>
      <text:p text:style-name="P2">copy, modify, merge, publish, distribute, sublicense, and/or sell</text:p>
      <text:p text:style-name="P2">copies of the Software, and to permit persons to whom the</text:p>
      <text:p text:style-name="P2">Software is furnished to do so, subject to the following</text:p>
      <text:p text:style-name="P2">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text:p>
      <text:p text:style-name="P2">OF MERCHANTABILITY, FITNESS FOR A PARTICULAR PURPOSE AND</text:p>
      <text:p text:style-name="P2">NONINFRINGEMENT. IN NO EVENT SHALL THE AUTHORS OR COPYRIGHT</text:p>
      <text:p text:style-name="P2">HOLDERS BE LIABLE FOR ANY CLAIM, DAMAGES OR OTHER LIABILITY,</text:p>
      <text:p text:style-name="P2">WHETHER IN AN ACTION OF CONTRACT, TORT OR OTHERWISE, ARISING</text:p>
      <text:p text:style-name="P2">FROM, OUT OF OR IN CONNECTION WITH THE SOFTWARE OR THE USE OR</text:p>
      <text:p text:style-name="P2">OTHER DEALINGS IN THE SOFTWARE.</text:p>
      <text:p text:style-name="P2"/>
      <text:p text:style-name="P2">-------------------------------------------------------------------------------</text:p>
      <text:p text:style-name="P2"/>
      <text:p text:style-name="P2">The included implementation of NumpyDocstring._parse_numpydoc_see_also_section</text:p>
      <text:p text:style-name="P2">was derived from code under the following license:</text:p>
      <text:p text:style-name="P2"/>
      <text:p text:style-name="P2">-------------------------------------------------------------------------------</text:p>
      <text:p text:style-name="P2"/>
      <text:p text:style-name="P2">Copyright (C) 2008 Stefan van der Walt &lt;stefan@mentat.za.net&gt;, Pauli Virtanen &lt;pav@iki.fi&gt;</text:p>
      <text:p text:style-name="P2"><text:soft-page-break/></text:p>
      <text:p text:style-name="P2">Redistribution and use in source and binary forms, with or without</text:p>
      <text:p text:style-name="P2">modification, are permitted provided that the following conditions are</text:p>
      <text:p text:style-name="P2">met:</text:p>
      <text:p text:style-name="P2"/>
      <text:p text:style-name="P2"><text:s/>1. Redistributions of source code must retain the above copyright</text:p>
      <text:p text:style-name="P2"><text:s text:c="4"/>notice, this list of conditions and the following disclaimer.</text:p>
      <text:p text:style-name="P2"><text:s/>2. Redistributions in binary form must reproduce the above copyright</text:p>
      <text:p text:style-name="P2"><text:s text:c="4"/>notice, this list of conditions and the following disclaimer in</text:p>
      <text:p text:style-name="P2"><text:s text:c="4"/>the documentation and/or other materials provided with the</text:p>
      <text:p text:style-name="P2"><text:s text:c="4"/>distribution.</text:p>
      <text:p text:style-name="P2"/>
      <text:p text:style-name="P2">THIS SOFTWARE IS PROVIDED BY THE AUTHOR ``AS IS'' AND ANY EXPRESS OR</text:p>
      <text:p text:style-name="P2">IMPLIED WARRANTIES, INCLUDING, BUT NOT LIMITED TO, THE IMPLIED</text:p>
      <text:p text:style-name="P2">WARRANTIES OF MERCHANTABILITY AND FITNESS FOR A PARTICULAR PURPOSE ARE</text:p>
      <text:p text:style-name="P2">DISCLAIMED. IN NO EVENT SHALL THE AUTHOR BE LIABLE FOR ANY DIRECT,</text:p>
      <text:p text:style-name="P2">INDIRECT, INCIDENTAL, SPECIAL, EXEMPLARY, OR CONSEQUENTIAL DAMAGES</text:p>
      <text:p text:style-name="P2">(INCLUDING, BUT NOT LIMITED TO, PROCUREMENT OF SUBSTITUTE GOODS OR</text:p>
      <text:p text:style-name="P2">SERVICES; LOSS OF USE, DATA, OR PROFITS; OR BUSINESS INTERRUPTION)</text:p>
      <text:p text:style-name="P2">HOWEVER CAUSED AND ON ANY THEORY OF LIABILITY, WHETHER IN CONTRACT,</text:p>
      <text:p text:style-name="P2">STRICT LIABILITY, OR TORT (INCLUDING NEGLIGENCE OR OTHERWISE) ARISING</text:p>
      <text:p text:style-name="P2">IN ANY WAY OUT OF THE USE OF THIS SOFTWARE, EVEN IF ADVISED OF THE</text:p>
      <text:p text:style-name="P2">POSSIBILITY OF SUCH DAMAGE.</text:p>
      <text:p text:style-name="P2"/>
      <text:p text:style-name="P2">-------------------------------------------------------------------------------</text:p>
      <text:p text:style-name="P2"/>
      <text:p text:style-name="P2">------------------------------------------------------------</text:p>
      <text:p text:style-name="P2">amqp &lt;https://pypi.python.org/pypi/amqp/&gt;</text:p>
      <text:p text:style-name="P2">LGPL 2.1 </text:p>
      <text:p text:style-name="P2">----------</text:p>
      <text:p text:style-name="P2"><text:tab/><text:tab/> <text:s/>GNU LESSER GENERAL PUBLIC LICENSE</text:p>
      <text:p text:style-name="P2"><text:tab/><text:tab/> <text:s text:c="6"/>Version 2.1, February 1999</text:p>
      <text:p text:style-name="P2"/>
      <text:p text:style-name="P2"><text:s/>Copyright (C) 1991, 1999 Free Software Foundation, Inc.</text:p>
      <text:p text:style-name="P2"><text:s/>51 Franklin Street, Fifth Floor, Boston, MA <text:s/>02110-1301 <text:s/>USA</text:p>
      <text:p text:style-name="P2"><text:s/>Everyone is permitted to copy and distribute verbatim copies</text:p>
      <text:p text:style-name="P2"><text:s/>of this license document, but changing it is not allowed.</text:p>
      <text:p text:style-name="P2"/>
      <text:p text:style-name="P2">[This is the first released version of the Lesser GPL. <text:s/>It also counts</text:p>
      <text:p text:style-name="P2"><text:s/>as the successor of the GNU Library Public License, version 2, hence</text:p>
      <text:p text:style-name="P2"><text:s/>the version number 2.1.]</text:p>
      <text:p text:style-name="P2"/>
      <text:p text:style-name="P2"><text:tab/><text:tab/><text:tab/> <text:s text:c="3"/>Preamble</text:p>
      <text:p text:style-name="P2"/>
      <text:p text:style-name="P2"><text:s text:c="2"/>The licenses for most software are designed to take away your</text:p>
      <text:p text:style-name="P2">freedom to share and change it. <text:s/>By contrast, the GNU General Public</text:p>
      <text:p text:style-name="P2">Licenses are intended to guarantee your freedom to share and change</text:p>
      <text:p text:style-name="P2">free software--to make sure the software is free for all its users.</text:p>
      <text:p text:style-name="P2"/>
      <text:p text:style-name="P2"><text:s text:c="2"/>This license, the Lesser General Public License, applies to some</text:p>
      <text:p text:style-name="P2">specially designated software packages--typically libraries--of the</text:p>
      <text:p text:style-name="P2">Free Software Foundation and other authors who decide to use it. <text:s/>You</text:p>
      <text:p text:style-name="P2">can use it too, but we suggest you first think carefully about whether</text:p>
      <text:p text:style-name="P2">this license or the ordinary General Public License is the better</text:p>
      <text:p text:style-name="P2">strategy to use in any particular case, based on the explanations below.</text:p>
      <text:p text:style-name="P2"/>
      <text:p text:style-name="P2"><text:s text:c="2"/>When we speak of free software, we are referring to freedom of use,</text:p>
      <text:p text:style-name="P2">not price. <text:s/>Our General Public Licenses are designed to make sure that</text:p>
      <text:p text:style-name="P2">you have the freedom to distribute copies of free software (and charge</text:p>
      <text:p text:style-name="P2">for this service if you wish); that you receive source code or can get</text:p>
      <text:p text:style-name="P2">it if you want it; that you can change the software and use pieces of</text:p>
      <text:p text:style-name="P2">it in new free programs; and that you are informed that you can do</text:p>
      <text:p text:style-name="P2">these things.</text:p>
      <text:p text:style-name="P2"/>
      <text:p text:style-name="P2"><text:s text:c="2"/>To protect your rights, we need to make restrictions that forbid</text:p>
      <text:p text:style-name="P2">distributors to deny you these rights or to ask you to surrender these</text:p>
      <text:p text:style-name="P2">rights. <text:s/>These restrictions translate to certain responsibilities for</text:p>
      <text:p text:style-name="P2">you if you distribute copies of the library or if you modify it.</text:p>
      <text:p text:style-name="P2"/>
      <text:p text:style-name="P2"><text:s text:c="2"/>For example, if you distribute copies of the library, whether gratis</text:p>
      <text:p text:style-name="P2">or for a fee, you must give the recipients all the rights that we gave</text:p>
      <text:p text:style-name="P2">you. <text:s/>You must make sure that they, too, receive or can get the source</text:p>
      <text:p text:style-name="P2"><text:soft-page-break/>code. <text:s/>If you link other code with the library, you must provide</text:p>
      <text:p text:style-name="P2">complete object files to the recipients, so that they can relink them</text:p>
      <text:p text:style-name="P2">with the library after making changes to the library and recompiling</text:p>
      <text:p text:style-name="P2">it. <text:s/>And you must show them these terms so they know their rights.</text:p>
      <text:p text:style-name="P2"/>
      <text:p text:style-name="P2"><text:s text:c="2"/>We protect your rights with a two-step method: (1) we copyright the</text:p>
      <text:p text:style-name="P2">library, and (2) we offer you this license, which gives you legal</text:p>
      <text:p text:style-name="P2">permission to copy, distribute and/or modify the library.</text:p>
      <text:p text:style-name="P2"/>
      <text:p text:style-name="P2"><text:s text:c="2"/>To protect each distributor, we want to make it very clear that</text:p>
      <text:p text:style-name="P2">there is no warranty for the free library. <text:s/>Also, if the library is</text:p>
      <text:p text:style-name="P2">modified by someone else and passed on, the recipients should know</text:p>
      <text:p text:style-name="P2">that what they have is not the original version, so that the original</text:p>
      <text:p text:style-name="P2">author's reputation will not be affected by problems that might be</text:p>
      <text:p text:style-name="P2">introduced by others.</text:p>
      <text:p text:style-name="P2"/>
      <text:p text:style-name="P4"/>
      <text:p text:style-name="P2"><text:s text:c="2"/>Finally, software patents pose a constant threat to the existence of</text:p>
      <text:p text:style-name="P2">any free program. <text:s/>We wish to make sure that a company cannot</text:p>
      <text:p text:style-name="P2">effectively restrict the users of a free program by obtaining a</text:p>
      <text:p text:style-name="P2">restrictive license from a patent holder. <text:s/>Therefore, we insist that</text:p>
      <text:p text:style-name="P2">any patent license obtained for a version of the library must be</text:p>
      <text:p text:style-name="P2">consistent with the full freedom of use specified in this license.</text:p>
      <text:p text:style-name="P2"/>
      <text:p text:style-name="P2"><text:s text:c="2"/>Most GNU software, including some libraries, is covered by the</text:p>
      <text:p text:style-name="P2">ordinary GNU General Public License. <text:s/>This license, the GNU Lesser</text:p>
      <text:p text:style-name="P2">General Public License, applies to certain designated libraries, and</text:p>
      <text:p text:style-name="P2">is quite different from the ordinary General Public License. <text:s/>We use</text:p>
      <text:p text:style-name="P2">this license for certain libraries in order to permit linking those</text:p>
      <text:p text:style-name="P2">libraries into non-free programs.</text:p>
      <text:p text:style-name="P2"/>
      <text:p text:style-name="P2"><text:s text:c="2"/>When a program is linked with a library, whether statically or using</text:p>
      <text:p text:style-name="P2">a shared library, the combination of the two is legally speaking a</text:p>
      <text:p text:style-name="P2">combined work, a derivative of the original library. <text:s/>The ordinary</text:p>
      <text:p text:style-name="P2">General Public License therefore permits such linking only if the</text:p>
      <text:p text:style-name="P2">entire combination fits its criteria of freedom. <text:s/>The Lesser General</text:p>
      <text:p text:style-name="P2">Public License permits more lax criteria for linking other code with</text:p>
      <text:p text:style-name="P2">the library.</text:p>
      <text:p text:style-name="P2"/>
      <text:p text:style-name="P2"><text:s text:c="2"/>We call this license the "Lesser" General Public License because it</text:p>
      <text:p text:style-name="P2">does Less to protect the user's freedom than the ordinary General</text:p>
      <text:p text:style-name="P2">Public License. <text:s/>It also provides other free software developers Less</text:p>
      <text:p text:style-name="P2">of an advantage over competing non-free programs. <text:s/>These disadvantages</text:p>
      <text:p text:style-name="P2">are the reason we use the ordinary General Public License for many</text:p>
      <text:p text:style-name="P2">libraries. <text:s/>However, the Lesser license provides advantages in certain</text:p>
      <text:p text:style-name="P2">special circumstances.</text:p>
      <text:p text:style-name="P2"/>
      <text:p text:style-name="P2"><text:s text:c="2"/>For example, on rare occasions, there may be a special need to</text:p>
      <text:p text:style-name="P2">encourage the widest possible use of a certain library, so that it becomes</text:p>
      <text:p text:style-name="P2">a de-facto standard. <text:s/>To achieve this, non-free programs must be</text:p>
      <text:p text:style-name="P2">allowed to use the library. <text:s/>A more frequent case is that a free</text:p>
      <text:p text:style-name="P2">library does the same job as widely used non-free libraries. <text:s/>In this</text:p>
      <text:p text:style-name="P2">case, there is little to gain by limiting the free library to free</text:p>
      <text:p text:style-name="P2">software only, so we use the Lesser General Public License.</text:p>
      <text:p text:style-name="P2"/>
      <text:p text:style-name="P2"><text:s text:c="2"/>In other cases, permission to use a particular library in non-free</text:p>
      <text:p text:style-name="P2">programs enables a greater number of people to use a large body of</text:p>
      <text:p text:style-name="P2">free software. <text:s/>For example, permission to use the GNU C Library in</text:p>
      <text:p text:style-name="P2">non-free programs enables many more people to use the whole GNU</text:p>
      <text:p text:style-name="P2">operating system, as well as its variant, the GNU/Linux operating</text:p>
      <text:p text:style-name="P2">system.</text:p>
      <text:p text:style-name="P2"/>
      <text:p text:style-name="P2"><text:s text:c="2"/>Although the Lesser General Public License is Less protective of the</text:p>
      <text:p text:style-name="P2">users' freedom, it does ensure that the user of a program that is</text:p>
      <text:p text:style-name="P2">linked with the Library has the freedom and the wherewithal to run</text:p>
      <text:p text:style-name="P2">that program using a modified version of the Library.</text:p>
      <text:p text:style-name="P2"/>
      <text:p text:style-name="P2"><text:s text:c="2"/>The precise terms and conditions for copying, distribution and</text:p>
      <text:p text:style-name="P2">modification follow. <text:s/>Pay close attention to the difference between a</text:p>
      <text:p text:style-name="P2">"work based on the library" and a "work that uses the library". <text:s/>The</text:p>
      <text:p text:style-name="P2">former contains code derived from the library, whereas the latter must</text:p>
      <text:p text:style-name="P2">be combined with the library in order to run.</text:p>
      <text:p text:style-name="P2"/>
      <text:p text:style-name="P4"/>
      <text:p text:style-name="P2"><text:tab/><text:tab/> <text:s/>GNU LESSER GENERAL PUBLIC LICENSE</text:p>
      <text:p text:style-name="P2"><text:s text:c="3"/>TERMS AND CONDITIONS FOR COPYING, DISTRIBUTION AND MODIFICATION</text:p>
      <text:p text:style-name="P2"/>
      <text:p text:style-name="P2"><text:s text:c="2"/>0. This License Agreement applies to any software library or other</text:p>
      <text:p text:style-name="P2">program which contains a notice placed by the copyright holder or</text:p>
      <text:p text:style-name="P2">other authorized party saying it may be distributed under the terms of</text:p>
      <text:p text:style-name="P2">this Lesser General Public License (also called "this License").</text:p>
      <text:p text:style-name="P2">Each licensee is addressed as "you".</text:p>
      <text:p text:style-name="P2"/>
      <text:p text:style-name="P2"><text:s text:c="2"/>A "library" means a collection of software functions and/or data</text:p>
      <text:p text:style-name="P2">prepared so as to be conveniently linked with application programs</text:p>
      <text:p text:style-name="P2">(which use some of those functions and data) to form executables.</text:p>
      <text:p text:style-name="P2"/>
      <text:p text:style-name="P2"><text:s text:c="2"/>The "Library", below, refers to any such software library or work</text:p>
      <text:p text:style-name="P2">which has been distributed under these terms. <text:s/>A "work based on the</text:p>
      <text:p text:style-name="P2">Library" means either the Library or any derivative work under</text:p>
      <text:p text:style-name="P2">copyright law: that is to say, a work containing the Library or a</text:p>
      <text:p text:style-name="P2">portion of it, either verbatim or with modifications and/or translated</text:p>
      <text:p text:style-name="P2">straightforwardly into another language. <text:s/>(Hereinafter, translation is</text:p>
      <text:p text:style-name="P2">included without limitation in the term "modification".)</text:p>
      <text:p text:style-name="P2"/>
      <text:p text:style-name="P2"><text:s text:c="2"/>"Source code" for a work means the preferred form of the work for</text:p>
      <text:p text:style-name="P2">making modifications to it. <text:s/>For a library, complete source code means</text:p>
      <text:p text:style-name="P2">all the source code for all modules it contains, plus any associated</text:p>
      <text:p text:style-name="P2">interface definition files, plus the scripts used to control compilation</text:p>
      <text:p text:style-name="P2">and installation of the library.</text:p>
      <text:p text:style-name="P2"/>
      <text:p text:style-name="P2"><text:s text:c="2"/>Activities other than copying, distribution and modification are not</text:p>
      <text:p text:style-name="P2">covered by this License; they are outside its scope. <text:s/>The act of</text:p>
      <text:p text:style-name="P2">running a program using the Library is not restricted, and output from</text:p>
      <text:p text:style-name="P2">such a program is covered only if its contents constitute a work based</text:p>
      <text:p text:style-name="P2">on the Library (independent of the use of the Library in a tool for</text:p>
      <text:p text:style-name="P2">writing it). <text:s/>Whether that is true depends on what the Library does</text:p>
      <text:p text:style-name="P2">and what the program that uses the Library does.</text:p>
      <text:p text:style-name="P2"><text:s text:c="2"/></text:p>
      <text:p text:style-name="P2"><text:s text:c="2"/>1. You may copy and distribute verbatim copies of the Library's</text:p>
      <text:p text:style-name="P2">complete source code as you receive it, in any medium, provided that</text:p>
      <text:p text:style-name="P2">you conspicuously and appropriately publish on each copy an</text:p>
      <text:p text:style-name="P2">appropriate copyright notice and disclaimer of warranty; keep intact</text:p>
      <text:p text:style-name="P2">all the notices that refer to this License and to the absence of any</text:p>
      <text:p text:style-name="P2">warranty; and distribute a copy of this License along with the</text:p>
      <text:p text:style-name="P2">Library.</text:p>
      <text:p text:style-name="P2"/>
      <text:p text:style-name="P2"><text:s text:c="2"/>You may charge a fee for the physical act of transferring a copy,</text:p>
      <text:p text:style-name="P2">and you may at your option offer warranty protection in exchange for a</text:p>
      <text:p text:style-name="P2">fee.</text:p>
      <text:p text:style-name="P2"/>
      <text:p text:style-name="P4"/>
      <text:p text:style-name="P2"><text:s text:c="2"/>2. You may modify your copy or copies of the Library or any portion</text:p>
      <text:p text:style-name="P2">of it, thus forming a work based on the Library, and copy and</text:p>
      <text:p text:style-name="P2">distribute such modifications or work under the terms of Section 1</text:p>
      <text:p text:style-name="P2">above, provided that you also meet all of these conditions:</text:p>
      <text:p text:style-name="P2"/>
      <text:p text:style-name="P2"><text:s text:c="4"/>a) The modified work must itself be a software library.</text:p>
      <text:p text:style-name="P2"/>
      <text:p text:style-name="P2"><text:s text:c="4"/>b) You must cause the files modified to carry prominent notices</text:p>
      <text:p text:style-name="P2"><text:s text:c="4"/>stating that you changed the files and the date of any change.</text:p>
      <text:p text:style-name="P2"/>
      <text:p text:style-name="P2"><text:s text:c="4"/>c) You must cause the whole of the work to be licensed at no</text:p>
      <text:p text:style-name="P2"><text:s text:c="4"/>charge to all third parties under the terms of this License.</text:p>
      <text:p text:style-name="P2"/>
      <text:p text:style-name="P2"><text:s text:c="4"/>d) If a facility in the modified Library refers to a function or a</text:p>
      <text:p text:style-name="P2"><text:s text:c="4"/>table of data to be supplied by an application program that uses</text:p>
      <text:p text:style-name="P2"><text:s text:c="4"/>the facility, other than as an argument passed when the facility</text:p>
      <text:p text:style-name="P2"><text:s text:c="4"/>is invoked, then you must make a good faith effort to ensure that,</text:p>
      <text:p text:style-name="P2"><text:s text:c="4"/>in the event an application does not supply such function or</text:p>
      <text:p text:style-name="P2"><text:s text:c="4"/>table, the facility still operates, and performs whatever part of</text:p>
      <text:p text:style-name="P2"><text:s text:c="4"/>its purpose remains meaningful.</text:p>
      <text:p text:style-name="P2"/>
      <text:p text:style-name="P2"><text:s text:c="4"/>(For example, a function in a library to compute square roots has</text:p>
      <text:p text:style-name="P2"><text:s text:c="4"/>a purpose that is entirely well-defined independent of the</text:p>
      <text:p text:style-name="P2"><text:s text:c="4"/>application. <text:s/>Therefore, Subsection 2d requires that any</text:p>
      <text:p text:style-name="P2"><text:s text:c="4"/>application-supplied function or table used by this function must</text:p>
      <text:p text:style-name="P2"><text:s text:c="4"/>be optional: if the application does not supply it, the square</text:p>
      <text:p text:style-name="P2"><text:s text:c="4"/>root function must still compute square roots.)</text:p>
      <text:p text:style-name="P2"/>
      <text:p text:style-name="P2">These requirements apply to the modified work as a whole. <text:s/>If</text:p>
      <text:p text:style-name="P2">identifiable sections of that work are not derived from the Library,</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Library, the distribution of the whole must be on the terms of</text:p>
      <text:p text:style-name="P2">this License, whose permissions for other licensees extend to the</text:p>
      <text:p text:style-name="P2">entire whole, and thus to each and every part regardless of who wrote</text:p>
      <text:p text:style-name="P2">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Library.</text:p>
      <text:p text:style-name="P2"/>
      <text:p text:style-name="P2">In addition, mere aggregation of another work not based on the Library</text:p>
      <text:p text:style-name="P2">with the Library (or with a work based on the Library) on a volume of</text:p>
      <text:p text:style-name="P2">a storage or distribution medium does not bring the other work under</text:p>
      <text:p text:style-name="P2">the scope of this License.</text:p>
      <text:p text:style-name="P2"/>
      <text:p text:style-name="P2"><text:s text:c="2"/>3. You may opt to apply the terms of the ordinary GNU General Public</text:p>
      <text:p text:style-name="P2">License instead of this License to a given copy of the Library. <text:s/>To do</text:p>
      <text:p text:style-name="P2">this, you must alter all the notices that refer to this License, so</text:p>
      <text:p text:style-name="P2">that they refer to the ordinary GNU General Public License, version 2,</text:p>
      <text:p text:style-name="P2">instead of to this License. <text:s/>(If a newer version than version 2 of the</text:p>
      <text:p text:style-name="P2">ordinary GNU General Public License has appeared, then you can specify</text:p>
      <text:p text:style-name="P2">that version instead if you wish.) <text:s/>Do not make any other change in</text:p>
      <text:p text:style-name="P2">these notices.</text:p>
      <text:p text:style-name="P2"/>
      <text:p text:style-name="P4"/>
      <text:p text:style-name="P2"><text:s text:c="2"/>Once this change is made in a given copy, it is irreversible for</text:p>
      <text:p text:style-name="P2">that copy, so the ordinary GNU General Public License applies to all</text:p>
      <text:p text:style-name="P2">subsequent copies and derivative works made from that copy.</text:p>
      <text:p text:style-name="P2"/>
      <text:p text:style-name="P2"><text:s text:c="2"/>This option is useful when you wish to copy part of the code of</text:p>
      <text:p text:style-name="P2">the Library into a program that is not a library.</text:p>
      <text:p text:style-name="P2"/>
      <text:p text:style-name="P2"><text:s text:c="2"/>4. You may copy and distribute the Library (or a portion or</text:p>
      <text:p text:style-name="P2">derivative of it, under Section 2) in object code or executable form</text:p>
      <text:p text:style-name="P2">under the terms of Sections 1 and 2 above provided that you accompany</text:p>
      <text:p text:style-name="P2">it with the complete corresponding machine-readable source code, which</text:p>
      <text:p text:style-name="P2">must be distributed under the terms of Sections 1 and 2 above on a</text:p>
      <text:p text:style-name="P2">medium customarily used for software interchange.</text:p>
      <text:p text:style-name="P2"/>
      <text:p text:style-name="P2"><text:s text:c="2"/>If distribution of object code is made by offering access to copy</text:p>
      <text:p text:style-name="P2">from a designated place, then offering equivalent access to copy the</text:p>
      <text:p text:style-name="P2">source code from the same place satisfies the requirement to</text:p>
      <text:p text:style-name="P2">distribute the source code, even though third parties are not</text:p>
      <text:p text:style-name="P2">compelled to copy the source along with the object code.</text:p>
      <text:p text:style-name="P2"/>
      <text:p text:style-name="P2"><text:s text:c="2"/>5. A program that contains no derivative of any portion of the</text:p>
      <text:p text:style-name="P2">Library, but is designed to work with the Library by being compiled or</text:p>
      <text:p text:style-name="P2">linked with it, is called a "work that uses the Library". <text:s/>Such a</text:p>
      <text:p text:style-name="P2">work, in isolation, is not a derivative work of the Library, and</text:p>
      <text:p text:style-name="P2">therefore falls outside the scope of this License.</text:p>
      <text:p text:style-name="P2"/>
      <text:p text:style-name="P2"><text:s text:c="2"/>However, linking a "work that uses the Library" with the Library</text:p>
      <text:p text:style-name="P2">creates an executable that is a derivative of the Library (because it</text:p>
      <text:p text:style-name="P2">contains portions of the Library), rather than a "work that uses the</text:p>
      <text:p text:style-name="P2">library". <text:s/>The executable is therefore covered by this License.</text:p>
      <text:p text:style-name="P2">Section 6 states terms for distribution of such executables.</text:p>
      <text:p text:style-name="P2"/>
      <text:p text:style-name="P2"><text:s text:c="2"/>When a "work that uses the Library" uses material from a header file</text:p>
      <text:p text:style-name="P2">that is part of the Library, the object code for the work may be a</text:p>
      <text:p text:style-name="P2">derivative work of the Library even though the source code is not.</text:p>
      <text:p text:style-name="P2">Whether this is true is especially significant if the work can be</text:p>
      <text:p text:style-name="P2">linked without the Library, or if the work is itself a library. <text:s/>The</text:p>
      <text:p text:style-name="P2">threshold for this to be true is not precisely defined by law.</text:p>
      <text:p text:style-name="P2"/>
      <text:p text:style-name="P2"><text:s text:c="2"/>If such an object file uses only numerical parameters, data</text:p>
      <text:p text:style-name="P2">structure layouts and accessors, and small macros and small inline</text:p>
      <text:p text:style-name="P2">functions (ten lines or less in length), then the use of the object</text:p>
      <text:p text:style-name="P2">file is unrestricted, regardless of whether it is legally a derivative</text:p>
      <text:p text:style-name="P2">work. <text:s/>(Executables containing this object code plus portions of the</text:p>
      <text:p text:style-name="P2">Library will still fall under Section 6.)</text:p>
      <text:p text:style-name="P2"/>
      <text:p text:style-name="P2"><text:s text:c="2"/>Otherwise, if the work is a derivative of the Library, you may</text:p>
      <text:p text:style-name="P2">distribute the object code for the work under the terms of Section 6.</text:p>
      <text:p text:style-name="P2">Any executables containing that work also fall under Section 6,</text:p>
      <text:p text:style-name="P2">whether or not they are linked directly with the Library itself.</text:p>
      <text:p text:style-name="P2"/>
      <text:p text:style-name="P4"/>
      <text:p text:style-name="P2"><text:s text:c="2"/>6. As an exception to the Sections above, you may also combine or</text:p>
      <text:p text:style-name="P2">link a "work that uses the Library" with the Library to produce a</text:p>
      <text:p text:style-name="P2">work containing portions of the Library, and distribute that work</text:p>
      <text:p text:style-name="P2">under terms of your choice, provided that the terms permit</text:p>
      <text:p text:style-name="P2">modification of the work for the customer's own use and reverse</text:p>
      <text:p text:style-name="P2">engineering for debugging such modifications.</text:p>
      <text:p text:style-name="P2"/>
      <text:p text:style-name="P2"><text:s text:c="2"/>You must give prominent notice with each copy of the work that the</text:p>
      <text:p text:style-name="P2">Library is used in it and that the Library and its use are covered by</text:p>
      <text:p text:style-name="P2">this License. <text:s/>You must supply a copy of this License. <text:s/>If the work</text:p>
      <text:p text:style-name="P2">during execution displays copyright notices, you must include the</text:p>
      <text:p text:style-name="P2">copyright notice for the Library among them, as well as a reference</text:p>
      <text:p text:style-name="P2">directing the user to the copy of this License. <text:s/>Also, you must do one</text:p>
      <text:p text:style-name="P2">of these things:</text:p>
      <text:p text:style-name="P2"/>
      <text:p text:style-name="P2"><text:s text:c="4"/>a) Accompany the work with the complete corresponding</text:p>
      <text:p text:style-name="P2"><text:s text:c="4"/>machine-readable source code for the Library including whatever</text:p>
      <text:p text:style-name="P2"><text:s text:c="4"/>changes were used in the work (which must be distributed under</text:p>
      <text:p text:style-name="P2"><text:s text:c="4"/>Sections 1 and 2 above); and, if the work is an executable linked</text:p>
      <text:p text:style-name="P2"><text:s text:c="4"/>with the Library, with the complete machine-readable "work that</text:p>
      <text:p text:style-name="P2"><text:s text:c="4"/>uses the Library", as object code and/or source code, so that the</text:p>
      <text:p text:style-name="P2"><text:s text:c="4"/>user can modify the Library and then relink to produce a modified</text:p>
      <text:p text:style-name="P2"><text:s text:c="4"/>executable containing the modified Library. <text:s/>(It is understood</text:p>
      <text:p text:style-name="P2"><text:s text:c="4"/>that the user who changes the contents of definitions files in the</text:p>
      <text:p text:style-name="P2"><text:s text:c="4"/>Library will not necessarily be able to recompile the application</text:p>
      <text:p text:style-name="P2"><text:s text:c="4"/>to use the modified definitions.)</text:p>
      <text:p text:style-name="P2"/>
      <text:p text:style-name="P2"><text:s text:c="4"/>b) Use a suitable shared library mechanism for linking with the</text:p>
      <text:p text:style-name="P2"><text:s text:c="4"/>Library. <text:s/>A suitable mechanism is one that (1) uses at run time a</text:p>
      <text:p text:style-name="P2"><text:s text:c="4"/>copy of the library already present on the user's computer system,</text:p>
      <text:p text:style-name="P2"><text:s text:c="4"/>rather than copying library functions into the executable, and (2)</text:p>
      <text:p text:style-name="P2"><text:s text:c="4"/>will operate properly with a modified version of the library, if</text:p>
      <text:p text:style-name="P2"><text:s text:c="4"/>the user installs one, as long as the modified version is</text:p>
      <text:p text:style-name="P2"><text:s text:c="4"/>interface-compatible with the version that the work was made with.</text:p>
      <text:p text:style-name="P2"/>
      <text:p text:style-name="P2"><text:s text:c="4"/>c) Accompany the work with a written offer, valid for at</text:p>
      <text:p text:style-name="P2"><text:s text:c="4"/>least three years, to give the same user the materials</text:p>
      <text:p text:style-name="P2"><text:s text:c="4"/>specified in Subsection 6a, above, for a charge no more</text:p>
      <text:p text:style-name="P2"><text:s text:c="4"/>than the cost of performing this distribution.</text:p>
      <text:p text:style-name="P2"/>
      <text:p text:style-name="P2"><text:s text:c="4"/>d) If distribution of the work is made by offering access to copy</text:p>
      <text:p text:style-name="P2"><text:s text:c="4"/>from a designated place, offer equivalent access to copy the above</text:p>
      <text:p text:style-name="P2"><text:s text:c="4"/>specified materials from the same place.</text:p>
      <text:p text:style-name="P2"/>
      <text:p text:style-name="P2"><text:s text:c="4"/>e) Verify that the user has already received a copy of these</text:p>
      <text:p text:style-name="P2"><text:s text:c="4"/>materials or that you have already sent this user a copy.</text:p>
      <text:p text:style-name="P2"/>
      <text:p text:style-name="P2"><text:s text:c="2"/>For an executable, the required form of the "work that uses the</text:p>
      <text:p text:style-name="P2">Library" must include any data and utility programs needed for</text:p>
      <text:p text:style-name="P2">reproducing the executable from it. <text:s/>However, as a special exception,</text:p>
      <text:p text:style-name="P2">the materials to be distributed need not include anything that is</text:p>
      <text:p text:style-name="P2">normally distributed (in either source or binary form) with the major</text:p>
      <text:p text:style-name="P2">components (compiler, kernel, and so on) of the operating system on</text:p>
      <text:p text:style-name="P2">which the executable runs, unless that component itself accompanies</text:p>
      <text:p text:style-name="P2">the executable.</text:p>
      <text:p text:style-name="P2"/>
      <text:p text:style-name="P2"><text:s text:c="2"/>It may happen that this requirement contradicts the license</text:p>
      <text:p text:style-name="P2">restrictions of other proprietary libraries that do not normally</text:p>
      <text:p text:style-name="P2">accompany the operating system. <text:s/>Such a contradiction means you cannot</text:p>
      <text:p text:style-name="P2">use both them and the Library together in an executable that you</text:p>
      <text:p text:style-name="P2">distribute.</text:p>
      <text:p text:style-name="P2"/>
      <text:p text:style-name="P4"/>
      <text:p text:style-name="P2"><text:s text:c="2"/>7. You may place library facilities that are a work based on the</text:p>
      <text:p text:style-name="P2">Library side-by-side in a single library together with other library</text:p>
      <text:p text:style-name="P2">facilities not covered by this License, and distribute such a combined</text:p>
      <text:p text:style-name="P2">library, provided that the separate distribution of the work based on</text:p>
      <text:p text:style-name="P2">the Library and of the other library facilities is otherwise</text:p>
      <text:p text:style-name="P2">permitted, and provided that you do these two things:</text:p>
      <text:p text:style-name="P2"/>
      <text:p text:style-name="P2"><text:s text:c="4"/>a) Accompany the combined library with a copy of the same work</text:p>
      <text:p text:style-name="P2"><text:s text:c="4"/>based on the Library, uncombined with any other library</text:p>
      <text:p text:style-name="P2"><text:s text:c="4"/>facilities. <text:s/>This must be distributed under the terms of the</text:p>
      <text:p text:style-name="P2"><text:s text:c="4"/>Sections above.</text:p>
      <text:p text:style-name="P2"/>
      <text:p text:style-name="P2"><text:s text:c="4"/>b) Give prominent notice with the combined library of the fact</text:p>
      <text:p text:style-name="P2"><text:s text:c="4"/>that part of it is a work based on the Library, and explaining</text:p>
      <text:p text:style-name="P2"><text:s text:c="4"/>where to find the accompanying uncombined form of the same work.</text:p>
      <text:p text:style-name="P2"/>
      <text:p text:style-name="P2"><text:s text:c="2"/>8. You may not copy, modify, sublicense, link with, or distribute</text:p>
      <text:p text:style-name="P2">the Library except as expressly provided under this License. <text:s/>Any</text:p>
      <text:p text:style-name="P2">attempt otherwise to copy, modify, sublicense, link with, or</text:p>
      <text:p text:style-name="P2">distribute the Library is void, and will automatically terminate your</text:p>
      <text:p text:style-name="P2">rights under this License. <text:s/>However, parties who have received copies,</text:p>
      <text:p text:style-name="P2">or rights, from you under this License will not have their licenses</text:p>
      <text:p text:style-name="P2">terminated so long as such parties remain in full compliance.</text:p>
      <text:p text:style-name="P2"/>
      <text:p text:style-name="P2"><text:s text:c="2"/>9. You are not required to accept this License, since you have not</text:p>
      <text:p text:style-name="P2">signed it. <text:s/>However, nothing else grants you permission to modify or</text:p>
      <text:p text:style-name="P2">distribute the Library or its derivative works. <text:s/>These actions are</text:p>
      <text:p text:style-name="P2">prohibited by law if you do not accept this License. <text:s/>Therefore, by</text:p>
      <text:p text:style-name="P2">modifying or distributing the Library (or any work based on the</text:p>
      <text:p text:style-name="P2">Library), you indicate your acceptance of this License to do so, and</text:p>
      <text:p text:style-name="P2">all its terms and conditions for copying, distributing or modifying</text:p>
      <text:p text:style-name="P2">the Library or works based on it.</text:p>
      <text:p text:style-name="P2"/>
      <text:p text:style-name="P2"><text:s text:c="2"/>10. Each time you redistribute the Library (or any work based on the</text:p>
      <text:p text:style-name="P2">Library), the recipient automatically receives a license from the</text:p>
      <text:p text:style-name="P2">original licensor to copy, distribute, link with or modify the Library</text:p>
      <text:p text:style-name="P2">subject to these terms and conditions. <text:s/>You may not impose any further</text:p>
      <text:p text:style-name="P2">restrictions on the recipients' exercise of the rights granted herein.</text:p>
      <text:p text:style-name="P2">You are not responsible for enforcing compliance by third parties with</text:p>
      <text:p text:style-name="P2">this License.</text:p>
      <text:p text:style-name="P2"/>
      <text:p text:style-name="P4"/>
      <text:p text:style-name="P2"><text:s text:c="2"/>11.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Library at all. <text:s/>For example, if a patent</text:p>
      <text:p text:style-name="P2">license would not permit royalty-free redistribution of the Library by</text:p>
      <text:p text:style-name="P2">all those who receive copies directly or indirectly through you, then</text:p>
      <text:p text:style-name="P2">the only way you could satisfy both it and this License would be to</text:p>
      <text:p text:style-name="P2">refrain entirely from distribution of the Library.</text:p>
      <text:p text:style-name="P2"/>
      <text:p text:style-name="P2">If any portion of this section is held invalid or unenforceable under any</text:p>
      <text:p text:style-name="P2">particular circumstance, the balance of the section is intended to apply,</text:p>
      <text:p text:style-name="P2">and the section as a whole is intended to apply in other 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
      <text:p text:style-name="P2">This section is intended to make thoroughly clear what is believed to</text:p>
      <text:p text:style-name="P2">be a consequence of the rest of this License.</text:p>
      <text:p text:style-name="P2"/>
      <text:p text:style-name="P2"><text:s text:c="2"/>12. If the distribution and/or use of the Library is restricted in</text:p>
      <text:p text:style-name="P2">certain countries either by patents or by copyrighted interfaces, the</text:p>
      <text:p text:style-name="P2">original copyright holder who places the Library under this License may add</text:p>
      <text:p text:style-name="P2">an explicit geographical distribution limitation excluding those countries,</text:p>
      <text:p text:style-name="P2">so that distribution is permitted only in or among countries not thus</text:p>
      <text:p text:style-name="P2">excluded. <text:s/>In such case, this License incorporates the limitation as if</text:p>
      <text:p text:style-name="P2">written in the body of this License.</text:p>
      <text:p text:style-name="P2"/>
      <text:p text:style-name="P2"><text:s text:c="2"/>13. The Free Software Foundation may publish revised and/or new</text:p>
      <text:p text:style-name="P2">versions of the Lesser General Public License from time to time.</text:p>
      <text:p text:style-name="P2">Such new versions will be similar in spirit to the present version,</text:p>
      <text:p text:style-name="P2">but may differ in detail to address new problems or concerns.</text:p>
      <text:p text:style-name="P2"/>
      <text:p text:style-name="P2">Each version is given a distinguishing version number. <text:s/>If the Library</text:p>
      <text:p text:style-name="P2">specifies a version number of this License which applies to it and</text:p>
      <text:p text:style-name="P2">"any later version", you have the option of following the terms and</text:p>
      <text:p text:style-name="P2">conditions either of that version or of any later version published by</text:p>
      <text:p text:style-name="P2">the Free Software Foundation. <text:s/>If the Library does not specify a</text:p>
      <text:p text:style-name="P2">license version number, you may choose any version ever published by</text:p>
      <text:p text:style-name="P2">the Free Software Foundation.</text:p>
      <text:p text:style-name="P2"/>
      <text:p text:style-name="P4"/>
      <text:p text:style-name="P2"><text:s text:c="2"/>14. If you wish to incorporate parts of the Library into other free</text:p>
      <text:p text:style-name="P2">programs whose distribution conditions are incompatible with these,</text:p>
      <text:p text:style-name="P2">write to the author to ask for permission. <text:s/>For software which is</text:p>
      <text:p text:style-name="P2">copyrighted by the Free Software Foundation, write to the Free</text:p>
      <text:p text:style-name="P2">Software Foundation; we sometimes make exceptions for this. <text:s/>Our</text:p>
      <text:p text:style-name="P2">decision will be guided by the two goals of preserving the free status</text:p>
      <text:p text:style-name="P2">of all derivatives of our free software and of promoting the sharing</text:p>
      <text:p text:style-name="P2">and reuse of software generally.</text:p>
      <text:p text:style-name="P2"/>
      <text:p text:style-name="P2"><text:tab/><text:tab/><text:tab/> <text:s text:c="3"/>NO WARRANTY</text:p>
      <text:p text:style-name="P2"/>
      <text:p text:style-name="P2"><text:s text:c="2"/>15. BECAUSE THE LIBRARY IS LICENSED FREE OF CHARGE, THERE IS NO</text:p>
      <text:p text:style-name="P2">WARRANTY FOR THE LIBRARY, TO THE EXTENT PERMITTED BY APPLICABLE LAW.</text:p>
      <text:p text:style-name="P2">EXCEPT WHEN OTHERWISE STATED IN WRITING THE COPYRIGHT HOLDERS AND/OR</text:p>
      <text:p text:style-name="P2">OTHER PARTIES PROVIDE THE LIBRARY "AS IS" WITHOUT WARRANTY OF ANY</text:p>
      <text:p text:style-name="P2">KIND, EITHER EXPRESSED OR IMPLIED, INCLUDING, BUT NOT LIMITED TO, THE</text:p>
      <text:p text:style-name="P2">IMPLIED WARRANTIES OF MERCHANTABILITY AND FITNESS FOR A PARTICULAR</text:p>
      <text:p text:style-name="P2">PURPOSE. <text:s/>THE ENTIRE RISK AS TO THE QUALITY AND PERFORMANCE OF THE</text:p>
      <text:p text:style-name="P2">LIBRARY IS WITH YOU. <text:s/>SHOULD THE LIBRARY PROVE DEFECTIVE, YOU ASSUME</text:p>
      <text:p text:style-name="P2">THE COST OF ALL NECESSARY SERVICING, REPAIR OR CORRECTION.</text:p>
      <text:p text:style-name="P2"/>
      <text:p text:style-name="P2"><text:s text:c="2"/>16. IN NO EVENT UNLESS REQUIRED BY APPLICABLE LAW OR AGREED TO IN</text:p>
      <text:p text:style-name="P2">WRITING WILL ANY COPYRIGHT HOLDER, OR ANY OTHER PARTY WHO MAY MODIFY</text:p>
      <text:p text:style-name="P2">AND/OR REDISTRIBUTE THE LIBRARY AS PERMITTED ABOVE, BE LIABLE TO YOU</text:p>
      <text:p text:style-name="P2">FOR DAMAGES, INCLUDING ANY GENERAL, SPECIAL, INCIDENTAL OR</text:p>
      <text:p text:style-name="P2">CONSEQUENTIAL DAMAGES ARISING OUT OF THE USE OR INABILITY TO USE THE</text:p>
      <text:p text:style-name="P2">LIBRARY (INCLUDING BUT NOT LIMITED TO LOSS OF DATA OR DATA BEING</text:p>
      <text:p text:style-name="P2">RENDERED INACCURATE OR LOSSES SUSTAINED BY YOU OR THIRD PARTIES OR A</text:p>
      <text:p text:style-name="P2">FAILURE OF THE LIBRARY TO OPERATE WITH ANY OTHER SOFTWARE), EVEN IF</text:p>
      <text:p text:style-name="P2">SUCH HOLDER OR OTHER PARTY HAS BEEN ADVISED OF THE POSSIBILITY OF SUCH</text:p>
      <text:p text:style-name="P2">DAMAGES.</text:p>
      <text:p text:style-name="P2"/>
      <text:p text:style-name="P2"><text:tab/><text:tab/> <text:s text:c="4"/>END OF TERMS AND CONDITIONS</text:p>
      <text:p text:style-name="P2"/>
      <text:p text:style-name="P2">------------------------------------------------------------</text:p>
      <text:p text:style-name="P2">anyjson &lt;https://pypi.python.org/pypi/anyjson&gt;</text:p>
      <text:p text:style-name="P2">BSD 3-Clause License </text:p>
      <text:p text:style-name="P2">----------</text:p>
      <text:p text:style-name="P2">This software is licensed under the ``New BSD License``:</text:p>
      <text:p text:style-name="P2"/>
      <text:p text:style-name="P2">Copyright (c) 2009, by the authors</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4"/>* Redistributions of source code must retain the above copyright notice,</text:p>
      <text:p text:style-name="P2"><text:s text:c="6"/>this list of conditions and the following disclaimer.</text:p>
      <text:p text:style-name="P2"><text:s text:c="4"/>* Redistributions in binary form must reproduce the above copyright</text:p>
      <text:p text:style-name="P2"><text:s text:c="6"/>notice, this list of conditions and the following disclaimer in the</text:p>
      <text:p text:style-name="P2"><text:s text:c="6"/>documentation and/or other materials provided with the distribution.</text:p>
      <text:p text:style-name="P2"/>
      <text:p text:style-name="P2">Neither the name of the authors nor the names of its contributors may be used</text:p>
      <text:p text:style-name="P2">to endorse or promote products derived from this software without specific</text:p>
      <text:p text:style-name="P2">prior written permission.</text:p>
      <text:p text:style-name="P2"/>
      <text:p text:style-name="P2">THIS SOFTWARE IS PROVIDED BY THE COPYRIGHT HOLDERS AND CONTRIBUTORS "AS IS"</text:p>
      <text:p text:style-name="P2">AND ANY EXPRESS OR IMPLIED WARRANTIES, INCLUDING, BUT NOT LIMITED TO,</text:p>
      <text:p text:style-name="P2">THE IMPLIED WARRANTIES OF MERCHANTABILITY AND FITNESS FOR A PARTICULAR</text:p>
      <text:p text:style-name="P2">PURPOSE ARE DISCLAIMED. IN NO EVENT SHALL THE COPYRIGHT OWNER OR CONTRIBUTORS</text:p>
      <text:p text:style-name="P2">BE LIABLE FOR ANY DIRECT, INDIRECT, INCIDENTAL, SPECIAL, EXEMPLARY, OR</text:p>
      <text:p text:style-name="P2">CONSEQUENTIAL DAMAGES (INCLUDING, BUT NOT LIMITED TO, PROCUREMENT OF</text:p>
      <text:p text:style-name="P2">SUBSTITUTE GOODS OR SERVICES; LOSS OF USE, DATA, OR PROFITS; OR BUSINESS</text:p>
      <text:p text:style-name="P2">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text:p>
      <text:p text:style-name="P2"/>
      <text:p text:style-name="P2">------------------------------------------------------------</text:p>
      <text:p text:style-name="P2">billiard &lt;https://pypi.python.org/pypi/billiard&gt;</text:p>
      <text:p text:style-name="P2">BSD 3-Clause License </text:p>
      <text:p text:style-name="P2"><text:soft-page-break/>----------</text:p>
      <text:p text:style-name="P2">Copyright (c) 2006-2008, R Oudkerk and Contributors</text:p>
      <text:p text:style-name="P2"/>
      <text:p text:style-name="P2">All rights reserved.</text:p>
      <text:p text:style-name="P2"/>
      <text:p text:style-name="P2">Redistribution and use in source and binary forms, with or without</text:p>
      <text:p text:style-name="P2">modification, are permitted provided that the following conditions</text:p>
      <text:p text:style-name="P2">are met:</text:p>
      <text:p text:style-name="P2"/>
      <text:p text:style-name="P2">1. Redistributions of source code must retain the above copyright</text:p>
      <text:p text:style-name="P2"><text:s text:c="3"/>notice, this list of conditions and the following disclaimer.</text:p>
      <text:p text:style-name="P2">2. Redistributions in binary form must reproduce the above copyright</text:p>
      <text:p text:style-name="P2"><text:s text:c="3"/>notice, this list of conditions and the following disclaimer in the</text:p>
      <text:p text:style-name="P2"><text:s text:c="3"/>documentation and/or other materials provided with the distribution.</text:p>
      <text:p text:style-name="P2">3. Neither the name of author nor the names of any contributors may be</text:p>
      <text:p text:style-name="P2"><text:s text:c="3"/>used to endorse or promote products derived from this software</text:p>
      <text:p text:style-name="P2"><text:s text:c="3"/>without specific prior written permission.</text:p>
      <text:p text:style-name="P2"/>
      <text:p text:style-name="P2">THIS SOFTWARE IS PROVIDED BY THE AUTHOR AND CONTRIBUTORS "AS IS" AND</text:p>
      <text:p text:style-name="P2">ANY EXPRESS OR IMPLIED WARRANTIES, INCLUDING, BUT NOT LIMITED TO, THE</text:p>
      <text:p text:style-name="P2">IMPLIED WARRANTIES OF MERCHANTABILITY AND FITNESS FOR A PARTICULAR PURPOSE</text:p>
      <text:p text:style-name="P2">ARE DISCLAIMED. <text:s/>IN NO EVENT SHALL THE AUTHOR OR CONTRIBUTORS BE LIABLE</text:p>
      <text:p text:style-name="P2">FOR ANY DIRECT, INDIRECT, INCIDENTAL, SPECIAL, EXEMPLARY, OR CONSEQUENTIAL</text:p>
      <text:p text:style-name="P2">DAMAGES (INCLUDING, BUT NOT LIMITED TO, PROCUREMENT OF SUBSTITUTE GOODS</text:p>
      <text:p text:style-name="P2">OR SERVICES; LOSS OF USE, DATA, OR PROFITS; OR BUSINESS INTERRUPTION)</text:p>
      <text:p text:style-name="P2">HOWEVER CAUSED AND ON ANY THEORY OF LIABILITY, WHETHER IN CONTRACT, STRICT</text:p>
      <text:p text:style-name="P2">LIABILITY, OR TORT (INCLUDING NEGLIGENCE OR OTHERWISE) ARISING IN ANY WAY</text:p>
      <text:p text:style-name="P2">OUT OF THE USE OF THIS SOFTWARE, EVEN IF ADVISED OF THE POSSIBILITY OF</text:p>
      <text:p text:style-name="P2">SUCH DAMAGE.</text:p>
      <text:p text:style-name="P2"/>
      <text:p text:style-name="P2"/>
      <text:p text:style-name="P2">------------------------------------------------------------</text:p>
      <text:p text:style-name="P2">blinker &lt;https://pypi.python.org/pypi/blinker&gt;</text:p>
      <text:p text:style-name="P2">MIT License </text:p>
      <text:p text:style-name="P2">----------</text:p>
      <text:p text:style-name="P2">Copyright (c) The Blinker authors and contributors &lt;see AUTHORS file&gt;</text:p>
      <text:p text:style-name="P2"/>
      <text:p text:style-name="P2">Permission is hereby granted, free of charge, to any person obtaining a</text:p>
      <text:p text:style-name="P2">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 included</text:p>
      <text:p text:style-name="P2">in all copies or substantial portions of the Software.</text:p>
      <text:p text:style-name="P2"/>
      <text:p text:style-name="P2">THE SOFTWARE IS PROVIDED "AS IS", WITHOUT WARRANTY OF ANY KIND, EXPRESS</text:p>
      <text:p text:style-name="P2">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
      <text:p text:style-name="P2">------------------------------------------------------------</text:p>
      <text:p text:style-name="P2">celery &lt;https://pypi.python.org/pypi/celery&gt;</text:p>
      <text:p text:style-name="P2">BSD 3-Clause License </text:p>
      <text:p text:style-name="P2">----------</text:p>
      <text:p text:style-name="P2">Copyright (c) 2015-2016 Ask Solem &amp; contributors. <text:s/>All rights reserved.</text:p>
      <text:p text:style-name="P2">Copyright (c) 2012-2014 GoPivotal, Inc. <text:s/>All rights reserved.</text:p>
      <text:p text:style-name="P2">Copyright (c) 2009, 2010, 2011, 2012 Ask Solem, and individual contributors. <text:s/>All rights reserved.</text:p>
      <text:p text:style-name="P2"/>
      <text:p text:style-name="P2">Celery is licensed under The BSD License (3 Clause, also known as</text:p>
      <text:p text:style-name="P2">the new BSD license). <text:s/>The license is an OSI approved Open Source</text:p>
      <text:p text:style-name="P2">license and is GPL-compatible(1).</text:p>
      <text:p text:style-name="P2"/>
      <text:p text:style-name="P2">The license text can also be found here:</text:p>
      <text:p text:style-name="P2">http://www.opensource.org/licenses/BSD-3-Clause</text:p>
      <text:p text:style-name="P2"/>
      <text:p text:style-name="P2"><text:soft-page-break/>License</text:p>
      <text:p text:style-name="P2">=======</text:p>
      <text:p text:style-name="P2"/>
      <text:p text:style-name="P2">Redistribution and use in source and binary forms, with or without</text:p>
      <text:p text:style-name="P2">modification, are permitted provided that the following conditions are met:</text:p>
      <text:p text:style-name="P2"><text:s text:c="4"/>* Redistributions of source code must retain the above copyright</text:p>
      <text:p text:style-name="P2"><text:s text:c="6"/>notice, this list of conditions and the following disclaimer.</text:p>
      <text:p text:style-name="P2"><text:s text:c="4"/>* Redistributions in binary form must reproduce the above copyright</text:p>
      <text:p text:style-name="P2"><text:s text:c="6"/>notice, this list of conditions and the following disclaimer in the</text:p>
      <text:p text:style-name="P2"><text:s text:c="6"/>documentation and/or other materials provided with the distribution.</text:p>
      <text:p text:style-name="P2"><text:s text:c="4"/>* Neither the name of Ask Solem, nor the</text:p>
      <text:p text:style-name="P2"><text:s text:c="6"/>names of its contributors may be used to endorse or promote products</text:p>
      <text:p text:style-name="P2"><text:s text:c="6"/>derived from this software without specific prior written permission.</text:p>
      <text:p text:style-name="P2"/>
      <text:p text:style-name="P2">THIS SOFTWARE IS PROVIDED BY THE COPYRIGHT HOLDERS AND CONTRIBUTORS "AS IS"</text:p>
      <text:p text:style-name="P2">AND ANY EXPRESS OR IMPLIED WARRANTIES, INCLUDING, BUT NOT LIMITED TO,</text:p>
      <text:p text:style-name="P2">THE IMPLIED WARRANTIES OF MERCHANTABILITY AND FITNESS FOR A PARTICULAR</text:p>
      <text:p text:style-name="P2">PURPOSE ARE DISCLAIMED. IN NO EVENT SHALL Ask Solem OR CONTRIBUTORS</text:p>
      <text:p text:style-name="P2">BE LIABLE FOR ANY DIRECT, INDIRECT, INCIDENTAL, SPECIAL, EXEMPLARY, OR</text:p>
      <text:p text:style-name="P2">CONSEQUENTIAL DAMAGES (INCLUDING, BUT NOT LIMITED TO, PROCUREMENT OF</text:p>
      <text:p text:style-name="P2">SUBSTITUTE GOODS OR SERVICES; LOSS OF USE, DATA, OR PROFITS; OR BUSINESS</text:p>
      <text:p text:style-name="P2">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text:p>
      <text:p text:style-name="P2"/>
      <text:p text:style-name="P2">Documentation License</text:p>
      <text:p text:style-name="P2">=====================</text:p>
      <text:p text:style-name="P2"/>
      <text:p text:style-name="P2">The documentation portion of Celery (the rendered contents of the</text:p>
      <text:p text:style-name="P2">"docs" directory of a software distribution or checkout) is supplied</text:p>
      <text:p text:style-name="P2">under the "Creative Commons Attribution-ShareAlike 4.0</text:p>
      <text:p text:style-name="P2">International" (CC BY-SA 4.0) License as described by</text:p>
      <text:p text:style-name="P2">http://creativecommons.org/licenses/by-sa/4.0/</text:p>
      <text:p text:style-name="P2"/>
      <text:p text:style-name="P2">Footnotes</text:p>
      <text:p text:style-name="P2">=========</text:p>
      <text:p text:style-name="P2">(1) A GPL-compatible license makes it possible to</text:p>
      <text:p text:style-name="P2"><text:s text:c="4"/>combine Celery with other software that is released</text:p>
      <text:p text:style-name="P2"><text:s text:c="4"/>under the GPL, it does not mean that we're distributing</text:p>
      <text:p text:style-name="P2"><text:s text:c="4"/>Celery under the GPL license. <text:s/>The BSD license, unlike the GPL,</text:p>
      <text:p text:style-name="P2"><text:s text:c="4"/>let you distribute a modified version without making your</text:p>
      <text:p text:style-name="P2"><text:s text:c="4"/>changes open source.</text:p>
      <text:p text:style-name="P2"/>
      <text:p text:style-name="P2">------------------------------------------------------------</text:p>
      <text:p text:style-name="P2">cffi &lt;https://pypi.python.org/pypi/cffi&gt;</text:p>
      <text:p text:style-name="P2">MIT License </text:p>
      <text:p text:style-name="P2">----------</text:p>
      <text:p text:style-name="P2"/>
      <text:p text:style-name="P2">Except when otherwise stated (look for LICENSE files in directories or</text:p>
      <text:p text:style-name="P2">information at the beginning of each file) all software and</text:p>
      <text:p text:style-name="P2">documentation is licensed as follows: </text:p>
      <text:p text:style-name="P2"/>
      <text:p text:style-name="P2"><text:s text:c="4"/>The MIT License</text:p>
      <text:p text:style-name="P2"/>
      <text:p text:style-name="P2"><text:s text:c="4"/>Permission is hereby granted, free of charge, to any person </text:p>
      <text:p text:style-name="P2"><text:s text:c="4"/>obtaining a copy of this software and associated documentation </text:p>
      <text:p text:style-name="P2"><text:s text:c="4"/>files (the "Software"), to deal in the Software without </text:p>
      <text:p text:style-name="P2"><text:s text:c="4"/>restriction, including without limitation the rights to use, </text:p>
      <text:p text:style-name="P2"><text:s text:c="4"/>copy, modify, merge, publish, distribute, sublicense, and/or </text:p>
      <text:p text:style-name="P2"><text:s text:c="4"/>sell copies of the Software, and to permit persons to whom the </text:p>
      <text:p text:style-name="P2"><text:s text:c="4"/>Software is furnished to do so, subject to the following conditions:</text:p>
      <text:p text:style-name="P2"/>
      <text:p text:style-name="P2"><text:s text:c="4"/>The above copyright notice and this permission notice shall be included </text:p>
      <text:p text:style-name="P2"><text:s text:c="4"/>in all copies or substantial portions of the Software.</text:p>
      <text:p text:style-name="P2"/>
      <text:p text:style-name="P2"><text:s text:c="4"/>THE SOFTWARE IS PROVIDED "AS IS", WITHOUT WARRANTY OF ANY KIND, EXPRESS </text:p>
      <text:p text:style-name="P2"><text:s text:c="4"/>OR IMPLIED, INCLUDING BUT NOT LIMITED TO THE WARRANTIES OF MERCHANTABILITY, </text:p>
      <text:p text:style-name="P2"><text:s text:c="4"/>FITNESS FOR A PARTICULAR PURPOSE AND NONINFRINGEMENT. IN NO EVENT SHALL </text:p>
      <text:p text:style-name="P2"><text:s text:c="4"/>THE AUTHORS OR COPYRIGHT HOLDERS BE LIABLE FOR ANY CLAIM, DAMAGES OR OTHER </text:p>
      <text:p text:style-name="P2"><text:s text:c="4"/>LIABILITY, WHETHER IN AN ACTION OF CONTRACT, TORT OR OTHERWISE, ARISING </text:p>
      <text:p text:style-name="P2"><text:s text:c="4"/>FROM, OUT OF OR IN CONNECTION WITH THE SOFTWARE OR THE USE OR OTHER </text:p>
      <text:p text:style-name="P2"><text:soft-page-break/><text:s text:c="4"/>DEALINGS IN THE SOFTWARE.</text:p>
      <text:p text:style-name="P2"/>
      <text:p text:style-name="P2"/>
      <text:p text:style-name="P2">------------------------------------------------------------</text:p>
      <text:p text:style-name="P2">cryptography &lt;https://pypi.python.org/pypi/cryptography&gt;</text:p>
      <text:p text:style-name="P2">BSD 3-Clause License </text:p>
      <text:p text:style-name="P2">----------</text:p>
      <text:p text:style-name="P2">Copyright (c) Individual contributors.</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4"/>1. Redistributions of source code must retain the above copyright notice,</text:p>
      <text:p text:style-name="P2"><text:s text:c="7"/>this list of conditions and the following disclaimer.</text:p>
      <text:p text:style-name="P2"/>
      <text:p text:style-name="P2"><text:s text:c="4"/>2. Redistributions in binary form must reproduce the above copyright</text:p>
      <text:p text:style-name="P2"><text:s text:c="7"/>notice, this list of conditions and the following disclaimer in the</text:p>
      <text:p text:style-name="P2"><text:s text:c="7"/>documentation and/or other materials provided with the distribution.</text:p>
      <text:p text:style-name="P2"/>
      <text:p text:style-name="P2"><text:s text:c="4"/>3. Neither the name of PyCA Cryptography nor the names of its contributors</text:p>
      <text:p text:style-name="P2"><text:s text:c="7"/>may be used to endorse or promote products derived from this software</text:p>
      <text:p text:style-name="P2"><text:s text:c="7"/>without specific prior written permiss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OWN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dictdiffer &lt;https://pypi.python.org/pypi/dictdiffer&gt;</text:p>
      <text:p text:style-name="P2">MIT License </text:p>
      <text:p text:style-name="P2">----------</text:p>
      <text:p text:style-name="P2">Dictdiffer is free software; you can redistribute it and/or modify it</text:p>
      <text:p text:style-name="P2">under the terms of the MIT License quoted below.</text:p>
      <text:p text:style-name="P2"/>
      <text:p text:style-name="P2">Copyright (C) 2013 Fatih Erikli.</text:p>
      <text:p text:style-name="P2">Copyright (C) 2013, 2014 CERN.</text:p>
      <text:p text:style-name="P2"/>
      <text:p text:style-name="P2">Permission is hereby granted, free of charge, to any person obtaining</text:p>
      <text:p text:style-name="P2">a 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
      <text:p text:style-name="P2">In applying this license, CERN does not waive the privileges and</text:p>
      <text:p text:style-name="P2">immunities granted to it by virtue of its status as an</text:p>
      <text:p text:style-name="P2">Intergovernmental Organization or submit itself to any jurisdiction.</text:p>
      <text:p text:style-name="P2"/>
      <text:p text:style-name="P2">------------------------------------------------------------</text:p>
      <text:p text:style-name="P2">django-appconf &lt;https://pypi.python.org/pypi/django-appconf&gt;</text:p>
      <text:p text:style-name="P2">BSD 3-Clause License </text:p>
      <text:p text:style-name="P2">----------</text:p>
      <text:p text:style-name="P2"><text:soft-page-break/>Copyright (c) 2011-2013, Jannis Leidel and individual contributors.</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4"/>* Redistributions of source code must retain the above copyright</text:p>
      <text:p text:style-name="P2"><text:s text:c="6"/>notice, this list of conditions and the following disclaimer.</text:p>
      <text:p text:style-name="P2"/>
      <text:p text:style-name="P2"><text:s text:c="4"/>* Redistributions in binary form must reproduce the above copyright</text:p>
      <text:p text:style-name="P2"><text:s text:c="6"/>notice, this list of conditions and the following disclaimer in the</text:p>
      <text:p text:style-name="P2"><text:s text:c="6"/>documentation and/or other materials provided with the distribution.</text:p>
      <text:p text:style-name="P2"/>
      <text:p text:style-name="P2"><text:s text:c="4"/>* Neither the name of django-appconf nor the</text:p>
      <text:p text:style-name="P2"><text:s text:c="6"/>names of its contributors may be used to endorse or promote products</text:p>
      <text:p text:style-name="P2"><text:s text:c="6"/>derived from this software without specific prior written permission.</text:p>
      <text:p text:style-name="P2"/>
      <text:p text:style-name="P2">THIS SOFTWARE IS PROVIDED BY THE COPYRIGHT HOLDERS AND CONTRIBUTORS "AS IS"</text:p>
      <text:p text:style-name="P2">AND ANY EXPRESS OR IMPLIED WARRANTIES, INCLUDING, BUT NOT LIMITED TO, THE</text:p>
      <text:p text:style-name="P2">IMPLIED WARRANTIES OF MERCHANTABILITY AND FITNESS FOR A PARTICULAR PURPOSE ARE</text:p>
      <text:p text:style-name="P2">DISCLAIMED. IN NO EVENT SHALL THE COPYRIGHT OWNER OR CONTRIBUTORS BE LIABLE</text:p>
      <text:p text:style-name="P2">FOR ANY DIRECT, INDIRECT, INCIDENTAL, SPECIAL, EXEMPLARY, OR CONSEQUENTIAL</text:p>
      <text:p text:style-name="P2">DAMAGES (INCLUDING, BUT NOT LIMITED TO, PROCUREMENT OF SUBSTITUTE GOODS OR</text:p>
      <text:p text:style-name="P2">SERVICES; LOSS OF USE, DATA, OR PROFITS; OR BUSINESS INTERRUPTION) HOWEVER</text:p>
      <text:p text:style-name="P2">CAUSED AND ON ANY THEORY OF LIABILITY, WHETHER IN CONTRACT, STRICT LIABILITY,</text:p>
      <text:p text:style-name="P2">OR TORT (INCLUDING NEGLIGENCE OR OTHERWISE) ARISING IN ANY WAY OUT OF THE USE</text:p>
      <text:p text:style-name="P2">OF THIS SOFTWARE, EVEN IF ADVISED OF THE POSSIBILITY OF SUCH DAMAGE.</text:p>
      <text:p text:style-name="P2">------------------------------------------------------------</text:p>
      <text:p text:style-name="P2">django-celery &lt;https://pypi.python.org/pypi/django-celery&gt;</text:p>
      <text:p text:style-name="P2">BSD 3-Clause License </text:p>
      <text:p text:style-name="P2">----------</text:p>
      <text:p text:style-name="P2">Copyright (c) 2012-2013 GoPivotal, Inc. <text:s/>All Rights Reserved.</text:p>
      <text:p text:style-name="P2">Copyright (c) 2009-2012 Ask Solem. <text:s/>All Rights Reserved.</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4"/>* Redistributions of source code must retain the above copyright notice,</text:p>
      <text:p text:style-name="P2"><text:s text:c="6"/>this list of conditions and the following disclaimer.</text:p>
      <text:p text:style-name="P2"><text:s text:c="4"/>* Redistributions in binary form must reproduce the above copyright</text:p>
      <text:p text:style-name="P2"><text:s text:c="6"/>notice, this list of conditions and the following disclaimer in the</text:p>
      <text:p text:style-name="P2"><text:s text:c="6"/>documentation and/or other materials provided with the distribution.</text:p>
      <text:p text:style-name="P2"/>
      <text:p text:style-name="P2">Neither the name of Ask Solem nor the names of its contributors may be used</text:p>
      <text:p text:style-name="P2">to endorse or promote products derived from this software without specific</text:p>
      <text:p text:style-name="P2">prior written permission. </text:p>
      <text:p text:style-name="P2"/>
      <text:p text:style-name="P2">THIS SOFTWARE IS PROVIDED BY THE COPYRIGHT HOLDERS AND CONTRIBUTORS "AS IS"</text:p>
      <text:p text:style-name="P2">AND ANY EXPRESS OR IMPLIED WARRANTIES, INCLUDING, BUT NOT LIMITED TO,</text:p>
      <text:p text:style-name="P2">THE IMPLIED WARRANTIES OF MERCHANTABILITY AND FITNESS FOR A PARTICULAR</text:p>
      <text:p text:style-name="P2">PURPOSE ARE DISCLAIMED. IN NO EVENT SHALL THE COPYRIGHT OWNER OR CONTRIBUTORS</text:p>
      <text:p text:style-name="P2">BE LIABLE FOR ANY DIRECT, INDIRECT, INCIDENTAL, SPECIAL, EXEMPLARY, OR</text:p>
      <text:p text:style-name="P2">CONSEQUENTIAL DAMAGES (INCLUDING, BUT NOT LIMITED TO, PROCUREMENT OF</text:p>
      <text:p text:style-name="P2">SUBSTITUTE GOODS OR SERVICES; LOSS OF USE, DATA, OR PROFITS; OR BUSINESS</text:p>
      <text:p text:style-name="P2">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text:p>
      <text:p text:style-name="P2"/>
      <text:p text:style-name="P2"/>
      <text:p text:style-name="P2">------------------------------------------------------------</text:p>
      <text:p text:style-name="P2">django-compressor &lt;https://pypi.python.org/pypi/django-compressor&gt;</text:p>
      <text:p text:style-name="P2">MIT License </text:p>
      <text:p text:style-name="P2">----------</text:p>
      <text:p text:style-name="P2">django_compressor</text:p>
      <text:p text:style-name="P2">-----------------</text:p>
      <text:p text:style-name="P2">Copyright (c) 2009-2015 Django Compressor authors (see AUTHORS file)</text:p>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ext:soft-page-break/>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
      <text:p text:style-name="P2">django_compressor contains code from Andreas Pelme's django-compress</text:p>
      <text:p text:style-name="P2">--------------------------------------------------------------------</text:p>
      <text:p text:style-name="P2">Copyright (c) 2008 Andreas Pelme &lt;andreas@pelme.se&gt;</text:p>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
      <text:p text:style-name="P2">rjsmin.py (License-information from the file)</text:p>
      <text:p text:style-name="P2">---------------------------------------------</text:p>
      <text:p text:style-name="P2">Copyright 2006, 2007, 2008, 2009, 2010, 2011</text:p>
      <text:p text:style-name="P2">André Malo or his licensors, as applicable</text:p>
      <text:p text:style-name="P2"/>
      <text:p text:style-name="P2">Licensed under the Apache License, Version 2.0 (the "License");</text:p>
      <text:p text:style-name="P2">you may not use this file except in compliance with the License.</text:p>
      <text:p text:style-name="P2">You may obtain a copy of the License at</text:p>
      <text:p text:style-name="P2"/>
      <text:p text:style-name="P2"><text:s text:c="4"/>http://www.apache.org/licenses/LICENSE-2.0</text:p>
      <text:p text:style-name="P2"/>
      <text:p text:style-name="P2">Unless required by applicable law or agreed to in writing, software</text:p>
      <text:p text:style-name="P2">distributed under the License is distributed on an "AS IS" BASIS,</text:p>
      <text:p text:style-name="P2">WITHOUT WARRANTIES OR CONDITIONS OF ANY KIND, either express or implied.</text:p>
      <text:p text:style-name="P2">See the License for the specific language governing permissions and</text:p>
      <text:p text:style-name="P2">limitations under the License.</text:p>
      <text:p text:style-name="P2"/>
      <text:p text:style-name="P2"/>
      <text:p text:style-name="P2">utils.cache.cached_property extracted from Celery</text:p>
      <text:p text:style-name="P2">-------------------------------------------</text:p>
      <text:p text:style-name="P2">Copyright (c) 2009-2011, Ask Solem and contributors.</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4"/>* Redistributions of source code must retain the above copyright notice,</text:p>
      <text:p text:style-name="P2"><text:s text:c="6"/>this list of conditions and the following disclaimer.</text:p>
      <text:p text:style-name="P2"><text:s text:c="4"/>* Redistributions in binary form must reproduce the above copyright</text:p>
      <text:p text:style-name="P2"><text:s text:c="6"/>notice, this list of conditions and the following disclaimer in the</text:p>
      <text:p text:style-name="P2"><text:s text:c="6"/>documentation and/or other materials provided with the distribution.</text:p>
      <text:p text:style-name="P2"/>
      <text:p text:style-name="P2">Neither the name of Ask Solem nor the names of its contributors may be used</text:p>
      <text:p text:style-name="P2"><text:soft-page-break/>to endorse or promote products derived from this software without specific</text:p>
      <text:p text:style-name="P2">prior written permission.</text:p>
      <text:p text:style-name="P2"/>
      <text:p text:style-name="P2">THIS SOFTWARE IS PROVIDED BY THE COPYRIGHT HOLDERS AND CONTRIBUTORS "AS IS"</text:p>
      <text:p text:style-name="P2">AND ANY EXPRESS OR IMPLIED WARRANTIES, INCLUDING, BUT NOT LIMITED TO,</text:p>
      <text:p text:style-name="P2">THE IMPLIED WARRANTIES OF MERCHANTABILITY AND FITNESS FOR A PARTICULAR</text:p>
      <text:p text:style-name="P2">PURPOSE ARE DISCLAIMED. IN NO EVENT SHALL THE COPYRIGHT OWNER OR CONTRIBUTORS</text:p>
      <text:p text:style-name="P2">BE LIABLE FOR ANY DIRECT, INDIRECT, INCIDENTAL, SPECIAL, EXEMPLARY, OR</text:p>
      <text:p text:style-name="P2">CONSEQUENTIAL DAMAGES (INCLUDING, BUT NOT LIMITED TO, PROCUREMENT OF</text:p>
      <text:p text:style-name="P2">SUBSTITUTE GOODS OR SERVICES; LOSS OF USE, DATA, OR PROFITS; OR BUSINESS</text:p>
      <text:p text:style-name="P2">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text:p>
      <text:p text:style-name="P2"/>
      <text:p text:style-name="P2">utils.FormattableString</text:p>
      <text:p text:style-name="P2">-----------------------</text:p>
      <text:p text:style-name="P2">Copyright (c) 2010 by Florent Xicluna.</text:p>
      <text:p text:style-name="P2"/>
      <text:p text:style-name="P2">Some rights reserved.</text:p>
      <text:p text:style-name="P2"/>
      <text:p text:style-name="P2">Redistribution and use in source and binary forms of the software as well</text:p>
      <text:p text:style-name="P2">as documentation, with or without modification, are permitted provided</text:p>
      <text:p text:style-name="P2">that the following conditions are 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text:p>
      <text:p text:style-name="P2"><text:s text:c="2"/>copyright notice, this list of conditions and the following</text:p>
      <text:p text:style-name="P2"><text:s text:c="2"/>disclaimer in the documentation and/or other materials provided</text:p>
      <text:p text:style-name="P2"><text:s text:c="2"/>with the distribution.</text:p>
      <text:p text:style-name="P2"/>
      <text:p text:style-name="P2">* The names of the contributors may not be used to endorse or</text:p>
      <text:p text:style-name="P2"><text:s text:c="2"/>promote products derived from this software without specific</text:p>
      <text:p text:style-name="P2"><text:s text:c="2"/>prior written permission.</text:p>
      <text:p text:style-name="P2"/>
      <text:p text:style-name="P2">THIS SOFTWARE AND DOCUMENTATION IS PROVIDED BY THE COPYRIGHT HOLDERS AND</text:p>
      <text:p text:style-name="P2">CONTRIBUTORS "AS IS" AND ANY EXPRESS OR IMPLIED WARRANTIES, INCLUDING, BUT</text:p>
      <text:p text:style-name="P2">NOT LIMITED TO, THE IMPLIED WARRANTIES OF MERCHANTABILITY AND FITNESS FOR</text:p>
      <text:p text:style-name="P2">A PARTICULAR PURPOSE ARE DISCLAIMED. IN NO EVENT SHALL THE COPYRIGHT OWNER</text:p>
      <text:p text:style-name="P2">OR CONTRIBUTORS BE LIABLE FOR ANY DIRECT, INDIRECT, INCIDENTAL, SPECIAL,</text:p>
      <text:p text:style-name="P2">EXEMPLARY, OR CONSEQUENTIAL DAMAGES (INCLUDING, BUT NOT LIMITED TO,</text:p>
      <text:p text:style-name="P2">PROCUREMENT OF SUBSTITUTE GOODS OR SERVICES; LOSS OF USE, DATA, OR</text:p>
      <text:p text:style-name="P2">PROFITS; OR BUSINESS INTERRUPTION) HOWEVER CAUSED AND ON ANY THEORY OF</text:p>
      <text:p text:style-name="P2">LIABILITY, WHETHER IN CONTRACT, STRICT LIABILITY, OR TORT (INCLUDING</text:p>
      <text:p text:style-name="P2">NEGLIGENCE OR OTHERWISE) ARISING IN ANY WAY OUT OF THE USE OF THIS</text:p>
      <text:p text:style-name="P2">SOFTWARE AND DOCUMENTATION, EVEN IF ADVISED OF THE POSSIBILITY OF SUCH</text:p>
      <text:p text:style-name="P2">DAMAGE.</text:p>
      <text:p text:style-name="P2"/>
      <text:p text:style-name="P2">------------------------------------------------------------</text:p>
      <text:p text:style-name="P2">django-redis-cache &lt;https://pypi.python.org/pypi/django-redis-cache&gt;</text:p>
      <text:p text:style-name="P2">BSD 3-Clause License </text:p>
      <text:p text:style-name="P2">----------</text:p>
      <text:p text:style-name="P2">Copyright (c) 2015 Sean Bleier</text:p>
      <text:p text:style-name="P2">All rights reserved.</text:p>
      <text:p text:style-name="P2"/>
      <text:p text:style-name="P2">Redistribution and use in source and binary forms, with or without</text:p>
      <text:p text:style-name="P2">modification, are permitted provided that the following conditions</text:p>
      <text:p text:style-name="P2">are met:</text:p>
      <text:p text:style-name="P2">1. Redistributions of source code must retain the above copyright</text:p>
      <text:p text:style-name="P2"><text:s text:c="3"/>notice, this list of conditions and the following disclaimer.</text:p>
      <text:p text:style-name="P2">2. Redistributions in binary form must reproduce the above copyright</text:p>
      <text:p text:style-name="P2"><text:s text:c="3"/>notice, this list of conditions and the following disclaimer in the</text:p>
      <text:p text:style-name="P2"><text:s text:c="3"/>documentation and/or other materials provided with the distribution.</text:p>
      <text:p text:style-name="P2">3. The name of the author may not be used to endorse or promote products</text:p>
      <text:p text:style-name="P2"><text:s text:c="3"/>derived from this software without specific prior written permission.</text:p>
      <text:p text:style-name="P2"/>
      <text:p text:style-name="P2">THIS SOFTWARE IS PROVIDED BY THE AUTHOR ``AS IS'' AND ANY EXPRESS OR</text:p>
      <text:p text:style-name="P2">IMPLIED WARRANTIES, INCLUDING, BUT NOT LIMITED TO, THE IMPLIED WARRANTIES</text:p>
      <text:p text:style-name="P2">OF MERCHANTABILITY AND FITNESS FOR A PARTICULAR PURPOSE ARE DISCLAIMED.</text:p>
      <text:p text:style-name="P2">IN NO EVENT SHALL THE AUTHOR BE LIABLE FOR ANY DIRECT, INDIRECT,</text:p>
      <text:p text:style-name="P2"><text:soft-page-break/>INCIDENTAL, SPECIAL, EXEMPLARY, OR CONSEQUENTIAL DAMAGES (INCLUDING, BUT</text:p>
      <text:p text:style-name="P2">NOT 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 OF</text:p>
      <text:p text:style-name="P2">THIS SOFTWARE, EVEN IF ADVISED OF THE POSSIBILITY OF SUCH DAMAGE.</text:p>
      <text:p text:style-name="P2"/>
      <text:p text:style-name="P2">------------------------------------------------------------</text:p>
      <text:p text:style-name="P2">django-taggit &lt;https://pypi.python.org/pypi/django-taggit&gt;</text:p>
      <text:p text:style-name="P2">BSD 3-Clause License </text:p>
      <text:p text:style-name="P2">----------</text:p>
      <text:p text:style-name="P2">Copyright (c) Alex Gaynor and individual contributors.</text:p>
      <text:p text:style-name="P2">All rights reserved.</text:p>
      <text:p text:style-name="P2"/>
      <text:p text:style-name="P2">Redistribution and use in source and binary forms, with or without modification,</text:p>
      <text:p text:style-name="P2">are permitted provided that the following conditions are met:</text:p>
      <text:p text:style-name="P2"/>
      <text:p text:style-name="P2"><text:s text:c="4"/>1. Redistributions of source code must retain the above copyright notice,</text:p>
      <text:p text:style-name="P2"><text:s text:c="7"/>this list of conditions and the following disclaimer.</text:p>
      <text:p text:style-name="P2"/>
      <text:p text:style-name="P2"><text:s text:c="4"/>2. Redistributions in binary form must reproduce the above copyright</text:p>
      <text:p text:style-name="P2"><text:s text:c="7"/>notice, this list of conditions and the following disclaimer in the</text:p>
      <text:p text:style-name="P2"><text:s text:c="7"/>documentation and/or other materials provided with the distribution.</text:p>
      <text:p text:style-name="P2"/>
      <text:p text:style-name="P2"><text:s text:c="4"/>3. Neither the name of django-taggit nor the names of its contributors</text:p>
      <text:p text:style-name="P2"><text:s text:c="7"/>may be used to endorse or promote products derived from this software</text:p>
      <text:p text:style-name="P2"><text:s text:c="7"/>without specific prior written permiss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OWN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django-timezone-field &lt;https://pypi.python.org/pypi/django-timezone-field&gt;</text:p>
      <text:p text:style-name="P2">BSD 2-Clause License </text:p>
      <text:p text:style-name="P2">----------</text:p>
      <text:p text:style-name="P2">Copyright (c) 2014, Mike Fogel &lt;mike@fogel.ca&gt;</text:p>
      <text:p text:style-name="P2">All rights reserved.</text:p>
      <text:p text:style-name="P2"/>
      <text:p text:style-name="P2">Redistribution and use in source and binary forms, with or without modification,</text:p>
      <text:p text:style-name="P2">are permitted provided that the following conditions are met:</text:p>
      <text:p text:style-name="P2"/>
      <text:p text:style-name="P2"><text:s text:c="4"/>1. Redistributions of source code must retain the above copyright notice,</text:p>
      <text:p text:style-name="P2"><text:s text:c="7"/>this list of conditions and the following disclaimer.</text:p>
      <text:p text:style-name="P2"/>
      <text:p text:style-name="P2"><text:s text:c="4"/>2. Redistributions in binary form must reproduce the above copyright</text:p>
      <text:p text:style-name="P2"><text:s text:c="7"/>notice, this list of conditions and the following disclaimer in the</text:p>
      <text:p text:style-name="P2"><text:s text:c="7"/>documentation and/or other materials provided with the distribut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OWN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djangorestframework &lt;https://pypi.python.org/pypi/djangorestframework&gt;</text:p>
      <text:p text:style-name="P2">BSD 2-Clause License </text:p>
      <text:p text:style-name="P2">----------</text:p>
      <text:p text:style-name="P2"># License</text:p>
      <text:p text:style-name="P2"><text:soft-page-break/></text:p>
      <text:p text:style-name="P2">Copyright (c) 2011-2016, Tom Christie</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Redistributions of source code must retain the above copyright notice, this</text:p>
      <text:p text:style-name="P2">list of conditions and the following disclaimer.</text:p>
      <text:p text:style-name="P2">Redistributions in binary form must reproduce the above copyright notice, this</text:p>
      <text:p text:style-name="P2">list of conditions and the following disclaimer in the documentation and/or</text:p>
      <text:p text:style-name="P2">other materials provided with the distribut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HOLDER OR CONTRIBUTORS BE LIABLE</text:p>
      <text:p text:style-name="P2">FOR ANY DIRECT, INDIRECT, INCIDENTAL, SPECIAL, EXEMPLARY, OR CONSEQUENTIAL</text:p>
      <text:p text:style-name="P2">DAMAGES (INCLUDING, BUT NOT LIMITED TO, PROCUREMENT OF SUBSTITUTE GOODS OR</text:p>
      <text:p text:style-name="P2">SERVICES; LOSS OF USE, DATA, OR PROFITS; OR BUSINESS INTERRUPTION) HOWEVER</text:p>
      <text:p text:style-name="P2">CAUSED AND ON ANY THEORY OF LIABILITY, WHETHER IN CONTRACT, STRICT LIABILITY,</text:p>
      <text:p text:style-name="P2">OR TORT (INCLUDING NEGLIGENCE OR OTHERWISE) ARISING IN ANY WAY OUT OF THE USE</text:p>
      <text:p text:style-name="P2">OF THIS SOFTWARE, EVEN IF ADVISED OF THE POSSIBILITY OF SUCH DAMAGE.</text:p>
      <text:p text:style-name="P2"/>
      <text:p text:style-name="P2">------------------------------------------------------------</text:p>
      <text:p text:style-name="P2">dnspython &lt;https://pypi.python.org/pypi/dnspython&gt;</text:p>
      <text:p text:style-name="P2">BSD-like, Freeware </text:p>
      <text:p text:style-name="P2">----------</text:p>
      <text:p text:style-name="P2">Copyright (C) 2001-2003 Nominum, Inc.</text:p>
      <text:p text:style-name="P2"/>
      <text:p text:style-name="P2">Permission to use, copy, modify, and distribute this software and its</text:p>
      <text:p text:style-name="P2">documentation for any purpose with or without fee is hereby granted,</text:p>
      <text:p text:style-name="P2">provided that the above copyright notice and this permission notice</text:p>
      <text:p text:style-name="P2">appear in all copies.</text:p>
      <text:p text:style-name="P2"/>
      <text:p text:style-name="P2">THE SOFTWARE IS PROVIDED "AS IS" AND NOMINUM DISCLAIMS ALL WARRANTIES</text:p>
      <text:p text:style-name="P2">WITH REGARD TO THIS SOFTWARE INCLUDING ALL IMPLIED WARRANTIES OF</text:p>
      <text:p text:style-name="P2">MERCHANTABILITY AND FITNESS. IN NO EVENT SHALL NOMINUM BE LIABLE FOR</text:p>
      <text:p text:style-name="P2">ANY SPECIAL, DIRECT, INDIRECT, OR CONSEQUENTIAL DAMAGES OR ANY DAMAGES</text:p>
      <text:p text:style-name="P2">WHATSOEVER RESULTING FROM LOSS OF USE, DATA OR PROFITS, WHETHER IN AN</text:p>
      <text:p text:style-name="P2">ACTION OF CONTRACT, NEGLIGENCE OR OTHER TORTIOUS ACTION, ARISING OUT</text:p>
      <text:p text:style-name="P2">OF OR IN CONNECTION WITH THE USE OR PERFORMANCE OF THIS SOFTWARE.</text:p>
      <text:p text:style-name="P2"/>
      <text:p text:style-name="P2">------------------------------------------------------------</text:p>
      <text:p text:style-name="P2">docutils &lt;https://pypi.python.org/pypi/docutils&gt;</text:p>
      <text:p text:style-name="P2">Public Domain with exceptions </text:p>
      <text:p text:style-name="P2">----------</text:p>
      <text:p text:style-name="P2">==================</text:p>
      <text:p text:style-name="P2"><text:s/>Copying Docutils</text:p>
      <text:p text:style-name="P2">==================</text:p>
      <text:p text:style-name="P2"/>
      <text:p text:style-name="P2">:Author: David Goodger</text:p>
      <text:p text:style-name="P2">:Contact: goodger@python.org</text:p>
      <text:p text:style-name="P2">:Date: $Date: 2015-05-08 15:56:32 +0000 (Fri, 08 May 2015) $</text:p>
      <text:p text:style-name="P2">:Web site: http://docutils.sourceforge.net/</text:p>
      <text:p text:style-name="P2">:Copyright: This document has been placed in the public domain.</text:p>
      <text:p text:style-name="P2"/>
      <text:p text:style-name="P2">Most of the files included in this project have been placed in the</text:p>
      <text:p text:style-name="P2">public domain, and therefore have no license requirements and no</text:p>
      <text:p text:style-name="P2">restrictions on copying or usage; see the `Public Domain Dedication`_</text:p>
      <text:p text:style-name="P2">below. <text:s/>There are a few exceptions_, listed below.</text:p>
      <text:p text:style-name="P2">Files in the Sandbox_ are not distributed with Docutils releases and</text:p>
      <text:p text:style-name="P2">may have different license terms.</text:p>
      <text:p text:style-name="P2"/>
      <text:p text:style-name="P2"/>
      <text:p text:style-name="P2">Public Domain Dedication</text:p>
      <text:p text:style-name="P2">========================</text:p>
      <text:p text:style-name="P2"/>
      <text:p text:style-name="P2">The persons who have associated their work with this project (the</text:p>
      <text:p text:style-name="P2">"Dedicator": David Goodger and the many contributors to the Docutils</text:p>
      <text:p text:style-name="P2">project) hereby dedicate the entire copyright, less the exceptions_</text:p>
      <text:p text:style-name="P2">listed below, in the work of authorship known as "Docutils" identified</text:p>
      <text:p text:style-name="P2"><text:soft-page-break/>below (the "Work") to the public domain.</text:p>
      <text:p text:style-name="P2"/>
      <text:p text:style-name="P2">The primary repository for the Work is the Internet World Wide Web</text:p>
      <text:p text:style-name="P2">site &lt;http://docutils.sourceforge.net/&gt;. <text:s/>The Work consists of the</text:p>
      <text:p text:style-name="P2">files within the "docutils" module of the Docutils project Subversion</text:p>
      <text:p text:style-name="P2">repository (Internet host docutils.svn.sourceforge.net, filesystem path</text:p>
      <text:p text:style-name="P2">/svnroot/docutils), whose Internet web interface is located at</text:p>
      <text:p text:style-name="P2">&lt;http://docutils.svn.sourceforge.net/viewvc/docutils/&gt;. <text:s/>Files dedicated to the</text:p>
      <text:p text:style-name="P2">public domain may be identified by the inclusion, near the beginning</text:p>
      <text:p text:style-name="P2">of each file, of a declaration of the form::</text:p>
      <text:p text:style-name="P2"/>
      <text:p text:style-name="P2"><text:s text:c="4"/>Copyright: This document/module/DTD/stylesheet/file/etc. has been</text:p>
      <text:p text:style-name="P2"><text:s text:c="15"/>placed in the public domain.</text:p>
      <text:p text:style-name="P2"/>
      <text:p text:style-name="P2">Dedicator makes this dedication for the benefit of the public at large</text:p>
      <text:p text:style-name="P2">and to the detriment of Dedicator's heirs and successors. <text:s/>Dedicator</text:p>
      <text:p text:style-name="P2">intends this dedication to be an overt act of relinquishment in</text:p>
      <text:p text:style-name="P2">perpetuity of all present and future rights under copyright law,</text:p>
      <text:p text:style-name="P2">whether vested or contingent, in the Work. <text:s/>Dedicator understands that</text:p>
      <text:p text:style-name="P2">such relinquishment of all rights includes the relinquishment of all</text:p>
      <text:p text:style-name="P2">rights to enforce (by lawsuit or otherwise) those copyrights in the</text:p>
      <text:p text:style-name="P2">Work.</text:p>
      <text:p text:style-name="P2"/>
      <text:p text:style-name="P2">Dedicator recognizes that, once placed in the public domain, the Work</text:p>
      <text:p text:style-name="P2">may be freely reproduced, distributed, transmitted, used, modified,</text:p>
      <text:p text:style-name="P2">built upon, or otherwise exploited by anyone for any purpose,</text:p>
      <text:p text:style-name="P2">commercial or non-commercial, and in any way, including by methods</text:p>
      <text:p text:style-name="P2">that have not yet been invented or conceived.</text:p>
      <text:p text:style-name="P2"/>
      <text:p text:style-name="P2">(This dedication is derived from the text of the `Creative Commons</text:p>
      <text:p text:style-name="P2">Public Domain Dedication`. [#]_)</text:p>
      <text:p text:style-name="P2"/>
      <text:p text:style-name="P2">.. [#] Creative Commons has `retired this legal tool`__ and does not</text:p>
      <text:p text:style-name="P2"><text:s text:c="3"/>recommend that it be applied to works: This tool is based on United</text:p>
      <text:p text:style-name="P2"><text:s text:c="3"/>States law and may not be applicable outside the US. For dedicating new</text:p>
      <text:p text:style-name="P2"><text:s text:c="3"/>works to the public domain, Creative Commons recommend the replacement</text:p>
      <text:p text:style-name="P2"><text:s text:c="3"/>Public Domain Dedication CC0_ (CC zero, "No Rights Reserved"). So does</text:p>
      <text:p text:style-name="P2"><text:s text:c="3"/>the Free Software Foundation in its license-list_.</text:p>
      <text:p text:style-name="P2"/>
      <text:p text:style-name="P2"><text:s text:c="3"/>__ <text:s/>http://creativecommons.org/retiredlicenses</text:p>
      <text:p text:style-name="P2"><text:s text:c="3"/>.. _CC0: http://creativecommons.org/about/cc0</text:p>
      <text:p text:style-name="P2"/>
      <text:p text:style-name="P2">Exceptions</text:p>
      <text:p text:style-name="P2">==========</text:p>
      <text:p text:style-name="P2"/>
      <text:p text:style-name="P2">The exceptions to the `Public Domain Dedication`_ above are:</text:p>
      <text:p text:style-name="P2"/>
      <text:p text:style-name="P2">* docutils/writers/s5_html/themes/default/iepngfix.htc:</text:p>
      <text:p text:style-name="P2"/>
      <text:p text:style-name="P2"><text:s text:c="6"/>IE5.5+ PNG Alpha Fix v1.0 by Angus Turnbull</text:p>
      <text:p text:style-name="P2"><text:s text:c="6"/>&lt;http://www.twinhelix.com&gt;. <text:s/>Free usage permitted as long as</text:p>
      <text:p text:style-name="P2"><text:s text:c="6"/>this notice remains intact.</text:p>
      <text:p text:style-name="P2"/>
      <text:p text:style-name="P2">* docutils/utils/math/__init__.py,</text:p>
      <text:p text:style-name="P2"><text:s text:c="2"/>docutils/utils/math/latex2mathml.py,</text:p>
      <text:p text:style-name="P2"><text:s text:c="2"/>docutils/writers/xetex/__init__.py,</text:p>
      <text:p text:style-name="P2"><text:s text:c="2"/>docutils/writers/latex2e/docutils-05-compat.sty,</text:p>
      <text:p text:style-name="P2"><text:s text:c="2"/>docs/user/docutils-05-compat.sty.txt,</text:p>
      <text:p text:style-name="P2"><text:s text:c="2"/>docutils/utils/error_reporting.py,</text:p>
      <text:p text:style-name="P2"><text:s text:c="2"/>docutils/test/transforms/test_smartquotes.py:</text:p>
      <text:p text:style-name="P2"/>
      <text:p text:style-name="P2"><text:s text:c="2"/>Copyright © Günter Milde.</text:p>
      <text:p text:style-name="P2"><text:s text:c="2"/>Released under the terms of the `2-Clause BSD license`_</text:p>
      <text:p text:style-name="P2"><text:s text:c="2"/>(`local copy &lt;licenses/BSD-2-Clause.txt&gt;`__).</text:p>
      <text:p text:style-name="P2"/>
      <text:p text:style-name="P2">* docutils/utils/smartquotes.py</text:p>
      <text:p text:style-name="P2"/>
      <text:p text:style-name="P2"><text:s text:c="2"/>Copyright © 2011 Günter Milde,</text:p>
      <text:p text:style-name="P2"><text:s text:c="2"/>based on `SmartyPants`_ © 2003 John Gruber</text:p>
      <text:p text:style-name="P2"><text:s text:c="2"/>(released under a 3-Clause BSD license included in the file)</text:p>
      <text:p text:style-name="P2"><text:s text:c="2"/>and smartypants.py © 2004, 2007 Chad Miller.</text:p>
      <text:p text:style-name="P2"><text:s text:c="2"/>Released under the terms of the `2-Clause BSD license`_</text:p>
      <text:p text:style-name="P2"><text:soft-page-break/><text:s text:c="2"/>(`local copy &lt;licenses/BSD-2-Clause.txt&gt;`__).</text:p>
      <text:p text:style-name="P2"/>
      <text:p text:style-name="P2"><text:s text:c="2"/>.. _SmartyPants: http://daringfireball.net/projects/smartypants/</text:p>
      <text:p text:style-name="P2"/>
      <text:p text:style-name="P2">* docutils/utils/math/math2html.py,</text:p>
      <text:p text:style-name="P2"><text:s text:c="2"/>docutils/writers/html4css1/math.css</text:p>
      <text:p text:style-name="P2"/>
      <text:p text:style-name="P2"><text:s text:c="2"/>Copyright © Alex Fernández</text:p>
      <text:p text:style-name="P2"><text:s text:c="2"/>These files are part of eLyXer_, released under the `GNU</text:p>
      <text:p text:style-name="P2"><text:s text:c="2"/>General Public License`_ version 3 or later. The author relicensed</text:p>
      <text:p text:style-name="P2"><text:s text:c="2"/>them for Docutils under the terms of the `2-Clause BSD license`_</text:p>
      <text:p text:style-name="P2"><text:s text:c="2"/>(`local copy &lt;licenses/BSD-2-Clause.txt&gt;`__).</text:p>
      <text:p text:style-name="P2"/>
      <text:p text:style-name="P2"><text:s text:c="2"/>.. _eLyXer: http://www.nongnu.org/elyxer/</text:p>
      <text:p text:style-name="P2"/>
      <text:p text:style-name="P2">* docutils/utils/roman.py, copyright by Mark Pilgrim, released under the</text:p>
      <text:p text:style-name="P2"><text:s text:c="2"/>`Python 2.1.1 license`_ (`local copy`__).</text:p>
      <text:p text:style-name="P2"/>
      <text:p text:style-name="P2"><text:s text:c="2"/>__ licenses/python-2-1-1.txt</text:p>
      <text:p text:style-name="P2"/>
      <text:p text:style-name="P2">* tools/editors/emacs/rst.el, copyright by Free Software Foundation,</text:p>
      <text:p text:style-name="P2"><text:s text:c="2"/>Inc., released under the `GNU General Public License`_ version 3 or</text:p>
      <text:p text:style-name="P2"><text:s text:c="2"/>later (`local copy`__).</text:p>
      <text:p text:style-name="P2"/>
      <text:p text:style-name="P2"><text:s text:c="2"/>__ licenses/gpl-3-0.txt</text:p>
      <text:p text:style-name="P2"/>
      <text:p text:style-name="P2">The `2-Clause BSD license`_ and the Python licenses are OSI-approved_</text:p>
      <text:p text:style-name="P2">and GPL-compatible_.</text:p>
      <text:p text:style-name="P2"/>
      <text:p text:style-name="P2">Plaintext versions of all the linked-to licenses are provided in the</text:p>
      <text:p text:style-name="P2">licenses_ directory.</text:p>
      <text:p text:style-name="P2"/>
      <text:p text:style-name="P2">.. _sandbox: http://docutils.sourceforge.net/sandbox/README.html</text:p>
      <text:p text:style-name="P2">.. _licenses: licenses/</text:p>
      <text:p text:style-name="P2">.. _Python 2.1.1 license: http://www.python.org/2.1.1/license.html</text:p>
      <text:p text:style-name="P2">.. _GNU General Public License: http://www.gnu.org/copyleft/gpl.html</text:p>
      <text:p text:style-name="P2">.. _2-Clause BSD license: http://www.spdx.org/licenses/BSD-2-Clause</text:p>
      <text:p text:style-name="P2">.. _OSI-approved: http://opensource.org/licenses/</text:p>
      <text:p text:style-name="P2">.. _license-list:</text:p>
      <text:p text:style-name="P2">.. _GPL-compatible: http://www.gnu.org/licenses/license-list.html</text:p>
      <text:p text:style-name="P2"/>
      <text:p text:style-name="P2">------------------------------------------------------------</text:p>
      <text:p text:style-name="P2">enum34 &lt;https://pypi.python.org/pypi/enum34&gt;</text:p>
      <text:p text:style-name="P2">BSD 3-Clause License </text:p>
      <text:p text:style-name="P2">----------</text:p>
      <text:p text:style-name="P2">Copyright (c) 2013, Ethan Furman.</text:p>
      <text:p text:style-name="P2">All rights reserved.</text:p>
      <text:p text:style-name="P2"/>
      <text:p text:style-name="P2">Redistribution and use in source and binary forms, with or without</text:p>
      <text:p text:style-name="P2">modification, are permitted provided that the following conditions</text:p>
      <text:p text:style-name="P2">are met:</text:p>
      <text:p text:style-name="P2"/>
      <text:p text:style-name="P2"><text:s text:c="4"/>Redistributions of source code must retain the above</text:p>
      <text:p text:style-name="P2"><text:s text:c="4"/>copyright notice, this list of conditions and the</text:p>
      <text:p text:style-name="P2"><text:s text:c="4"/>following disclaimer.</text:p>
      <text:p text:style-name="P2"/>
      <text:p text:style-name="P2"><text:s text:c="4"/>Redistributions in binary form must reproduce the above</text:p>
      <text:p text:style-name="P2"><text:s text:c="4"/>copyright notice, this list of conditions and the following</text:p>
      <text:p text:style-name="P2"><text:s text:c="4"/>disclaimer in the documentation and/or other materials</text:p>
      <text:p text:style-name="P2"><text:s text:c="4"/>provided with the distribution.</text:p>
      <text:p text:style-name="P2"/>
      <text:p text:style-name="P2"><text:s text:c="4"/>Neither the name Ethan Furman nor the names of any</text:p>
      <text:p text:style-name="P2"><text:s text:c="4"/>contributors may be used to endorse or promote products</text:p>
      <text:p text:style-name="P2"><text:s text:c="4"/>derived from this software without specific prior written</text:p>
      <text:p text:style-name="P2"><text:s text:c="4"/>permission.</text:p>
      <text:p text:style-name="P2"/>
      <text:p text:style-name="P2">THIS SOFTWARE IS PROVIDED BY THE COPYRIGHT HOLDERS AND CONTRIBUTORS "AS IS"</text:p>
      <text:p text:style-name="P2">AND ANY EXPRESS OR IMPLIED WARRANTIES, INCLUDING, BUT NOT LIMITED TO, THE</text:p>
      <text:p text:style-name="P2">IMPLIED WARRANTIES OF MERCHANTABILITY AND FITNESS FOR A PARTICULAR PURPOSE</text:p>
      <text:p text:style-name="P2">ARE DISCLAIMED. IN NO EVENT SHALL THE COPYRIGHT HOLDER OR CONTRIBUTORS BE</text:p>
      <text:p text:style-name="P2">LIABLE FOR ANY DIRECT, INDIRECT, INCIDENTAL, SPECIAL, EXEMPLARY, OR</text:p>
      <text:p text:style-name="P2">CONSEQUENTIAL DAMAGES (INCLUDING, BUT NOT LIMITED TO, PROCUREMENT OF</text:p>
      <text:p text:style-name="P2"><text:soft-page-break/>SUBSTITUTE GOODS OR SERVICES; LOSS OF USE, DATA, OR PROFITS; OR BUSINESS</text:p>
      <text:p text:style-name="P2">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text:p>
      <text:p text:style-name="P2"/>
      <text:p text:style-name="P2">------------------------------------------------------------</text:p>
      <text:p text:style-name="P2">Danube Cloud :: Community Edition &lt;https://github.com/erigones/esdc-ce&gt;</text:p>
      <text:p text:style-name="P2">Apache License 2.0 </text:p>
      <text:p text:style-name="P2">----------</text:p>
      <text:p text:style-name="P2">Danube Cloud Community Edition</text:p>
      <text:p text:style-name="P2">==============================</text:p>
      <text:p text:style-name="P2">Copyright 2016 Erigones, s. r. o.</text:p>
      <text:p text:style-name="P2">https://danubecloud.org</text:p>
      <text:p text:style-name="P2">----------</text:p>
      <text:p text:style-name="P2"><text:s text:c="33"/>Apache License</text:p>
      <text:p text:style-name="P2"><text:s text:c="27"/>Version 2.0, January 2004</text:p>
      <text:p text:style-name="P2"><text:s text:c="24"/>http://www.apache.org/licenses/</text:p>
      <text:p text:style-name="P2"/>
      <text:p text:style-name="P2"><text:s text:c="3"/>TERMS AND CONDITIONS FOR USE, REPRODUCTION, AND DISTRIBUTION</text:p>
      <text:p text:style-name="P2"/>
      <text:p text:style-name="P2"><text:s text:c="3"/>1. Definitions.</text:p>
      <text:p text:style-name="P2"/>
      <text:p text:style-name="P2"><text:s text:c="6"/>"License" shall mean the terms and conditions for use, reproduction,</text:p>
      <text:p text:style-name="P2"><text:s text:c="6"/>and distribution as defined by Sections 1 through 9 of this document.</text:p>
      <text:p text:style-name="P2"/>
      <text:p text:style-name="P2"><text:s text:c="6"/>"Licensor" shall mean the copyright owner or entity authorized by</text:p>
      <text:p text:style-name="P2"><text:s text:c="6"/>the copyright owner that is granting the License.</text:p>
      <text:p text:style-name="P2"/>
      <text:p text:style-name="P2"><text:s text:c="6"/>"Legal Entity" shall mean the union of the acting entity and all</text:p>
      <text:p text:style-name="P2"><text:s text:c="6"/>other entities that control, are controlled by, or are under common</text:p>
      <text:p text:style-name="P2"><text:s text:c="6"/>control with that entity. For the purposes of this definition,</text:p>
      <text:p text:style-name="P2"><text:s text:c="6"/>"control" means (i) the power, direct or indirect, to cause the</text:p>
      <text:p text:style-name="P2"><text:s text:c="6"/>direction or management of such entity, whether by contract or</text:p>
      <text:p text:style-name="P2"><text:s text:c="6"/>otherwise, or (ii) ownership of fifty percent (50%) or more of the</text:p>
      <text:p text:style-name="P2"><text:s text:c="6"/>outstanding shares, or (iii) beneficial ownership of such entity.</text:p>
      <text:p text:style-name="P2"/>
      <text:p text:style-name="P2"><text:s text:c="6"/>"You" (or "Your") shall mean an individual or Legal Entity</text:p>
      <text:p text:style-name="P2"><text:s text:c="6"/>exercising permissions granted by this License.</text:p>
      <text:p text:style-name="P2"/>
      <text:p text:style-name="P2"><text:s text:c="6"/>"Source" form shall mean the preferred form for making modifications,</text:p>
      <text:p text:style-name="P2"><text:s text:c="6"/>including but not limited to software source code, documentation</text:p>
      <text:p text:style-name="P2"><text:s text:c="6"/>source, and configuration files.</text:p>
      <text:p text:style-name="P2"/>
      <text:p text:style-name="P2"><text:s text:c="6"/>"Object" form shall mean any form resulting from mechanical</text:p>
      <text:p text:style-name="P2"><text:s text:c="6"/>transformation or translation of a Source form, including but</text:p>
      <text:p text:style-name="P2"><text:s text:c="6"/>not limited to compiled object code, generated documentation,</text:p>
      <text:p text:style-name="P2"><text:s text:c="6"/>and conversions to other media types.</text:p>
      <text:p text:style-name="P2"/>
      <text:p text:style-name="P2"><text:s text:c="6"/>"Work" shall mean the work of authorship, whether in Source or</text:p>
      <text:p text:style-name="P2"><text:s text:c="6"/>Object form, made available under the License, as indicated by a</text:p>
      <text:p text:style-name="P2"><text:s text:c="6"/>copyright notice that is included in or attached to the work</text:p>
      <text:p text:style-name="P2"><text:s text:c="6"/>(an example is provided in the Appendix below).</text:p>
      <text:p text:style-name="P2"/>
      <text:p text:style-name="P2"><text:s text:c="6"/>"Derivative Works" shall mean any work, whether in Source or Object</text:p>
      <text:p text:style-name="P2"><text:s text:c="6"/>form, that is based on (or derived from) the Work and for which the</text:p>
      <text:p text:style-name="P2"><text:s text:c="6"/>editorial revisions, annotations, elaborations, or other modifications</text:p>
      <text:p text:style-name="P2"><text:s text:c="6"/>represent, as a whole, an original work of authorship. For the purposes</text:p>
      <text:p text:style-name="P2"><text:s text:c="6"/>of this License, Derivative Works shall not include works that remain</text:p>
      <text:p text:style-name="P2"><text:s text:c="6"/>separable from, or merely link (or bind by name) to the interfaces of,</text:p>
      <text:p text:style-name="P2"><text:s text:c="6"/>the Work and Derivative Works thereof.</text:p>
      <text:p text:style-name="P2"/>
      <text:p text:style-name="P2"><text:s text:c="6"/>"Contribution" shall mean any work of authorship, including</text:p>
      <text:p text:style-name="P2"><text:s text:c="6"/>the original version of the Work and any modifications or additions</text:p>
      <text:p text:style-name="P2"><text:s text:c="6"/>to that Work or Derivative Works thereof, that is intentionally</text:p>
      <text:p text:style-name="P2"><text:s text:c="6"/>submitted to Licensor for inclusion in the Work by the copyright owner</text:p>
      <text:p text:style-name="P2"><text:s text:c="6"/>or by an individual or Legal Entity authorized to submit on behalf of</text:p>
      <text:p text:style-name="P2"><text:s text:c="6"/>the copyright owner. For the purposes of this definition, "submitted"</text:p>
      <text:p text:style-name="P2"><text:s text:c="6"/>means any form of electronic, verbal, or written communication sent</text:p>
      <text:p text:style-name="P2"><text:s text:c="6"/>to the Licensor or its representatives, including but not limited to</text:p>
      <text:p text:style-name="P2"><text:s text:c="6"/>communication on electronic mailing lists, source code control systems,</text:p>
      <text:p text:style-name="P2"><text:s text:c="6"/>and issue tracking systems that are managed by, or on behalf of, the</text:p>
      <text:p text:style-name="P2"><text:soft-page-break/><text:s text:c="6"/>Licensor for the purpose of discussing and improving the Work, but</text:p>
      <text:p text:style-name="P2"><text:s text:c="6"/>excluding communication that is conspicuously marked or otherwise</text:p>
      <text:p text:style-name="P2"><text:s text:c="6"/>designated in writing by the copyright owner as "Not a Contribution."</text:p>
      <text:p text:style-name="P2"/>
      <text:p text:style-name="P2"><text:s text:c="6"/>"Contributor" shall mean Licensor and any individual or Legal Entity</text:p>
      <text:p text:style-name="P2"><text:s text:c="6"/>on behalf of whom a Contribution has been received by Licensor and</text:p>
      <text:p text:style-name="P2"><text:s text:c="6"/>subsequently incorporated within the Work.</text:p>
      <text:p text:style-name="P2"/>
      <text:p text:style-name="P2"><text:s text:c="3"/>2. Grant of Copyrigh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copyright license to reproduce, prepare Derivative Works of,</text:p>
      <text:p text:style-name="P2"><text:s text:c="6"/>publicly display, publicly perform, sublicense, and distribute the</text:p>
      <text:p text:style-name="P2"><text:s text:c="6"/>Work and such Derivative Works in Source or Object form.</text:p>
      <text:p text:style-name="P2"/>
      <text:p text:style-name="P2"><text:s text:c="3"/>3. Grant of Paten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except as stated in this section) patent license to make, have made,</text:p>
      <text:p text:style-name="P2"><text:s text:c="6"/>use, offer to sell, sell, import, and otherwise transfer the Work,</text:p>
      <text:p text:style-name="P2"><text:s text:c="6"/>where such license applies only to those patent claims licensable</text:p>
      <text:p text:style-name="P2"><text:s text:c="6"/>by such Contributor that are necessarily infringed by their</text:p>
      <text:p text:style-name="P2"><text:s text:c="6"/>Contribution(s) alone or by combination of their Contribution(s)</text:p>
      <text:p text:style-name="P2"><text:s text:c="6"/>with the Work to which such Contribution(s) was submitted. If You</text:p>
      <text:p text:style-name="P2"><text:s text:c="6"/>institute patent litigation against any entity (including a</text:p>
      <text:p text:style-name="P2"><text:s text:c="6"/>cross-claim or counterclaim in a lawsuit) alleging that the Work</text:p>
      <text:p text:style-name="P2"><text:s text:c="6"/>or a Contribution incorporated within the Work constitutes direct</text:p>
      <text:p text:style-name="P2"><text:s text:c="6"/>or contributory patent infringement, then any patent licenses</text:p>
      <text:p text:style-name="P2"><text:s text:c="6"/>granted to You under this License for that Work shall terminate</text:p>
      <text:p text:style-name="P2"><text:s text:c="6"/>as of the date such litigation is filed.</text:p>
      <text:p text:style-name="P2"/>
      <text:p text:style-name="P2"><text:s text:c="3"/>4. Redistribution. You may reproduce and distribute copies of the</text:p>
      <text:p text:style-name="P2"><text:s text:c="6"/>Work or Derivative Works thereof in any medium, with or without</text:p>
      <text:p text:style-name="P2"><text:s text:c="6"/>modifications, and in Source or Object form, provided that You</text:p>
      <text:p text:style-name="P2"><text:s text:c="6"/>meet the following conditions:</text:p>
      <text:p text:style-name="P2"/>
      <text:p text:style-name="P2"><text:s text:c="6"/>(a) You must give any other recipients of the Work or</text:p>
      <text:p text:style-name="P2"><text:s text:c="10"/>Derivative Works a copy of this License; and</text:p>
      <text:p text:style-name="P2"/>
      <text:p text:style-name="P2"><text:s text:c="6"/>(b) You must cause any modified files to carry prominent notices</text:p>
      <text:p text:style-name="P2"><text:s text:c="10"/>stating that You changed the files; and</text:p>
      <text:p text:style-name="P2"/>
      <text:p text:style-name="P2"><text:s text:c="6"/>(c) You must retain, in the Source form of any Derivative Works</text:p>
      <text:p text:style-name="P2"><text:s text:c="10"/>that You distribute, all copyright, patent, trademark, and</text:p>
      <text:p text:style-name="P2"><text:s text:c="10"/>attribution notices from the Source form of the Work,</text:p>
      <text:p text:style-name="P2"><text:s text:c="10"/>excluding those notices that do not pertain to any part of</text:p>
      <text:p text:style-name="P2"><text:s text:c="10"/>the Derivative Works; and</text:p>
      <text:p text:style-name="P2"/>
      <text:p text:style-name="P2"><text:s text:c="6"/>(d) If the Work includes a "NOTICE" text file as part of its</text:p>
      <text:p text:style-name="P2"><text:s text:c="10"/>distribution, then any Derivative Works that You distribute must</text:p>
      <text:p text:style-name="P2"><text:s text:c="10"/>include a readable copy of the attribution notices contained</text:p>
      <text:p text:style-name="P2"><text:s text:c="10"/>within such NOTICE file, excluding those notices that do not</text:p>
      <text:p text:style-name="P2"><text:s text:c="10"/>pertain to any part of the Derivative Works, in at least one</text:p>
      <text:p text:style-name="P2"><text:s text:c="10"/>of the following places: within a NOTICE text file distributed</text:p>
      <text:p text:style-name="P2"><text:s text:c="10"/>as part of the Derivative Works; within the Source form or</text:p>
      <text:p text:style-name="P2"><text:s text:c="10"/>documentation, if provided along with the Derivative Works; or,</text:p>
      <text:p text:style-name="P2"><text:s text:c="10"/>within a display generated by the Derivative Works, if and</text:p>
      <text:p text:style-name="P2"><text:s text:c="10"/>wherever such third-party notices normally appear. The contents</text:p>
      <text:p text:style-name="P2"><text:s text:c="10"/>of the NOTICE file are for informational purposes only and</text:p>
      <text:p text:style-name="P2"><text:s text:c="10"/>do not modify the License. You may add Your own attribution</text:p>
      <text:p text:style-name="P2"><text:s text:c="10"/>notices within Derivative Works that You distribute, alongside</text:p>
      <text:p text:style-name="P2"><text:s text:c="10"/>or as an addendum to the NOTICE text from the Work, provided</text:p>
      <text:p text:style-name="P2"><text:s text:c="10"/>that such additional attribution notices cannot be construed</text:p>
      <text:p text:style-name="P2"><text:s text:c="10"/>as modifying the License.</text:p>
      <text:p text:style-name="P2"/>
      <text:p text:style-name="P2"><text:s text:c="6"/>You may add Your own copyright statement to Your modifications and</text:p>
      <text:p text:style-name="P2"><text:s text:c="6"/>may provide additional or different license terms and conditions</text:p>
      <text:p text:style-name="P2"><text:s text:c="6"/>for use, reproduction, or distribution of Your modifications, or</text:p>
      <text:p text:style-name="P2"><text:s text:c="6"/>for any such Derivative Works as a whole, provided Your use,</text:p>
      <text:p text:style-name="P2"><text:s text:c="6"/>reproduction, and distribution of the Work otherwise complies with</text:p>
      <text:p text:style-name="P2"><text:s text:c="6"/>the conditions stated in this License.</text:p>
      <text:p text:style-name="P2"/>
      <text:p text:style-name="P2"><text:soft-page-break/><text:s text:c="3"/>5. Submission of Contributions. Unless You explicitly state otherwise,</text:p>
      <text:p text:style-name="P2"><text:s text:c="6"/>any Contribution intentionally submitted for inclusion in the Work</text:p>
      <text:p text:style-name="P2"><text:s text:c="6"/>by You to the Licensor shall be under the terms and conditions of</text:p>
      <text:p text:style-name="P2"><text:s text:c="6"/>this License, without any additional terms or conditions.</text:p>
      <text:p text:style-name="P2"><text:s text:c="6"/>Notwithstanding the above, nothing herein shall supersede or modify</text:p>
      <text:p text:style-name="P2"><text:s text:c="6"/>the terms of any separate license agreement you may have executed</text:p>
      <text:p text:style-name="P2"><text:s text:c="6"/>with Licensor regarding such Contributions.</text:p>
      <text:p text:style-name="P2"/>
      <text:p text:style-name="P2"><text:s text:c="3"/>6. Trademarks. This License does not grant permission to use the trade</text:p>
      <text:p text:style-name="P2"><text:s text:c="6"/>names, trademarks, service marks, or product names of the Licensor,</text:p>
      <text:p text:style-name="P2"><text:s text:c="6"/>except as required for reasonable and customary use in describing the</text:p>
      <text:p text:style-name="P2"><text:s text:c="6"/>origin of the Work and reproducing the content of the NOTICE file.</text:p>
      <text:p text:style-name="P2"/>
      <text:p text:style-name="P2"><text:s text:c="3"/>7. Disclaimer of Warranty. Unless required by applicable law or</text:p>
      <text:p text:style-name="P2"><text:s text:c="6"/>agreed to in writing, Licensor provides the Work (and each</text:p>
      <text:p text:style-name="P2"><text:s text:c="6"/>Contributor provides its Contributions) on an "AS IS" BASIS,</text:p>
      <text:p text:style-name="P2"><text:s text:c="6"/>WITHOUT WARRANTIES OR CONDITIONS OF ANY KIND, either express or</text:p>
      <text:p text:style-name="P2"><text:s text:c="6"/>implied, including, without limitation, any warranties or conditions</text:p>
      <text:p text:style-name="P2"><text:s text:c="6"/>of TITLE, NON-INFRINGEMENT, MERCHANTABILITY, or FITNESS FOR A</text:p>
      <text:p text:style-name="P2"><text:s text:c="6"/>PARTICULAR PURPOSE. You are solely responsible for determining the</text:p>
      <text:p text:style-name="P2"><text:s text:c="6"/>appropriateness of using or redistributing the Work and assume any</text:p>
      <text:p text:style-name="P2"><text:s text:c="6"/>risks associated with Your exercise of permissions under this License.</text:p>
      <text:p text:style-name="P2"/>
      <text:p text:style-name="P2"><text:s text:c="3"/>8. Limitation of Liability. In no event and under no legal theory,</text:p>
      <text:p text:style-name="P2"><text:s text:c="6"/>whether in tort (including negligence), contract, or otherwise,</text:p>
      <text:p text:style-name="P2"><text:s text:c="6"/>unless required by applicable law (such as deliberate and grossly</text:p>
      <text:p text:style-name="P2"><text:s text:c="6"/>negligent acts) or agreed to in writing, shall any Contributor be</text:p>
      <text:p text:style-name="P2"><text:s text:c="6"/>liable to You for damages, including any direct, indirect, special,</text:p>
      <text:p text:style-name="P2"><text:s text:c="6"/>incidental, or consequential damages of any character arising as a</text:p>
      <text:p text:style-name="P2"><text:s text:c="6"/>result of this License or out of the use or inability to use the</text:p>
      <text:p text:style-name="P2"><text:s text:c="6"/>Work (including but not limited to damages for loss of goodwill,</text:p>
      <text:p text:style-name="P2"><text:s text:c="6"/>work stoppage, computer failure or malfunction, or any and all</text:p>
      <text:p text:style-name="P2"><text:s text:c="6"/>other commercial damages or losses), even if such Contributor</text:p>
      <text:p text:style-name="P2"><text:s text:c="6"/>has been advised of the possibility of such damages.</text:p>
      <text:p text:style-name="P2"/>
      <text:p text:style-name="P2"><text:s text:c="3"/>9. Accepting Warranty or Additional Liability. While redistributing</text:p>
      <text:p text:style-name="P2"><text:s text:c="6"/>the Work or Derivative Works thereof, You may choose to offer,</text:p>
      <text:p text:style-name="P2"><text:s text:c="6"/>and charge a fee for, acceptance of support, warranty, indemnity,</text:p>
      <text:p text:style-name="P2"><text:s text:c="6"/>or other liability obligations and/or rights consistent with this</text:p>
      <text:p text:style-name="P2"><text:s text:c="6"/>License. However, in accepting such obligations, You may act only</text:p>
      <text:p text:style-name="P2"><text:s text:c="6"/>on Your own behalf and on Your sole responsibility, not on behalf</text:p>
      <text:p text:style-name="P2"><text:s text:c="6"/>of any other Contributor, and only if You agree to indemnify,</text:p>
      <text:p text:style-name="P2"><text:s text:c="6"/>defend, and hold each Contributor harmless for any liability</text:p>
      <text:p text:style-name="P2"><text:s text:c="6"/>incurred by, or claims asserted against, such Contributor by reason</text:p>
      <text:p text:style-name="P2"><text:s text:c="6"/>of your accepting any such warranty or additional liability.</text:p>
      <text:p text:style-name="P2"/>
      <text:p text:style-name="P2"><text:s text:c="3"/>END OF TERMS AND CONDITIONS</text:p>
      <text:p text:style-name="P2"/>
      <text:p text:style-name="P2">------------------------------------------------------------</text:p>
      <text:p text:style-name="P2">frozendict &lt;https://pypi.python.org/pypi/frozendict&gt;</text:p>
      <text:p text:style-name="P2">MIT License </text:p>
      <text:p text:style-name="P2">----------</text:p>
      <text:p text:style-name="P2">Copyright (c) 2012 Santiago Lezica</text:p>
      <text:p text:style-name="P2"/>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
      <text:p text:style-name="P2">The above copyright notice and this permission notice shall be included in all copies or substantial portions of the Software.</text:p>
      <text:p text:style-name="P2"/>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2">------------------------------------------------------------</text:p>
      <text:p text:style-name="P2"><text:soft-page-break/>gevent &lt;https://pypi.python.org/pypi/gevent&gt;</text:p>
      <text:p text:style-name="P2">MIT License </text:p>
      <text:p text:style-name="P2">----------</text:p>
      <text:p text:style-name="P2">Except when otherwise stated (look at the beginning of each file) the software</text:p>
      <text:p text:style-name="P2">and the documentation in this project are copyrighted by:</text:p>
      <text:p text:style-name="P2"/>
      <text:p text:style-name="P2"><text:s text:c="2"/>Denis Bilenko and the contributors, http://www.gevent.org</text:p>
      <text:p text:style-name="P2"/>
      <text:p text:style-name="P2">and licensed under the MIT license:</text:p>
      <text:p text:style-name="P2"/>
      <text:p text:style-name="P2"><text:s text:c="2"/>Permission is hereby granted, free of charge, to any person obtaining a copy</text:p>
      <text:p text:style-name="P2"><text:s text:c="2"/>of this software and associated documentation files (the "Software"), to deal</text:p>
      <text:p text:style-name="P2"><text:s text:c="2"/>in the Software without restriction, including without limitation the rights</text:p>
      <text:p text:style-name="P2"><text:s text:c="2"/>to use, copy, modify, merge, publish, distribute, sublicense, and/or sell</text:p>
      <text:p text:style-name="P2"><text:s text:c="2"/>copies of the Software, and to permit persons to whom the Software is</text:p>
      <text:p text:style-name="P2"><text:s text:c="2"/>furnished to do so, subject to the following conditions:</text:p>
      <text:p text:style-name="P2"/>
      <text:p text:style-name="P2"><text:s text:c="2"/>The above copyright notice and this permission notice shall be included in</text:p>
      <text:p text:style-name="P2"><text:s text:c="2"/>all copies or substantial portions of the Software.</text:p>
      <text:p text:style-name="P2"/>
      <text:p text:style-name="P2"><text:s text:c="2"/>THE SOFTWARE IS PROVIDED "AS IS", WITHOUT WARRANTY OF ANY KIND, EXPRESS OR</text:p>
      <text:p text:style-name="P2"><text:s text:c="2"/>IMPLIED, INCLUDING BUT NOT LIMITED TO THE WARRANTIES OF MERCHANTABILITY,</text:p>
      <text:p text:style-name="P2"><text:s text:c="2"/>FITNESS FOR A PARTICULAR PURPOSE AND NONINFRINGEMENT. IN NO EVENT SHALL THE</text:p>
      <text:p text:style-name="P2"><text:s text:c="2"/>AUTHORS OR COPYRIGHT HOLDERS BE LIABLE FOR ANY CLAIM, DAMAGES OR OTHER</text:p>
      <text:p text:style-name="P2"><text:s text:c="2"/>LIABILITY, WHETHER IN AN ACTION OF CONTRACT, TORT OR OTHERWISE, ARISING FROM,</text:p>
      <text:p text:style-name="P2"><text:s text:c="2"/>OUT OF OR IN CONNECTION WITH THE SOFTWARE OR THE USE OR OTHER DEALINGS IN</text:p>
      <text:p text:style-name="P2"><text:s text:c="2"/>THE SOFTWARE.</text:p>
      <text:p text:style-name="P2"/>
      <text:p text:style-name="P2">------------------------------------------------------------</text:p>
      <text:p text:style-name="P2">gevent-socketio &lt;https://pypi.python.org/pypi/gevent-socketio&gt;</text:p>
      <text:p text:style-name="P2">BSD 3-Clause License </text:p>
      <text:p text:style-name="P2">----------</text:p>
      <text:p text:style-name="P2">Copyright (c) 2010, Noppo (Jeffrey Gelens) &lt;http://www.noppo.pro/&gt;</text:p>
      <text:p text:style-name="P2">All rights reserved.</text:p>
      <text:p text:style-name="P2"/>
      <text:p text:style-name="P2">Redistribution and use in source and binary forms, with or without modification,</text:p>
      <text:p text:style-name="P2">are permitted provided that the following conditions are met:</text:p>
      <text:p text:style-name="P2"/>
      <text:p text:style-name="P2">Redistributions of source code must retain the above copyright notice, this list</text:p>
      <text:p text:style-name="P2">of conditions and the following disclaimer.</text:p>
      <text:p text:style-name="P2">Redistributions in binary form must reproduce the above copyright notice, this</text:p>
      <text:p text:style-name="P2">list of conditions and the following disclaimer in the documentation and/or</text:p>
      <text:p text:style-name="P2">other materials provided with the distribution.</text:p>
      <text:p text:style-name="P2">Neither the name of the Noppo nor the names of its contributors may be</text:p>
      <text:p text:style-name="P2">used to endorse or promote products derived from this software without specific</text:p>
      <text:p text:style-name="P2">prior written permission.</text:p>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HOLD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gevent-websocket &lt;https://pypi.python.org/pypi/gevent-websocket&gt;</text:p>
      <text:p text:style-name="P2">Apache License 2.0 </text:p>
      <text:p text:style-name="P2">----------</text:p>
      <text:p text:style-name="P2"><text:s text:c="3"/>Copyright 2011-2013 Jeffrey Gelens &lt;jeffrey@noppo.pro&gt;</text:p>
      <text:p text:style-name="P2"/>
      <text:p text:style-name="P2"><text:s text:c="3"/>Licensed under the Apache License, Version 2.0 (the "License");</text:p>
      <text:p text:style-name="P2"><text:s text:c="3"/>you may not use this file except in compliance with the License.</text:p>
      <text:p text:style-name="P2"><text:s text:c="3"/>You may obtain a copy of the License at</text:p>
      <text:p text:style-name="P2"/>
      <text:p text:style-name="P2"><text:s text:c="5"/>http://www.apache.org/licenses/LICENSE-2.0</text:p>
      <text:p text:style-name="P2"/>
      <text:p text:style-name="P2"><text:s text:c="3"/>Unless required by applicable law or agreed to in writing, software</text:p>
      <text:p text:style-name="P2"><text:s text:c="3"/>distributed under the License is distributed on an "AS IS" BASIS,</text:p>
      <text:p text:style-name="P2"><text:s text:c="3"/>WITHOUT WARRANTIES OR CONDITIONS OF ANY KIND, either express or implied.</text:p>
      <text:p text:style-name="P2"><text:soft-page-break/><text:s text:c="3"/>See the License for the specific language governing permissions and</text:p>
      <text:p text:style-name="P2"><text:s text:c="3"/>limitations under the License.</text:p>
      <text:p text:style-name="P2"/>
      <text:p text:style-name="P2">------------------------------------------------------------</text:p>
      <text:p text:style-name="P2">greenlet &lt;https://pypi.python.org/pypi/greenlet&gt;</text:p>
      <text:p text:style-name="P2">MIT License </text:p>
      <text:p text:style-name="P2">----------</text:p>
      <text:p text:style-name="P2">The following files are derived from Stackless Python and are subject to the</text:p>
      <text:p text:style-name="P2">same license as Stackless Python:</text:p>
      <text:p text:style-name="P2"/>
      <text:p text:style-name="P2"><text:tab/>slp_platformselect.h</text:p>
      <text:p text:style-name="P2"><text:tab/>files in platform/ directory</text:p>
      <text:p text:style-name="P2"/>
      <text:p text:style-name="P2">See LICENSE.PSF and http://www.stackless.com/ for details.</text:p>
      <text:p text:style-name="P2"/>
      <text:p text:style-name="P2">Unless otherwise noted, the files in greenlet have been released under the</text:p>
      <text:p text:style-name="P2">following MIT license:</text:p>
      <text:p text:style-name="P2"/>
      <text:p text:style-name="P2">Copyright (c) Armin Rigo, Christian Tismer and contributors</text:p>
      <text:p text:style-name="P2"/>
      <text:p text:style-name="P2">Permission is hereby granted, free of charge, to any person obtaining a copy</text:p>
      <text:p text:style-name="P2">of this software and associated documentation files (the "Software"), to deal</text:p>
      <text:p text:style-name="P2">in the Software without restriction, including without limitation the rights</text:p>
      <text:p text:style-name="P2">to use, copy, modify, merge, publish, distribute, sublicense, and/or sell</text:p>
      <text:p text:style-name="P2">copies of the Software, and to permit persons to whom the Software is</text:p>
      <text:p text:style-name="P2">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text:p>
      <text:p text:style-name="P2">THE SOFTWARE.</text:p>
      <text:p text:style-name="P2"/>
      <text:p text:style-name="P2">------------------------------------------------------------</text:p>
      <text:p text:style-name="P2">gunicorn &lt;https://pypi.python.org/pypi/gunicorn/&gt;</text:p>
      <text:p text:style-name="P2">MIT License </text:p>
      <text:p text:style-name="P2">----------</text:p>
      <text:p text:style-name="P2">2009-2016 (c) Benoît Chesneau &lt;benoitc@e-engura.org&gt;</text:p>
      <text:p text:style-name="P2">2009-2015 (c) Paul J. Davis &lt;paul.joseph.davis@gmail.com&gt;</text:p>
      <text:p text:style-name="P2"/>
      <text:p text:style-name="P2">Permission is hereby granted, free of charge, to any person</text:p>
      <text:p text:style-name="P2">obtaining a copy of this software and associated documentation</text:p>
      <text:p text:style-name="P2">files (the "Software"), to deal in the Software without</text:p>
      <text:p text:style-name="P2">restriction, including without limitation the rights to use,</text:p>
      <text:p text:style-name="P2">copy, modify, merge, publish, distribute, sublicense, and/or sell</text:p>
      <text:p text:style-name="P2">copies of the Software, and to permit persons to whom the</text:p>
      <text:p text:style-name="P2">Software is furnished to do so, subject to the following</text:p>
      <text:p text:style-name="P2">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text:p>
      <text:p text:style-name="P2">OF MERCHANTABILITY, FITNESS FOR A PARTICULAR PURPOSE AND</text:p>
      <text:p text:style-name="P2">NONINFRINGEMENT. IN NO EVENT SHALL THE AUTHORS OR COPYRIGHT</text:p>
      <text:p text:style-name="P2">HOLDERS BE LIABLE FOR ANY CLAIM, DAMAGES OR OTHER LIABILITY,</text:p>
      <text:p text:style-name="P2">WHETHER IN AN ACTION OF CONTRACT, TORT OR OTHERWISE, ARISING</text:p>
      <text:p text:style-name="P2">FROM, OUT OF OR IN CONNECTION WITH THE SOFTWARE OR THE USE OR</text:p>
      <text:p text:style-name="P2">OTHER DEALINGS IN THE SOFTWARE.</text:p>
      <text:p text:style-name="P2"/>
      <text:p text:style-name="P2">------------------------------------------------------------</text:p>
      <text:p text:style-name="P2">hiredis &lt;https://pypi.python.org/pypi/hiredis&gt;</text:p>
      <text:p text:style-name="P2">BSD 3-Clause License </text:p>
      <text:p text:style-name="P2">----------</text:p>
      <text:p text:style-name="P2">Copyright (c) 2011, Pieter Noordhuis</text:p>
      <text:p text:style-name="P2">All rights reserved.</text:p>
      <text:p text:style-name="P2"><text:soft-page-break/></text:p>
      <text:p text:style-name="P2">Redistribution and use in source and binary forms, with or without</text:p>
      <text:p text:style-name="P2">modification, are permitted provided that the following conditions are met:</text:p>
      <text:p text:style-name="P2"/>
      <text:p text:style-name="P2">* Redistributions of source code must retain the above copyright notice, this</text:p>
      <text:p text:style-name="P2"><text:s text:c="2"/>list of conditions and the following disclaimer.</text:p>
      <text:p text:style-name="P2"/>
      <text:p text:style-name="P2">* Redistributions in binary form must reproduce the above copyright notice,</text:p>
      <text:p text:style-name="P2"><text:s text:c="2"/>this list of conditions and the following disclaimer in the documentation</text:p>
      <text:p text:style-name="P2"><text:s text:c="2"/>and/or other materials provided with the distribution.</text:p>
      <text:p text:style-name="P2"/>
      <text:p text:style-name="P2">* Neither the name of Redis nor the names of its contributors may be used to</text:p>
      <text:p text:style-name="P2"><text:s text:c="2"/>endorse or promote products derived from this software without specific prior</text:p>
      <text:p text:style-name="P2"><text:s text:c="2"/>written permiss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OWN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idna &lt;https://pypi.python.org/pypi/idna&gt;</text:p>
      <text:p text:style-name="P2">BSD 3-Clause License </text:p>
      <text:p text:style-name="P2">----------</text:p>
      <text:p text:style-name="P2">License</text:p>
      <text:p text:style-name="P2">-------</text:p>
      <text:p text:style-name="P2"/>
      <text:p text:style-name="P2">Copyright (c) 2013-2016, Kim Davies. 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 Redistributions of source code must retain the above copyright</text:p>
      <text:p text:style-name="P2"><text:s text:c="3"/>notice, this list of conditions and the following disclaimer.</text:p>
      <text:p text:style-name="P2"/>
      <text:p text:style-name="P2">#. Redistributions in binary form must reproduce the above</text:p>
      <text:p text:style-name="P2"><text:s text:c="3"/>copyright notice, this list of conditions and the following</text:p>
      <text:p text:style-name="P2"><text:s text:c="3"/>disclaimer in the documentation and/or other materials provided with</text:p>
      <text:p text:style-name="P2"><text:s text:c="3"/>the distribution.</text:p>
      <text:p text:style-name="P2"/>
      <text:p text:style-name="P2">#. Neither the name of the copyright holder nor the names of the </text:p>
      <text:p text:style-name="P2"><text:s text:c="3"/>contributors may be used to endorse or promote products derived </text:p>
      <text:p text:style-name="P2"><text:s text:c="3"/>from this software without specific prior written permission.</text:p>
      <text:p text:style-name="P2"/>
      <text:p text:style-name="P2">#. THIS SOFTWARE IS PROVIDED BY THE CONTRIBUTORS "AS IS" AND ANY</text:p>
      <text:p text:style-name="P2"><text:s text:c="3"/>EXPRESS OR IMPLIED WARRANTIES, INCLUDING, BUT NOT LIMITED TO, THE</text:p>
      <text:p text:style-name="P2"><text:s text:c="3"/>IMPLIED WARRANTIES OF MERCHANTABILITY AND FITNESS FOR A PARTICULAR</text:p>
      <text:p text:style-name="P2"><text:s text:c="3"/>PURPOSE ARE DISCLAIMED. IN NO EVENT SHALL THE COPYRIGHT HOLDERS OR </text:p>
      <text:p text:style-name="P2"><text:s text:c="3"/>CONTRIBUTORS BE LIABLE FOR ANY DIRECT, INDIRECT, INCIDENTAL, </text:p>
      <text:p text:style-name="P2"><text:s text:c="3"/>SPECIAL, EXEMPLARY, OR CONSEQUENTIAL DAMAGES (INCLUDING, BUT NOT </text:p>
      <text:p text:style-name="P2"><text:s text:c="3"/>LIMITED TO, PROCUREMENT OF SUBSTITUTE GOODS OR SERVICES; LOSS OF USE,</text:p>
      <text:p text:style-name="P2"><text:s text:c="3"/>DATA, OR PROFITS; OR BUSINESS INTERRUPTION) HOWEVER CAUSED AND ON ANY</text:p>
      <text:p text:style-name="P2"><text:s text:c="3"/>THEORY OF LIABILITY, WHETHER IN CONTRACT, STRICT LIABILITY, OR TORT</text:p>
      <text:p text:style-name="P2"><text:s text:c="3"/>(INCLUDING NEGLIGENCE OR OTHERWISE) ARISING IN ANY WAY OUT OF THE</text:p>
      <text:p text:style-name="P2"><text:s text:c="3"/>USE OF THIS SOFTWARE, EVEN IF ADVISED OF THE POSSIBILITY OF SUCH</text:p>
      <text:p text:style-name="P2"><text:s text:c="3"/>DAMAGE.</text:p>
      <text:p text:style-name="P2"/>
      <text:p text:style-name="P2">Portions of the codec implementation and unit tests are derived from the</text:p>
      <text:p text:style-name="P2">Python standard library, which carries the `Python Software Foundation</text:p>
      <text:p text:style-name="P2">License &lt;https://docs.python.org/2/license.html&gt;`_:</text:p>
      <text:p text:style-name="P2"/>
      <text:p text:style-name="P2"><text:s text:c="3"/>Copyright (c) 2001-2014 Python Software Foundation; All Rights Reserved</text:p>
      <text:p text:style-name="P2"/>
      <text:p text:style-name="P2">Portions of the unit tests are derived from the Unicode standard, which </text:p>
      <text:p text:style-name="P2">is subject to the Unicode, Inc. License Agreement:</text:p>
      <text:p text:style-name="P2"/>
      <text:p text:style-name="P2"><text:soft-page-break/><text:s text:c="3"/>Copyright (c) 1991-2014 Unicode, Inc. All rights reserved.</text:p>
      <text:p text:style-name="P2"><text:s text:c="3"/>Distributed under the Terms of Use in </text:p>
      <text:p text:style-name="P2"><text:s text:c="3"/>&lt;http://www.unicode.org/copyright.html&gt;.</text:p>
      <text:p text:style-name="P2"/>
      <text:p text:style-name="P2"><text:s text:c="3"/>Permission is hereby granted, free of charge, to any person obtaining</text:p>
      <text:p text:style-name="P2"><text:s text:c="3"/>a copy of the Unicode data files and any associated documentation</text:p>
      <text:p text:style-name="P2"><text:s text:c="3"/>(the "Data Files") or Unicode software and any associated documentation</text:p>
      <text:p text:style-name="P2"><text:s text:c="3"/>(the "Software") to deal in the Data Files or Software</text:p>
      <text:p text:style-name="P2"><text:s text:c="3"/>without restriction, including without limitation the rights to use,</text:p>
      <text:p text:style-name="P2"><text:s text:c="3"/>copy, modify, merge, publish, distribute, and/or sell copies of</text:p>
      <text:p text:style-name="P2"><text:s text:c="3"/>the Data Files or Software, and to permit persons to whom the Data Files</text:p>
      <text:p text:style-name="P2"><text:s text:c="3"/>or Software are furnished to do so, provided that</text:p>
      <text:p text:style-name="P2"><text:s text:c="3"/></text:p>
      <text:p text:style-name="P2"><text:s text:c="3"/>(a) this copyright and permission notice appear with all copies </text:p>
      <text:p text:style-name="P2"><text:s text:c="3"/>of the Data Files or Software,</text:p>
      <text:p text:style-name="P2"/>
      <text:p text:style-name="P2"><text:s text:c="3"/>(b) this copyright and permission notice appear in associated </text:p>
      <text:p text:style-name="P2"><text:s text:c="3"/>documentation, and</text:p>
      <text:p text:style-name="P2"/>
      <text:p text:style-name="P2"><text:s text:c="3"/>(c) there is clear notice in each modified Data File or in the Software</text:p>
      <text:p text:style-name="P2"><text:s text:c="3"/>as well as in the documentation associated with the Data File(s) or</text:p>
      <text:p text:style-name="P2"><text:s text:c="3"/>Software that the data or software has been modified.</text:p>
      <text:p text:style-name="P2"/>
      <text:p text:style-name="P2"><text:s text:c="3"/>THE DATA FILES AND SOFTWARE ARE PROVIDED "AS IS", WITHOUT WARRANTY OF</text:p>
      <text:p text:style-name="P2"><text:s text:c="3"/>ANY KIND, EXPRESS OR IMPLIED, INCLUDING BUT NOT LIMITED TO THE</text:p>
      <text:p text:style-name="P2"><text:s text:c="3"/>WARRANTIES OF MERCHANTABILITY, FITNESS FOR A PARTICULAR PURPOSE AND</text:p>
      <text:p text:style-name="P2"><text:s text:c="3"/>NONINFRINGEMENT OF THIRD PARTY RIGHTS.</text:p>
      <text:p text:style-name="P2"><text:s text:c="3"/>IN NO EVENT SHALL THE COPYRIGHT HOLDER OR HOLDERS INCLUDED IN THIS</text:p>
      <text:p text:style-name="P2"><text:s text:c="3"/>NOTICE BE LIABLE FOR ANY CLAIM, OR ANY SPECIAL INDIRECT OR CONSEQUENTIAL</text:p>
      <text:p text:style-name="P2"><text:s text:c="3"/>DAMAGES, OR ANY DAMAGES WHATSOEVER RESULTING FROM LOSS OF USE,</text:p>
      <text:p text:style-name="P2"><text:s text:c="3"/>DATA OR PROFITS, WHETHER IN AN ACTION OF CONTRACT, NEGLIGENCE OR OTHER</text:p>
      <text:p text:style-name="P2"><text:s text:c="3"/>TORTIOUS ACTION, ARISING OUT OF OR IN CONNECTION WITH THE USE OR</text:p>
      <text:p text:style-name="P2"><text:s text:c="3"/>PERFORMANCE OF THE DATA FILES OR SOFTWARE.</text:p>
      <text:p text:style-name="P2"/>
      <text:p text:style-name="P2"><text:s text:c="3"/>Except as contained in this notice, the name of a copyright holder</text:p>
      <text:p text:style-name="P2"><text:s text:c="3"/>shall not be used in advertising or otherwise to promote the sale,</text:p>
      <text:p text:style-name="P2"><text:s text:c="3"/>use or other dealings in these Data Files or Software without prior</text:p>
      <text:p text:style-name="P2"><text:s text:c="3"/>written authorization of the copyright holder.</text:p>
      <text:p text:style-name="P2"/>
      <text:p text:style-name="P2">------------------------------------------------------------</text:p>
      <text:p text:style-name="P2">ipaddress &lt;https://pypi.python.org/pypi/ipaddress&gt;</text:p>
      <text:p text:style-name="P2">PSF License 2 </text:p>
      <text:p text:style-name="P2">----------</text:p>
      <text:p text:style-name="P2">This package is a modified version of cpython's ipaddress module.</text:p>
      <text:p text:style-name="P2">It is therefore distributed under the PSF license, as follows: </text:p>
      <text:p text:style-name="P2"/>
      <text:p text:style-name="P2">PYTHON SOFTWARE FOUNDATION LICENSE VERSION 2</text:p>
      <text:p text:style-name="P2">--------------------------------------------</text:p>
      <text:p text:style-name="P2"/>
      <text:p text:style-name="P2">1. This LICENSE AGREEMENT is between the Python Software Foundation</text:p>
      <text:p text:style-name="P2">("PSF"), and the Individual or Organization ("Licensee") accessing and</text:p>
      <text:p text:style-name="P2">otherwise using this software ("Python") in source or binary form and</text:p>
      <text:p text:style-name="P2">its associated documentation.</text:p>
      <text:p text:style-name="P2"/>
      <text:p text:style-name="P2">2. Subject to the terms and conditions of this License Agreement, PSF hereby</text:p>
      <text:p text:style-name="P2">grants Licensee a nonexclusive, royalty-free, world-wide license to reproduce,</text:p>
      <text:p text:style-name="P2">analyze, test, perform and/or display publicly, prepare derivative works,</text:p>
      <text:p text:style-name="P2">distribute, and otherwise use Python alone or in any derivative version,</text:p>
      <text:p text:style-name="P2">provided, however, that PSF's License Agreement and PSF's notice of copyright,</text:p>
      <text:p text:style-name="P2">i.e., "Copyright (c) 2001, 2002, 2003, 2004, 2005, 2006, 2007, 2008, 2009, 2010,</text:p>
      <text:p text:style-name="P2">2011, 2012, 2013, 2014 Python Software Foundation; All Rights Reserved" are</text:p>
      <text:p text:style-name="P2">retained in Python alone or in any derivative version prepared by Licensee.</text:p>
      <text:p text:style-name="P2"/>
      <text:p text:style-name="P2">3. In the event Licensee prepares a derivative work that is based on</text:p>
      <text:p text:style-name="P2">or incorporates Python or any part thereof, and wants to make</text:p>
      <text:p text:style-name="P2">the derivative work available to others as provided herein, then</text:p>
      <text:p text:style-name="P2">Licensee hereby agrees to include in any such work a brief summary of</text:p>
      <text:p text:style-name="P2">the changes made to Python.</text:p>
      <text:p text:style-name="P2"/>
      <text:p text:style-name="P2">4. PSF is making Python available to Licensee on an "AS IS"</text:p>
      <text:p text:style-name="P2">basis. <text:s/>PSF MAKES NO REPRESENTATIONS OR WARRANTIES, EXPRESS OR</text:p>
      <text:p text:style-name="P2">IMPLIED. <text:s/>BY WAY OF EXAMPLE, BUT NOT LIMITATION, PSF MAKES NO AND</text:p>
      <text:p text:style-name="P2"><text:soft-page-break/>DISCLAIMS ANY REPRESENTATION OR WARRANTY OF MERCHANTABILITY OR FITNESS</text:p>
      <text:p text:style-name="P2">FOR ANY PARTICULAR PURPOSE OR THAT THE USE OF PYTHON WILL NOT</text:p>
      <text:p text:style-name="P2">INFRINGE ANY THIRD PARTY RIGHTS.</text:p>
      <text:p text:style-name="P2"/>
      <text:p text:style-name="P2">5. PSF SHALL NOT BE LIABLE TO LICENSEE OR ANY OTHER USERS OF PYTHON</text:p>
      <text:p text:style-name="P2">FOR ANY INCIDENTAL, SPECIAL, OR CONSEQUENTIAL DAMAGES OR LOSS AS</text:p>
      <text:p text:style-name="P2">A RESULT OF MODIFYING, DISTRIBUTING, OR OTHERWISE USING PYTHON,</text:p>
      <text:p text:style-name="P2">OR ANY DERIVATIVE THEREOF, EVEN IF ADVISED OF THE POSSIBILITY THEREOF.</text:p>
      <text:p text:style-name="P2"/>
      <text:p text:style-name="P2">6. This License Agreement will automatically terminate upon a material</text:p>
      <text:p text:style-name="P2">breach of its terms and conditions.</text:p>
      <text:p text:style-name="P2"/>
      <text:p text:style-name="P2">7. Nothing in this License Agreement shall be deemed to create any</text:p>
      <text:p text:style-name="P2">relationship of agency, partnership, or joint venture between PSF and</text:p>
      <text:p text:style-name="P2">Licensee. <text:s/>This License Agreement does not grant permission to use PSF</text:p>
      <text:p text:style-name="P2">trademarks or trade name in a trademark sense to endorse or promote</text:p>
      <text:p text:style-name="P2">products or services of Licensee, or any third party.</text:p>
      <text:p text:style-name="P2"/>
      <text:p text:style-name="P2">8. By copying, installing or otherwise using Python, Licensee</text:p>
      <text:p text:style-name="P2">agrees to be bound by the terms and conditions of this License</text:p>
      <text:p text:style-name="P2">Agreement.</text:p>
      <text:p text:style-name="P2"/>
      <text:p text:style-name="P2">------------------------------------------------------------</text:p>
      <text:p text:style-name="P2">jdcal &lt;https://pypi.python.org/pypi/jdcal&gt;</text:p>
      <text:p text:style-name="P2">BSD 2-Clause License </text:p>
      <text:p text:style-name="P2">----------</text:p>
      <text:p text:style-name="P2">Copyright (c) 2011, Prasanth Nair</text:p>
      <text:p text:style-name="P2">All rights reserved.</text:p>
      <text:p text:style-name="P2"/>
      <text:p text:style-name="P2">Redistribution and use in source and binary forms, with or without modification, are permitted provided that the following conditions are met:</text:p>
      <text:p text:style-name="P2"/>
      <text:p text:style-name="P2">1. Redistributions of source code must retain the above copyright notice, this list of conditions and the following disclaimer.</text:p>
      <text:p text:style-name="P2"/>
      <text:p text:style-name="P2">2. Redistributions in binary form must reproduce the above copyright notice, this list of conditions and the following disclaimer in the documentation and/or other materials provided with the distribution.</text:p>
      <text:p text:style-name="P2"/>
      <text:p text:style-name="P2">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ext:p>
      <text:p text:style-name="P2">kombu &lt;https://pypi.python.org/pypi/kombu&gt;</text:p>
      <text:p text:style-name="P2">BSD 3-Clause License </text:p>
      <text:p text:style-name="P2">----------</text:p>
      <text:p text:style-name="P2">Copyright (c) 2015-2016 Ask Solem &amp; contributors. <text:s/>All rights reserved.</text:p>
      <text:p text:style-name="P2">Copyright (c) 2012-2014 GoPivotal Inc &amp; contributors. <text:s/>All rights reserved.</text:p>
      <text:p text:style-name="P2">Copyright (c) 2009-2012, Ask Solem &amp; contributors. <text:s/>All rights reserved.</text:p>
      <text:p text:style-name="P2"/>
      <text:p text:style-name="P2">Redistribution and use in source and binary forms, with or without</text:p>
      <text:p text:style-name="P2">modification, are permitted provided that the following conditions are met:</text:p>
      <text:p text:style-name="P2"><text:s text:c="4"/>* Redistributions of source code must retain the above copyright</text:p>
      <text:p text:style-name="P2"><text:s text:c="6"/>notice, this list of conditions and the following disclaimer.</text:p>
      <text:p text:style-name="P2"><text:s text:c="4"/>* Redistributions in binary form must reproduce the above copyright</text:p>
      <text:p text:style-name="P2"><text:s text:c="6"/>notice, this list of conditions and the following disclaimer in the</text:p>
      <text:p text:style-name="P2"><text:s text:c="6"/>documentation and/or other materials provided with the distribution.</text:p>
      <text:p text:style-name="P2"><text:s text:c="4"/>* Neither the name of Ask Solem nor the</text:p>
      <text:p text:style-name="P2"><text:s text:c="6"/>names of its contributors may be used to endorse or promote products</text:p>
      <text:p text:style-name="P2"><text:s text:c="6"/>derived from this software without specific prior written permission.</text:p>
      <text:p text:style-name="P2"/>
      <text:p text:style-name="P2">THIS SOFTWARE IS PROVIDED BY THE COPYRIGHT HOLDERS AND CONTRIBUTORS "AS IS"</text:p>
      <text:p text:style-name="P2">AND ANY EXPRESS OR IMPLIED WARRANTIES, INCLUDING, BUT NOT LIMITED TO,</text:p>
      <text:p text:style-name="P2">THE IMPLIED WARRANTIES OF MERCHANTABILITY AND FITNESS FOR A PARTICULAR</text:p>
      <text:p text:style-name="P2">PURPOSE ARE DISCLAIMED. IN NO EVENT SHALL Ask Solem OR CONTRIBUTORS</text:p>
      <text:p text:style-name="P2"><text:soft-page-break/>BE LIABLE FOR ANY DIRECT, INDIRECT, INCIDENTAL, SPECIAL, EXEMPLARY, OR</text:p>
      <text:p text:style-name="P2">CONSEQUENTIAL DAMAGES (INCLUDING, BUT NOT LIMITED TO, PROCUREMENT OF</text:p>
      <text:p text:style-name="P2">SUBSTITUTE GOODS OR SERVICES; LOSS OF USE, DATA, OR PROFITS; OR BUSINESS</text:p>
      <text:p text:style-name="P2">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text:p>
      <text:p text:style-name="P2"/>
      <text:p text:style-name="P2">------------------------------------------------------------</text:p>
      <text:p text:style-name="P2">librabbitmq &lt;https://pypi.python.org/pypi/librabbitmq&gt;</text:p>
      <text:p text:style-name="P2">Mozilla Public License 1.1 </text:p>
      <text:p text:style-name="P2">----------</text:p>
      <text:p text:style-name="P2"><text:s text:c="26"/>MOZILLA PUBLIC LICENSE</text:p>
      <text:p text:style-name="P2"><text:s text:c="32"/>Version 1.1</text:p>
      <text:p text:style-name="P2"/>
      <text:p text:style-name="P2"><text:s text:c="30"/>---------------</text:p>
      <text:p text:style-name="P2"/>
      <text:p text:style-name="P2">1. Definitions.</text:p>
      <text:p text:style-name="P2"/>
      <text:p text:style-name="P2"><text:s text:c="5"/>1.0.1. "Commercial Use" means distribution or otherwise making the</text:p>
      <text:p text:style-name="P2"><text:s text:c="5"/>Covered Code available to a third party.</text:p>
      <text:p text:style-name="P2"/>
      <text:p text:style-name="P2"><text:s text:c="5"/>1.1. "Contributor" means each entity that creates or contributes to</text:p>
      <text:p text:style-name="P2"><text:s text:c="5"/>the creation of Modifications.</text:p>
      <text:p text:style-name="P2"/>
      <text:p text:style-name="P2"><text:s text:c="5"/>1.2. "Contributor Version" means the combination of the Original</text:p>
      <text:p text:style-name="P2"><text:s text:c="5"/>Code, prior Modifications used by a Contributor, and the Modifications</text:p>
      <text:p text:style-name="P2"><text:s text:c="5"/>made by that particular Contributor.</text:p>
      <text:p text:style-name="P2"/>
      <text:p text:style-name="P2"><text:s text:c="5"/>1.3. "Covered Code" means the Original Code or Modifications or the</text:p>
      <text:p text:style-name="P2"><text:s text:c="5"/>combination of the Original Code and Modifications, in each case</text:p>
      <text:p text:style-name="P2"><text:s text:c="5"/>including portions thereof.</text:p>
      <text:p text:style-name="P2"/>
      <text:p text:style-name="P2"><text:s text:c="5"/>1.4. "Electronic Distribution Mechanism" means a mechanism generally</text:p>
      <text:p text:style-name="P2"><text:s text:c="5"/>accepted in the software development community for the electronic</text:p>
      <text:p text:style-name="P2"><text:s text:c="5"/>transfer of data.</text:p>
      <text:p text:style-name="P2"/>
      <text:p text:style-name="P2"><text:s text:c="5"/>1.5. "Executable" means Covered Code in any form other than Source</text:p>
      <text:p text:style-name="P2"><text:s text:c="5"/>Code.</text:p>
      <text:p text:style-name="P2"/>
      <text:p text:style-name="P2"><text:s text:c="5"/>1.6. "Initial Developer" means the individual or entity identified</text:p>
      <text:p text:style-name="P2"><text:s text:c="5"/>as the Initial Developer in the Source Code notice required by Exhibit</text:p>
      <text:p text:style-name="P2"><text:s text:c="5"/>A.</text:p>
      <text:p text:style-name="P2"/>
      <text:p text:style-name="P2"><text:s text:c="5"/>1.7. "Larger Work" means a work which combines Covered Code or</text:p>
      <text:p text:style-name="P2"><text:s text:c="5"/>portions thereof with code not governed by the terms of this License.</text:p>
      <text:p text:style-name="P2"/>
      <text:p text:style-name="P2"><text:s text:c="5"/>1.8. "License" means this document.</text:p>
      <text:p text:style-name="P2"/>
      <text:p text:style-name="P2"><text:s text:c="5"/>1.8.1. "Licensable" means having the right to grant, to the maximum</text:p>
      <text:p text:style-name="P2"><text:s text:c="5"/>extent possible, whether at the time of the initial grant or</text:p>
      <text:p text:style-name="P2"><text:s text:c="5"/>subsequently acquired, any and all of the rights conveyed herein.</text:p>
      <text:p text:style-name="P2"/>
      <text:p text:style-name="P2"><text:s text:c="5"/>1.9. "Modifications" means any addition to or deletion from the</text:p>
      <text:p text:style-name="P2"><text:s text:c="5"/>substance or structure of either the Original Code or any previous</text:p>
      <text:p text:style-name="P2"><text:s text:c="5"/>Modifications. When Covered Code is released as a series of files, a</text:p>
      <text:p text:style-name="P2"><text:s text:c="5"/>Modification is:</text:p>
      <text:p text:style-name="P2"><text:s text:c="10"/>A. Any addition to or deletion from the contents of a file</text:p>
      <text:p text:style-name="P2"><text:s text:c="10"/>containing Original Code or previous Modifications.</text:p>
      <text:p text:style-name="P2"/>
      <text:p text:style-name="P2"><text:s text:c="10"/>B. Any new file that contains any part of the Original Code or</text:p>
      <text:p text:style-name="P2"><text:s text:c="10"/>previous Modifications.</text:p>
      <text:p text:style-name="P2"/>
      <text:p text:style-name="P2"><text:s text:c="5"/>1.10. "Original Code" means Source Code of computer software code</text:p>
      <text:p text:style-name="P2"><text:s text:c="5"/>which is described in the Source Code notice required by Exhibit A as</text:p>
      <text:p text:style-name="P2"><text:s text:c="5"/>Original Code, and which, at the time of its release under this</text:p>
      <text:p text:style-name="P2"><text:s text:c="5"/>License is not already Covered Code governed by this License.</text:p>
      <text:p text:style-name="P2"/>
      <text:p text:style-name="P2"><text:s text:c="5"/>1.10.1. "Patent Claims" means any patent claim(s), now owned or</text:p>
      <text:p text:style-name="P2"><text:s text:c="5"/>hereafter acquired, including without limitation, <text:s/>method, process,</text:p>
      <text:p text:style-name="P2"><text:s text:c="5"/>and apparatus claims, in any patent Licensable by grantor.</text:p>
      <text:p text:style-name="P2"/>
      <text:p text:style-name="P2"><text:soft-page-break/><text:s text:c="5"/>1.11. "Source Code" means the preferred form of the Covered Code for</text:p>
      <text:p text:style-name="P2"><text:s text:c="5"/>making modifications to it, including all modules it contains, plus</text:p>
      <text:p text:style-name="P2"><text:s text:c="5"/>any associated interface definition files, scripts used to control</text:p>
      <text:p text:style-name="P2"><text:s text:c="5"/>compilation and installation of an Executable, or source code</text:p>
      <text:p text:style-name="P2"><text:s text:c="5"/>differential comparisons against either the Original Code or another</text:p>
      <text:p text:style-name="P2"><text:s text:c="5"/>well known, available Covered Code of the Contributor's choice. The</text:p>
      <text:p text:style-name="P2"><text:s text:c="5"/>Source Code can be in a compressed or archival form, provided the</text:p>
      <text:p text:style-name="P2"><text:s text:c="5"/>appropriate decompression or de-archiving software is widely available</text:p>
      <text:p text:style-name="P2"><text:s text:c="5"/>for no charge.</text:p>
      <text:p text:style-name="P2"/>
      <text:p text:style-name="P2"><text:s text:c="5"/>1.12. "You" (or "Your") <text:s/>means an individual or a legal entity</text:p>
      <text:p text:style-name="P2"><text:s text:c="5"/>exercising rights under, and complying with all of the terms of, this</text:p>
      <text:p text:style-name="P2"><text:s text:c="5"/>License or a future version of this License issued under Section 6.1.</text:p>
      <text:p text:style-name="P2"><text:s text:c="5"/>For legal entities, "You" includes any entity which controls, is</text:p>
      <text:p text:style-name="P2"><text:s text:c="5"/>controlled by, or is under common control with You. For purposes of</text:p>
      <text:p text:style-name="P2"><text:s text:c="5"/>this definition, "control" means (a) the power, direct or indirect,</text:p>
      <text:p text:style-name="P2"><text:s text:c="5"/>to cause the direction or management of such entity, whether by</text:p>
      <text:p text:style-name="P2"><text:s text:c="5"/>contract or otherwise, or (b) ownership of more than fifty percent</text:p>
      <text:p text:style-name="P2"><text:s text:c="5"/>(50%) of the outstanding shares or beneficial ownership of such</text:p>
      <text:p text:style-name="P2"><text:s text:c="5"/>entity.</text:p>
      <text:p text:style-name="P2"/>
      <text:p text:style-name="P2">2. Source Code License.</text:p>
      <text:p text:style-name="P2"/>
      <text:p text:style-name="P2"><text:s text:c="5"/>2.1. The Initial Developer Grant.</text:p>
      <text:p text:style-name="P2"><text:s text:c="5"/>The Initial Developer hereby grants You a world-wide, royalty-free,</text:p>
      <text:p text:style-name="P2"><text:s text:c="5"/>non-exclusive license, subject to third party intellectual property</text:p>
      <text:p text:style-name="P2"><text:s text:c="5"/>claims:</text:p>
      <text:p text:style-name="P2"><text:s text:c="10"/>(a) <text:s/>under intellectual property rights (other than patent or</text:p>
      <text:p text:style-name="P2"><text:s text:c="10"/>trademark) Licensable by Initial Developer to use, reproduce,</text:p>
      <text:p text:style-name="P2"><text:s text:c="10"/>modify, display, perform, sublicense and distribute the Original</text:p>
      <text:p text:style-name="P2"><text:s text:c="10"/>Code (or portions thereof) with or without Modifications, and/or</text:p>
      <text:p text:style-name="P2"><text:s text:c="10"/>as part of a Larger Work; and</text:p>
      <text:p text:style-name="P2"/>
      <text:p text:style-name="P2"><text:s text:c="10"/>(b) under Patents Claims infringed by the making, using or</text:p>
      <text:p text:style-name="P2"><text:s text:c="10"/>selling of Original Code, to make, have made, use, practice,</text:p>
      <text:p text:style-name="P2"><text:s text:c="10"/>sell, and offer for sale, and/or otherwise dispose of the</text:p>
      <text:p text:style-name="P2"><text:s text:c="10"/>Original Code (or portions thereof).</text:p>
      <text:p text:style-name="P2"/>
      <text:p text:style-name="P2"><text:s text:c="10"/>(c) the licenses granted in this Section 2.1(a) and (b) are</text:p>
      <text:p text:style-name="P2"><text:s text:c="10"/>effective on the date Initial Developer first distributes</text:p>
      <text:p text:style-name="P2"><text:s text:c="10"/>Original Code under the terms of this License.</text:p>
      <text:p text:style-name="P2"/>
      <text:p text:style-name="P2"><text:s text:c="10"/>(d) Notwithstanding Section 2.1(b) above, no patent license is</text:p>
      <text:p text:style-name="P2"><text:s text:c="10"/>granted: 1) for code that You delete from the Original Code; 2)</text:p>
      <text:p text:style-name="P2"><text:s text:c="10"/>separate from the Original Code; <text:s/>or 3) for infringements caused</text:p>
      <text:p text:style-name="P2"><text:s text:c="10"/>by: i) the modification of the Original Code or ii) the</text:p>
      <text:p text:style-name="P2"><text:s text:c="10"/>combination of the Original Code with other software or devices.</text:p>
      <text:p text:style-name="P2"/>
      <text:p text:style-name="P2"><text:s text:c="5"/>2.2. Contributor Grant.</text:p>
      <text:p text:style-name="P2"><text:s text:c="5"/>Subject to third party intellectual property claims, each Contributor</text:p>
      <text:p text:style-name="P2"><text:s text:c="5"/>hereby grants You a world-wide, royalty-free, non-exclusive license</text:p>
      <text:p text:style-name="P2"/>
      <text:p text:style-name="P2"><text:s text:c="10"/>(a) <text:s/>under intellectual property rights (other than patent or</text:p>
      <text:p text:style-name="P2"><text:s text:c="10"/>trademark) Licensable by Contributor, to use, reproduce, modify,</text:p>
      <text:p text:style-name="P2"><text:s text:c="10"/>display, perform, sublicense and distribute the Modifications</text:p>
      <text:p text:style-name="P2"><text:s text:c="10"/>created by such Contributor (or portions thereof) either on an</text:p>
      <text:p text:style-name="P2"><text:s text:c="10"/>unmodified basis, with other Modifications, as Covered Code</text:p>
      <text:p text:style-name="P2"><text:s text:c="10"/>and/or as part of a Larger Work; and</text:p>
      <text:p text:style-name="P2"/>
      <text:p text:style-name="P2"><text:s text:c="10"/>(b) under Patent Claims infringed by the making, using, or</text:p>
      <text:p text:style-name="P2"><text:s text:c="10"/>selling of <text:s/>Modifications made by that Contributor either alone</text:p>
      <text:p text:style-name="P2"><text:s text:c="10"/>and/or in combination with its Contributor Version (or portions</text:p>
      <text:p text:style-name="P2"><text:s text:c="10"/>of such combination), to make, use, sell, offer for sale, have</text:p>
      <text:p text:style-name="P2"><text:s text:c="10"/>made, and/or otherwise dispose of: 1) Modifications made by that</text:p>
      <text:p text:style-name="P2"><text:s text:c="10"/>Contributor (or portions thereof); and 2) the combination of</text:p>
      <text:p text:style-name="P2"><text:s text:c="10"/>Modifications made by that Contributor with its Contributor</text:p>
      <text:p text:style-name="P2"><text:s text:c="10"/>Version (or portions of such combination).</text:p>
      <text:p text:style-name="P2"/>
      <text:p text:style-name="P2"><text:s text:c="10"/>(c) the licenses granted in Sections 2.2(a) and 2.2(b) are</text:p>
      <text:p text:style-name="P2"><text:s text:c="10"/>effective on the date Contributor first makes Commercial Use of</text:p>
      <text:p text:style-name="P2"><text:s text:c="10"/>the Covered Code.</text:p>
      <text:p text:style-name="P2"/>
      <text:p text:style-name="P2"><text:soft-page-break/><text:s text:c="10"/>(d) <text:s text:c="3"/>Notwithstanding Section 2.2(b) above, no patent license is</text:p>
      <text:p text:style-name="P2"><text:s text:c="10"/>granted: 1) for any code that Contributor has deleted from the</text:p>
      <text:p text:style-name="P2"><text:s text:c="10"/>Contributor Version; 2) <text:s/>separate from the Contributor Version;</text:p>
      <text:p text:style-name="P2"><text:s text:c="10"/>3) <text:s/>for infringements caused by: i) third party modifications of</text:p>
      <text:p text:style-name="P2"><text:s text:c="10"/>Contributor Version or ii) <text:s/>the combination of Modifications made</text:p>
      <text:p text:style-name="P2"><text:s text:c="10"/>by that Contributor with other software <text:s/>(except as part of the</text:p>
      <text:p text:style-name="P2"><text:s text:c="10"/>Contributor Version) or other devices; or 4) under Patent Claims</text:p>
      <text:p text:style-name="P2"><text:s text:c="10"/>infringed by Covered Code in the absence of Modifications made by</text:p>
      <text:p text:style-name="P2"><text:s text:c="10"/>that Contributor.</text:p>
      <text:p text:style-name="P2"/>
      <text:p text:style-name="P2">3. Distribution Obligations.</text:p>
      <text:p text:style-name="P2"/>
      <text:p text:style-name="P2"><text:s text:c="5"/>3.1. Application of License.</text:p>
      <text:p text:style-name="P2"><text:s text:c="5"/>The Modifications which You create or to which You contribute are</text:p>
      <text:p text:style-name="P2"><text:s text:c="5"/>governed by the terms of this License, including without limitation</text:p>
      <text:p text:style-name="P2"><text:s text:c="5"/>Section 2.2. The Source Code version of Covered Code may be</text:p>
      <text:p text:style-name="P2"><text:s text:c="5"/>distributed only under the terms of this License or a future version</text:p>
      <text:p text:style-name="P2"><text:s text:c="5"/>of this License released under Section 6.1, and You must include a</text:p>
      <text:p text:style-name="P2"><text:s text:c="5"/>copy of this License with every copy of the Source Code You</text:p>
      <text:p text:style-name="P2"><text:s text:c="5"/>distribute. You may not offer or impose any terms on any Source Code</text:p>
      <text:p text:style-name="P2"><text:s text:c="5"/>version that alters or restricts the applicable version of this</text:p>
      <text:p text:style-name="P2"><text:s text:c="5"/>License or the recipients' rights hereunder. However, You may include</text:p>
      <text:p text:style-name="P2"><text:s text:c="5"/>an additional document offering the additional rights described in</text:p>
      <text:p text:style-name="P2"><text:s text:c="5"/>Section 3.5.</text:p>
      <text:p text:style-name="P2"/>
      <text:p text:style-name="P2"><text:s text:c="5"/>3.2. Availability of Source Code.</text:p>
      <text:p text:style-name="P2"><text:s text:c="5"/>Any Modification which You create or to which You contribute must be</text:p>
      <text:p text:style-name="P2"><text:s text:c="5"/>made available in Source Code form under the terms of this License</text:p>
      <text:p text:style-name="P2"><text:s text:c="5"/>either on the same media as an Executable version or via an accepted</text:p>
      <text:p text:style-name="P2"><text:s text:c="5"/>Electronic Distribution Mechanism to anyone to whom you made an</text:p>
      <text:p text:style-name="P2"><text:s text:c="5"/>Executable version available; and if made available via Electronic</text:p>
      <text:p text:style-name="P2"><text:s text:c="5"/>Distribution Mechanism, must remain available for at least twelve (12)</text:p>
      <text:p text:style-name="P2"><text:s text:c="5"/>months after the date it initially became available, or at least six</text:p>
      <text:p text:style-name="P2"><text:s text:c="5"/>(6) months after a subsequent version of that particular Modification</text:p>
      <text:p text:style-name="P2"><text:s text:c="5"/>has been made available to such recipients. You are responsible for</text:p>
      <text:p text:style-name="P2"><text:s text:c="5"/>ensuring that the Source Code version remains available even if the</text:p>
      <text:p text:style-name="P2"><text:s text:c="5"/>Electronic Distribution Mechanism is maintained by a third party.</text:p>
      <text:p text:style-name="P2"/>
      <text:p text:style-name="P2"><text:s text:c="5"/>3.3. Description of Modifications.</text:p>
      <text:p text:style-name="P2"><text:s text:c="5"/>You must cause all Covered Code to which You contribute to contain a</text:p>
      <text:p text:style-name="P2"><text:s text:c="5"/>file documenting the changes You made to create that Covered Code and</text:p>
      <text:p text:style-name="P2"><text:s text:c="5"/>the date of any change. You must include a prominent statement that</text:p>
      <text:p text:style-name="P2"><text:s text:c="5"/>the Modification is derived, directly or indirectly, from Original</text:p>
      <text:p text:style-name="P2"><text:s text:c="5"/>Code provided by the Initial Developer and including the name of the</text:p>
      <text:p text:style-name="P2"><text:s text:c="5"/>Initial Developer in (a) the Source Code, and (b) in any notice in an</text:p>
      <text:p text:style-name="P2"><text:s text:c="5"/>Executable version or related documentation in which You describe the</text:p>
      <text:p text:style-name="P2"><text:s text:c="5"/>origin or ownership of the Covered Code.</text:p>
      <text:p text:style-name="P2"/>
      <text:p text:style-name="P2"><text:s text:c="5"/>3.4. Intellectual Property Matters</text:p>
      <text:p text:style-name="P2"><text:s text:c="10"/>(a) Third Party Claims.</text:p>
      <text:p text:style-name="P2"><text:s text:c="10"/>If Contributor has knowledge that a license under a third party's</text:p>
      <text:p text:style-name="P2"><text:s text:c="10"/>intellectual property rights is required to exercise the rights</text:p>
      <text:p text:style-name="P2"><text:s text:c="10"/>granted by such Contributor under Sections 2.1 or 2.2,</text:p>
      <text:p text:style-name="P2"><text:s text:c="10"/>Contributor must include a text file with the Source Code</text:p>
      <text:p text:style-name="P2"><text:s text:c="10"/>distribution titled "LEGAL" which describes the claim and the</text:p>
      <text:p text:style-name="P2"><text:s text:c="10"/>party making the claim in sufficient detail that a recipient will</text:p>
      <text:p text:style-name="P2"><text:s text:c="10"/>know whom to contact. If Contributor obtains such knowledge after</text:p>
      <text:p text:style-name="P2"><text:s text:c="10"/>the Modification is made available as described in Section 3.2,</text:p>
      <text:p text:style-name="P2"><text:s text:c="10"/>Contributor shall promptly modify the LEGAL file in all copies</text:p>
      <text:p text:style-name="P2"><text:s text:c="10"/>Contributor makes available thereafter and shall take other steps</text:p>
      <text:p text:style-name="P2"><text:s text:c="10"/>(such as notifying appropriate mailing lists or newsgroups)</text:p>
      <text:p text:style-name="P2"><text:s text:c="10"/>reasonably calculated to inform those who received the Covered</text:p>
      <text:p text:style-name="P2"><text:s text:c="10"/>Code that new knowledge has been obtained.</text:p>
      <text:p text:style-name="P2"/>
      <text:p text:style-name="P2"><text:s text:c="10"/>(b) Contributor APIs.</text:p>
      <text:p text:style-name="P2"><text:s text:c="10"/>If Contributor's Modifications include an application programming</text:p>
      <text:p text:style-name="P2"><text:s text:c="10"/>interface and Contributor has knowledge of patent licenses which</text:p>
      <text:p text:style-name="P2"><text:s text:c="10"/>are reasonably necessary to implement that API, Contributor must</text:p>
      <text:p text:style-name="P2"><text:s text:c="10"/>also include this information in the LEGAL file.</text:p>
      <text:p text:style-name="P2"/>
      <text:p text:style-name="P2"><text:s text:c="15"/>(c) <text:s text:c="3"/>Representations.</text:p>
      <text:p text:style-name="P2"><text:s text:c="10"/>Contributor represents that, except as disclosed pursuant to</text:p>
      <text:p text:style-name="P2"><text:soft-page-break/><text:s text:c="10"/>Section 3.4(a) above, Contributor believes that Contributor's</text:p>
      <text:p text:style-name="P2"><text:s text:c="10"/>Modifications are Contributor's original creation(s) and/or</text:p>
      <text:p text:style-name="P2"><text:s text:c="10"/>Contributor has sufficient rights to grant the rights conveyed by</text:p>
      <text:p text:style-name="P2"><text:s text:c="10"/>this License.</text:p>
      <text:p text:style-name="P2"/>
      <text:p text:style-name="P2"><text:s text:c="5"/>3.5. Required Notices.</text:p>
      <text:p text:style-name="P2"><text:s text:c="5"/>You must duplicate the notice in Exhibit A in each file of the Source</text:p>
      <text:p text:style-name="P2"><text:s text:c="5"/>Code. <text:s/>If it is not possible to put such notice in a particular Source</text:p>
      <text:p text:style-name="P2"><text:s text:c="5"/>Code file due to its structure, then You must include such notice in a</text:p>
      <text:p text:style-name="P2"><text:s text:c="5"/>location (such as a relevant directory) where a user would be likely</text:p>
      <text:p text:style-name="P2"><text:s text:c="5"/>to look for such a notice. <text:s/>If You created one or more Modification(s)</text:p>
      <text:p text:style-name="P2"><text:s text:c="5"/>You may add your name as a Contributor to the notice described in</text:p>
      <text:p text:style-name="P2"><text:s text:c="5"/>Exhibit A. <text:s/>You must also duplicate this License in any documentation</text:p>
      <text:p text:style-name="P2"><text:s text:c="5"/>for the Source Code where You describe recipients' rights or ownership</text:p>
      <text:p text:style-name="P2"><text:s text:c="5"/>rights relating to Covered Code. <text:s/>You may choose to offer, and to</text:p>
      <text:p text:style-name="P2"><text:s text:c="5"/>charge a fee for, warranty, support, indemnity or liability</text:p>
      <text:p text:style-name="P2"><text:s text:c="5"/>obligations to one or more recipients of Covered Code. However, You</text:p>
      <text:p text:style-name="P2"><text:s text:c="5"/>may do so only on Your own behalf, and not on behalf of the Initial</text:p>
      <text:p text:style-name="P2"><text:s text:c="5"/>Developer or any Contributor. You must make it absolutely clear than</text:p>
      <text:p text:style-name="P2"><text:s text:c="5"/>any such warranty, support, indemnity or liability obligation is</text:p>
      <text:p text:style-name="P2"><text:s text:c="5"/>offered by You alone, and You hereby agree to indemnify the Initial</text:p>
      <text:p text:style-name="P2"><text:s text:c="5"/>Developer and every Contributor for any liability incurred by the</text:p>
      <text:p text:style-name="P2"><text:s text:c="5"/>Initial Developer or such Contributor as a result of warranty,</text:p>
      <text:p text:style-name="P2"><text:s text:c="5"/>support, indemnity or liability terms You offer.</text:p>
      <text:p text:style-name="P2"/>
      <text:p text:style-name="P2"><text:s text:c="5"/>3.6. Distribution of Executable Versions.</text:p>
      <text:p text:style-name="P2"><text:s text:c="5"/>You may distribute Covered Code in Executable form only if the</text:p>
      <text:p text:style-name="P2"><text:s text:c="5"/>requirements of Section 3.1-3.5 have been met for that Covered Code,</text:p>
      <text:p text:style-name="P2"><text:s text:c="5"/>and if You include a notice stating that the Source Code version of</text:p>
      <text:p text:style-name="P2"><text:s text:c="5"/>the Covered Code is available under the terms of this License,</text:p>
      <text:p text:style-name="P2"><text:s text:c="5"/>including a description of how and where You have fulfilled the</text:p>
      <text:p text:style-name="P2"><text:s text:c="5"/>obligations of Section 3.2. The notice must be conspicuously included</text:p>
      <text:p text:style-name="P2"><text:s text:c="5"/>in any notice in an Executable version, related documentation or</text:p>
      <text:p text:style-name="P2"><text:s text:c="5"/>collateral in which You describe recipients' rights relating to the</text:p>
      <text:p text:style-name="P2"><text:s text:c="5"/>Covered Code. You may distribute the Executable version of Covered</text:p>
      <text:p text:style-name="P2"><text:s text:c="5"/>Code or ownership rights under a license of Your choice, which may</text:p>
      <text:p text:style-name="P2"><text:s text:c="5"/>contain terms different from this License, provided that You are in</text:p>
      <text:p text:style-name="P2"><text:s text:c="5"/>compliance with the terms of this License and that the license for the</text:p>
      <text:p text:style-name="P2"><text:s text:c="5"/>Executable version does not attempt to limit or alter the recipient's</text:p>
      <text:p text:style-name="P2"><text:s text:c="5"/>rights in the Source Code version from the rights set forth in this</text:p>
      <text:p text:style-name="P2"><text:s text:c="5"/>License. If You distribute the Executable version under a different</text:p>
      <text:p text:style-name="P2"><text:s text:c="5"/>license You must make it absolutely clear that any terms which differ</text:p>
      <text:p text:style-name="P2"><text:s text:c="5"/>from this License are offered by You alone, not by the Initial</text:p>
      <text:p text:style-name="P2"><text:s text:c="5"/>Developer or any Contributor. You hereby agree to indemnify the</text:p>
      <text:p text:style-name="P2"><text:s text:c="5"/>Initial Developer and every Contributor for any liability incurred by</text:p>
      <text:p text:style-name="P2"><text:s text:c="5"/>the Initial Developer or such Contributor as a result of any such</text:p>
      <text:p text:style-name="P2"><text:s text:c="5"/>terms You offer.</text:p>
      <text:p text:style-name="P2"/>
      <text:p text:style-name="P2"><text:s text:c="5"/>3.7. Larger Works.</text:p>
      <text:p text:style-name="P2"><text:s text:c="5"/>You may create a Larger Work by combining Covered Code with other code</text:p>
      <text:p text:style-name="P2"><text:s text:c="5"/>not governed by the terms of this License and distribute the Larger</text:p>
      <text:p text:style-name="P2"><text:s text:c="5"/>Work as a single product. In such a case, You must make sure the</text:p>
      <text:p text:style-name="P2"><text:s text:c="5"/>requirements of this License are fulfilled for the Covered Code.</text:p>
      <text:p text:style-name="P2"/>
      <text:p text:style-name="P2">4. Inability to Comply Due to Statute or Regulation.</text:p>
      <text:p text:style-name="P2"/>
      <text:p text:style-name="P2"><text:s text:c="5"/>If it is impossible for You to comply with any of the terms of this</text:p>
      <text:p text:style-name="P2"><text:s text:c="5"/>License with respect to some or all of the Covered Code due to</text:p>
      <text:p text:style-name="P2"><text:s text:c="5"/>statute, judicial order, or regulation then You must: (a) comply with</text:p>
      <text:p text:style-name="P2"><text:s text:c="5"/>the terms of this License to the maximum extent possible; and (b)</text:p>
      <text:p text:style-name="P2"><text:s text:c="5"/>describe the limitations and the code they affect. Such description</text:p>
      <text:p text:style-name="P2"><text:s text:c="5"/>must be included in the LEGAL file described in Section 3.4 and must</text:p>
      <text:p text:style-name="P2"><text:s text:c="5"/>be included with all distributions of the Source Code. Except to the</text:p>
      <text:p text:style-name="P2"><text:s text:c="5"/>extent prohibited by statute or regulation, such description must be</text:p>
      <text:p text:style-name="P2"><text:s text:c="5"/>sufficiently detailed for a recipient of ordinary skill to be able to</text:p>
      <text:p text:style-name="P2"><text:s text:c="5"/>understand it.</text:p>
      <text:p text:style-name="P2"/>
      <text:p text:style-name="P2">5. Application of this License.</text:p>
      <text:p text:style-name="P2"/>
      <text:p text:style-name="P2"><text:s text:c="5"/>This License applies to code to which the Initial Developer has</text:p>
      <text:p text:style-name="P2"><text:s text:c="5"/>attached the notice in Exhibit A and to related Covered Code.</text:p>
      <text:p text:style-name="P2"/>
      <text:p text:style-name="P2"><text:soft-page-break/>6. Versions of the License.</text:p>
      <text:p text:style-name="P2"/>
      <text:p text:style-name="P2"><text:s text:c="5"/>6.1. New Versions.</text:p>
      <text:p text:style-name="P2"><text:s text:c="5"/>Netscape Communications Corporation ("Netscape") may publish revised</text:p>
      <text:p text:style-name="P2"><text:s text:c="5"/>and/or new versions of the License from time to time. Each version</text:p>
      <text:p text:style-name="P2"><text:s text:c="5"/>will be given a distinguishing version number.</text:p>
      <text:p text:style-name="P2"/>
      <text:p text:style-name="P2"><text:s text:c="5"/>6.2. Effect of New Versions.</text:p>
      <text:p text:style-name="P2"><text:s text:c="5"/>Once Covered Code has been published under a particular version of the</text:p>
      <text:p text:style-name="P2"><text:s text:c="5"/>License, You may always continue to use it under the terms of that</text:p>
      <text:p text:style-name="P2"><text:s text:c="5"/>version. You may also choose to use such Covered Code under the terms</text:p>
      <text:p text:style-name="P2"><text:s text:c="5"/>of any subsequent version of the License published by Netscape. No one</text:p>
      <text:p text:style-name="P2"><text:s text:c="5"/>other than Netscape has the right to modify the terms applicable to</text:p>
      <text:p text:style-name="P2"><text:s text:c="5"/>Covered Code created under this License.</text:p>
      <text:p text:style-name="P2"/>
      <text:p text:style-name="P2"><text:s text:c="5"/>6.3. Derivative Works.</text:p>
      <text:p text:style-name="P2"><text:s text:c="5"/>If You create or use a modified version of this License (which you may</text:p>
      <text:p text:style-name="P2"><text:s text:c="5"/>only do in order to apply it to code which is not already Covered Code</text:p>
      <text:p text:style-name="P2"><text:s text:c="5"/>governed by this License), You must (a) rename Your license so that</text:p>
      <text:p text:style-name="P2"><text:s text:c="5"/>the phrases "Mozilla", "MOZILLAPL", "MOZPL", "Netscape",</text:p>
      <text:p text:style-name="P2"><text:s text:c="5"/>"MPL", "NPL" or any confusingly similar phrase do not appear in your</text:p>
      <text:p text:style-name="P2"><text:s text:c="5"/>license (except to note that your license differs from this License)</text:p>
      <text:p text:style-name="P2"><text:s text:c="5"/>and (b) otherwise make it clear that Your version of the license</text:p>
      <text:p text:style-name="P2"><text:s text:c="5"/>contains terms which differ from the Mozilla Public License and</text:p>
      <text:p text:style-name="P2"><text:s text:c="5"/>Netscape Public License. (Filling in the name of the Initial</text:p>
      <text:p text:style-name="P2"><text:s text:c="5"/>Developer, Original Code or Contributor in the notice described in</text:p>
      <text:p text:style-name="P2"><text:s text:c="5"/>Exhibit A shall not of themselves be deemed to be modifications of</text:p>
      <text:p text:style-name="P2"><text:s text:c="5"/>this License.)</text:p>
      <text:p text:style-name="P2"/>
      <text:p text:style-name="P2">7. DISCLAIMER OF WARRANTY.</text:p>
      <text:p text:style-name="P2"/>
      <text:p text:style-name="P2"><text:s text:c="5"/>COVERED CODE IS PROVIDED UNDER THIS LICENSE ON AN "AS IS" BASIS,</text:p>
      <text:p text:style-name="P2"><text:s text:c="5"/>WITHOUT WARRANTY OF ANY KIND, EITHER EXPRESSED OR IMPLIED, INCLUDING,</text:p>
      <text:p text:style-name="P2"><text:s text:c="5"/>WITHOUT LIMITATION, WARRANTIES THAT THE COVERED CODE IS FREE OF</text:p>
      <text:p text:style-name="P2"><text:s text:c="5"/>DEFECTS, MERCHANTABLE, FIT FOR A PARTICULAR PURPOSE OR NON-INFRINGING.</text:p>
      <text:p text:style-name="P2"><text:s text:c="5"/>THE ENTIRE RISK AS TO THE QUALITY AND PERFORMANCE OF THE COVERED CODE</text:p>
      <text:p text:style-name="P2"><text:s text:c="5"/>IS WITH YOU. SHOULD ANY COVERED CODE PROVE DEFECTIVE IN ANY RESPECT,</text:p>
      <text:p text:style-name="P2"><text:s text:c="5"/>YOU (NOT THE INITIAL DEVELOPER OR ANY OTHER CONTRIBUTOR) ASSUME THE</text:p>
      <text:p text:style-name="P2"><text:s text:c="5"/>COST OF ANY NECESSARY SERVICING, REPAIR OR CORRECTION. THIS DISCLAIMER</text:p>
      <text:p text:style-name="P2"><text:s text:c="5"/>OF WARRANTY CONSTITUTES AN ESSENTIAL PART OF THIS LICENSE. NO USE OF</text:p>
      <text:p text:style-name="P2"><text:s text:c="5"/>ANY COVERED CODE IS AUTHORIZED HEREUNDER EXCEPT UNDER THIS DISCLAIMER.</text:p>
      <text:p text:style-name="P2"/>
      <text:p text:style-name="P2">8. TERMINATION.</text:p>
      <text:p text:style-name="P2"/>
      <text:p text:style-name="P2"><text:s text:c="5"/>8.1. <text:s/>This License and the rights granted hereunder will terminate</text:p>
      <text:p text:style-name="P2"><text:s text:c="5"/>automatically if You fail to comply with terms herein and fail to cure</text:p>
      <text:p text:style-name="P2"><text:s text:c="5"/>such breach within 30 days of becoming aware of the breach. All</text:p>
      <text:p text:style-name="P2"><text:s text:c="5"/>sublicenses to the Covered Code which are properly granted shall</text:p>
      <text:p text:style-name="P2"><text:s text:c="5"/>survive any termination of this License. Provisions which, by their</text:p>
      <text:p text:style-name="P2"><text:s text:c="5"/>nature, must remain in effect beyond the termination of this License</text:p>
      <text:p text:style-name="P2"><text:s text:c="5"/>shall survive.</text:p>
      <text:p text:style-name="P2"/>
      <text:p text:style-name="P2"><text:s text:c="5"/>8.2. <text:s/>If You initiate litigation by asserting a patent infringement</text:p>
      <text:p text:style-name="P2"><text:s text:c="5"/>claim (excluding declatory judgment actions) against Initial Developer</text:p>
      <text:p text:style-name="P2"><text:s text:c="5"/>or a Contributor (the Initial Developer or Contributor against whom</text:p>
      <text:p text:style-name="P2"><text:s text:c="5"/>You file such action is referred to as "Participant") <text:s/>alleging that:</text:p>
      <text:p text:style-name="P2"/>
      <text:p text:style-name="P2"><text:s text:c="5"/>(a) <text:s/>such Participant's Contributor Version directly or indirectly</text:p>
      <text:p text:style-name="P2"><text:s text:c="5"/>infringes any patent, then any and all rights granted by such</text:p>
      <text:p text:style-name="P2"><text:s text:c="5"/>Participant to You under Sections 2.1 and/or 2.2 of this License</text:p>
      <text:p text:style-name="P2"><text:s text:c="5"/>shall, upon 60 days notice from Participant terminate prospectively,</text:p>
      <text:p text:style-name="P2"><text:s text:c="5"/>unless if within 60 days after receipt of notice You either: (i)</text:p>
      <text:p text:style-name="P2"><text:s text:c="5"/>agree in writing to pay Participant a mutually agreeable reasonable</text:p>
      <text:p text:style-name="P2"><text:s text:c="5"/>royalty for Your past and future use of Modifications made by such</text:p>
      <text:p text:style-name="P2"><text:s text:c="5"/>Participant, or (ii) withdraw Your litigation claim with respect to</text:p>
      <text:p text:style-name="P2"><text:s text:c="5"/>the Contributor Version against such Participant. <text:s/>If within 60 days</text:p>
      <text:p text:style-name="P2"><text:s text:c="5"/>of notice, a reasonable royalty and payment arrangement are not</text:p>
      <text:p text:style-name="P2"><text:s text:c="5"/>mutually agreed upon in writing by the parties or the litigation claim</text:p>
      <text:p text:style-name="P2"><text:s text:c="5"/>is not withdrawn, the rights granted by Participant to You under</text:p>
      <text:p text:style-name="P2"><text:s text:c="5"/>Sections 2.1 and/or 2.2 automatically terminate at the expiration of</text:p>
      <text:p text:style-name="P2"><text:s text:c="5"/>the 60 day notice period specified above.</text:p>
      <text:p text:style-name="P2"/>
      <text:p text:style-name="P2"><text:soft-page-break/><text:s text:c="5"/>(b) <text:s/>any software, hardware, or device, other than such Participant's</text:p>
      <text:p text:style-name="P2"><text:s text:c="5"/>Contributor Version, directly or indirectly infringes any patent, then</text:p>
      <text:p text:style-name="P2"><text:s text:c="5"/>any rights granted to You by such Participant under Sections 2.1(b)</text:p>
      <text:p text:style-name="P2"><text:s text:c="5"/>and 2.2(b) are revoked effective as of the date You first made, used,</text:p>
      <text:p text:style-name="P2"><text:s text:c="5"/>sold, distributed, or had made, Modifications made by that</text:p>
      <text:p text:style-name="P2"><text:s text:c="5"/>Participant.</text:p>
      <text:p text:style-name="P2"/>
      <text:p text:style-name="P2"><text:s text:c="5"/>8.3. <text:s/>If You assert a patent infringement claim against Participant</text:p>
      <text:p text:style-name="P2"><text:s text:c="5"/>alleging that such Participant's Contributor Version directly or</text:p>
      <text:p text:style-name="P2"><text:s text:c="5"/>indirectly infringes any patent where such claim is resolved (such as</text:p>
      <text:p text:style-name="P2"><text:s text:c="5"/>by license or settlement) prior to the initiation of patent</text:p>
      <text:p text:style-name="P2"><text:s text:c="5"/>infringement litigation, then the reasonable value of the licenses</text:p>
      <text:p text:style-name="P2"><text:s text:c="5"/>granted by such Participant under Sections 2.1 or 2.2 shall be taken</text:p>
      <text:p text:style-name="P2"><text:s text:c="5"/>into account in determining the amount or value of any payment or</text:p>
      <text:p text:style-name="P2"><text:s text:c="5"/>license.</text:p>
      <text:p text:style-name="P2"/>
      <text:p text:style-name="P2"><text:s text:c="5"/>8.4. <text:s/>In the event of termination under Sections 8.1 or 8.2 above,</text:p>
      <text:p text:style-name="P2"><text:s text:c="5"/>all end user license agreements (excluding distributors and resellers)</text:p>
      <text:p text:style-name="P2"><text:s text:c="5"/>which have been validly granted by You or any distributor hereunder</text:p>
      <text:p text:style-name="P2"><text:s text:c="5"/>prior to termination shall survive termination.</text:p>
      <text:p text:style-name="P2"/>
      <text:p text:style-name="P2">9. LIMITATION OF LIABILITY.</text:p>
      <text:p text:style-name="P2"/>
      <text:p text:style-name="P2"><text:s text:c="5"/>UNDER NO CIRCUMSTANCES AND UNDER NO LEGAL THEORY, WHETHER TORT</text:p>
      <text:p text:style-name="P2"><text:s text:c="5"/>(INCLUDING NEGLIGENCE), CONTRACT, OR OTHERWISE, SHALL YOU, THE INITIAL</text:p>
      <text:p text:style-name="P2"><text:s text:c="5"/>DEVELOPER, ANY OTHER CONTRIBUTOR, OR ANY DISTRIBUTOR OF COVERED CODE,</text:p>
      <text:p text:style-name="P2"><text:s text:c="5"/>OR ANY SUPPLIER OF ANY OF SUCH PARTIES, BE LIABLE TO ANY PERSON FOR</text:p>
      <text:p text:style-name="P2"><text:s text:c="5"/>ANY INDIRECT, SPECIAL, INCIDENTAL, OR CONSEQUENTIAL DAMAGES OF ANY</text:p>
      <text:p text:style-name="P2"><text:s text:c="5"/>CHARACTER INCLUDING, WITHOUT LIMITATION, DAMAGES FOR LOSS OF GOODWILL,</text:p>
      <text:p text:style-name="P2"><text:s text:c="5"/>WORK STOPPAGE, COMPUTER FAILURE OR MALFUNCTION, OR ANY AND ALL OTHER</text:p>
      <text:p text:style-name="P2"><text:s text:c="5"/>COMMERCIAL DAMAGES OR LOSSES, EVEN IF SUCH PARTY SHALL HAVE BEEN</text:p>
      <text:p text:style-name="P2"><text:s text:c="5"/>INFORMED OF THE POSSIBILITY OF SUCH DAMAGES. THIS LIMITATION OF</text:p>
      <text:p text:style-name="P2"><text:s text:c="5"/>LIABILITY SHALL NOT APPLY TO LIABILITY FOR DEATH OR PERSONAL INJURY</text:p>
      <text:p text:style-name="P2"><text:s text:c="5"/>RESULTING FROM SUCH PARTY'S NEGLIGENCE TO THE EXTENT APPLICABLE LAW</text:p>
      <text:p text:style-name="P2"><text:s text:c="5"/>PROHIBITS SUCH LIMITATION. SOME JURISDICTIONS DO NOT ALLOW THE</text:p>
      <text:p text:style-name="P2"><text:s text:c="5"/>EXCLUSION OR LIMITATION OF INCIDENTAL OR CONSEQUENTIAL DAMAGES, SO</text:p>
      <text:p text:style-name="P2"><text:s text:c="5"/>THIS EXCLUSION AND LIMITATION MAY NOT APPLY TO YOU.</text:p>
      <text:p text:style-name="P2"/>
      <text:p text:style-name="P2">10. U.S. GOVERNMENT END USERS.</text:p>
      <text:p text:style-name="P2"/>
      <text:p text:style-name="P2"><text:s text:c="5"/>The Covered Code is a "commercial item," as that term is defined in</text:p>
      <text:p text:style-name="P2"><text:s text:c="5"/>48 C.F.R. 2.101 (Oct. 1995), consisting of "commercial computer</text:p>
      <text:p text:style-name="P2"><text:s text:c="5"/>software" and "commercial computer software documentation," as such</text:p>
      <text:p text:style-name="P2"><text:s text:c="5"/>terms are used in 48 C.F.R. 12.212 (Sept. 1995). Consistent with 48</text:p>
      <text:p text:style-name="P2"><text:s text:c="5"/>C.F.R. 12.212 and 48 C.F.R. 227.7202-1 through 227.7202-4 (June 1995),</text:p>
      <text:p text:style-name="P2"><text:s text:c="5"/>all U.S. Government End Users acquire Covered Code with only those</text:p>
      <text:p text:style-name="P2"><text:s text:c="5"/>rights set forth herein.</text:p>
      <text:p text:style-name="P2"/>
      <text:p text:style-name="P2">11. MISCELLANEOUS.</text:p>
      <text:p text:style-name="P2"/>
      <text:p text:style-name="P2"><text:s text:c="5"/>This License represents the complete agreement concerning subject</text:p>
      <text:p text:style-name="P2"><text:s text:c="5"/>matter hereof. If any provision of this License is held to be</text:p>
      <text:p text:style-name="P2"><text:s text:c="5"/>unenforceable, such provision shall be reformed only to the extent</text:p>
      <text:p text:style-name="P2"><text:s text:c="5"/>necessary to make it enforceable. This License shall be governed by</text:p>
      <text:p text:style-name="P2"><text:s text:c="5"/>California law provisions (except to the extent applicable law, if</text:p>
      <text:p text:style-name="P2"><text:s text:c="5"/>any, provides otherwise), excluding its conflict-of-law provisions.</text:p>
      <text:p text:style-name="P2"><text:s text:c="5"/>With respect to disputes in which at least one party is a citizen of,</text:p>
      <text:p text:style-name="P2"><text:s text:c="5"/>or an entity chartered or registered to do business in the United</text:p>
      <text:p text:style-name="P2"><text:s text:c="5"/>States of America, any litigation relating to this License shall be</text:p>
      <text:p text:style-name="P2"><text:s text:c="5"/>subject to the jurisdiction of the Federal Courts of the Northern</text:p>
      <text:p text:style-name="P2"><text:s text:c="5"/>District of California, with venue lying in Santa Clara County,</text:p>
      <text:p text:style-name="P2"><text:s text:c="5"/>California, with the losing party responsible for costs, including</text:p>
      <text:p text:style-name="P2"><text:s text:c="5"/>without limitation, court costs and reasonable attorneys' fees and</text:p>
      <text:p text:style-name="P2"><text:s text:c="5"/>expenses. The application of the United Nations Convention on</text:p>
      <text:p text:style-name="P2"><text:s text:c="5"/>Contracts for the International Sale of Goods is expressly excluded.</text:p>
      <text:p text:style-name="P2"><text:s text:c="5"/>Any law or regulation which provides that the language of a contract</text:p>
      <text:p text:style-name="P2"><text:s text:c="5"/>shall be construed against the drafter shall not apply to this</text:p>
      <text:p text:style-name="P2"><text:s text:c="5"/>License.</text:p>
      <text:p text:style-name="P2"/>
      <text:p text:style-name="P2">12. RESPONSIBILITY FOR CLAIMS.</text:p>
      <text:p text:style-name="P2"/>
      <text:p text:style-name="P2"><text:s text:c="5"/>As between Initial Developer and the Contributors, each party is</text:p>
      <text:p text:style-name="P2"><text:soft-page-break/><text:s text:c="5"/>responsible for claims and damages arising, directly or indirectly,</text:p>
      <text:p text:style-name="P2"><text:s text:c="5"/>out of its utilization of rights under this License and You agree to</text:p>
      <text:p text:style-name="P2"><text:s text:c="5"/>work with Initial Developer and Contributors to distribute such</text:p>
      <text:p text:style-name="P2"><text:s text:c="5"/>responsibility on an equitable basis. Nothing herein is intended or</text:p>
      <text:p text:style-name="P2"><text:s text:c="5"/>shall be deemed to constitute any admission of liability.</text:p>
      <text:p text:style-name="P2"/>
      <text:p text:style-name="P2">13. MULTIPLE-LICENSED CODE.</text:p>
      <text:p text:style-name="P2"/>
      <text:p text:style-name="P2"><text:s text:c="5"/>Initial Developer may designate portions of the Covered Code as</text:p>
      <text:p text:style-name="P2"><text:s text:c="5"/>"Multiple-Licensed". <text:s/>"Multiple-Licensed" means that the Initial</text:p>
      <text:p text:style-name="P2"><text:s text:c="5"/>Developer permits you to utilize portions of the Covered Code under</text:p>
      <text:p text:style-name="P2"><text:s text:c="5"/>Your choice of the NPL or the alternative licenses, if any, specified</text:p>
      <text:p text:style-name="P2"><text:s text:c="5"/>by the Initial Developer in the file described in Exhibit A.</text:p>
      <text:p text:style-name="P2"/>
      <text:p text:style-name="P2">EXHIBIT A -Mozilla Public License.</text:p>
      <text:p text:style-name="P2"/>
      <text:p text:style-name="P2"><text:s text:c="5"/>``The contents of this file are subject to the Mozilla Public License</text:p>
      <text:p text:style-name="P2"><text:s text:c="5"/>Version 1.1 (the "License"); you may not use this file except in</text:p>
      <text:p text:style-name="P2"><text:s text:c="5"/>compliance with the License. You may obtain a copy of the License at</text:p>
      <text:p text:style-name="P2"><text:s text:c="5"/>http://www.mozilla.org/MPL/</text:p>
      <text:p text:style-name="P2"/>
      <text:p text:style-name="P2"><text:s text:c="5"/>Software distributed under the License is distributed on an "AS IS"</text:p>
      <text:p text:style-name="P2"><text:s text:c="5"/>basis, WITHOUT WARRANTY OF ANY KIND, either express or implied. See the</text:p>
      <text:p text:style-name="P2"><text:s text:c="5"/>License for the specific language governing rights and limitations</text:p>
      <text:p text:style-name="P2"><text:s text:c="5"/>under the License.</text:p>
      <text:p text:style-name="P2"/>
      <text:p text:style-name="P2"><text:s text:c="5"/>The Original Code is RabbitMQ.</text:p>
      <text:p text:style-name="P2"/>
      <text:p text:style-name="P2"><text:s text:c="5"/>The Initial Developers of the Original Code are LShift Ltd,</text:p>
      <text:p text:style-name="P2"><text:s text:c="5"/>Cohesive Financial Technologies LLC, and Rabbit Technologies Ltd.</text:p>
      <text:p text:style-name="P2"/>
      <text:p text:style-name="P2"><text:s text:c="5"/>Portions created before 22-Nov-2008 00:00:00 GMT by LShift Ltd,</text:p>
      <text:p text:style-name="P2"><text:s text:c="5"/>Cohesive Financial Technologies LLC, or Rabbit Technologies Ltd</text:p>
      <text:p text:style-name="P2"><text:s text:c="5"/>are Copyright (C) 2007-2008 LShift Ltd, Cohesive Financial</text:p>
      <text:p text:style-name="P2"><text:s text:c="5"/>Technologies LLC, and Rabbit Technologies Ltd.</text:p>
      <text:p text:style-name="P2"/>
      <text:p text:style-name="P2"><text:s text:c="5"/>Portions created by LShift Ltd are Copyright (C) 2007-2009 LShift</text:p>
      <text:p text:style-name="P2"><text:s text:c="5"/>Ltd. Portions created by Cohesive Financial Technologies LLC are</text:p>
      <text:p text:style-name="P2"><text:s text:c="5"/>Copyright (C) 2007-2009 Cohesive Financial Technologies</text:p>
      <text:p text:style-name="P2"><text:s text:c="5"/>LLC. Portions created by Rabbit Technologies Ltd are Copyright</text:p>
      <text:p text:style-name="P2"><text:s text:c="5"/>(C) 2007-2009 Rabbit Technologies Ltd.</text:p>
      <text:p text:style-name="P2"/>
      <text:p text:style-name="P2"><text:s text:c="5"/>All Rights Reserved.</text:p>
      <text:p text:style-name="P2"/>
      <text:p text:style-name="P2"><text:s text:c="5"/>Contributor(s): ______________________________________.''</text:p>
      <text:p text:style-name="P2"/>
      <text:p text:style-name="P2"><text:s text:c="5"/>[NOTE: The text of this Exhibit A may differ slightly from the text of</text:p>
      <text:p text:style-name="P2"><text:s text:c="5"/>the notices in the Source Code files of the Original Code. You should</text:p>
      <text:p text:style-name="P2"><text:s text:c="5"/>use the text of this Exhibit A rather than the text found in the</text:p>
      <text:p text:style-name="P2"><text:s text:c="5"/>Original Code Source Code for Your Modifications.]</text:p>
      <text:p text:style-name="P2"/>
      <text:p text:style-name="P2"/>
      <text:p text:style-name="P2"/>
      <text:p text:style-name="P2"/>
      <text:p text:style-name="P2">------------------------------------------------------------</text:p>
      <text:p text:style-name="P2">lxml &lt;https://pypi.python.org/pypi/lxml&gt;</text:p>
      <text:p text:style-name="P2">BSD 3-Clause License </text:p>
      <text:p text:style-name="P2">----------</text:p>
      <text:p text:style-name="P2">lxml is copyright Infrae and distributed under the BSD license (see</text:p>
      <text:p text:style-name="P2">doc/licenses/BSD.txt), with the following exceptions:</text:p>
      <text:p text:style-name="P2"/>
      <text:p text:style-name="P2">Some code, such a selftest.py, selftest2.py and</text:p>
      <text:p text:style-name="P2">src/lxml/_elementpath.py are derived from ElementTree and</text:p>
      <text:p text:style-name="P2">cElementTree. See doc/licenses/elementtree.txt for the license text.</text:p>
      <text:p text:style-name="P2"/>
      <text:p text:style-name="P2">lxml.cssselect and lxml.html are copyright Ian Bicking and distributed</text:p>
      <text:p text:style-name="P2">under the BSD license (see doc/licenses/BSD.txt).</text:p>
      <text:p text:style-name="P2"/>
      <text:p text:style-name="P2">test.py, the test-runner script, is GPL and copyright Shuttleworth</text:p>
      <text:p text:style-name="P2">Foundation. See doc/licenses/GPL.txt. It is believed the unchanged</text:p>
      <text:p text:style-name="P2">inclusion of test.py to run the unit test suite falls under the</text:p>
      <text:p text:style-name="P2">"aggregation" clause of the GPL and thus does not affect the license</text:p>
      <text:p text:style-name="P2"><text:soft-page-break/>of the rest of the package.</text:p>
      <text:p text:style-name="P2"/>
      <text:p text:style-name="P2">The doctest.py module is taken from the Python library and falls under</text:p>
      <text:p text:style-name="P2">the PSF Python License.</text:p>
      <text:p text:style-name="P2"/>
      <text:p text:style-name="P2">The isoschematron implementation uses several XSL and RelaxNG resources:</text:p>
      <text:p text:style-name="P2"><text:s/>* The (XML syntax) RelaxNG schema for schematron, copyright International</text:p>
      <text:p text:style-name="P2"><text:s text:c="3"/>Organization for Standardization (see </text:p>
      <text:p text:style-name="P2"><text:s text:c="3"/>src/lxml/isoschematron/resources/rng/iso-schematron.rng for the license</text:p>
      <text:p text:style-name="P2"><text:s text:c="3"/>text)</text:p>
      <text:p text:style-name="P2"><text:s/>* The skeleton iso-schematron-xlt1 pure-xslt schematron implementation</text:p>
      <text:p text:style-name="P2"><text:s text:c="3"/>xsl stylesheets, copyright Rick Jelliffe and Academia Sinica Computing</text:p>
      <text:p text:style-name="P2"><text:s text:c="3"/>Center, Taiwan (see the xsl files here for the license text: </text:p>
      <text:p text:style-name="P2"><text:s text:c="3"/>src/lxml/isoschematron/resources/xsl/iso-schematron-xslt1/)</text:p>
      <text:p text:style-name="P2"><text:s/>* The xsd/rng schema schematron extraction xsl transformations are unlicensed</text:p>
      <text:p text:style-name="P2"><text:s text:c="3"/>and copyright the respective authors as noted (see </text:p>
      <text:p text:style-name="P2"><text:s text:c="3"/>src/lxml/isoschematron/resources/xsl/RNG2Schtrn.xsl and</text:p>
      <text:p text:style-name="P2"><text:s text:c="3"/>src/lxml/isoschematron/resources/xsl/XSD2Schtrn.xsl)</text:p>
      <text:p text:style-name="P2"/>
      <text:p text:style-name="P2">------------------------------------------------------------</text:p>
      <text:p text:style-name="P2">netifaces &lt;https://pypi.python.org/pypi/netifaces&gt;</text:p>
      <text:p text:style-name="P2">MIT License</text:p>
      <text:p text:style-name="P2">----------</text:p>
      <text:p text:style-name="P2">Copyright (c) 2007-2014 Alastair Houghton</text:p>
      <text:p text:style-name="P2"/>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
      <text:p text:style-name="P2">The above copyright notice and this permission notice shall be included in all copies or substantial portions of the Software.</text:p>
      <text:p text:style-name="P2"/>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2">------------------------------------------------------------</text:p>
      <text:p text:style-name="P2">openpyxl &lt;https://pypi.python.org/pypi/openpyxl&gt;</text:p>
      <text:p text:style-name="P2">MIT License </text:p>
      <text:p text:style-name="P2">----------</text:p>
      <text:p text:style-name="P2">This software is under the MIT Licence</text:p>
      <text:p text:style-name="P2">======================================</text:p>
      <text:p text:style-name="P2"/>
      <text:p text:style-name="P2">Copyright (c) 2010 openpyxl</text:p>
      <text:p text:style-name="P2"/>
      <text:p text:style-name="P2">Permission is hereby granted, free of charge, to any person obtaining a</text:p>
      <text:p text:style-name="P2">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 included</text:p>
      <text:p text:style-name="P2">in all copies or substantial portions of the Software.</text:p>
      <text:p text:style-name="P2"/>
      <text:p text:style-name="P2">THE SOFTWARE IS PROVIDED "AS IS", WITHOUT WARRANTY OF ANY KIND, EXPRESS</text:p>
      <text:p text:style-name="P2">OR IMPLIED, INCLUDING BUT NOT LIMITED TO THE WARRANTIES OF</text:p>
      <text:p text:style-name="P2">MERCHANTABILITY, FITNESS FOR A PARTICULAR PURPOSE AND NONINFRINGEMENT.</text:p>
      <text:p text:style-name="P2">IN NO EVENT SHALL THE AUTHORS OR COPYRIGHT HOLDERS BE LIABLE FOR ANY</text:p>
      <text:p text:style-name="P2">CLAIM, DAMAGES OR OTHER LIABILITY, WHETHER IN AN ACTION OF CONTRACT,</text:p>
      <text:p text:style-name="P2">TORT OR OTHERWISE, ARISING FROM, OUT OF OR IN CONNECTION WITH THE</text:p>
      <text:p text:style-name="P2">SOFTWARE OR THE USE OR OTHER DEALINGS IN THE SOFTWARE.</text:p>
      <text:p text:style-name="P2"/>
      <text:p text:style-name="P2">Odict implementation in openpyxl/writer/odict.py uses the following licence:</text:p>
      <text:p text:style-name="P2"/>
      <text:p text:style-name="P2"><text:soft-page-break/>Copyright (c) 2001-2011 Python Software Foundation</text:p>
      <text:p text:style-name="P2"><text:s text:c="14"/>2011 Raymond Hettinger</text:p>
      <text:p text:style-name="P2">License: PYTHON SOFTWARE FOUNDATION LICENSE VERSION 2</text:p>
      <text:p text:style-name="P2"><text:s text:c="9"/>See http://www.opensource.org/licenses/Python-2.0 for full terms</text:p>
      <text:p text:style-name="P2">Note: backport changes by Raymond were originally distributed under MIT</text:p>
      <text:p text:style-name="P2"><text:s text:c="6"/>license, but since the original license for Python is more </text:p>
      <text:p text:style-name="P2"><text:s text:c="6"/>restrictive than MIT, code cannot be released under its terms and</text:p>
      <text:p text:style-name="P2"><text:s text:c="6"/>still adheres to the limitations of Python license.</text:p>
      <text:p text:style-name="P2"/>
      <text:p text:style-name="P2">------------------------------------------------------------</text:p>
      <text:p text:style-name="P2">phonenumbers &lt;https://pypi.python.org/pypi/phonenumbers&gt;</text:p>
      <text:p text:style-name="P2">Apache License 2.0 </text:p>
      <text:p text:style-name="P2">----------</text:p>
      <text:p text:style-name="P2"><text:s text:c="33"/>Apache License</text:p>
      <text:p text:style-name="P2"><text:s text:c="27"/>Version 2.0, January 2004</text:p>
      <text:p text:style-name="P2"><text:s text:c="24"/>http://www.apache.org/licenses/</text:p>
      <text:p text:style-name="P2"/>
      <text:p text:style-name="P2"><text:s text:c="3"/>TERMS AND CONDITIONS FOR USE, REPRODUCTION, AND DISTRIBUTION</text:p>
      <text:p text:style-name="P2"/>
      <text:p text:style-name="P2"><text:s text:c="3"/>1. Definitions.</text:p>
      <text:p text:style-name="P2"/>
      <text:p text:style-name="P2"><text:s text:c="6"/>"License" shall mean the terms and conditions for use, reproduction,</text:p>
      <text:p text:style-name="P2"><text:s text:c="6"/>and distribution as defined by Sections 1 through 9 of this document.</text:p>
      <text:p text:style-name="P2"/>
      <text:p text:style-name="P2"><text:s text:c="6"/>"Licensor" shall mean the copyright owner or entity authorized by</text:p>
      <text:p text:style-name="P2"><text:s text:c="6"/>the copyright owner that is granting the License.</text:p>
      <text:p text:style-name="P2"/>
      <text:p text:style-name="P2"><text:s text:c="6"/>"Legal Entity" shall mean the union of the acting entity and all</text:p>
      <text:p text:style-name="P2"><text:s text:c="6"/>other entities that control, are controlled by, or are under common</text:p>
      <text:p text:style-name="P2"><text:s text:c="6"/>control with that entity. For the purposes of this definition,</text:p>
      <text:p text:style-name="P2"><text:s text:c="6"/>"control" means (i) the power, direct or indirect, to cause the</text:p>
      <text:p text:style-name="P2"><text:s text:c="6"/>direction or management of such entity, whether by contract or</text:p>
      <text:p text:style-name="P2"><text:s text:c="6"/>otherwise, or (ii) ownership of fifty percent (50%) or more of the</text:p>
      <text:p text:style-name="P2"><text:s text:c="6"/>outstanding shares, or (iii) beneficial ownership of such entity.</text:p>
      <text:p text:style-name="P2"/>
      <text:p text:style-name="P2"><text:s text:c="6"/>"You" (or "Your") shall mean an individual or Legal Entity</text:p>
      <text:p text:style-name="P2"><text:s text:c="6"/>exercising permissions granted by this License.</text:p>
      <text:p text:style-name="P2"/>
      <text:p text:style-name="P2"><text:s text:c="6"/>"Source" form shall mean the preferred form for making modifications,</text:p>
      <text:p text:style-name="P2"><text:s text:c="6"/>including but not limited to software source code, documentation</text:p>
      <text:p text:style-name="P2"><text:s text:c="6"/>source, and configuration files.</text:p>
      <text:p text:style-name="P2"/>
      <text:p text:style-name="P2"><text:s text:c="6"/>"Object" form shall mean any form resulting from mechanical</text:p>
      <text:p text:style-name="P2"><text:s text:c="6"/>transformation or translation of a Source form, including but</text:p>
      <text:p text:style-name="P2"><text:s text:c="6"/>not limited to compiled object code, generated documentation,</text:p>
      <text:p text:style-name="P2"><text:s text:c="6"/>and conversions to other media types.</text:p>
      <text:p text:style-name="P2"/>
      <text:p text:style-name="P2"><text:s text:c="6"/>"Work" shall mean the work of authorship, whether in Source or</text:p>
      <text:p text:style-name="P2"><text:s text:c="6"/>Object form, made available under the License, as indicated by a</text:p>
      <text:p text:style-name="P2"><text:s text:c="6"/>copyright notice that is included in or attached to the work</text:p>
      <text:p text:style-name="P2"><text:s text:c="6"/>(an example is provided in the Appendix below).</text:p>
      <text:p text:style-name="P2"/>
      <text:p text:style-name="P2"><text:s text:c="6"/>"Derivative Works" shall mean any work, whether in Source or Object</text:p>
      <text:p text:style-name="P2"><text:s text:c="6"/>form, that is based on (or derived from) the Work and for which the</text:p>
      <text:p text:style-name="P2"><text:s text:c="6"/>editorial revisions, annotations, elaborations, or other modifications</text:p>
      <text:p text:style-name="P2"><text:s text:c="6"/>represent, as a whole, an original work of authorship. For the purposes</text:p>
      <text:p text:style-name="P2"><text:s text:c="6"/>of this License, Derivative Works shall not include works that remain</text:p>
      <text:p text:style-name="P2"><text:s text:c="6"/>separable from, or merely link (or bind by name) to the interfaces of,</text:p>
      <text:p text:style-name="P2"><text:s text:c="6"/>the Work and Derivative Works thereof.</text:p>
      <text:p text:style-name="P2"/>
      <text:p text:style-name="P2"><text:s text:c="6"/>"Contribution" shall mean any work of authorship, including</text:p>
      <text:p text:style-name="P2"><text:s text:c="6"/>the original version of the Work and any modifications or additions</text:p>
      <text:p text:style-name="P2"><text:s text:c="6"/>to that Work or Derivative Works thereof, that is intentionally</text:p>
      <text:p text:style-name="P2"><text:s text:c="6"/>submitted to Licensor for inclusion in the Work by the copyright owner</text:p>
      <text:p text:style-name="P2"><text:s text:c="6"/>or by an individual or Legal Entity authorized to submit on behalf of</text:p>
      <text:p text:style-name="P2"><text:s text:c="6"/>the copyright owner. For the purposes of this definition, "submitted"</text:p>
      <text:p text:style-name="P2"><text:s text:c="6"/>means any form of electronic, verbal, or written communication sent</text:p>
      <text:p text:style-name="P2"><text:s text:c="6"/>to the Licensor or its representatives, including but not limited to</text:p>
      <text:p text:style-name="P2"><text:s text:c="6"/>communication on electronic mailing lists, source code control systems,</text:p>
      <text:p text:style-name="P2"><text:s text:c="6"/>and issue tracking systems that are managed by, or on behalf of, the</text:p>
      <text:p text:style-name="P2"><text:s text:c="6"/>Licensor for the purpose of discussing and improving the Work, but</text:p>
      <text:p text:style-name="P2"><text:s text:c="6"/>excluding communication that is conspicuously marked or otherwise</text:p>
      <text:p text:style-name="P2"><text:soft-page-break/><text:s text:c="6"/>designated in writing by the copyright owner as "Not a Contribution."</text:p>
      <text:p text:style-name="P2"/>
      <text:p text:style-name="P2"><text:s text:c="6"/>"Contributor" shall mean Licensor and any individual or Legal Entity</text:p>
      <text:p text:style-name="P2"><text:s text:c="6"/>on behalf of whom a Contribution has been received by Licensor and</text:p>
      <text:p text:style-name="P2"><text:s text:c="6"/>subsequently incorporated within the Work.</text:p>
      <text:p text:style-name="P2"/>
      <text:p text:style-name="P2"><text:s text:c="3"/>2. Grant of Copyrigh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copyright license to reproduce, prepare Derivative Works of,</text:p>
      <text:p text:style-name="P2"><text:s text:c="6"/>publicly display, publicly perform, sublicense, and distribute the</text:p>
      <text:p text:style-name="P2"><text:s text:c="6"/>Work and such Derivative Works in Source or Object form.</text:p>
      <text:p text:style-name="P2"/>
      <text:p text:style-name="P2"><text:s text:c="3"/>3. Grant of Paten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except as stated in this section) patent license to make, have made,</text:p>
      <text:p text:style-name="P2"><text:s text:c="6"/>use, offer to sell, sell, import, and otherwise transfer the Work,</text:p>
      <text:p text:style-name="P2"><text:s text:c="6"/>where such license applies only to those patent claims licensable</text:p>
      <text:p text:style-name="P2"><text:s text:c="6"/>by such Contributor that are necessarily infringed by their</text:p>
      <text:p text:style-name="P2"><text:s text:c="6"/>Contribution(s) alone or by combination of their Contribution(s)</text:p>
      <text:p text:style-name="P2"><text:s text:c="6"/>with the Work to which such Contribution(s) was submitted. If You</text:p>
      <text:p text:style-name="P2"><text:s text:c="6"/>institute patent litigation against any entity (including a</text:p>
      <text:p text:style-name="P2"><text:s text:c="6"/>cross-claim or counterclaim in a lawsuit) alleging that the Work</text:p>
      <text:p text:style-name="P2"><text:s text:c="6"/>or a Contribution incorporated within the Work constitutes direct</text:p>
      <text:p text:style-name="P2"><text:s text:c="6"/>or contributory patent infringement, then any patent licenses</text:p>
      <text:p text:style-name="P2"><text:s text:c="6"/>granted to You under this License for that Work shall terminate</text:p>
      <text:p text:style-name="P2"><text:s text:c="6"/>as of the date such litigation is filed.</text:p>
      <text:p text:style-name="P2"/>
      <text:p text:style-name="P2"><text:s text:c="3"/>4. Redistribution. You may reproduce and distribute copies of the</text:p>
      <text:p text:style-name="P2"><text:s text:c="6"/>Work or Derivative Works thereof in any medium, with or without</text:p>
      <text:p text:style-name="P2"><text:s text:c="6"/>modifications, and in Source or Object form, provided that You</text:p>
      <text:p text:style-name="P2"><text:s text:c="6"/>meet the following conditions:</text:p>
      <text:p text:style-name="P2"/>
      <text:p text:style-name="P2"><text:s text:c="6"/>(a) You must give any other recipients of the Work or</text:p>
      <text:p text:style-name="P2"><text:s text:c="10"/>Derivative Works a copy of this License; and</text:p>
      <text:p text:style-name="P2"/>
      <text:p text:style-name="P2"><text:s text:c="6"/>(b) You must cause any modified files to carry prominent notices</text:p>
      <text:p text:style-name="P2"><text:s text:c="10"/>stating that You changed the files; and</text:p>
      <text:p text:style-name="P2"/>
      <text:p text:style-name="P2"><text:s text:c="6"/>(c) You must retain, in the Source form of any Derivative Works</text:p>
      <text:p text:style-name="P2"><text:s text:c="10"/>that You distribute, all copyright, patent, trademark, and</text:p>
      <text:p text:style-name="P2"><text:s text:c="10"/>attribution notices from the Source form of the Work,</text:p>
      <text:p text:style-name="P2"><text:s text:c="10"/>excluding those notices that do not pertain to any part of</text:p>
      <text:p text:style-name="P2"><text:s text:c="10"/>the Derivative Works; and</text:p>
      <text:p text:style-name="P2"/>
      <text:p text:style-name="P2"><text:s text:c="6"/>(d) If the Work includes a "NOTICE" text file as part of its</text:p>
      <text:p text:style-name="P2"><text:s text:c="10"/>distribution, then any Derivative Works that You distribute must</text:p>
      <text:p text:style-name="P2"><text:s text:c="10"/>include a readable copy of the attribution notices contained</text:p>
      <text:p text:style-name="P2"><text:s text:c="10"/>within such NOTICE file, excluding those notices that do not</text:p>
      <text:p text:style-name="P2"><text:s text:c="10"/>pertain to any part of the Derivative Works, in at least one</text:p>
      <text:p text:style-name="P2"><text:s text:c="10"/>of the following places: within a NOTICE text file distributed</text:p>
      <text:p text:style-name="P2"><text:s text:c="10"/>as part of the Derivative Works; within the Source form or</text:p>
      <text:p text:style-name="P2"><text:s text:c="10"/>documentation, if provided along with the Derivative Works; or,</text:p>
      <text:p text:style-name="P2"><text:s text:c="10"/>within a display generated by the Derivative Works, if and</text:p>
      <text:p text:style-name="P2"><text:s text:c="10"/>wherever such third-party notices normally appear. The contents</text:p>
      <text:p text:style-name="P2"><text:s text:c="10"/>of the NOTICE file are for informational purposes only and</text:p>
      <text:p text:style-name="P2"><text:s text:c="10"/>do not modify the License. You may add Your own attribution</text:p>
      <text:p text:style-name="P2"><text:s text:c="10"/>notices within Derivative Works that You distribute, alongside</text:p>
      <text:p text:style-name="P2"><text:s text:c="10"/>or as an addendum to the NOTICE text from the Work, provided</text:p>
      <text:p text:style-name="P2"><text:s text:c="10"/>that such additional attribution notices cannot be construed</text:p>
      <text:p text:style-name="P2"><text:s text:c="10"/>as modifying the License.</text:p>
      <text:p text:style-name="P2"/>
      <text:p text:style-name="P2"><text:s text:c="6"/>You may add Your own copyright statement to Your modifications and</text:p>
      <text:p text:style-name="P2"><text:s text:c="6"/>may provide additional or different license terms and conditions</text:p>
      <text:p text:style-name="P2"><text:s text:c="6"/>for use, reproduction, or distribution of Your modifications, or</text:p>
      <text:p text:style-name="P2"><text:s text:c="6"/>for any such Derivative Works as a whole, provided Your use,</text:p>
      <text:p text:style-name="P2"><text:s text:c="6"/>reproduction, and distribution of the Work otherwise complies with</text:p>
      <text:p text:style-name="P2"><text:s text:c="6"/>the conditions stated in this License.</text:p>
      <text:p text:style-name="P2"/>
      <text:p text:style-name="P2"><text:s text:c="3"/>5. Submission of Contributions. Unless You explicitly state otherwise,</text:p>
      <text:p text:style-name="P2"><text:s text:c="6"/>any Contribution intentionally submitted for inclusion in the Work</text:p>
      <text:p text:style-name="P2"><text:soft-page-break/><text:s text:c="6"/>by You to the Licensor shall be under the terms and conditions of</text:p>
      <text:p text:style-name="P2"><text:s text:c="6"/>this License, without any additional terms or conditions.</text:p>
      <text:p text:style-name="P2"><text:s text:c="6"/>Notwithstanding the above, nothing herein shall supersede or modify</text:p>
      <text:p text:style-name="P2"><text:s text:c="6"/>the terms of any separate license agreement you may have executed</text:p>
      <text:p text:style-name="P2"><text:s text:c="6"/>with Licensor regarding such Contributions.</text:p>
      <text:p text:style-name="P2"/>
      <text:p text:style-name="P2"><text:s text:c="3"/>6. Trademarks. This License does not grant permission to use the trade</text:p>
      <text:p text:style-name="P2"><text:s text:c="6"/>names, trademarks, service marks, or product names of the Licensor,</text:p>
      <text:p text:style-name="P2"><text:s text:c="6"/>except as required for reasonable and customary use in describing the</text:p>
      <text:p text:style-name="P2"><text:s text:c="6"/>origin of the Work and reproducing the content of the NOTICE file.</text:p>
      <text:p text:style-name="P2"/>
      <text:p text:style-name="P2"><text:s text:c="3"/>7. Disclaimer of Warranty. Unless required by applicable law or</text:p>
      <text:p text:style-name="P2"><text:s text:c="6"/>agreed to in writing, Licensor provides the Work (and each</text:p>
      <text:p text:style-name="P2"><text:s text:c="6"/>Contributor provides its Contributions) on an "AS IS" BASIS,</text:p>
      <text:p text:style-name="P2"><text:s text:c="6"/>WITHOUT WARRANTIES OR CONDITIONS OF ANY KIND, either express or</text:p>
      <text:p text:style-name="P2"><text:s text:c="6"/>implied, including, without limitation, any warranties or conditions</text:p>
      <text:p text:style-name="P2"><text:s text:c="6"/>of TITLE, NON-INFRINGEMENT, MERCHANTABILITY, or FITNESS FOR A</text:p>
      <text:p text:style-name="P2"><text:s text:c="6"/>PARTICULAR PURPOSE. You are solely responsible for determining the</text:p>
      <text:p text:style-name="P2"><text:s text:c="6"/>appropriateness of using or redistributing the Work and assume any</text:p>
      <text:p text:style-name="P2"><text:s text:c="6"/>risks associated with Your exercise of permissions under this License.</text:p>
      <text:p text:style-name="P2"/>
      <text:p text:style-name="P2"><text:s text:c="3"/>8. Limitation of Liability. In no event and under no legal theory,</text:p>
      <text:p text:style-name="P2"><text:s text:c="6"/>whether in tort (including negligence), contract, or otherwise,</text:p>
      <text:p text:style-name="P2"><text:s text:c="6"/>unless required by applicable law (such as deliberate and grossly</text:p>
      <text:p text:style-name="P2"><text:s text:c="6"/>negligent acts) or agreed to in writing, shall any Contributor be</text:p>
      <text:p text:style-name="P2"><text:s text:c="6"/>liable to You for damages, including any direct, indirect, special,</text:p>
      <text:p text:style-name="P2"><text:s text:c="6"/>incidental, or consequential damages of any character arising as a</text:p>
      <text:p text:style-name="P2"><text:s text:c="6"/>result of this License or out of the use or inability to use the</text:p>
      <text:p text:style-name="P2"><text:s text:c="6"/>Work (including but not limited to damages for loss of goodwill,</text:p>
      <text:p text:style-name="P2"><text:s text:c="6"/>work stoppage, computer failure or malfunction, or any and all</text:p>
      <text:p text:style-name="P2"><text:s text:c="6"/>other commercial damages or losses), even if such Contributor</text:p>
      <text:p text:style-name="P2"><text:s text:c="6"/>has been advised of the possibility of such damages.</text:p>
      <text:p text:style-name="P2"/>
      <text:p text:style-name="P2"><text:s text:c="3"/>9. Accepting Warranty or Additional Liability. While redistributing</text:p>
      <text:p text:style-name="P2"><text:s text:c="6"/>the Work or Derivative Works thereof, You may choose to offer,</text:p>
      <text:p text:style-name="P2"><text:s text:c="6"/>and charge a fee for, acceptance of support, warranty, indemnity,</text:p>
      <text:p text:style-name="P2"><text:s text:c="6"/>or other liability obligations and/or rights consistent with this</text:p>
      <text:p text:style-name="P2"><text:s text:c="6"/>License. However, in accepting such obligations, You may act only</text:p>
      <text:p text:style-name="P2"><text:s text:c="6"/>on Your own behalf and on Your sole responsibility, not on behalf</text:p>
      <text:p text:style-name="P2"><text:s text:c="6"/>of any other Contributor, and only if You agree to indemnify,</text:p>
      <text:p text:style-name="P2"><text:s text:c="6"/>defend, and hold each Contributor harmless for any liability</text:p>
      <text:p text:style-name="P2"><text:s text:c="6"/>incurred by, or claims asserted against, such Contributor by reason</text:p>
      <text:p text:style-name="P2"><text:s text:c="6"/>of your accepting any such warranty or additional liability.</text:p>
      <text:p text:style-name="P2"/>
      <text:p text:style-name="P2"><text:s text:c="3"/>END OF TERMS AND CONDITIONS</text:p>
      <text:p text:style-name="P2"/>
      <text:p text:style-name="P2">------------------------------------------------------------</text:p>
      <text:p text:style-name="P2">pip &lt;https://pypi.python.org/pypi/pip&gt;</text:p>
      <text:p text:style-name="P2">MIT License </text:p>
      <text:p text:style-name="P2">----------</text:p>
      <text:p text:style-name="P2">Copyright (c) 2008-2016 The pip developers (see AUTHORS.txt file)</text:p>
      <text:p text:style-name="P2"/>
      <text:p text:style-name="P2">Permission is hereby granted, free of charge, to any person obtaining</text:p>
      <text:p text:style-name="P2">a copy of this software and associated documentation files (the</text:p>
      <text:p text:style-name="P2">"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
      <text:p text:style-name="P2">------------------------------------------------------------</text:p>
      <text:p text:style-name="P2"><text:soft-page-break/>psutil &lt;https://pypi.python.org/pypi/psutil&gt;</text:p>
      <text:p text:style-name="P2">BSD 3-Clause License </text:p>
      <text:p text:style-name="P2">----------</text:p>
      <text:p text:style-name="P2">psutil is distributed under BSD license reproduced below.</text:p>
      <text:p text:style-name="P2"/>
      <text:p text:style-name="P2">Copyright (c) 2009, Jay Loden, Dave Daeschler, Giampaolo Rodola'</text:p>
      <text:p text:style-name="P2">All rights reserved.</text:p>
      <text:p text:style-name="P2"/>
      <text:p text:style-name="P2">Redistribution and use in source and binary forms, with or without modification,</text:p>
      <text:p text:style-name="P2">are permitted provided that the following conditions are met:</text:p>
      <text:p text:style-name="P2"/>
      <text:p text:style-name="P2"><text:s/>* Redistributions of source code must retain the above copyright notice, this</text:p>
      <text:p text:style-name="P2"><text:s text:c="3"/>list of conditions and the following disclaimer.</text:p>
      <text:p text:style-name="P2"><text:s/>* Redistributions in binary form must reproduce the above copyright notice,</text:p>
      <text:p text:style-name="P2"><text:s text:c="3"/>this list of conditions and the following disclaimer in the documentation</text:p>
      <text:p text:style-name="P2"><text:s text:c="3"/>and/or other materials provided with the distribution.</text:p>
      <text:p text:style-name="P2"><text:s/>* Neither the name of the psutil authors nor the names of its contributors</text:p>
      <text:p text:style-name="P2"><text:s text:c="3"/>may be used to endorse or promote products derived from this software without</text:p>
      <text:p text:style-name="P2"><text:s text:c="3"/>specific prior written permiss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OWNER OR CONTRIBUTORS BE LIABLE FOR</text:p>
      <text:p text:style-name="P2">ANY DIRECT, INDIRECT, INCIDENTAL, SPECIAL, EXEMPLARY, OR CONSEQUENTIAL DAMAGES</text:p>
      <text:p text:style-name="P2">(INCLUDING, BUT NOT LIMITED TO, PROCUREMENT OF SUBSTITUTE GOODS OR SERVICES;</text:p>
      <text:p text:style-name="P2">LOSS OF USE, DATA, OR PROFITS; OR BUSINESS INTERRUPTION) HOWEVER CAUSED AND ON</text:p>
      <text:p text:style-name="P2">ANY THEORY OF LIABILITY, WHETHER IN CONTRACT, STRICT LIABILITY, OR TORT</text:p>
      <text:p text:style-name="P2">(INCLUDING NEGLIGENCE OR OTHERWISE) ARISING IN ANY WAY OUT OF THE USE OF THIS</text:p>
      <text:p text:style-name="P2">SOFTWARE, EVEN IF ADVISED OF THE POSSIBILITY OF SUCH DAMAGE.</text:p>
      <text:p text:style-name="P2"/>
      <text:p text:style-name="P2">------------------------------------------------------------</text:p>
      <text:p text:style-name="P2">psycogreen &lt;https://pypi.python.org/pypi/psycogreen&gt;</text:p>
      <text:p text:style-name="P2">BSD 3-Clause License </text:p>
      <text:p text:style-name="P2">----------</text:p>
      <text:p text:style-name="P2">Copyright (c) 2010-2012, Daniele Varrazzo &lt;daniele.varrazzo@gmail.com&gt;</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 Redistributions of source code must retain the above copyright notice, this</text:p>
      <text:p text:style-name="P2"><text:s text:c="2"/>list of conditions and the following disclaimer.</text:p>
      <text:p text:style-name="P2">* Redistributions in binary form must reproduce the above copyright notice,</text:p>
      <text:p text:style-name="P2"><text:s text:c="2"/>this list of conditions and the following disclaimer in the documentation</text:p>
      <text:p text:style-name="P2"><text:s text:c="2"/>and/or other materials provided with the distribution.</text:p>
      <text:p text:style-name="P2">* The name of Daniele Varrazzo may not be used to endorse or promote</text:p>
      <text:p text:style-name="P2"><text:s text:c="2"/>products derived from this software without specific prior written</text:p>
      <text:p text:style-name="P2"><text:s text:c="2"/>permission.</text:p>
      <text:p text:style-name="P2"/>
      <text:p text:style-name="P2">THIS SOFTWARE IS PROVIDED BY THE COPYRIGHT HOLDERS AND CONTRIBUTORS "AS IS" AND</text:p>
      <text:p text:style-name="P2">ANY EXPRESS OR IMPLIED WARRANTIES, INCLUDING, BUT NOT LIMITED TO, THE IMPLIED</text:p>
      <text:p text:style-name="P2">WARRANTIES OF MERCHANTABILITY AND FITNESS FOR A PARTICULAR PURPOSE ARE</text:p>
      <text:p text:style-name="P2">DISCLAIMED. IN NO EVENT SHALL THE COPYRIGHT HOLDER OR CONTRIBUTORS BE LIABLE</text:p>
      <text:p text:style-name="P2">FOR ANY DIRECT, INDIRECT, INCIDENTAL, SPECIAL, EXEMPLARY, OR CONSEQUENTIAL</text:p>
      <text:p text:style-name="P2">DAMAGES (INCLUDING, BUT NOT LIMITED TO, PROCUREMENT OF SUBSTITUTE GOODS OR</text:p>
      <text:p text:style-name="P2">SERVICES; LOSS OF USE, DATA, OR PROFITS; OR BUSINESS INTERRUPTION)</text:p>
      <text:p text:style-name="P2">HOWEVER CAUSED AND ON ANY THEORY OF LIABILITY, WHETHER IN CONTRACT, STRICT</text:p>
      <text:p text:style-name="P2">LIABILITY, OR TORT (INCLUDING NEGLIGENCE OR OTHERWISE) ARISING IN ANY WAY OUT</text:p>
      <text:p text:style-name="P2">OF THE USE OF THIS SOFTWARE, EVEN IF ADVISED OF THE POSSIBILITY OF SUCH DAMAGE.</text:p>
      <text:p text:style-name="P2"/>
      <text:p text:style-name="P2">------------------------------------------------------------</text:p>
      <text:p text:style-name="P2">psycopg2 &lt;https://pypi.python.org/pypi/psycopg2&gt;</text:p>
      <text:p text:style-name="P2">LGPL 3.0 </text:p>
      <text:p text:style-name="P2">----------</text:p>
      <text:p text:style-name="P2">psycopg2 and the LGPL</text:p>
      <text:p text:style-name="P2">=====================</text:p>
      <text:p text:style-name="P2"/>
      <text:p text:style-name="P2">psycopg2 is free software: you can redistribute it and/or modify it</text:p>
      <text:p text:style-name="P2">under the terms of the GNU Lesser General Public License as published</text:p>
      <text:p text:style-name="P2">by the Free Software Foundation, either version 3 of the License, or</text:p>
      <text:p text:style-name="P2">(at your option) any later version.</text:p>
      <text:p text:style-name="P2"><text:soft-page-break/></text:p>
      <text:p text:style-name="P2">psycopg2 is distributed in the hope that it will be useful, but WITHOUT</text:p>
      <text:p text:style-name="P2">ANY WARRANTY; without even the implied warranty of MERCHANTABILITY or</text:p>
      <text:p text:style-name="P2">FITNESS FOR A PARTICULAR PURPOSE. <text:s/>See the GNU Lesser General Public</text:p>
      <text:p text:style-name="P2">License for more details.</text:p>
      <text:p text:style-name="P2"/>
      <text:p text:style-name="P2">In addition, as a special exception, the copyright holders give</text:p>
      <text:p text:style-name="P2">permission to link this program with the OpenSSL library (or with</text:p>
      <text:p text:style-name="P2">modified versions of OpenSSL that use the same license as OpenSSL),</text:p>
      <text:p text:style-name="P2">and distribute linked combinations including the two.</text:p>
      <text:p text:style-name="P2"/>
      <text:p text:style-name="P2">You must obey the GNU Lesser General Public License in all respects for</text:p>
      <text:p text:style-name="P2">all of the code used other than OpenSSL. If you modify file(s) with this</text:p>
      <text:p text:style-name="P2">exception, you may extend this exception to your version of the file(s),</text:p>
      <text:p text:style-name="P2">but you are not obligated to do so. If you do not wish to do so, delete</text:p>
      <text:p text:style-name="P2">this exception statement from your version. If you delete this exception</text:p>
      <text:p text:style-name="P2">statement from all source files in the program, then also delete it here.</text:p>
      <text:p text:style-name="P2"/>
      <text:p text:style-name="P2">You should have received a copy of the GNU Lesser General Public License</text:p>
      <text:p text:style-name="P2">along with psycopg2 (see the doc/ directory.)</text:p>
      <text:p text:style-name="P2">If not, see &lt;http://www.gnu.org/licenses/&gt;.</text:p>
      <text:p text:style-name="P2"/>
      <text:p text:style-name="P2"/>
      <text:p text:style-name="P2">Alternative licenses</text:p>
      <text:p text:style-name="P2">====================</text:p>
      <text:p text:style-name="P2"/>
      <text:p text:style-name="P2">If you prefer you can use the Zope Database Adapter ZPsycopgDA (i.e.,</text:p>
      <text:p text:style-name="P2">every file inside the ZPsycopgDA directory) user the ZPL license as</text:p>
      <text:p text:style-name="P2">published on the Zope web site, http://www.zope.org/Resources/ZPL.</text:p>
      <text:p text:style-name="P2"/>
      <text:p text:style-name="P2">Also, the following BSD-like license applies (at your option) to the</text:p>
      <text:p text:style-name="P2">files following the pattern psycopg/adapter*.{h,c} and</text:p>
      <text:p text:style-name="P2">psycopg/microprotocol*.{h,c}:</text:p>
      <text:p text:style-name="P2"/>
      <text:p text:style-name="P2"><text:s/>Permission is granted to anyone to use this software for any purpose,</text:p>
      <text:p text:style-name="P2"><text:s/>including commercial applications, and to alter it and redistribute it</text:p>
      <text:p text:style-name="P2"><text:s/>freely, subject to the following restrictions:</text:p>
      <text:p text:style-name="P2"/>
      <text:p text:style-name="P2"><text:s/>1. The origin of this software must not be misrepresented; you must not</text:p>
      <text:p text:style-name="P2"><text:s text:c="4"/>claim that you wrote the original software. If you use this</text:p>
      <text:p text:style-name="P2"><text:s text:c="4"/>software in a product, an acknowledgment in the product documentation</text:p>
      <text:p text:style-name="P2"><text:s text:c="4"/>would be appreciated but is not required.</text:p>
      <text:p text:style-name="P2"><text:s/></text:p>
      <text:p text:style-name="P2"><text:s/>2. Altered source versions must be plainly marked as such, and must not</text:p>
      <text:p text:style-name="P2"><text:s text:c="4"/>be misrepresented as being the original software.</text:p>
      <text:p text:style-name="P2"><text:s/></text:p>
      <text:p text:style-name="P2"><text:s/>3. This notice may not be removed or altered from any source distribution.</text:p>
      <text:p text:style-name="P2"/>
      <text:p text:style-name="P2">------------------------------------------------------------</text:p>
      <text:p text:style-name="P2">pyasn1 &lt;https://pypi.python.org/pypi/pyasn1&gt;</text:p>
      <text:p text:style-name="P2">BSD 2-Clause License </text:p>
      <text:p text:style-name="P2">----------</text:p>
      <text:p text:style-name="P2">Copyright (c) 2005-2016, Ilya Etingof &lt;ilya@glas.net&gt;</text:p>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2"/>* Redistributions of source code must retain the above copyright notice, </text:p>
      <text:p text:style-name="P2"><text:s text:c="4"/>this list of conditions and the following disclaimer.</text:p>
      <text:p text:style-name="P2"/>
      <text:p text:style-name="P2"><text:s text:c="2"/>* Redistributions in binary form must reproduce the above copyright notice,</text:p>
      <text:p text:style-name="P2"><text:s text:c="4"/>this list of conditions and the following disclaimer in the documentation</text:p>
      <text:p text:style-name="P2"><text:s text:c="4"/>and/or other materials provided with the distribution.</text:p>
      <text:p text:style-name="P2"/>
      <text:p text:style-name="P2">THIS SOFTWARE IS PROVIDED BY THE COPYRIGHT HOLDERS AND CONTRIBUTORS "AS IS"</text:p>
      <text:p text:style-name="P2">AND ANY EXPRESS OR IMPLIED WARRANTIES, INCLUDING, BUT NOT LIMITED TO, THE </text:p>
      <text:p text:style-name="P2">IMPLIED WARRANTIES OF MERCHANTABILITY AND FITNESS FOR A PARTICULAR PURPOSE </text:p>
      <text:p text:style-name="P2">ARE DISCLAIMED. IN NO EVENT SHALL THE COPYRIGHT HOLDER OR CONTRIBUTORS BE</text:p>
      <text:p text:style-name="P2">LIABLE FOR ANY DIRECT, INDIRECT, INCIDENTAL, SPECIAL, EXEMPLARY, OR</text:p>
      <text:p text:style-name="P2">CONSEQUENTIAL DAMAGES (INCLUDING, BUT NOT LIMITED TO, PROCUREMENT OF</text:p>
      <text:p text:style-name="P2">SUBSTITUTE GOODS OR SERVICES; LOSS OF USE, DATA, OR PROFITS; OR BUSINESS</text:p>
      <text:p text:style-name="P2"><text:soft-page-break/>INTERRUPTION) HOWEVER CAUSED AND ON ANY THEORY OF LIABILITY, WHETHER IN</text:p>
      <text:p text:style-name="P2">CONTRACT, STRICT LIABILITY, OR TORT (INCLUDING NEGLIGENCE OR OTHERWISE)</text:p>
      <text:p text:style-name="P2">ARISING IN ANY WAY OUT OF THE USE OF THIS SOFTWARE, EVEN IF ADVISED OF THE</text:p>
      <text:p text:style-name="P2">POSSIBILITY OF SUCH DAMAGE. </text:p>
      <text:p text:style-name="P2"/>
      <text:p text:style-name="P2">------------------------------------------------------------</text:p>
      <text:p text:style-name="P2">pycparser &lt;https://pypi.python.org/pypi/pycparser&gt;</text:p>
      <text:p text:style-name="P2">BSD 3-Clause License </text:p>
      <text:p text:style-name="P2">----------</text:p>
      <text:p text:style-name="P2">Copyright (c) 2008-2016, Eli Bendersky</text:p>
      <text:p text:style-name="P2">All rights reserved.</text:p>
      <text:p text:style-name="P2"/>
      <text:p text:style-name="P2">Redistribution and use in source and binary forms, with or without modification,</text:p>
      <text:p text:style-name="P2">are permitted provided that the following conditions are met:</text:p>
      <text:p text:style-name="P2"/>
      <text:p text:style-name="P2">* Redistributions of source code must retain the above copyright notice, this </text:p>
      <text:p text:style-name="P2"><text:s text:c="2"/>list of conditions and the following disclaimer.</text:p>
      <text:p text:style-name="P2">* Redistributions in binary form must reproduce the above copyright notice, </text:p>
      <text:p text:style-name="P2"><text:s text:c="2"/>this list of conditions and the following disclaimer in the documentation </text:p>
      <text:p text:style-name="P2"><text:s text:c="2"/>and/or other materials provided with the distribution.</text:p>
      <text:p text:style-name="P2">* Neither the name of Eli Bendersky nor the names of its contributors may </text:p>
      <text:p text:style-name="P2"><text:s text:c="2"/>be used to endorse or promote products derived from this software without </text:p>
      <text:p text:style-name="P2"><text:s text:c="2"/>specific prior written permission.</text:p>
      <text:p text:style-name="P2"/>
      <text:p text:style-name="P2">THIS SOFTWARE IS PROVIDED BY THE COPYRIGHT HOLDERS AND CONTRIBUTORS "AS IS" AND </text:p>
      <text:p text:style-name="P2">ANY EXPRESS OR IMPLIED WARRANTIES, INCLUDING, BUT NOT LIMITED TO, THE IMPLIED </text:p>
      <text:p text:style-name="P2">WARRANTIES OF MERCHANTABILITY AND FITNESS FOR A PARTICULAR PURPOSE ARE </text:p>
      <text:p text:style-name="P2">DISCLAIMED. IN NO EVENT SHALL THE COPYRIGHT HOLDER OR CONTRIBUTORS BE </text:p>
      <text:p text:style-name="P2">LIABLE FOR ANY DIRECT, INDIRECT, INCIDENTAL, SPECIAL, EXEMPLARY, OR </text:p>
      <text:p text:style-name="P2">CONSEQUENTIAL DAMAGES (INCLUDING, BUT NOT LIMITED TO, PROCUREMENT OF SUBSTITUTE </text:p>
      <text:p text:style-name="P2">GOODS OR SERVICES; LOSS OF USE, DATA, OR PROFITS; OR BUSINESS INTERRUPTION) </text:p>
      <text:p text:style-name="P2">HOWEVER CAUSED AND ON ANY THEORY OF LIABILITY, WHETHER IN CONTRACT, STRICT </text:p>
      <text:p text:style-name="P2">LIABILITY, OR TORT (INCLUDING NEGLIGENCE OR OTHERWISE) ARISING IN ANY WAY OUT </text:p>
      <text:p text:style-name="P2">OF THE USE OF THIS SOFTWARE, EVEN IF ADVISED OF THE POSSIBILITY OF SUCH DAMAGE.</text:p>
      <text:p text:style-name="P2"/>
      <text:p text:style-name="P2">------------------------------------------------------------</text:p>
      <text:p text:style-name="P2">python-dateutil &lt;https://pypi.python.org/pypi/python-dateutil&gt;</text:p>
      <text:p text:style-name="P2">BSD 3-Clause License </text:p>
      <text:p text:style-name="P2">----------</text:p>
      <text:p text:style-name="P2">dateutil - Extensions to the standard Python datetime module.</text:p>
      <text:p text:style-name="P2"/>
      <text:p text:style-name="P2">Copyright (c) 2003-2011 - Gustavo Niemeyer &lt;gustavo@niemeyer.net&gt;</text:p>
      <text:p text:style-name="P2">Copyright (c) 2012-2014 - Tomi Pieviläinen &lt;tomi.pievilainen@iki.fi&gt;</text:p>
      <text:p text:style-name="P2">Copyright (c) 2014 <text:s text:c="5"/>- Yaron de Leeuw &lt;me@jarondl.net&gt;</text:p>
      <text:p text:style-name="P2"/>
      <text:p text:style-name="P2">All rights reserved.</text:p>
      <text:p text:style-name="P2"/>
      <text:p text:style-name="P2">Redistribution and use in source and binary forms, with or without</text:p>
      <text:p text:style-name="P2">modification, are permitted provided that the following conditions are met:</text:p>
      <text:p text:style-name="P2"/>
      <text:p text:style-name="P2"><text:s text:c="4"/>* Redistributions of source code must retain the above copyright notice,</text:p>
      <text:p text:style-name="P2"><text:s text:c="6"/>this list of conditions and the following disclaimer.</text:p>
      <text:p text:style-name="P2"><text:s text:c="4"/>* Redistributions in binary form must reproduce the above copyright notice,</text:p>
      <text:p text:style-name="P2"><text:s text:c="6"/>this list of conditions and the following disclaimer in the documentation</text:p>
      <text:p text:style-name="P2"><text:s text:c="6"/>and/or other materials provided with the distribution.</text:p>
      <text:p text:style-name="P2"><text:s text:c="4"/>* Neither the name of the copyright holder nor the names of its</text:p>
      <text:p text:style-name="P2"><text:s text:c="6"/>contributors may be used to endorse or promote products derived from</text:p>
      <text:p text:style-name="P2"><text:s text:c="6"/>this software without specific prior written permiss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 OWNER OR</text:p>
      <text:p text:style-name="P2">CONTRIBUTORS BE LIABLE FOR ANY DIRECT, INDIRECT, INCIDENTAL, SPECIAL,</text:p>
      <text:p text:style-name="P2">EXEMPLARY, OR CONSEQUENTIAL DAMAGES (INCLUDING, BUT NOT LIMITED TO,</text:p>
      <text:p text:style-name="P2">PROCUREMENT OF SUBSTITUTE GOODS OR SERVICES; LOSS OF USE, DATA, OR</text:p>
      <text:p text:style-name="P2">PROFITS; OR BUSINESS INTERRUPTION) HOWEVER CAUSED AND ON ANY THEORY OF</text:p>
      <text:p text:style-name="P2">LIABILITY, WHETHER IN CONTRACT, STRICT LIABILITY, OR TORT (INCLUDING</text:p>
      <text:p text:style-name="P2">NEGLIGENCE OR OTHERWISE) ARISING IN ANY WAY OUT OF THE USE OF THIS</text:p>
      <text:p text:style-name="P2">SOFTWARE, EVEN IF ADVISED OF THE POSSIBILITY OF SUCH DAMAGE.</text:p>
      <text:p text:style-name="P2"/>
      <text:p text:style-name="P2">------------------------------------------------------------</text:p>
      <text:p text:style-name="P2"><text:soft-page-break/>python-redmine &lt;https://pypi.python.org/pypi/python-redmine&gt;</text:p>
      <text:p text:style-name="P2">Apache License 2.0 </text:p>
      <text:p text:style-name="P2">----------</text:p>
      <text:p text:style-name="P2">Copyright 2016 Max Tepkeev</text:p>
      <text:p text:style-name="P2"/>
      <text:p text:style-name="P2">Licensed under the Apache License, Version 2.0 (the "License");</text:p>
      <text:p text:style-name="P2">you may not use this file except in compliance with the License.</text:p>
      <text:p text:style-name="P2">You may obtain a copy of the License at</text:p>
      <text:p text:style-name="P2"/>
      <text:p text:style-name="P2"><text:s text:c="4"/>http://www.apache.org/licenses/LICENSE-2.0</text:p>
      <text:p text:style-name="P2"/>
      <text:p text:style-name="P2">Unless required by applicable law or agreed to in writing, software</text:p>
      <text:p text:style-name="P2">distributed under the License is distributed on an "AS IS" BASIS,</text:p>
      <text:p text:style-name="P2">WITHOUT WARRANTIES OR CONDITIONS OF ANY KIND, either express or implied.</text:p>
      <text:p text:style-name="P2">See the License for the specific language governing permissions and</text:p>
      <text:p text:style-name="P2">limitations under the License.</text:p>
      <text:p text:style-name="P2">------------------------------------------------------------</text:p>
      <text:p text:style-name="P2">pytz &lt;https://pypi.python.org/pypi/pytz&gt;</text:p>
      <text:p text:style-name="P2">MIT License </text:p>
      <text:p text:style-name="P2">----------</text:p>
      <text:p text:style-name="P2">Copyright (c) 2003-2009 Stuart Bishop &lt;stuart@stuartbishop.net&gt;</text:p>
      <text:p text:style-name="P2"/>
      <text:p text:style-name="P2">Permission is hereby granted, free of charge, to any person obtaining a</text:p>
      <text:p text:style-name="P2">copy of this software and associated documentation files (the "Software"),</text:p>
      <text:p text:style-name="P2">to deal in the Software without restriction, including without limitation</text:p>
      <text:p text:style-name="P2">the rights to use, copy, modify, merge, publish, distribute, sublicense,</text:p>
      <text:p text:style-name="P2">and/or sell copies of the Software, and to permit persons to whom the</text:p>
      <text:p text:style-name="P2">Software is furnished to do so, subject to the following conditions:</text:p>
      <text:p text:style-name="P2"/>
      <text:p text:style-name="P2">The above copyright notice and this permission notice shall be included in</text:p>
      <text:p text:style-name="P2">all 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text:p>
      <text:p text:style-name="P2">THE AUTHORS OR COPYRIGHT HOLDERS BE LIABLE FOR ANY CLAIM, DAMAGES OR OTHER</text:p>
      <text:p text:style-name="P2">LIABILITY, WHETHER IN AN ACTION OF CONTRACT, TORT OR OTHERWISE, ARISING</text:p>
      <text:p text:style-name="P2">FROM, OUT OF OR IN CONNECTION WITH THE SOFTWARE OR THE USE OR OTHER</text:p>
      <text:p text:style-name="P2">DEALINGS IN THE SOFTWARE.</text:p>
      <text:p text:style-name="P2"/>
      <text:p text:style-name="P2">------------------------------------------------------------</text:p>
      <text:p text:style-name="P2">redis &lt;https://pypi.python.org/pypi/redis&gt;</text:p>
      <text:p text:style-name="P2">MIT License </text:p>
      <text:p text:style-name="P2">----------</text:p>
      <text:p text:style-name="P2">Copyright (c) 2012 Andy McCurdy</text:p>
      <text:p text:style-name="P2"/>
      <text:p text:style-name="P2"><text:s/>Permission is hereby granted, free of charge, to any person</text:p>
      <text:p text:style-name="P2"><text:s/>obtaining a copy of this software and associated documentation</text:p>
      <text:p text:style-name="P2"><text:s/>files (the "Software"), to deal in the Software without</text:p>
      <text:p text:style-name="P2"><text:s/>restriction, including without limitation the rights to use,</text:p>
      <text:p text:style-name="P2"><text:s/>copy, modify, merge, publish, distribute, sublicense, and/or sell</text:p>
      <text:p text:style-name="P2"><text:s/>copies of the Software, and to permit persons to whom the</text:p>
      <text:p text:style-name="P2"><text:s/>Software is furnished to do so, subject to the following</text:p>
      <text:p text:style-name="P2"><text:s/>conditions:</text:p>
      <text:p text:style-name="P2"/>
      <text:p text:style-name="P2"><text:s/>The above copyright notice and this permission notice shall be</text:p>
      <text:p text:style-name="P2"><text:s/>included in all copies or substantial portions of the Software.</text:p>
      <text:p text:style-name="P2"/>
      <text:p text:style-name="P2"><text:s/>THE SOFTWARE IS PROVIDED "AS IS", WITHOUT WARRANTY OF ANY KIND,</text:p>
      <text:p text:style-name="P2"><text:s/>EXPRESS OR IMPLIED, INCLUDING BUT NOT LIMITED TO THE WARRANTIES</text:p>
      <text:p text:style-name="P2"><text:s/>OF MERCHANTABILITY, FITNESS FOR A PARTICULAR PURPOSE AND</text:p>
      <text:p text:style-name="P2"><text:s/>NONINFRINGEMENT. IN NO EVENT SHALL THE AUTHORS OR COPYRIGHT</text:p>
      <text:p text:style-name="P2"><text:s/>HOLDERS BE LIABLE FOR ANY CLAIM, DAMAGES OR OTHER LIABILITY,</text:p>
      <text:p text:style-name="P2"><text:s/>WHETHER IN AN ACTION OF CONTRACT, TORT OR OTHERWISE, ARISING</text:p>
      <text:p text:style-name="P2"><text:s/>FROM, OUT OF OR IN CONNECTION WITH THE SOFTWARE OR THE USE OR</text:p>
      <text:p text:style-name="P2"><text:s/>OTHER DEALINGS IN THE SOFTWARE.</text:p>
      <text:p text:style-name="P2"/>
      <text:p text:style-name="P2">------------------------------------------------------------</text:p>
      <text:p text:style-name="P2">requests &lt;https://pypi.python.org/pypi/requests&gt;</text:p>
      <text:p text:style-name="P2">Apache License 2.0 </text:p>
      <text:p text:style-name="P2">----------</text:p>
      <text:p text:style-name="P2">Copyright 2016 Kenneth Reitz</text:p>
      <text:p text:style-name="P2"><text:soft-page-break/></text:p>
      <text:p text:style-name="P2"><text:s text:c="3"/>Licensed under the Apache License, Version 2.0 (the "License");</text:p>
      <text:p text:style-name="P2"><text:s text:c="3"/>you may not use this file except in compliance with the License.</text:p>
      <text:p text:style-name="P2"><text:s text:c="3"/>You may obtain a copy of the License at</text:p>
      <text:p text:style-name="P2"/>
      <text:p text:style-name="P2"><text:s text:c="7"/>http://www.apache.org/licenses/LICENSE-2.0</text:p>
      <text:p text:style-name="P2"/>
      <text:p text:style-name="P2"><text:s text:c="3"/>Unless required by applicable law or agreed to in writing, software</text:p>
      <text:p text:style-name="P2"><text:s text:c="3"/>distributed under the License is distributed on an "AS IS" BASIS,</text:p>
      <text:p text:style-name="P2"><text:s text:c="3"/>WITHOUT WARRANTIES OR CONDITIONS OF ANY KIND, either express or implied.</text:p>
      <text:p text:style-name="P2"><text:s text:c="3"/>See the License for the specific language governing permissions and</text:p>
      <text:p text:style-name="P2"><text:s text:c="3"/>limitations under the License.</text:p>
      <text:p text:style-name="P2"/>
      <text:p text:style-name="P2">------------------------------------------------------------</text:p>
      <text:p text:style-name="P2">setuptools &lt;https://pypi.python.org/pypi/setuptools&gt;</text:p>
      <text:p text:style-name="P2">MIT License </text:p>
      <text:p text:style-name="P2">----------</text:p>
      <text:p text:style-name="P2">Copyright (C) 2016 Jason R Coombs &lt;jaraco@jaraco.com&gt;</text:p>
      <text:p text:style-name="P2"/>
      <text:p text:style-name="P2">Permission is hereby granted, free of charge, to any person obtaining a copy of</text:p>
      <text:p text:style-name="P2">this software and associated documentation files (the "Software"), to deal in</text:p>
      <text:p text:style-name="P2">the Software without restriction, including without limitation the rights to</text:p>
      <text:p text:style-name="P2">use, copy, modify, merge, publish, distribute, sublicense, and/or sell copies</text:p>
      <text:p text:style-name="P2">of the Software, and to permit persons to whom the Software is furnished to do</text:p>
      <text:p text:style-name="P2">so, subject to the following conditions:</text:p>
      <text:p text:style-name="P2"/>
      <text:p text:style-name="P2">The above copyright notice and this permission notice shall be included in all</text:p>
      <text:p text:style-name="P2">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 THE</text:p>
      <text:p text:style-name="P2">SOFTWARE.</text:p>
      <text:p text:style-name="P2"/>
      <text:p text:style-name="P2">------------------------------------------------------------</text:p>
      <text:p text:style-name="P2">simplejson &lt;https://pypi.python.org/pypi/simplejson&gt;</text:p>
      <text:p text:style-name="P2">MIT License </text:p>
      <text:p text:style-name="P2">----------</text:p>
      <text:p text:style-name="P2">simplejson is dual-licensed software. It is available under the terms</text:p>
      <text:p text:style-name="P2">of the MIT license, or the Academic Free License version 2.1. The full</text:p>
      <text:p text:style-name="P2">text of each license agreement is included below. This code is also</text:p>
      <text:p text:style-name="P2">licensed to the Python Software Foundation (PSF) under a Contributor</text:p>
      <text:p text:style-name="P2">Agreement.</text:p>
      <text:p text:style-name="P2"/>
      <text:p text:style-name="P2">MIT License</text:p>
      <text:p text:style-name="P2">===========</text:p>
      <text:p text:style-name="P2"/>
      <text:p text:style-name="P2">Copyright (c) 2006 Bob Ippolito</text:p>
      <text:p text:style-name="P2"/>
      <text:p text:style-name="P2">Permission is hereby granted, free of charge, to any person obtaining a copy of</text:p>
      <text:p text:style-name="P2">this software and associated documentation files (the "Software"), to deal in</text:p>
      <text:p text:style-name="P2">the Software without restriction, including without limitation the rights to</text:p>
      <text:p text:style-name="P2">use, copy, modify, merge, publish, distribute, sublicense, and/or sell copies</text:p>
      <text:p text:style-name="P2">of the Software, and to permit persons to whom the Software is furnished to do</text:p>
      <text:p text:style-name="P2">so, subject to the following conditions:</text:p>
      <text:p text:style-name="P2"/>
      <text:p text:style-name="P2">The above copyright notice and this permission notice shall be included in all</text:p>
      <text:p text:style-name="P2">copies or substantial portions of the Software.</text:p>
      <text:p text:style-name="P2"/>
      <text:p text:style-name="P2">THE SOFTWARE IS PROVIDED "AS IS", WITHOUT WARRANTY OF ANY KIND, EXPRESS OR</text:p>
      <text:p text:style-name="P2">IMPLIED, INCLUDING BUT NOT LIMITED TO THE WARRANTIES OF MERCHANTABILITY,</text:p>
      <text:p text:style-name="P2">FITNESS FOR A PARTICULAR PURPOSE AND NONINFRINGEMENT. IN NO EVENT SHALL THE</text:p>
      <text:p text:style-name="P2">AUTHORS OR COPYRIGHT HOLDERS BE LIABLE FOR ANY CLAIM, DAMAGES OR OTHER</text:p>
      <text:p text:style-name="P2">LIABILITY, WHETHER IN AN ACTION OF CONTRACT, TORT OR OTHERWISE, ARISING FROM,</text:p>
      <text:p text:style-name="P2">OUT OF OR IN CONNECTION WITH THE SOFTWARE OR THE USE OR OTHER DEALINGS IN THE</text:p>
      <text:p text:style-name="P2">SOFTWARE.</text:p>
      <text:p text:style-name="P2"/>
      <text:p text:style-name="P2">Academic Free License v. 2.1</text:p>
      <text:p text:style-name="P2">============================</text:p>
      <text:p text:style-name="P2"><text:soft-page-break/></text:p>
      <text:p text:style-name="P2">Copyright (c) 2006 Bob Ippolito. <text:s/>All rights reserved.</text:p>
      <text:p text:style-name="P2"/>
      <text:p text:style-name="P2">This Academic Free License (the "License") applies to any original work of authorship (the "Original Work") whose owner (the "Licensor") has placed the following notice immediately following the copyright notice for the Original Work:</text:p>
      <text:p text:style-name="P2"/>
      <text:p text:style-name="P2">Licensed under the Academic Free License version 2.1</text:p>
      <text:p text:style-name="P2"/>
      <text:p text:style-name="P2">1) Grant of Copyright License. Licensor hereby grants You a world-wide, royalty-free, non-exclusive, perpetual, sublicenseable license to do the following:</text:p>
      <text:p text:style-name="P2"/>
      <text:p text:style-name="P2">a) to reproduce the Original Work in copies;</text:p>
      <text:p text:style-name="P2"/>
      <text:p text:style-name="P2">b) to prepare derivative works ("Derivative Works") based upon the Original Work;</text:p>
      <text:p text:style-name="P2"/>
      <text:p text:style-name="P2">c) to distribute copies of the Original Work and Derivative Works to the public;</text:p>
      <text:p text:style-name="P2"/>
      <text:p text:style-name="P2">d) to perform the Original Work publicly; and</text:p>
      <text:p text:style-name="P2"/>
      <text:p text:style-name="P2">e) to display the Original Work publicly.</text:p>
      <text:p text:style-name="P2"/>
      <text:p text:style-name="P2">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text:p>
      <text:p text:style-name="P2"/>
      <text:p text:style-name="P2">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text:p>
      <text:p text:style-name="P2"/>
      <text:p text:style-name="P2">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text:p>
      <text:p text:style-name="P2"/>
      <text:p text:style-name="P2">5) This section intentionally omitted.</text:p>
      <text:p text:style-name="P2"/>
      <text:p text:style-name="P2">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2"/>
      <text:p text:style-name="P2">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ext:soft-page-break/>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text:p>
      <text:p text:style-name="P2"/>
      <text:p text:style-name="P2">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text:p>
      <text:p text:style-name="P2"/>
      <text:p text:style-name="P2">9) Acceptance and Termination. If You distribute copies of the Original Work or a Derivative Work, You must make a reasonable effort under the circumstances to obtain the express assent of recipients to the terms of this 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text:p>
      <text:p text:style-name="P2"/>
      <text:p text:style-name="P2">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2"/>
      <text:p text:style-name="P2">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text:p>
      <text:p text:style-name="P2"/>
      <text:p text:style-name="P2">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2"/>
      <text:p text:style-name="P2">13) Miscellaneous. This License represents the complete agreement concerning the subject matter hereof. If any provision of this License is held to be unenforceable, such provision shall be reformed only to the extent necessary to make it enforceable.</text:p>
      <text:p text:style-name="P2"/>
      <text:p text:style-name="P2">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2"/>
      <text:p text:style-name="P2">15) Right to Use. You may use the Original Work in all ways not otherwise restricted or conditioned by this License or by law, and Licensor promises not to interfere with or be responsible for such uses by You.</text:p>
      <text:p text:style-name="P2"><text:soft-page-break/></text:p>
      <text:p text:style-name="P2">This license is Copyright (C) 2003-2004 Lawrence E. Rosen. All rights reserved. Permission is hereby granted to copy and distribute this license without modification. This license may not be modified without the express written permission of its copyright owner.</text:p>
      <text:p text:style-name="P2"/>
      <text:p text:style-name="P2">------------------------------------------------------------</text:p>
      <text:p text:style-name="P2">six &lt;https://pypi.python.org/pypi/six&gt;</text:p>
      <text:p text:style-name="P2">MIT License </text:p>
      <text:p text:style-name="P2">----------</text:p>
      <text:p text:style-name="P2">Copyright (c) 2010-2016 Benjamin Peterson</text:p>
      <text:p text:style-name="P2"/>
      <text:p text:style-name="P2">Permission is hereby granted, free of charge, to any person obtaining a copy of</text:p>
      <text:p text:style-name="P2">this software and associated documentation files (the "Software"), to deal in</text:p>
      <text:p text:style-name="P2">the Software without restriction, including without limitation the rights to</text:p>
      <text:p text:style-name="P2">use, copy, modify, merge, publish, distribute, sublicense, and/or sell copies of</text:p>
      <text:p text:style-name="P2">the Software, and to permit persons to whom the Software is furnished to do so,</text:p>
      <text:p text:style-name="P2">subject to the following conditions:</text:p>
      <text:p text:style-name="P2"/>
      <text:p text:style-name="P2">The above copyright notice and this permission notice shall be included in all</text:p>
      <text:p text:style-name="P2">copies or substantial portions of the Software.</text:p>
      <text:p text:style-name="P2"/>
      <text:p text:style-name="P2">THE SOFTWARE IS PROVIDED "AS IS", WITHOUT WARRANTY OF ANY KIND, EXPRESS OR</text:p>
      <text:p text:style-name="P2">IMPLIED, INCLUDING BUT NOT LIMITED TO THE WARRANTIES OF MERCHANTABILITY, FITNESS</text:p>
      <text:p text:style-name="P2">FOR A PARTICULAR PURPOSE AND NONINFRINGEMENT. IN NO EVENT SHALL THE AUTHORS OR</text:p>
      <text:p text:style-name="P2">COPYRIGHT HOLDERS BE LIABLE FOR ANY CLAIM, DAMAGES OR OTHER LIABILITY, WHETHER</text:p>
      <text:p text:style-name="P2">IN AN ACTION OF CONTRACT, TORT OR OTHERWISE, ARISING FROM, OUT OF OR IN</text:p>
      <text:p text:style-name="P2">CONNECTION WITH THE SOFTWARE OR THE USE OR OTHER DEALINGS IN THE SOFTWARE.</text:p>
      <text:p text:style-name="P2"/>
      <text:p text:style-name="P2">------------------------------------------------------------</text:p>
      <text:p text:style-name="P2">sphinxcontrib-httpdomain &lt;https://pypi.python.org/pypi/sphinxcontrib-httpdomain&gt;</text:p>
      <text:p text:style-name="P2">BSD 2-Clause License </text:p>
      <text:p text:style-name="P2">----------</text:p>
      <text:p text:style-name="P2">If not otherwise noted, the extensions in this package are licensed</text:p>
      <text:p text:style-name="P2">under the following license.</text:p>
      <text:p text:style-name="P2"/>
      <text:p text:style-name="P2">Copyright (c) 2009 by the contributors (see AUTHORS file).</text:p>
      <text:p text:style-name="P2">All rights reserved.</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 copyright</text:p>
      <text:p text:style-name="P2"><text:s text:c="2"/>notice, this list of conditions and the following disclaimer in the</text:p>
      <text:p text:style-name="P2"><text:s text:c="2"/>documentation and/or other materials provided with the distribut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text:p text:style-name="P2">------------------------------------------------------------</text:p>
      <text:p text:style-name="P2">virtualenv &lt;https://pypi.python.org/pypi/virtualenv&gt;</text:p>
      <text:p text:style-name="P2">MIT License </text:p>
      <text:p text:style-name="P2">----------</text:p>
      <text:p text:style-name="P2">Copyright (c) 2007 Ian Bicking and Contributors</text:p>
      <text:p text:style-name="P2">Copyright (c) 2009 Ian Bicking, The Open Planning Project</text:p>
      <text:p text:style-name="P2">Copyright (c) 2011-2016 The virtualenv developers</text:p>
      <text:p text:style-name="P2"/>
      <text:p text:style-name="P2">Permission is hereby granted, free of charge, to any person obtaining</text:p>
      <text:p text:style-name="P2">a copy of this software and associated documentation files (the</text:p>
      <text:p text:style-name="P2"><text:soft-page-break/>"Software"), to deal in the Software without restriction, including</text:p>
      <text:p text:style-name="P2">without limitation the rights to use, copy, modify, merge, publish,</text:p>
      <text:p text:style-name="P2">distribute, sublicense, and/or sell copies of the Software, and to</text:p>
      <text:p text:style-name="P2">permit persons to whom the Software is furnished to do so, subject to</text:p>
      <text:p text:style-name="P2">the following 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 OF</text:p>
      <text:p text:style-name="P2">MERCHANTABILITY, FITNESS FOR A PARTICULAR PURPOSE AND</text:p>
      <text:p text:style-name="P2">NONINFRINGEMENT. IN NO EVENT SHALL THE AUTHORS OR COPYRIGHT HOLDERS BE</text:p>
      <text:p text:style-name="P2">LIABLE FOR ANY CLAIM, DAMAGES OR OTHER LIABILITY, WHETHER IN AN ACTION</text:p>
      <text:p text:style-name="P2">OF CONTRACT, TORT OR OTHERWISE, ARISING FROM, OUT OF OR IN CONNECTION</text:p>
      <text:p text:style-name="P2">WITH THE SOFTWARE OR THE USE OR OTHER DEALINGS IN THE SOFTWARE.</text:p>
      <text:p text:style-name="P2"/>
      <text:p text:style-name="P2">------------------------------------------------------------</text:p>
      <text:p text:style-name="P2">xmltodict &lt;https://pypi.python.org/pypi/xmltodict&gt;</text:p>
      <text:p text:style-name="P2">MIT License </text:p>
      <text:p text:style-name="P2">----------</text:p>
      <text:p text:style-name="P2">Copyright (C) 2012 Martin Blech and individual contributors.</text:p>
      <text:p text:style-name="P2"/>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
      <text:p text:style-name="P2">The above copyright notice and this permission notice shall be included in all copies or substantial portions of the Software.</text:p>
      <text:p text:style-name="P2"/>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2">------------------------------------------------------------</text:p>
      <text:p text:style-name="P2">zabbix-api-erigones &lt;https://pypi.python.org/pypi/zabbix-api-erigones&gt;</text:p>
      <text:p text:style-name="P2">LGPL 2.1 </text:p>
      <text:p text:style-name="P2">----------</text:p>
      <text:p text:style-name="P2"><text:s text:c="18"/>GNU LESSER GENERAL PUBLIC LICENSE</text:p>
      <text:p text:style-name="P2"><text:s text:c="23"/>Version 2.1, February 1999</text:p>
      <text:p text:style-name="P2"/>
      <text:p text:style-name="P2"><text:s/>Copyright (C) 1991, 1999 Free Software Foundation, Inc.</text:p>
      <text:p text:style-name="P2"><text:s/>51 Franklin Street, Fifth Floor, Boston, MA <text:s/>02110-1301 <text:s/>USA</text:p>
      <text:p text:style-name="P2"><text:s/>Everyone is permitted to copy and distribute verbatim copies</text:p>
      <text:p text:style-name="P2"><text:s/>of this license document, but changing it is not allowed.</text:p>
      <text:p text:style-name="P2"/>
      <text:p text:style-name="P2">(This is the first released version of the Lesser GPL. <text:s/>It also counts</text:p>
      <text:p text:style-name="P2"><text:s/>as the successor of the GNU Library Public License, version 2, hence</text:p>
      <text:p text:style-name="P2"><text:s/>the version number 2.1.)</text:p>
      <text:p text:style-name="P2"/>
      <text:p text:style-name="P2"><text:s text:c="28"/>Preamble</text:p>
      <text:p text:style-name="P2"/>
      <text:p text:style-name="P2"><text:s text:c="2"/>The licenses for most software are designed to take away your</text:p>
      <text:p text:style-name="P2">freedom to share and change it. <text:s/>By contrast, the GNU General Public</text:p>
      <text:p text:style-name="P2">Licenses are intended to guarantee your freedom to share and change</text:p>
      <text:p text:style-name="P2">free software--to make sure the software is free for all its users.</text:p>
      <text:p text:style-name="P2"/>
      <text:p text:style-name="P2"><text:s text:c="2"/>This license, the Lesser General Public License, applies to some</text:p>
      <text:p text:style-name="P2">specially designated software packages--typically libraries--of the</text:p>
      <text:p text:style-name="P2">Free Software Foundation and other authors who decide to use it. <text:s/>You</text:p>
      <text:p text:style-name="P2">can use it too, but we suggest you first think carefully about whether</text:p>
      <text:p text:style-name="P2">this license or the ordinary General Public License is the better</text:p>
      <text:p text:style-name="P2">strategy to use in any particular case, based on the explanations below.</text:p>
      <text:p text:style-name="P2"/>
      <text:p text:style-name="P2"><text:s text:c="2"/>When we speak of free software, we are referring to freedom of use,</text:p>
      <text:p text:style-name="P2">not price. <text:s/>Our General Public Licenses are designed to make sure that</text:p>
      <text:p text:style-name="P2"><text:soft-page-break/>you have the freedom to distribute copies of free software (and charge</text:p>
      <text:p text:style-name="P2">for this service if you wish); that you receive source code or can get</text:p>
      <text:p text:style-name="P2">it if you want it; that you can change the software and use pieces of</text:p>
      <text:p text:style-name="P2">it in new free programs; and that you are informed that you can do</text:p>
      <text:p text:style-name="P2">these things.</text:p>
      <text:p text:style-name="P2"/>
      <text:p text:style-name="P2"><text:s text:c="2"/>To protect your rights, we need to make restrictions that forbid</text:p>
      <text:p text:style-name="P2">distributors to deny you these rights or to ask you to surrender these</text:p>
      <text:p text:style-name="P2">rights. <text:s/>These restrictions translate to certain responsibilities for</text:p>
      <text:p text:style-name="P2">you if you distribute copies of the library or if you modify it.</text:p>
      <text:p text:style-name="P2"/>
      <text:p text:style-name="P2"><text:s text:c="2"/>For example, if you distribute copies of the library, whether gratis</text:p>
      <text:p text:style-name="P2">or for a fee, you must give the recipients all the rights that we gave</text:p>
      <text:p text:style-name="P2">you. <text:s/>You must make sure that they, too, receive or can get the source</text:p>
      <text:p text:style-name="P2">code. <text:s/>If you link other code with the library, you must provide</text:p>
      <text:p text:style-name="P2">complete object files to the recipients, so that they can relink them</text:p>
      <text:p text:style-name="P2">with the library after making changes to the library and recompiling</text:p>
      <text:p text:style-name="P2">it. <text:s/>And you must show them these terms so they know their rights.</text:p>
      <text:p text:style-name="P2"/>
      <text:p text:style-name="P2"><text:s text:c="2"/>We protect your rights with a two-step method: (1) we copyright the</text:p>
      <text:p text:style-name="P2">library, and (2) we offer you this license, which gives you legal</text:p>
      <text:p text:style-name="P2">permission to copy, distribute and/or modify the library.</text:p>
      <text:p text:style-name="P2"/>
      <text:p text:style-name="P2"><text:s text:c="2"/>To protect each distributor, we want to make it very clear that</text:p>
      <text:p text:style-name="P2">there is no warranty for the free library. <text:s/>Also, if the library is</text:p>
      <text:p text:style-name="P2">modified by someone else and passed on, the recipients should know</text:p>
      <text:p text:style-name="P2">that what they have is not the original version, so that the original</text:p>
      <text:p text:style-name="P2">author's reputation will not be affected by problems that might be</text:p>
      <text:p text:style-name="P2">introduced by others.</text:p>
      <text:p text:style-name="P2"/>
      <text:p text:style-name="P2"><text:s text:c="2"/>Finally, software patents pose a constant threat to the existence of</text:p>
      <text:p text:style-name="P2">any free program. <text:s/>We wish to make sure that a company cannot</text:p>
      <text:p text:style-name="P2">effectively restrict the users of a free program by obtaining a</text:p>
      <text:p text:style-name="P2">restrictive license from a patent holder. <text:s/>Therefore, we insist that</text:p>
      <text:p text:style-name="P2">any patent license obtained for a version of the library must be</text:p>
      <text:p text:style-name="P2">consistent with the full freedom of use specified in this license.</text:p>
      <text:p text:style-name="P2"/>
      <text:p text:style-name="P2"><text:s text:c="2"/>Most GNU software, including some libraries, is covered by the</text:p>
      <text:p text:style-name="P2">ordinary GNU General Public License. <text:s/>This license, the GNU Lesser</text:p>
      <text:p text:style-name="P2">General Public License, applies to certain designated libraries, and</text:p>
      <text:p text:style-name="P2">is quite different from the ordinary General Public License. <text:s/>We use</text:p>
      <text:p text:style-name="P2">this license for certain libraries in order to permit linking those</text:p>
      <text:p text:style-name="P2">libraries into non-free programs.</text:p>
      <text:p text:style-name="P2"/>
      <text:p text:style-name="P2"><text:s text:c="2"/>When a program is linked with a library, whether statically or using</text:p>
      <text:p text:style-name="P2">a shared library, the combination of the two is legally speaking a</text:p>
      <text:p text:style-name="P2">combined work, a derivative of the original library. <text:s/>The ordinary</text:p>
      <text:p text:style-name="P2">General Public License therefore permits such linking only if the</text:p>
      <text:p text:style-name="P2">entire combination fits its criteria of freedom. <text:s/>The Lesser General</text:p>
      <text:p text:style-name="P2">Public License permits more lax criteria for linking other code with</text:p>
      <text:p text:style-name="P2">the library.</text:p>
      <text:p text:style-name="P2"/>
      <text:p text:style-name="P2"><text:s text:c="2"/>We call this license the "Lesser" General Public License because it</text:p>
      <text:p text:style-name="P2">does Less to protect the user's freedom than the ordinary General</text:p>
      <text:p text:style-name="P2">Public License. <text:s/>It also provides other free software developers Less</text:p>
      <text:p text:style-name="P2">of an advantage over competing non-free programs. <text:s/>These disadvantages</text:p>
      <text:p text:style-name="P2">are the reason we use the ordinary General Public License for many</text:p>
      <text:p text:style-name="P2">libraries. <text:s/>However, the Lesser license provides advantages in certain</text:p>
      <text:p text:style-name="P2">special circumstances.</text:p>
      <text:p text:style-name="P2"/>
      <text:p text:style-name="P2"><text:s text:c="2"/>For example, on rare occasions, there may be a special need to</text:p>
      <text:p text:style-name="P2">encourage the widest possible use of a certain library, so that it becomes</text:p>
      <text:p text:style-name="P2">a de-facto standard. <text:s/>To achieve this, non-free programs must be</text:p>
      <text:p text:style-name="P2">allowed to use the library. <text:s/>A more frequent case is that a free</text:p>
      <text:p text:style-name="P2">library does the same job as widely used non-free libraries. <text:s/>In this</text:p>
      <text:p text:style-name="P2">case, there is little to gain by limiting the free library to free</text:p>
      <text:p text:style-name="P2">software only, so we use the Lesser General Public License.</text:p>
      <text:p text:style-name="P2"/>
      <text:p text:style-name="P2"><text:s text:c="2"/>In other cases, permission to use a particular library in non-free</text:p>
      <text:p text:style-name="P2">programs enables a greater number of people to use a large body of</text:p>
      <text:p text:style-name="P2">free software. <text:s/>For example, permission to use the GNU C Library in</text:p>
      <text:p text:style-name="P2">non-free programs enables many more people to use the whole GNU</text:p>
      <text:p text:style-name="P2"><text:soft-page-break/>operating system, as well as its variant, the GNU/Linux operating</text:p>
      <text:p text:style-name="P2">system.</text:p>
      <text:p text:style-name="P2"/>
      <text:p text:style-name="P2"><text:s text:c="2"/>Although the Lesser General Public License is Less protective of the</text:p>
      <text:p text:style-name="P2">users' freedom, it does ensure that the user of a program that is</text:p>
      <text:p text:style-name="P2">linked with the Library has the freedom and the wherewithal to run</text:p>
      <text:p text:style-name="P2">that program using a modified version of the Library.</text:p>
      <text:p text:style-name="P2"/>
      <text:p text:style-name="P2"><text:s text:c="2"/>The precise terms and conditions for copying, distribution and</text:p>
      <text:p text:style-name="P2">modification follow. <text:s/>Pay close attention to the difference between a</text:p>
      <text:p text:style-name="P2">"work based on the library" and a "work that uses the library". <text:s/>The</text:p>
      <text:p text:style-name="P2">former contains code derived from the library, whereas the latter must</text:p>
      <text:p text:style-name="P2">be combined with the library in order to run.</text:p>
      <text:p text:style-name="P2"/>
      <text:p text:style-name="P2"><text:s text:c="18"/>GNU LESSER GENERAL PUBLIC LICENSE</text:p>
      <text:p text:style-name="P2"><text:s text:c="3"/>TERMS AND CONDITIONS FOR COPYING, DISTRIBUTION AND MODIFICATION</text:p>
      <text:p text:style-name="P2"/>
      <text:p text:style-name="P2"><text:s text:c="2"/>0. This License Agreement applies to any software library or other</text:p>
      <text:p text:style-name="P2">program which contains a notice placed by the copyright holder or</text:p>
      <text:p text:style-name="P2">other authorized party saying it may be distributed under the terms of</text:p>
      <text:p text:style-name="P2">this Lesser General Public License (also called "this License").</text:p>
      <text:p text:style-name="P2">Each licensee is addressed as "you".</text:p>
      <text:p text:style-name="P2"/>
      <text:p text:style-name="P2"><text:s text:c="2"/>A "library" means a collection of software functions and/or data</text:p>
      <text:p text:style-name="P2">prepared so as to be conveniently linked with application programs</text:p>
      <text:p text:style-name="P2">(which use some of those functions and data) to form executables.</text:p>
      <text:p text:style-name="P2"/>
      <text:p text:style-name="P2"><text:s text:c="2"/>The "Library", below, refers to any such software library or work</text:p>
      <text:p text:style-name="P2">which has been distributed under these terms. <text:s/>A "work based on the</text:p>
      <text:p text:style-name="P2">Library" means either the Library or any derivative work under</text:p>
      <text:p text:style-name="P2">copyright law: that is to say, a work containing the Library or a</text:p>
      <text:p text:style-name="P2">portion of it, either verbatim or with modifications and/or translated</text:p>
      <text:p text:style-name="P2">straightforwardly into another language. <text:s/>(Hereinafter, translation is</text:p>
      <text:p text:style-name="P2">included without limitation in the term "modification".)</text:p>
      <text:p text:style-name="P2"/>
      <text:p text:style-name="P2"><text:s text:c="2"/>"Source code" for a work means the preferred form of the work for</text:p>
      <text:p text:style-name="P2">making modifications to it. <text:s/>For a library, complete source code means</text:p>
      <text:p text:style-name="P2">all the source code for all modules it contains, plus any associated</text:p>
      <text:p text:style-name="P2">interface definition files, plus the scripts used to control compilation</text:p>
      <text:p text:style-name="P2">and installation of the library.</text:p>
      <text:p text:style-name="P2"/>
      <text:p text:style-name="P2"><text:s text:c="2"/>Activities other than copying, distribution and modification are not</text:p>
      <text:p text:style-name="P2">covered by this License; they are outside its scope. <text:s/>The act of</text:p>
      <text:p text:style-name="P2">running a program using the Library is not restricted, and output from</text:p>
      <text:p text:style-name="P2">such a program is covered only if its contents constitute a work based</text:p>
      <text:p text:style-name="P2">on the Library (independent of the use of the Library in a tool for</text:p>
      <text:p text:style-name="P2">writing it). <text:s/>Whether that is true depends on what the Library does</text:p>
      <text:p text:style-name="P2">and what the program that uses the Library does.</text:p>
      <text:p text:style-name="P2"/>
      <text:p text:style-name="P2"><text:s text:c="2"/>1. You may copy and distribute verbatim copies of the Library's</text:p>
      <text:p text:style-name="P2">complete source code as you receive it, in any medium, provided that</text:p>
      <text:p text:style-name="P2">you conspicuously and appropriately publish on each copy an</text:p>
      <text:p text:style-name="P2">appropriate copyright notice and disclaimer of warranty; keep intact</text:p>
      <text:p text:style-name="P2">all the notices that refer to this License and to the absence of any</text:p>
      <text:p text:style-name="P2">warranty; and distribute a copy of this License along with the</text:p>
      <text:p text:style-name="P2">Library.</text:p>
      <text:p text:style-name="P2"/>
      <text:p text:style-name="P2"><text:s text:c="2"/>You may charge a fee for the physical act of transferring a copy,</text:p>
      <text:p text:style-name="P2">and you may at your option offer warranty protection in exchange for a</text:p>
      <text:p text:style-name="P2">fee.</text:p>
      <text:p text:style-name="P2"/>
      <text:p text:style-name="P2"><text:s text:c="2"/>2. You may modify your copy or copies of the Library or any portion</text:p>
      <text:p text:style-name="P2">of it, thus forming a work based on the Library, and copy and</text:p>
      <text:p text:style-name="P2">distribute such modifications or work under the terms of Section 1</text:p>
      <text:p text:style-name="P2">above, provided that you also meet all of these conditions:</text:p>
      <text:p text:style-name="P2"/>
      <text:p text:style-name="P2"><text:s text:c="4"/>a) The modified work must itself be a software library.</text:p>
      <text:p text:style-name="P2"/>
      <text:p text:style-name="P2"><text:s text:c="4"/>b) You must cause the files modified to carry prominent notices</text:p>
      <text:p text:style-name="P2"><text:s text:c="4"/>stating that you changed the files and the date of any change.</text:p>
      <text:p text:style-name="P2"/>
      <text:p text:style-name="P2"><text:s text:c="4"/>c) You must cause the whole of the work to be licensed at no</text:p>
      <text:p text:style-name="P2"><text:soft-page-break/><text:s text:c="4"/>charge to all third parties under the terms of this License.</text:p>
      <text:p text:style-name="P2"/>
      <text:p text:style-name="P2"><text:s text:c="4"/>d) If a facility in the modified Library refers to a function or a</text:p>
      <text:p text:style-name="P2"><text:s text:c="4"/>table of data to be supplied by an application program that uses</text:p>
      <text:p text:style-name="P2"><text:s text:c="4"/>the facility, other than as an argument passed when the facility</text:p>
      <text:p text:style-name="P2"><text:s text:c="4"/>is invoked, then you must make a good faith effort to ensure that,</text:p>
      <text:p text:style-name="P2"><text:s text:c="4"/>in the event an application does not supply such function or</text:p>
      <text:p text:style-name="P2"><text:s text:c="4"/>table, the facility still operates, and performs whatever part of</text:p>
      <text:p text:style-name="P2"><text:s text:c="4"/>its purpose remains meaningful.</text:p>
      <text:p text:style-name="P2"/>
      <text:p text:style-name="P2"><text:s text:c="4"/>(For example, a function in a library to compute square roots has</text:p>
      <text:p text:style-name="P2"><text:s text:c="4"/>a purpose that is entirely well-defined independent of the</text:p>
      <text:p text:style-name="P2"><text:s text:c="4"/>application. <text:s/>Therefore, Subsection 2d requires that any</text:p>
      <text:p text:style-name="P2"><text:s text:c="4"/>application-supplied function or table used by this function must</text:p>
      <text:p text:style-name="P2"><text:s text:c="4"/>be optional: if the application does not supply it, the square</text:p>
      <text:p text:style-name="P2"><text:s text:c="4"/>root function must still compute square roots.)</text:p>
      <text:p text:style-name="P2"/>
      <text:p text:style-name="P2">These requirements apply to the modified work as a whole. <text:s/>If</text:p>
      <text:p text:style-name="P2">identifiable sections of that work are not derived from the Library,</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Library, the distribution of the whole must be on the terms of</text:p>
      <text:p text:style-name="P2">this License, whose permissions for other licensees extend to the</text:p>
      <text:p text:style-name="P2">entire whole, and thus to each and every part regardless of who wrote</text:p>
      <text:p text:style-name="P2">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Library.</text:p>
      <text:p text:style-name="P2"/>
      <text:p text:style-name="P2">In addition, mere aggregation of another work not based on the Library</text:p>
      <text:p text:style-name="P2">with the Library (or with a work based on the Library) on a volume of</text:p>
      <text:p text:style-name="P2">a storage or distribution medium does not bring the other work under</text:p>
      <text:p text:style-name="P2">the scope of this License.</text:p>
      <text:p text:style-name="P2"/>
      <text:p text:style-name="P2"><text:s text:c="2"/>3. You may opt to apply the terms of the ordinary GNU General Public</text:p>
      <text:p text:style-name="P2">License instead of this License to a given copy of the Library. <text:s/>To do</text:p>
      <text:p text:style-name="P2">this, you must alter all the notices that refer to this License, so</text:p>
      <text:p text:style-name="P2">that they refer to the ordinary GNU General Public License, version 2,</text:p>
      <text:p text:style-name="P2">instead of to this License. <text:s/>(If a newer version than version 2 of the</text:p>
      <text:p text:style-name="P2">ordinary GNU General Public License has appeared, then you can specify</text:p>
      <text:p text:style-name="P2">that version instead if you wish.) <text:s/>Do not make any other change in</text:p>
      <text:p text:style-name="P2">these notices.</text:p>
      <text:p text:style-name="P2"/>
      <text:p text:style-name="P2"><text:s text:c="2"/>Once this change is made in a given copy, it is irreversible for</text:p>
      <text:p text:style-name="P2">that copy, so the ordinary GNU General Public License applies to all</text:p>
      <text:p text:style-name="P2">subsequent copies and derivative works made from that copy.</text:p>
      <text:p text:style-name="P2"/>
      <text:p text:style-name="P2"><text:s text:c="2"/>This option is useful when you wish to copy part of the code of</text:p>
      <text:p text:style-name="P2">the Library into a program that is not a library.</text:p>
      <text:p text:style-name="P2"/>
      <text:p text:style-name="P2"><text:s text:c="2"/>4. You may copy and distribute the Library (or a portion or</text:p>
      <text:p text:style-name="P2">derivative of it, under Section 2) in object code or executable form</text:p>
      <text:p text:style-name="P2">under the terms of Sections 1 and 2 above provided that you accompany</text:p>
      <text:p text:style-name="P2">it with the complete corresponding machine-readable source code, which</text:p>
      <text:p text:style-name="P2">must be distributed under the terms of Sections 1 and 2 above on a</text:p>
      <text:p text:style-name="P2">medium customarily used for software interchange.</text:p>
      <text:p text:style-name="P2"/>
      <text:p text:style-name="P2"><text:s text:c="2"/>If distribution of object code is made by offering access to copy</text:p>
      <text:p text:style-name="P2">from a designated place, then offering equivalent access to copy the</text:p>
      <text:p text:style-name="P2">source code from the same place satisfies the requirement to</text:p>
      <text:p text:style-name="P2">distribute the source code, even though third parties are not</text:p>
      <text:p text:style-name="P2">compelled to copy the source along with the object code.</text:p>
      <text:p text:style-name="P2"/>
      <text:p text:style-name="P2"><text:s text:c="2"/>5. A program that contains no derivative of any portion of the</text:p>
      <text:p text:style-name="P2">Library, but is designed to work with the Library by being compiled or</text:p>
      <text:p text:style-name="P2">linked with it, is called a "work that uses the Library". <text:s/>Such a</text:p>
      <text:p text:style-name="P2">work, in isolation, is not a derivative work of the Library, and</text:p>
      <text:p text:style-name="P2">therefore falls outside the scope of this License.</text:p>
      <text:p text:style-name="P2"><text:soft-page-break/></text:p>
      <text:p text:style-name="P2"><text:s text:c="2"/>However, linking a "work that uses the Library" with the Library</text:p>
      <text:p text:style-name="P2">creates an executable that is a derivative of the Library (because it</text:p>
      <text:p text:style-name="P2">contains portions of the Library), rather than a "work that uses the</text:p>
      <text:p text:style-name="P2">library". <text:s/>The executable is therefore covered by this License.</text:p>
      <text:p text:style-name="P2">Section 6 states terms for distribution of such executables.</text:p>
      <text:p text:style-name="P2"/>
      <text:p text:style-name="P2"><text:s text:c="2"/>When a "work that uses the Library" uses material from a header file</text:p>
      <text:p text:style-name="P2">that is part of the Library, the object code for the work may be a</text:p>
      <text:p text:style-name="P2">derivative work of the Library even though the source code is not.</text:p>
      <text:p text:style-name="P2">Whether this is true is especially significant if the work can be</text:p>
      <text:p text:style-name="P2">linked without the Library, or if the work is itself a library. <text:s/>The</text:p>
      <text:p text:style-name="P2">threshold for this to be true is not precisely defined by law.</text:p>
      <text:p text:style-name="P2"/>
      <text:p text:style-name="P2"><text:s text:c="2"/>If such an object file uses only numerical parameters, data</text:p>
      <text:p text:style-name="P2">structure layouts and accessors, and small macros and small inline</text:p>
      <text:p text:style-name="P2">functions (ten lines or less in length), then the use of the object</text:p>
      <text:p text:style-name="P2">file is unrestricted, regardless of whether it is legally a derivative</text:p>
      <text:p text:style-name="P2">work. <text:s/>(Executables containing this object code plus portions of the</text:p>
      <text:p text:style-name="P2">Library will still fall under Section 6.)</text:p>
      <text:p text:style-name="P2"/>
      <text:p text:style-name="P2"><text:s text:c="2"/>Otherwise, if the work is a derivative of the Library, you may</text:p>
      <text:p text:style-name="P2">distribute the object code for the work under the terms of Section 6.</text:p>
      <text:p text:style-name="P2">Any executables containing that work also fall under Section 6,</text:p>
      <text:p text:style-name="P2">whether or not they are linked directly with the Library itself.</text:p>
      <text:p text:style-name="P2"/>
      <text:p text:style-name="P2"><text:s text:c="2"/>6. As an exception to the Sections above, you may also combine or</text:p>
      <text:p text:style-name="P2">link a "work that uses the Library" with the Library to produce a</text:p>
      <text:p text:style-name="P2">work containing portions of the Library, and distribute that work</text:p>
      <text:p text:style-name="P2">under terms of your choice, provided that the terms permit</text:p>
      <text:p text:style-name="P2">modification of the work for the customer's own use and reverse</text:p>
      <text:p text:style-name="P2">engineering for debugging such modifications.</text:p>
      <text:p text:style-name="P2"/>
      <text:p text:style-name="P2"><text:s text:c="2"/>You must give prominent notice with each copy of the work that the</text:p>
      <text:p text:style-name="P2">Library is used in it and that the Library and its use are covered by</text:p>
      <text:p text:style-name="P2">this License. <text:s/>You must supply a copy of this License. <text:s/>If the work</text:p>
      <text:p text:style-name="P2">during execution displays copyright notices, you must include the</text:p>
      <text:p text:style-name="P2">copyright notice for the Library among them, as well as a reference</text:p>
      <text:p text:style-name="P2">directing the user to the copy of this License. <text:s/>Also, you must do one</text:p>
      <text:p text:style-name="P2">of these things:</text:p>
      <text:p text:style-name="P2"/>
      <text:p text:style-name="P2"><text:s text:c="4"/>a) Accompany the work with the complete corresponding</text:p>
      <text:p text:style-name="P2"><text:s text:c="4"/>machine-readable source code for the Library including whatever</text:p>
      <text:p text:style-name="P2"><text:s text:c="4"/>changes were used in the work (which must be distributed under</text:p>
      <text:p text:style-name="P2"><text:s text:c="4"/>Sections 1 and 2 above); and, if the work is an executable linked</text:p>
      <text:p text:style-name="P2"><text:s text:c="4"/>with the Library, with the complete machine-readable "work that</text:p>
      <text:p text:style-name="P2"><text:s text:c="4"/>uses the Library", as object code and/or source code, so that the</text:p>
      <text:p text:style-name="P2"><text:s text:c="4"/>user can modify the Library and then relink to produce a modified</text:p>
      <text:p text:style-name="P2"><text:s text:c="4"/>executable containing the modified Library. <text:s/>(It is understood</text:p>
      <text:p text:style-name="P2"><text:s text:c="4"/>that the user who changes the contents of definitions files in the</text:p>
      <text:p text:style-name="P2"><text:s text:c="4"/>Library will not necessarily be able to recompile the application</text:p>
      <text:p text:style-name="P2"><text:s text:c="4"/>to use the modified definitions.)</text:p>
      <text:p text:style-name="P2"/>
      <text:p text:style-name="P2"><text:s text:c="4"/>b) Use a suitable shared library mechanism for linking with the</text:p>
      <text:p text:style-name="P2"><text:s text:c="4"/>Library. <text:s/>A suitable mechanism is one that (1) uses at run time a</text:p>
      <text:p text:style-name="P2"><text:s text:c="4"/>copy of the library already present on the user's computer system,</text:p>
      <text:p text:style-name="P2"><text:s text:c="4"/>rather than copying library functions into the executable, and (2)</text:p>
      <text:p text:style-name="P2"><text:s text:c="4"/>will operate properly with a modified version of the library, if</text:p>
      <text:p text:style-name="P2"><text:s text:c="4"/>the user installs one, as long as the modified version is</text:p>
      <text:p text:style-name="P2"><text:s text:c="4"/>interface-compatible with the version that the work was made with.</text:p>
      <text:p text:style-name="P2"/>
      <text:p text:style-name="P2"><text:s text:c="4"/>c) Accompany the work with a written offer, valid for at</text:p>
      <text:p text:style-name="P2"><text:s text:c="4"/>least three years, to give the same user the materials</text:p>
      <text:p text:style-name="P2"><text:s text:c="4"/>specified in Subsection 6a, above, for a charge no more</text:p>
      <text:p text:style-name="P2"><text:s text:c="4"/>than the cost of performing this distribution.</text:p>
      <text:p text:style-name="P2"/>
      <text:p text:style-name="P2"><text:s text:c="4"/>d) If distribution of the work is made by offering access to copy</text:p>
      <text:p text:style-name="P2"><text:s text:c="4"/>from a designated place, offer equivalent access to copy the above</text:p>
      <text:p text:style-name="P2"><text:s text:c="4"/>specified materials from the same place.</text:p>
      <text:p text:style-name="P2"/>
      <text:p text:style-name="P2"><text:s text:c="4"/>e) Verify that the user has already received a copy of these</text:p>
      <text:p text:style-name="P2"><text:s text:c="4"/>materials or that you have already sent this user a copy.</text:p>
      <text:p text:style-name="P2"><text:soft-page-break/></text:p>
      <text:p text:style-name="P2"><text:s text:c="2"/>For an executable, the required form of the "work that uses the</text:p>
      <text:p text:style-name="P2">Library" must include any data and utility programs needed for</text:p>
      <text:p text:style-name="P2">reproducing the executable from it. <text:s/>However, as a special exception,</text:p>
      <text:p text:style-name="P2">the materials to be distributed need not include anything that is</text:p>
      <text:p text:style-name="P2">normally distributed (in either source or binary form) with the major</text:p>
      <text:p text:style-name="P2">components (compiler, kernel, and so on) of the operating system on</text:p>
      <text:p text:style-name="P2">which the executable runs, unless that component itself accompanies</text:p>
      <text:p text:style-name="P2">the executable.</text:p>
      <text:p text:style-name="P2"/>
      <text:p text:style-name="P2"><text:s text:c="2"/>It may happen that this requirement contradicts the license</text:p>
      <text:p text:style-name="P2">restrictions of other proprietary libraries that do not normally</text:p>
      <text:p text:style-name="P2">accompany the operating system. <text:s/>Such a contradiction means you cannot</text:p>
      <text:p text:style-name="P2">use both them and the Library together in an executable that you</text:p>
      <text:p text:style-name="P2">distribute.</text:p>
      <text:p text:style-name="P2"/>
      <text:p text:style-name="P2"><text:s text:c="2"/>7. You may place library facilities that are a work based on the</text:p>
      <text:p text:style-name="P2">Library side-by-side in a single library together with other library</text:p>
      <text:p text:style-name="P2">facilities not covered by this License, and distribute such a combined</text:p>
      <text:p text:style-name="P2">library, provided that the separate distribution of the work based on</text:p>
      <text:p text:style-name="P2">the Library and of the other library facilities is otherwise</text:p>
      <text:p text:style-name="P2">permitted, and provided that you do these two things:</text:p>
      <text:p text:style-name="P2"/>
      <text:p text:style-name="P2"><text:s text:c="4"/>a) Accompany the combined library with a copy of the same work</text:p>
      <text:p text:style-name="P2"><text:s text:c="4"/>based on the Library, uncombined with any other library</text:p>
      <text:p text:style-name="P2"><text:s text:c="4"/>facilities. <text:s/>This must be distributed under the terms of the</text:p>
      <text:p text:style-name="P2"><text:s text:c="4"/>Sections above.</text:p>
      <text:p text:style-name="P2"/>
      <text:p text:style-name="P2"><text:s text:c="4"/>b) Give prominent notice with the combined library of the fact</text:p>
      <text:p text:style-name="P2"><text:s text:c="4"/>that part of it is a work based on the Library, and explaining</text:p>
      <text:p text:style-name="P2"><text:s text:c="4"/>where to find the accompanying uncombined form of the same work.</text:p>
      <text:p text:style-name="P2"/>
      <text:p text:style-name="P2"><text:s text:c="2"/>8. You may not copy, modify, sublicense, link with, or distribute</text:p>
      <text:p text:style-name="P2">the Library except as expressly provided under this License. <text:s/>Any</text:p>
      <text:p text:style-name="P2">attempt otherwise to copy, modify, sublicense, link with, or</text:p>
      <text:p text:style-name="P2">distribute the Library is void, and will automatically terminate your</text:p>
      <text:p text:style-name="P2">rights under this License. <text:s/>However, parties who have received copies,</text:p>
      <text:p text:style-name="P2">or rights, from you under this License will not have their licenses</text:p>
      <text:p text:style-name="P2">terminated so long as such parties remain in full compliance.</text:p>
      <text:p text:style-name="P2"/>
      <text:p text:style-name="P2"><text:s text:c="2"/>9. You are not required to accept this License, since you have not</text:p>
      <text:p text:style-name="P2">signed it. <text:s/>However, nothing else grants you permission to modify or</text:p>
      <text:p text:style-name="P2">distribute the Library or its derivative works. <text:s/>These actions are</text:p>
      <text:p text:style-name="P2">prohibited by law if you do not accept this License. <text:s/>Therefore, by</text:p>
      <text:p text:style-name="P2">modifying or distributing the Library (or any work based on the</text:p>
      <text:p text:style-name="P2">Library), you indicate your acceptance of this License to do so, and</text:p>
      <text:p text:style-name="P2">all its terms and conditions for copying, distributing or modifying</text:p>
      <text:p text:style-name="P2">the Library or works based on it.</text:p>
      <text:p text:style-name="P2"/>
      <text:p text:style-name="P2"><text:s text:c="2"/>10. Each time you redistribute the Library (or any work based on the</text:p>
      <text:p text:style-name="P2">Library), the recipient automatically receives a license from the</text:p>
      <text:p text:style-name="P2">original licensor to copy, distribute, link with or modify the Library</text:p>
      <text:p text:style-name="P2">subject to these terms and conditions. <text:s/>You may not impose any further</text:p>
      <text:p text:style-name="P2">restrictions on the recipients' exercise of the rights granted herein.</text:p>
      <text:p text:style-name="P2">You are not responsible for enforcing compliance by third parties with</text:p>
      <text:p text:style-name="P2">this License.</text:p>
      <text:p text:style-name="P2"/>
      <text:p text:style-name="P2"><text:s text:c="2"/>11.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Library at all. <text:s/>For example, if a patent</text:p>
      <text:p text:style-name="P2">license would not permit royalty-free redistribution of the Library by</text:p>
      <text:p text:style-name="P2">all those who receive copies directly or indirectly through you, then</text:p>
      <text:p text:style-name="P2">the only way you could satisfy both it and this License would be to</text:p>
      <text:p text:style-name="P2">refrain entirely from distribution of the Library.</text:p>
      <text:p text:style-name="P2"/>
      <text:p text:style-name="P2">If any portion of this section is held invalid or unenforceable under any</text:p>
      <text:p text:style-name="P2">particular circumstance, the balance of the section is intended to apply,</text:p>
      <text:p text:style-name="P2"><text:soft-page-break/>and the section as a whole is intended to apply in other 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
      <text:p text:style-name="P2">This section is intended to make thoroughly clear what is believed to</text:p>
      <text:p text:style-name="P2">be a consequence of the rest of this License.</text:p>
      <text:p text:style-name="P2"/>
      <text:p text:style-name="P2"><text:s text:c="2"/>12. If the distribution and/or use of the Library is restricted in</text:p>
      <text:p text:style-name="P2">certain countries either by patents or by copyrighted interfaces, the</text:p>
      <text:p text:style-name="P2">original copyright holder who places the Library under this License may add</text:p>
      <text:p text:style-name="P2">an explicit geographical distribution limitation excluding those countries,</text:p>
      <text:p text:style-name="P2">so that distribution is permitted only in or among countries not thus</text:p>
      <text:p text:style-name="P2">excluded. <text:s/>In such case, this License incorporates the limitation as if</text:p>
      <text:p text:style-name="P2">written in the body of this License.</text:p>
      <text:p text:style-name="P2"/>
      <text:p text:style-name="P2"><text:s text:c="2"/>13. The Free Software Foundation may publish revised and/or new</text:p>
      <text:p text:style-name="P2">versions of the Lesser General Public License from time to time.</text:p>
      <text:p text:style-name="P2">Such new versions will be similar in spirit to the present version,</text:p>
      <text:p text:style-name="P2">but may differ in detail to address new problems or concerns.</text:p>
      <text:p text:style-name="P2"/>
      <text:p text:style-name="P2">Each version is given a distinguishing version number. <text:s/>If the Library</text:p>
      <text:p text:style-name="P2">specifies a version number of this License which applies to it and</text:p>
      <text:p text:style-name="P2">"any later version", you have the option of following the terms and</text:p>
      <text:p text:style-name="P2">conditions either of that version or of any later version published by</text:p>
      <text:p text:style-name="P2">the Free Software Foundation. <text:s/>If the Library does not specify a</text:p>
      <text:p text:style-name="P2">license version number, you may choose any version ever published by</text:p>
      <text:p text:style-name="P2">the Free Software Foundation.</text:p>
      <text:p text:style-name="P2"/>
      <text:p text:style-name="P2"><text:s text:c="2"/>14. If you wish to incorporate parts of the Library into other free</text:p>
      <text:p text:style-name="P2">programs whose distribution conditions are incompatible with these,</text:p>
      <text:p text:style-name="P2">write to the author to ask for permission. <text:s/>For software which is</text:p>
      <text:p text:style-name="P2">copyrighted by the Free Software Foundation, write to the Free</text:p>
      <text:p text:style-name="P2">Software Foundation; we sometimes make exceptions for this. <text:s/>Our</text:p>
      <text:p text:style-name="P2">decision will be guided by the two goals of preserving the free status</text:p>
      <text:p text:style-name="P2">of all derivatives of our free software and of promoting the sharing</text:p>
      <text:p text:style-name="P2">and reuse of software generally.</text:p>
      <text:p text:style-name="P2"/>
      <text:p text:style-name="P2"><text:s text:c="28"/>NO WARRANTY</text:p>
      <text:p text:style-name="P2"/>
      <text:p text:style-name="P2"><text:s text:c="2"/>15. BECAUSE THE LIBRARY IS LICENSED FREE OF CHARGE, THERE IS NO</text:p>
      <text:p text:style-name="P2">WARRANTY FOR THE LIBRARY, TO THE EXTENT PERMITTED BY APPLICABLE LAW.</text:p>
      <text:p text:style-name="P2">EXCEPT WHEN OTHERWISE STATED IN WRITING THE COPYRIGHT HOLDERS AND/OR</text:p>
      <text:p text:style-name="P2">OTHER PARTIES PROVIDE THE LIBRARY "AS IS" WITHOUT WARRANTY OF ANY</text:p>
      <text:p text:style-name="P2">KIND, EITHER EXPRESSED OR IMPLIED, INCLUDING, BUT NOT LIMITED TO, THE</text:p>
      <text:p text:style-name="P2">IMPLIED WARRANTIES OF MERCHANTABILITY AND FITNESS FOR A PARTICULAR</text:p>
      <text:p text:style-name="P2">PURPOSE. <text:s/>THE ENTIRE RISK AS TO THE QUALITY AND PERFORMANCE OF THE</text:p>
      <text:p text:style-name="P2">LIBRARY IS WITH YOU. <text:s/>SHOULD THE LIBRARY PROVE DEFECTIVE, YOU ASSUME</text:p>
      <text:p text:style-name="P2">THE COST OF ALL NECESSARY SERVICING, REPAIR OR CORRECTION.</text:p>
      <text:p text:style-name="P2"/>
      <text:p text:style-name="P2"><text:s text:c="2"/>16. IN NO EVENT UNLESS REQUIRED BY APPLICABLE LAW OR AGREED TO IN</text:p>
      <text:p text:style-name="P2">WRITING WILL ANY COPYRIGHT HOLDER, OR ANY OTHER PARTY WHO MAY MODIFY</text:p>
      <text:p text:style-name="P2">AND/OR REDISTRIBUTE THE LIBRARY AS PERMITTED ABOVE, BE LIABLE TO YOU</text:p>
      <text:p text:style-name="P2">FOR DAMAGES, INCLUDING ANY GENERAL, SPECIAL, INCIDENTAL OR</text:p>
      <text:p text:style-name="P2">CONSEQUENTIAL DAMAGES ARISING OUT OF THE USE OR INABILITY TO USE THE</text:p>
      <text:p text:style-name="P2">LIBRARY (INCLUDING BUT NOT LIMITED TO LOSS OF DATA OR DATA BEING</text:p>
      <text:p text:style-name="P2">RENDERED INACCURATE OR LOSSES SUSTAINED BY YOU OR THIRD PARTIES OR A</text:p>
      <text:p text:style-name="P2">FAILURE OF THE LIBRARY TO OPERATE WITH ANY OTHER SOFTWARE), EVEN IF</text:p>
      <text:p text:style-name="P2">SUCH HOLDER OR OTHER PARTY HAS BEEN ADVISED OF THE POSSIBILITY OF SUCH</text:p>
      <text:p text:style-name="P2">DAMAGES.</text:p>
      <text:p text:style-name="P2"/>
      <text:p text:style-name="P2"><text:s text:c="21"/>END OF TERMS AND CONDITIONS</text:p>
      <text:p text:style-name="P2"/>
      <text:p text:style-name="P2"/>
      <text:p text:style-name="P2"><text:soft-page-break/></text:p>
      <text:p text:style-name="P2">other</text:p>
      <text:p text:style-name="P2">==============================</text:p>
      <text:p text:style-name="P2"/>
      <text:p text:style-name="P2">------------------------------------------------------------</text:p>
      <text:p text:style-name="P2">CentOS Linux &lt;http://www.centos.org&gt;</text:p>
      <text:p text:style-name="P2">Free software (GPL and other licenses) </text:p>
      <text:p text:style-name="P2">----------</text:p>
      <text:p text:style-name="P2">CentOS-6 EULA</text:p>
      <text:p text:style-name="P2"/>
      <text:p text:style-name="P2">CentOS-6 comes with no guarantees or warranties of any sorts,</text:p>
      <text:p text:style-name="P2">either written or implied.</text:p>
      <text:p text:style-name="P2"/>
      <text:p text:style-name="P2">The Distribution is released as GPL. Individual packages in the</text:p>
      <text:p text:style-name="P2">distribution come with their own licences.</text:p>
      <text:p text:style-name="P2"/>
      <text:p text:style-name="P2">------------------------------------------------------------</text:p>
      <text:p text:style-name="P2">Guacamole &lt;http://guac-dev.org&gt;</text:p>
      <text:p text:style-name="P2">Apache License 2.0</text:p>
      <text:p text:style-name="P2">----------</text:p>
      <text:p text:style-name="P2">Apache Guacamole</text:p>
      <text:p text:style-name="P2">Copyright 2016 The Apache Software Foundation</text:p>
      <text:p text:style-name="P2"/>
      <text:p text:style-name="P2">This product includes software developed at</text:p>
      <text:p text:style-name="P2">The Apache Software Foundation (http://www.apache.org/).</text:p>
      <text:p text:style-name="P2">----------</text:p>
      <text:p text:style-name="P2"/>
      <text:p text:style-name="P2"><text:s text:c="33"/>Apache License</text:p>
      <text:p text:style-name="P2"><text:s text:c="27"/>Version 2.0, January 2004</text:p>
      <text:p text:style-name="P2"><text:s text:c="24"/>http://www.apache.org/licenses/</text:p>
      <text:p text:style-name="P2"/>
      <text:p text:style-name="P2"><text:s text:c="3"/>TERMS AND CONDITIONS FOR USE, REPRODUCTION, AND DISTRIBUTION</text:p>
      <text:p text:style-name="P2"/>
      <text:p text:style-name="P2"><text:s text:c="3"/>1. Definitions.</text:p>
      <text:p text:style-name="P2"/>
      <text:p text:style-name="P2"><text:s text:c="6"/>"License" shall mean the terms and conditions for use, reproduction,</text:p>
      <text:p text:style-name="P2"><text:s text:c="6"/>and distribution as defined by Sections 1 through 9 of this document.</text:p>
      <text:p text:style-name="P2"/>
      <text:p text:style-name="P2"><text:s text:c="6"/>"Licensor" shall mean the copyright owner or entity authorized by</text:p>
      <text:p text:style-name="P2"><text:s text:c="6"/>the copyright owner that is granting the License.</text:p>
      <text:p text:style-name="P2"/>
      <text:p text:style-name="P2"><text:s text:c="6"/>"Legal Entity" shall mean the union of the acting entity and all</text:p>
      <text:p text:style-name="P2"><text:s text:c="6"/>other entities that control, are controlled by, or are under common</text:p>
      <text:p text:style-name="P2"><text:s text:c="6"/>control with that entity. For the purposes of this definition,</text:p>
      <text:p text:style-name="P2"><text:s text:c="6"/>"control" means (i) the power, direct or indirect, to cause the</text:p>
      <text:p text:style-name="P2"><text:s text:c="6"/>direction or management of such entity, whether by contract or</text:p>
      <text:p text:style-name="P2"><text:s text:c="6"/>otherwise, or (ii) ownership of fifty percent (50%) or more of the</text:p>
      <text:p text:style-name="P2"><text:s text:c="6"/>outstanding shares, or (iii) beneficial ownership of such entity.</text:p>
      <text:p text:style-name="P2"/>
      <text:p text:style-name="P2"><text:s text:c="6"/>"You" (or "Your") shall mean an individual or Legal Entity</text:p>
      <text:p text:style-name="P2"><text:s text:c="6"/>exercising permissions granted by this License.</text:p>
      <text:p text:style-name="P2"/>
      <text:p text:style-name="P2"><text:s text:c="6"/>"Source" form shall mean the preferred form for making modifications,</text:p>
      <text:p text:style-name="P2"><text:s text:c="6"/>including but not limited to software source code, documentation</text:p>
      <text:p text:style-name="P2"><text:s text:c="6"/>source, and configuration files.</text:p>
      <text:p text:style-name="P2"/>
      <text:p text:style-name="P2"><text:s text:c="6"/>"Object" form shall mean any form resulting from mechanical</text:p>
      <text:p text:style-name="P2"><text:s text:c="6"/>transformation or translation of a Source form, including but</text:p>
      <text:p text:style-name="P2"><text:s text:c="6"/>not limited to compiled object code, generated documentation,</text:p>
      <text:p text:style-name="P2"><text:s text:c="6"/>and conversions to other media types.</text:p>
      <text:p text:style-name="P2"/>
      <text:p text:style-name="P2"><text:s text:c="6"/>"Work" shall mean the work of authorship, whether in Source or</text:p>
      <text:p text:style-name="P2"><text:s text:c="6"/>Object form, made available under the License, as indicated by a</text:p>
      <text:p text:style-name="P2"><text:s text:c="6"/>copyright notice that is included in or attached to the work</text:p>
      <text:p text:style-name="P2"><text:s text:c="6"/>(an example is provided in the Appendix below).</text:p>
      <text:p text:style-name="P2"/>
      <text:p text:style-name="P2"><text:s text:c="6"/>"Derivative Works" shall mean any work, whether in Source or Object</text:p>
      <text:p text:style-name="P2"><text:s text:c="6"/>form, that is based on (or derived from) the Work and for which the</text:p>
      <text:p text:style-name="P2"><text:s text:c="6"/>editorial revisions, annotations, elaborations, or other modifications</text:p>
      <text:p text:style-name="P2"><text:s text:c="6"/>represent, as a whole, an original work of authorship. For the purposes</text:p>
      <text:p text:style-name="P2"><text:s text:c="6"/>of this License, Derivative Works shall not include works that remain</text:p>
      <text:p text:style-name="P2"><text:s text:c="6"/>separable from, or merely link (or bind by name) to the interfaces of,</text:p>
      <text:p text:style-name="P2"><text:soft-page-break/><text:s text:c="6"/>the Work and Derivative Works thereof.</text:p>
      <text:p text:style-name="P2"/>
      <text:p text:style-name="P2"><text:s text:c="6"/>"Contribution" shall mean any work of authorship, including</text:p>
      <text:p text:style-name="P2"><text:s text:c="6"/>the original version of the Work and any modifications or additions</text:p>
      <text:p text:style-name="P2"><text:s text:c="6"/>to that Work or Derivative Works thereof, that is intentionally</text:p>
      <text:p text:style-name="P2"><text:s text:c="6"/>submitted to Licensor for inclusion in the Work by the copyright owner</text:p>
      <text:p text:style-name="P2"><text:s text:c="6"/>or by an individual or Legal Entity authorized to submit on behalf of</text:p>
      <text:p text:style-name="P2"><text:s text:c="6"/>the copyright owner. For the purposes of this definition, "submitted"</text:p>
      <text:p text:style-name="P2"><text:s text:c="6"/>means any form of electronic, verbal, or written communication sent</text:p>
      <text:p text:style-name="P2"><text:s text:c="6"/>to the Licensor or its representatives, including but not limited to</text:p>
      <text:p text:style-name="P2"><text:s text:c="6"/>communication on electronic mailing lists, source code control systems,</text:p>
      <text:p text:style-name="P2"><text:s text:c="6"/>and issue tracking systems that are managed by, or on behalf of, the</text:p>
      <text:p text:style-name="P2"><text:s text:c="6"/>Licensor for the purpose of discussing and improving the Work, but</text:p>
      <text:p text:style-name="P2"><text:s text:c="6"/>excluding communication that is conspicuously marked or otherwise</text:p>
      <text:p text:style-name="P2"><text:s text:c="6"/>designated in writing by the copyright owner as "Not a Contribution."</text:p>
      <text:p text:style-name="P2"/>
      <text:p text:style-name="P2"><text:s text:c="6"/>"Contributor" shall mean Licensor and any individual or Legal Entity</text:p>
      <text:p text:style-name="P2"><text:s text:c="6"/>on behalf of whom a Contribution has been received by Licensor and</text:p>
      <text:p text:style-name="P2"><text:s text:c="6"/>subsequently incorporated within the Work.</text:p>
      <text:p text:style-name="P2"/>
      <text:p text:style-name="P2"><text:s text:c="3"/>2. Grant of Copyrigh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copyright license to reproduce, prepare Derivative Works of,</text:p>
      <text:p text:style-name="P2"><text:s text:c="6"/>publicly display, publicly perform, sublicense, and distribute the</text:p>
      <text:p text:style-name="P2"><text:s text:c="6"/>Work and such Derivative Works in Source or Object form.</text:p>
      <text:p text:style-name="P2"/>
      <text:p text:style-name="P2"><text:s text:c="3"/>3. Grant of Paten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except as stated in this section) patent license to make, have made,</text:p>
      <text:p text:style-name="P2"><text:s text:c="6"/>use, offer to sell, sell, import, and otherwise transfer the Work,</text:p>
      <text:p text:style-name="P2"><text:s text:c="6"/>where such license applies only to those patent claims licensable</text:p>
      <text:p text:style-name="P2"><text:s text:c="6"/>by such Contributor that are necessarily infringed by their</text:p>
      <text:p text:style-name="P2"><text:s text:c="6"/>Contribution(s) alone or by combination of their Contribution(s)</text:p>
      <text:p text:style-name="P2"><text:s text:c="6"/>with the Work to which such Contribution(s) was submitted. If You</text:p>
      <text:p text:style-name="P2"><text:s text:c="6"/>institute patent litigation against any entity (including a</text:p>
      <text:p text:style-name="P2"><text:s text:c="6"/>cross-claim or counterclaim in a lawsuit) alleging that the Work</text:p>
      <text:p text:style-name="P2"><text:s text:c="6"/>or a Contribution incorporated within the Work constitutes direct</text:p>
      <text:p text:style-name="P2"><text:s text:c="6"/>or contributory patent infringement, then any patent licenses</text:p>
      <text:p text:style-name="P2"><text:s text:c="6"/>granted to You under this License for that Work shall terminate</text:p>
      <text:p text:style-name="P2"><text:s text:c="6"/>as of the date such litigation is filed.</text:p>
      <text:p text:style-name="P2"/>
      <text:p text:style-name="P2"><text:s text:c="3"/>4. Redistribution. You may reproduce and distribute copies of the</text:p>
      <text:p text:style-name="P2"><text:s text:c="6"/>Work or Derivative Works thereof in any medium, with or without</text:p>
      <text:p text:style-name="P2"><text:s text:c="6"/>modifications, and in Source or Object form, provided that You</text:p>
      <text:p text:style-name="P2"><text:s text:c="6"/>meet the following conditions:</text:p>
      <text:p text:style-name="P2"/>
      <text:p text:style-name="P2"><text:s text:c="6"/>(a) You must give any other recipients of the Work or</text:p>
      <text:p text:style-name="P2"><text:s text:c="10"/>Derivative Works a copy of this License; and</text:p>
      <text:p text:style-name="P2"/>
      <text:p text:style-name="P2"><text:s text:c="6"/>(b) You must cause any modified files to carry prominent notices</text:p>
      <text:p text:style-name="P2"><text:s text:c="10"/>stating that You changed the files; and</text:p>
      <text:p text:style-name="P2"/>
      <text:p text:style-name="P2"><text:s text:c="6"/>(c) You must retain, in the Source form of any Derivative Works</text:p>
      <text:p text:style-name="P2"><text:s text:c="10"/>that You distribute, all copyright, patent, trademark, and</text:p>
      <text:p text:style-name="P2"><text:s text:c="10"/>attribution notices from the Source form of the Work,</text:p>
      <text:p text:style-name="P2"><text:s text:c="10"/>excluding those notices that do not pertain to any part of</text:p>
      <text:p text:style-name="P2"><text:s text:c="10"/>the Derivative Works; and</text:p>
      <text:p text:style-name="P2"/>
      <text:p text:style-name="P2"><text:s text:c="6"/>(d) If the Work includes a "NOTICE" text file as part of its</text:p>
      <text:p text:style-name="P2"><text:s text:c="10"/>distribution, then any Derivative Works that You distribute must</text:p>
      <text:p text:style-name="P2"><text:s text:c="10"/>include a readable copy of the attribution notices contained</text:p>
      <text:p text:style-name="P2"><text:s text:c="10"/>within such NOTICE file, excluding those notices that do not</text:p>
      <text:p text:style-name="P2"><text:s text:c="10"/>pertain to any part of the Derivative Works, in at least one</text:p>
      <text:p text:style-name="P2"><text:s text:c="10"/>of the following places: within a NOTICE text file distributed</text:p>
      <text:p text:style-name="P2"><text:s text:c="10"/>as part of the Derivative Works; within the Source form or</text:p>
      <text:p text:style-name="P2"><text:s text:c="10"/>documentation, if provided along with the Derivative Works; or,</text:p>
      <text:p text:style-name="P2"><text:s text:c="10"/>within a display generated by the Derivative Works, if and</text:p>
      <text:p text:style-name="P2"><text:s text:c="10"/>wherever such third-party notices normally appear. The contents</text:p>
      <text:p text:style-name="P2"><text:s text:c="10"/>of the NOTICE file are for informational purposes only and</text:p>
      <text:p text:style-name="P2"><text:s text:c="10"/>do not modify the License. You may add Your own attribution</text:p>
      <text:p text:style-name="P2"><text:soft-page-break/><text:s text:c="10"/>notices within Derivative Works that You distribute, alongside</text:p>
      <text:p text:style-name="P2"><text:s text:c="10"/>or as an addendum to the NOTICE text from the Work, provided</text:p>
      <text:p text:style-name="P2"><text:s text:c="10"/>that such additional attribution notices cannot be construed</text:p>
      <text:p text:style-name="P2"><text:s text:c="10"/>as modifying the License.</text:p>
      <text:p text:style-name="P2"/>
      <text:p text:style-name="P2"><text:s text:c="6"/>You may add Your own copyright statement to Your modifications and</text:p>
      <text:p text:style-name="P2"><text:s text:c="6"/>may provide additional or different license terms and conditions</text:p>
      <text:p text:style-name="P2"><text:s text:c="6"/>for use, reproduction, or distribution of Your modifications, or</text:p>
      <text:p text:style-name="P2"><text:s text:c="6"/>for any such Derivative Works as a whole, provided Your use,</text:p>
      <text:p text:style-name="P2"><text:s text:c="6"/>reproduction, and distribution of the Work otherwise complies with</text:p>
      <text:p text:style-name="P2"><text:s text:c="6"/>the conditions stated in this License.</text:p>
      <text:p text:style-name="P2"/>
      <text:p text:style-name="P2"><text:s text:c="3"/>5. Submission of Contributions. Unless You explicitly state otherwise,</text:p>
      <text:p text:style-name="P2"><text:s text:c="6"/>any Contribution intentionally submitted for inclusion in the Work</text:p>
      <text:p text:style-name="P2"><text:s text:c="6"/>by You to the Licensor shall be under the terms and conditions of</text:p>
      <text:p text:style-name="P2"><text:s text:c="6"/>this License, without any additional terms or conditions.</text:p>
      <text:p text:style-name="P2"><text:s text:c="6"/>Notwithstanding the above, nothing herein shall supersede or modify</text:p>
      <text:p text:style-name="P2"><text:s text:c="6"/>the terms of any separate license agreement you may have executed</text:p>
      <text:p text:style-name="P2"><text:s text:c="6"/>with Licensor regarding such Contributions.</text:p>
      <text:p text:style-name="P2"/>
      <text:p text:style-name="P2"><text:s text:c="3"/>6. Trademarks. This License does not grant permission to use the trade</text:p>
      <text:p text:style-name="P2"><text:s text:c="6"/>names, trademarks, service marks, or product names of the Licensor,</text:p>
      <text:p text:style-name="P2"><text:s text:c="6"/>except as required for reasonable and customary use in describing the</text:p>
      <text:p text:style-name="P2"><text:s text:c="6"/>origin of the Work and reproducing the content of the NOTICE file.</text:p>
      <text:p text:style-name="P2"/>
      <text:p text:style-name="P2"><text:s text:c="3"/>7. Disclaimer of Warranty. Unless required by applicable law or</text:p>
      <text:p text:style-name="P2"><text:s text:c="6"/>agreed to in writing, Licensor provides the Work (and each</text:p>
      <text:p text:style-name="P2"><text:s text:c="6"/>Contributor provides its Contributions) on an "AS IS" BASIS,</text:p>
      <text:p text:style-name="P2"><text:s text:c="6"/>WITHOUT WARRANTIES OR CONDITIONS OF ANY KIND, either express or</text:p>
      <text:p text:style-name="P2"><text:s text:c="6"/>implied, including, without limitation, any warranties or conditions</text:p>
      <text:p text:style-name="P2"><text:s text:c="6"/>of TITLE, NON-INFRINGEMENT, MERCHANTABILITY, or FITNESS FOR A</text:p>
      <text:p text:style-name="P2"><text:s text:c="6"/>PARTICULAR PURPOSE. You are solely responsible for determining the</text:p>
      <text:p text:style-name="P2"><text:s text:c="6"/>appropriateness of using or redistributing the Work and assume any</text:p>
      <text:p text:style-name="P2"><text:s text:c="6"/>risks associated with Your exercise of permissions under this License.</text:p>
      <text:p text:style-name="P2"/>
      <text:p text:style-name="P2"><text:s text:c="3"/>8. Limitation of Liability. In no event and under no legal theory,</text:p>
      <text:p text:style-name="P2"><text:s text:c="6"/>whether in tort (including negligence), contract, or otherwise,</text:p>
      <text:p text:style-name="P2"><text:s text:c="6"/>unless required by applicable law (such as deliberate and grossly</text:p>
      <text:p text:style-name="P2"><text:s text:c="6"/>negligent acts) or agreed to in writing, shall any Contributor be</text:p>
      <text:p text:style-name="P2"><text:s text:c="6"/>liable to You for damages, including any direct, indirect, special,</text:p>
      <text:p text:style-name="P2"><text:s text:c="6"/>incidental, or consequential damages of any character arising as a</text:p>
      <text:p text:style-name="P2"><text:s text:c="6"/>result of this License or out of the use or inability to use the</text:p>
      <text:p text:style-name="P2"><text:s text:c="6"/>Work (including but not limited to damages for loss of goodwill,</text:p>
      <text:p text:style-name="P2"><text:s text:c="6"/>work stoppage, computer failure or malfunction, or any and all</text:p>
      <text:p text:style-name="P2"><text:s text:c="6"/>other commercial damages or losses), even if such Contributor</text:p>
      <text:p text:style-name="P2"><text:s text:c="6"/>has been advised of the possibility of such damages.</text:p>
      <text:p text:style-name="P2"/>
      <text:p text:style-name="P2"><text:s text:c="3"/>9. Accepting Warranty or Additional Liability. While redistributing</text:p>
      <text:p text:style-name="P2"><text:s text:c="6"/>the Work or Derivative Works thereof, You may choose to offer,</text:p>
      <text:p text:style-name="P2"><text:s text:c="6"/>and charge a fee for, acceptance of support, warranty, indemnity,</text:p>
      <text:p text:style-name="P2"><text:s text:c="6"/>or other liability obligations and/or rights consistent with this</text:p>
      <text:p text:style-name="P2"><text:s text:c="6"/>License. However, in accepting such obligations, You may act only</text:p>
      <text:p text:style-name="P2"><text:s text:c="6"/>on Your own behalf and on Your sole responsibility, not on behalf</text:p>
      <text:p text:style-name="P2"><text:s text:c="6"/>of any other Contributor, and only if You agree to indemnify,</text:p>
      <text:p text:style-name="P2"><text:s text:c="6"/>defend, and hold each Contributor harmless for any liability</text:p>
      <text:p text:style-name="P2"><text:s text:c="6"/>incurred by, or claims asserted against, such Contributor by reason</text:p>
      <text:p text:style-name="P2"><text:s text:c="6"/>of your accepting any such warranty or additional liability.</text:p>
      <text:p text:style-name="P2"/>
      <text:p text:style-name="P2"><text:s text:c="3"/>END OF TERMS AND CONDITION</text:p>
      <text:p text:style-name="P2"/>
      <text:p text:style-name="P2">------------------------------------------------------------</text:p>
      <text:p text:style-name="P2">HAProxy &lt;http://www.haproxy.org/&gt;</text:p>
      <text:p text:style-name="P2">GPL 2 and LGPL</text:p>
      <text:p text:style-name="P2">----------</text:p>
      <text:p text:style-name="P2"><text:s text:c="20"/>GNU GENERAL PUBLIC LICENSE</text:p>
      <text:p text:style-name="P2"><text:s text:c="23"/>Version 2, June 1991</text:p>
      <text:p text:style-name="P2"/>
      <text:p text:style-name="P2"><text:s/>Copyright (C) 1989, 1991 Free Software Foundation, Inc.,</text:p>
      <text:p text:style-name="P2"><text:s/>51 Franklin Street, Fifth Floor, Boston, MA 02110-1301 USA</text:p>
      <text:p text:style-name="P2"><text:s/>Everyone is permitted to copy and distribute verbatim copies</text:p>
      <text:p text:style-name="P2"><text:s/>of this license document, but changing it is not allowed.</text:p>
      <text:p text:style-name="P2"/>
      <text:p text:style-name="P2"><text:soft-page-break/><text:s text:c="28"/>Preamble</text:p>
      <text:p text:style-name="P2"/>
      <text:p text:style-name="P2"><text:s text:c="2"/>The licenses for most software are designed to take away your</text:p>
      <text:p text:style-name="P2">freedom to share and change it. <text:s/>By contrast, the GNU General Public</text:p>
      <text:p text:style-name="P2">License is intended to guarantee your freedom to share and change free</text:p>
      <text:p text:style-name="P2">software--to make sure the software is free for all its users. <text:s/>This</text:p>
      <text:p text:style-name="P2">General Public License applies to most of the Free Software</text:p>
      <text:p text:style-name="P2">Foundation's software and to any other program whose authors commit to</text:p>
      <text:p text:style-name="P2">using it. <text:s/>(Some other Free Software Foundation software is covered by</text:p>
      <text:p text:style-name="P2">the GNU Lesser General Public License instead.) <text:s/>You can apply it to</text:p>
      <text:p text:style-name="P2">your programs, too.</text:p>
      <text:p text:style-name="P2"/>
      <text:p text:style-name="P2"><text:s text:c="2"/>When we speak of free software, we are referring to freedom, not</text:p>
      <text:p text:style-name="P2">price. <text:s/>Our General Public Licenses are designed to make sure that you</text:p>
      <text:p text:style-name="P2">have the freedom to distribute copies of free software (and charge for</text:p>
      <text:p text:style-name="P2">this service if you wish), that you receive source code or can get it</text:p>
      <text:p text:style-name="P2">if you want it, that you can change the software or use pieces of it</text:p>
      <text:p text:style-name="P2">in new free programs; and that you know you can do these things.</text:p>
      <text:p text:style-name="P2"/>
      <text:p text:style-name="P2"><text:s text:c="2"/>To protect your rights, we need to make restrictions that forbid</text:p>
      <text:p text:style-name="P2">anyone to deny you these rights or to ask you to surrender the rights.</text:p>
      <text:p text:style-name="P2">These restrictions translate to certain responsibilities for you if you</text:p>
      <text:p text:style-name="P2">distribute copies of the software, or if you modify it.</text:p>
      <text:p text:style-name="P2"/>
      <text:p text:style-name="P2"><text:s text:c="2"/>For example, if you distribute copies of such a program, whether</text:p>
      <text:p text:style-name="P2">gratis or for a fee, you must give the recipients all the rights that</text:p>
      <text:p text:style-name="P2">you have. <text:s/>You must make sure that they, too, receive or can get the</text:p>
      <text:p text:style-name="P2">source code. <text:s/>And you must show them these terms so they know their</text:p>
      <text:p text:style-name="P2">rights.</text:p>
      <text:p text:style-name="P2"/>
      <text:p text:style-name="P2"><text:s text:c="2"/>We protect your rights with two steps: (1) copyright the software, and</text:p>
      <text:p text:style-name="P2">(2) offer you this license which gives you legal permission to copy,</text:p>
      <text:p text:style-name="P2">distribute and/or modify the software.</text:p>
      <text:p text:style-name="P2"/>
      <text:p text:style-name="P2"><text:s text:c="2"/>Also, for each author's protection and ours, we want to make certain</text:p>
      <text:p text:style-name="P2">that everyone understands that there is no warranty for this free</text:p>
      <text:p text:style-name="P2">software. <text:s/>If the software is modified by someone else and passed on, we</text:p>
      <text:p text:style-name="P2">want its recipients to know that what they have is not the original, so</text:p>
      <text:p text:style-name="P2">that any problems introduced by others will not reflect on the original</text:p>
      <text:p text:style-name="P2">authors' reputations.</text:p>
      <text:p text:style-name="P2"/>
      <text:p text:style-name="P2"><text:s text:c="2"/>Finally, any free program is threatened constantly by software</text:p>
      <text:p text:style-name="P2">patents. <text:s/>We wish to avoid the danger that redistributors of a free</text:p>
      <text:p text:style-name="P2">program will individually obtain patent licenses, in effect making the</text:p>
      <text:p text:style-name="P2">program proprietary. <text:s/>To prevent this, we have made it clear that any</text:p>
      <text:p text:style-name="P2">patent must be licensed for everyone's free use or not licensed at all.</text:p>
      <text:p text:style-name="P2"/>
      <text:p text:style-name="P2"><text:s text:c="2"/>The precise terms and conditions for copying, distribution and</text:p>
      <text:p text:style-name="P2">modification follow.</text:p>
      <text:p text:style-name="P2"/>
      <text:p text:style-name="P2"><text:s text:c="20"/>GNU GENERAL PUBLIC LICENSE</text:p>
      <text:p text:style-name="P2"><text:s text:c="3"/>TERMS AND CONDITIONS FOR COPYING, DISTRIBUTION AND MODIFICATION</text:p>
      <text:p text:style-name="P2"/>
      <text:p text:style-name="P2"><text:s text:c="2"/>0. This License applies to any program or other work which contains</text:p>
      <text:p text:style-name="P2">a notice placed by the copyright holder saying it may be distributed</text:p>
      <text:p text:style-name="P2">under the terms of this General Public License. <text:s/>The "Program", below,</text:p>
      <text:p text:style-name="P2">refers to any such program or work, and a "work based on the Program"</text:p>
      <text:p text:style-name="P2">means either the Program or any derivative work under copyright law:</text:p>
      <text:p text:style-name="P2">that is to say, a work containing the Program or a portion of it,</text:p>
      <text:p text:style-name="P2">either verbatim or with modifications and/or translated into another</text:p>
      <text:p text:style-name="P2">language. <text:s/>(Hereinafter, translation is included without limitation in</text:p>
      <text:p text:style-name="P2">the term "modification".) <text:s/>Each licensee is addressed as "you".</text:p>
      <text:p text:style-name="P2"/>
      <text:p text:style-name="P2">Activities other than copying, distribution and modification are not</text:p>
      <text:p text:style-name="P2">covered by this License; they are outside its scope. <text:s/>The act of</text:p>
      <text:p text:style-name="P2">running the Program is not restricted, and the output from the Program</text:p>
      <text:p text:style-name="P2">is covered only if its contents constitute a work based on the</text:p>
      <text:p text:style-name="P2">Program (independent of having been made by running the Program).</text:p>
      <text:p text:style-name="P2">Whether that is true depends on what the Program does.</text:p>
      <text:p text:style-name="P2"/>
      <text:p text:style-name="P2"><text:s text:c="2"/>1. You may copy and distribute verbatim copies of the Program's</text:p>
      <text:p text:style-name="P2">source code as you receive it, in any medium, provided that you</text:p>
      <text:p text:style-name="P2"><text:soft-page-break/>conspicuously and appropriately publish on each copy an appropriate</text:p>
      <text:p text:style-name="P2">copyright notice and disclaimer of warranty; keep intact all the</text:p>
      <text:p text:style-name="P2">notices that refer to this License and to the absence of any warranty;</text:p>
      <text:p text:style-name="P2">and give any other recipients of the Program a copy of this License</text:p>
      <text:p text:style-name="P2">along with the Program.</text:p>
      <text:p text:style-name="P2"/>
      <text:p text:style-name="P2">You may charge a fee for the physical act of transferring a copy, and</text:p>
      <text:p text:style-name="P2">you may at your option offer warranty protection in exchange for a fee.</text:p>
      <text:p text:style-name="P2"/>
      <text:p text:style-name="P2"><text:s text:c="2"/>2. You may modify your copy or copies of the Program or any portion</text:p>
      <text:p text:style-name="P2">of it, thus forming a work based on the Program, and copy and</text:p>
      <text:p text:style-name="P2">distribute such modifications or work under the terms of Section 1</text:p>
      <text:p text:style-name="P2">above, provided that you also meet all of these conditions:</text:p>
      <text:p text:style-name="P2"/>
      <text:p text:style-name="P2"><text:s text:c="4"/>a) You must cause the modified files to carry prominent notices</text:p>
      <text:p text:style-name="P2"><text:s text:c="4"/>stating that you changed the files and the date of any change.</text:p>
      <text:p text:style-name="P2"/>
      <text:p text:style-name="P2"><text:s text:c="4"/>b) You must cause any work that you distribute or publish, that in</text:p>
      <text:p text:style-name="P2"><text:s text:c="4"/>whole or in part contains or is derived from the Program or any</text:p>
      <text:p text:style-name="P2"><text:s text:c="4"/>part thereof, to be licensed as a whole at no charge to all third</text:p>
      <text:p text:style-name="P2"><text:s text:c="4"/>parties under the terms of this License.</text:p>
      <text:p text:style-name="P2"/>
      <text:p text:style-name="P2"><text:s text:c="4"/>c) If the modified program normally reads commands interactively</text:p>
      <text:p text:style-name="P2"><text:s text:c="4"/>when run, you must cause it, when started running for such</text:p>
      <text:p text:style-name="P2"><text:s text:c="4"/>interactive use in the most ordinary way, to print or display an</text:p>
      <text:p text:style-name="P2"><text:s text:c="4"/>announcement including an appropriate copyright notice and a</text:p>
      <text:p text:style-name="P2"><text:s text:c="4"/>notice that there is no warranty (or else, saying that you provide</text:p>
      <text:p text:style-name="P2"><text:s text:c="4"/>a warranty) and that users may redistribute the program under</text:p>
      <text:p text:style-name="P2"><text:s text:c="4"/>these conditions, and telling the user how to view a copy of this</text:p>
      <text:p text:style-name="P2"><text:s text:c="4"/>License. <text:s/>(Exception: if the Program itself is interactive but</text:p>
      <text:p text:style-name="P2"><text:s text:c="4"/>does not normally print such an announcement, your work based on</text:p>
      <text:p text:style-name="P2"><text:s text:c="4"/>the Program is not required to print an announcement.)</text:p>
      <text:p text:style-name="P2"/>
      <text:p text:style-name="P2">These requirements apply to the modified work as a whole. <text:s/>If</text:p>
      <text:p text:style-name="P2">identifiable sections of that work are not derived from the Program,</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Program, the distribution of the whole must be on the terms of</text:p>
      <text:p text:style-name="P2">this License, whose permissions for other licensees extend to the</text:p>
      <text:p text:style-name="P2">entire whole, and thus to each and every part regardless of who wrote 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Program.</text:p>
      <text:p text:style-name="P2"/>
      <text:p text:style-name="P2">In addition, mere aggregation of another work not based on the Program</text:p>
      <text:p text:style-name="P2">with the Program (or with a work based on the Program) on a volume of</text:p>
      <text:p text:style-name="P2">a storage or distribution medium does not bring the other work under</text:p>
      <text:p text:style-name="P2">the scope of this License.</text:p>
      <text:p text:style-name="P2"/>
      <text:p text:style-name="P2"><text:s text:c="2"/>3. You may copy and distribute the Program (or a work based on it,</text:p>
      <text:p text:style-name="P2">under Section 2) in object code or executable form under the terms of</text:p>
      <text:p text:style-name="P2">Sections 1 and 2 above provided that you also do one of the following:</text:p>
      <text:p text:style-name="P2"/>
      <text:p text:style-name="P2"><text:s text:c="4"/>a) Accompany it with the complete corresponding machine-readable</text:p>
      <text:p text:style-name="P2"><text:s text:c="4"/>source code, which must be distributed under the terms of Sections</text:p>
      <text:p text:style-name="P2"><text:s text:c="4"/>1 and 2 above on a medium customarily used for software interchange; or,</text:p>
      <text:p text:style-name="P2"/>
      <text:p text:style-name="P2"><text:s text:c="4"/>b) Accompany it with a written offer, valid for at least three</text:p>
      <text:p text:style-name="P2"><text:s text:c="4"/>years, to give any third party, for a charge no more than your</text:p>
      <text:p text:style-name="P2"><text:s text:c="4"/>cost of physically performing source distribution, a complete</text:p>
      <text:p text:style-name="P2"><text:s text:c="4"/>machine-readable copy of the corresponding source code, to be</text:p>
      <text:p text:style-name="P2"><text:s text:c="4"/>distributed under the terms of Sections 1 and 2 above on a medium</text:p>
      <text:p text:style-name="P2"><text:s text:c="4"/>customarily used for software interchange; or,</text:p>
      <text:p text:style-name="P2"/>
      <text:p text:style-name="P2"><text:s text:c="4"/>c) Accompany it with the information you received as to the offer</text:p>
      <text:p text:style-name="P2"><text:s text:c="4"/>to distribute corresponding source code. <text:s/>(This alternative is</text:p>
      <text:p text:style-name="P2"><text:s text:c="4"/>allowed only for noncommercial distribution and only if you</text:p>
      <text:p text:style-name="P2"><text:s text:c="4"/>received the program in object code or executable form with such</text:p>
      <text:p text:style-name="P2"><text:soft-page-break/><text:s text:c="4"/>an offer, in accord with Subsection b above.)</text:p>
      <text:p text:style-name="P2"/>
      <text:p text:style-name="P2">The source code for a work means the preferred form of the work for</text:p>
      <text:p text:style-name="P2">making modifications to it. <text:s/>For an executable work, complete source</text:p>
      <text:p text:style-name="P2">code means all the source code for all modules it contains, plus any</text:p>
      <text:p text:style-name="P2">associated interface definition files, plus the scripts used to</text:p>
      <text:p text:style-name="P2">control compilation and installation of the executable. <text:s/>However, as a</text:p>
      <text:p text:style-name="P2">special exception, the source code distributed need not include</text:p>
      <text:p text:style-name="P2">anything that is normally distributed (in either source or binary</text:p>
      <text:p text:style-name="P2">form) with the major components (compiler, kernel, and so on) of the</text:p>
      <text:p text:style-name="P2">operating system on which the executable runs, unless that component</text:p>
      <text:p text:style-name="P2">itself accompanies the executable.</text:p>
      <text:p text:style-name="P2"/>
      <text:p text:style-name="P2">If distribution of executable or object code is made by offering</text:p>
      <text:p text:style-name="P2">access to copy from a designated place, then offering equivalent</text:p>
      <text:p text:style-name="P2">access to copy the source code from the same place counts as</text:p>
      <text:p text:style-name="P2">distribution of the source code, even though third parties are not</text:p>
      <text:p text:style-name="P2">compelled to copy the source along with the object code.</text:p>
      <text:p text:style-name="P2"/>
      <text:p text:style-name="P2"><text:s text:c="2"/>4. You may not copy, modify, sublicense, or distribute the Program</text:p>
      <text:p text:style-name="P2">except as expressly provided under this License. <text:s/>Any attempt</text:p>
      <text:p text:style-name="P2">otherwise to copy, modify, sublicense or distribute the Program is</text:p>
      <text:p text:style-name="P2">void, and will automatically terminate your rights under this License.</text:p>
      <text:p text:style-name="P2">However, parties who have received copies, or rights, from you under</text:p>
      <text:p text:style-name="P2">this License will not have their licenses terminated so long as such</text:p>
      <text:p text:style-name="P2">parties remain in full compliance.</text:p>
      <text:p text:style-name="P2"/>
      <text:p text:style-name="P2"><text:s text:c="2"/>5. You are not required to accept this License, since you have not</text:p>
      <text:p text:style-name="P2">signed it. <text:s/>However, nothing else grants you permission to modify or</text:p>
      <text:p text:style-name="P2">distribute the Program or its derivative works. <text:s/>These actions are</text:p>
      <text:p text:style-name="P2">prohibited by law if you do not accept this License. <text:s/>Therefore, by</text:p>
      <text:p text:style-name="P2">modifying or distributing the Program (or any work based on the</text:p>
      <text:p text:style-name="P2">Program), you indicate your acceptance of this License to do so, and</text:p>
      <text:p text:style-name="P2">all its terms and conditions for copying, distributing or modifying</text:p>
      <text:p text:style-name="P2">the Program or works based on it.</text:p>
      <text:p text:style-name="P2"/>
      <text:p text:style-name="P2"><text:s text:c="2"/>6. Each time you redistribute the Program (or any work based on the</text:p>
      <text:p text:style-name="P2">Program), the recipient automatically receives a license from the</text:p>
      <text:p text:style-name="P2">original licensor to copy, distribute or modify the Program subject to</text:p>
      <text:p text:style-name="P2">these terms and conditions. <text:s/>You may not impose any further</text:p>
      <text:p text:style-name="P2">restrictions on the recipients' exercise of the rights granted herein.</text:p>
      <text:p text:style-name="P2">You are not responsible for enforcing compliance by third parties to</text:p>
      <text:p text:style-name="P2">this License.</text:p>
      <text:p text:style-name="P2"/>
      <text:p text:style-name="P2"><text:s text:c="2"/>7.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Program at all. <text:s/>For example, if a patent</text:p>
      <text:p text:style-name="P2">license would not permit royalty-free redistribution of the Program by</text:p>
      <text:p text:style-name="P2">all those who receive copies directly or indirectly through you, then</text:p>
      <text:p text:style-name="P2">the only way you could satisfy both it and this License would be to</text:p>
      <text:p text:style-name="P2">refrain entirely from distribution of the Program.</text:p>
      <text:p text:style-name="P2"/>
      <text:p text:style-name="P2">If any portion of this section is held invalid or unenforceable under</text:p>
      <text:p text:style-name="P2">any particular circumstance, the balance of the section is intended to</text:p>
      <text:p text:style-name="P2">apply and the section as a whole is intended to apply in other</text:p>
      <text:p text:style-name="P2">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text:soft-page-break/></text:p>
      <text:p text:style-name="P2">This section is intended to make thoroughly clear what is believed to</text:p>
      <text:p text:style-name="P2">be a consequence of the rest of this License.</text:p>
      <text:p text:style-name="P2"/>
      <text:p text:style-name="P2"><text:s text:c="2"/>8. If the distribution and/or use of the Program is restricted in</text:p>
      <text:p text:style-name="P2">certain countries either by patents or by copyrighted interfaces, the</text:p>
      <text:p text:style-name="P2">original copyright holder who places the Program under this License</text:p>
      <text:p text:style-name="P2">may add an explicit geographical distribution limitation excluding</text:p>
      <text:p text:style-name="P2">those countries, so that distribution is permitted only in or among</text:p>
      <text:p text:style-name="P2">countries not thus excluded. <text:s/>In such case, this License incorporates</text:p>
      <text:p text:style-name="P2">the limitation as if written in the body of this License.</text:p>
      <text:p text:style-name="P2"/>
      <text:p text:style-name="P2"><text:s text:c="2"/>9. The Free Software Foundation may publish revised and/or new versions</text:p>
      <text:p text:style-name="P2">of the General Public License from time to time. <text:s/>Such new versions will</text:p>
      <text:p text:style-name="P2">be similar in spirit to the present version, but may differ in detail to</text:p>
      <text:p text:style-name="P2">address new problems or concerns.</text:p>
      <text:p text:style-name="P2"/>
      <text:p text:style-name="P2">Each version is given a distinguishing version number. <text:s/>If the Program</text:p>
      <text:p text:style-name="P2">specifies a version number of this License which applies to it and "any</text:p>
      <text:p text:style-name="P2">later version", you have the option of following the terms and conditions</text:p>
      <text:p text:style-name="P2">either of that version or of any later version published by the Free</text:p>
      <text:p text:style-name="P2">Software Foundation. <text:s/>If the Program does not specify a version number of</text:p>
      <text:p text:style-name="P2">this License, you may choose any version ever published by the Free Software</text:p>
      <text:p text:style-name="P2">Foundation.</text:p>
      <text:p text:style-name="P2"/>
      <text:p text:style-name="P2"><text:s text:c="2"/>10. If you wish to incorporate parts of the Program into other free</text:p>
      <text:p text:style-name="P2">programs whose distribution conditions are different, write to the author</text:p>
      <text:p text:style-name="P2">to ask for permission. <text:s/>For software which is copyrighted by the Free</text:p>
      <text:p text:style-name="P2">Software Foundation, write to the Free Software Foundation; we sometimes</text:p>
      <text:p text:style-name="P2">make exceptions for this. <text:s/>Our decision will be guided by the two goals</text:p>
      <text:p text:style-name="P2">of preserving the free status of all derivatives of our free software and</text:p>
      <text:p text:style-name="P2">of promoting the sharing and reuse of software generally.</text:p>
      <text:p text:style-name="P2"/>
      <text:p text:style-name="P2"><text:s text:c="28"/>NO WARRANTY</text:p>
      <text:p text:style-name="P2"/>
      <text:p text:style-name="P2"><text:s text:c="2"/>11. BECAUSE THE PROGRAM IS LICENSED FREE OF CHARGE, THERE IS NO WARRANTY</text:p>
      <text:p text:style-name="P2">FOR THE PROGRAM, TO THE EXTENT PERMITTED BY APPLICABLE LAW. <text:s/>EXCEPT WHEN</text:p>
      <text:p text:style-name="P2">OTHERWISE STATED IN WRITING THE COPYRIGHT HOLDERS AND/OR OTHER PARTIES</text:p>
      <text:p text:style-name="P2">PROVIDE THE PROGRAM "AS IS" WITHOUT WARRANTY OF ANY KIND, EITHER EXPRESSED</text:p>
      <text:p text:style-name="P2">OR IMPLIED, INCLUDING, BUT NOT LIMITED TO, THE IMPLIED WARRANTIES OF</text:p>
      <text:p text:style-name="P2">MERCHANTABILITY AND FITNESS FOR A PARTICULAR PURPOSE. <text:s/>THE ENTIRE RISK AS</text:p>
      <text:p text:style-name="P2">TO THE QUALITY AND PERFORMANCE OF THE PROGRAM IS WITH YOU. <text:s/>SHOULD THE</text:p>
      <text:p text:style-name="P2">PROGRAM PROVE DEFECTIVE, YOU ASSUME THE COST OF ALL NECESSARY SERVICING,</text:p>
      <text:p text:style-name="P2">REPAIR OR CORRECTION.</text:p>
      <text:p text:style-name="P2"/>
      <text:p text:style-name="P2"><text:s text:c="2"/>12. IN NO EVENT UNLESS REQUIRED BY APPLICABLE LAW OR AGREED TO IN WRITING</text:p>
      <text:p text:style-name="P2">WILL ANY COPYRIGHT HOLDER, OR ANY OTHER PARTY WHO MAY MODIFY AND/OR</text:p>
      <text:p text:style-name="P2">REDISTRIBUTE THE PROGRAM AS PERMITTED ABOVE, BE LIABLE TO YOU FOR DAMAGES,</text:p>
      <text:p text:style-name="P2">INCLUDING ANY GENERAL, SPECIAL, INCIDENTAL OR CONSEQUENTIAL DAMAGES ARISING</text:p>
      <text:p text:style-name="P2">OUT OF THE USE OR INABILITY TO USE THE PROGRAM (INCLUDING BUT NOT LIMITED</text:p>
      <text:p text:style-name="P2">TO LOSS OF DATA OR DATA BEING RENDERED INACCURATE OR LOSSES SUSTAINED BY</text:p>
      <text:p text:style-name="P2">YOU OR THIRD PARTIES OR A FAILURE OF THE PROGRAM TO OPERATE WITH ANY OTHER</text:p>
      <text:p text:style-name="P2">PROGRAMS), EVEN IF SUCH HOLDER OR OTHER PARTY HAS BEEN ADVISED OF THE</text:p>
      <text:p text:style-name="P2">POSSIBILITY OF SUCH DAMAGES.</text:p>
      <text:p text:style-name="P2"/>
      <text:p text:style-name="P2"><text:s text:c="21"/>END OF TERMS AND CONDITIONS</text:p>
      <text:p text:style-name="P2"/>
      <text:p text:style-name="P2">*******</text:p>
      <text:p text:style-name="P2"/>
      <text:p text:style-name="P2"><text:tab/><text:tab/> <text:s/>GNU LESSER GENERAL PUBLIC LICENSE</text:p>
      <text:p text:style-name="P2"><text:tab/><text:tab/> <text:s text:c="6"/>Version 2.1, February 1999</text:p>
      <text:p text:style-name="P2"/>
      <text:p text:style-name="P2"><text:s/>Copyright (C) 1991, 1999 Free Software Foundation, Inc.</text:p>
      <text:p text:style-name="P2"><text:s/>51 Franklin Street, Fifth Floor, Boston, MA <text:s/>02110-1301 <text:s/>USA</text:p>
      <text:p text:style-name="P2"><text:s/>Everyone is permitted to copy and distribute verbatim copies</text:p>
      <text:p text:style-name="P2"><text:s/>of this license document, but changing it is not allowed.</text:p>
      <text:p text:style-name="P2"/>
      <text:p text:style-name="P2">[This is the first released version of the Lesser GPL. <text:s/>It also counts</text:p>
      <text:p text:style-name="P2"><text:s/>as the successor of the GNU Library Public License, version 2, hence</text:p>
      <text:p text:style-name="P2"><text:s/>the version number 2.1.]</text:p>
      <text:p text:style-name="P2"/>
      <text:p text:style-name="P2"><text:tab/><text:tab/><text:tab/> <text:s text:c="3"/>Preamble</text:p>
      <text:p text:style-name="P2"><text:soft-page-break/></text:p>
      <text:p text:style-name="P2"><text:s text:c="2"/>The licenses for most software are designed to take away your</text:p>
      <text:p text:style-name="P2">freedom to share and change it. <text:s/>By contrast, the GNU General Public</text:p>
      <text:p text:style-name="P2">Licenses are intended to guarantee your freedom to share and change</text:p>
      <text:p text:style-name="P2">free software--to make sure the software is free for all its users.</text:p>
      <text:p text:style-name="P2"/>
      <text:p text:style-name="P2"><text:s text:c="2"/>This license, the Lesser General Public License, applies to some</text:p>
      <text:p text:style-name="P2">specially designated software packages--typically libraries--of the</text:p>
      <text:p text:style-name="P2">Free Software Foundation and other authors who decide to use it. <text:s/>You</text:p>
      <text:p text:style-name="P2">can use it too, but we suggest you first think carefully about whether</text:p>
      <text:p text:style-name="P2">this license or the ordinary General Public License is the better</text:p>
      <text:p text:style-name="P2">strategy to use in any particular case, based on the explanations below.</text:p>
      <text:p text:style-name="P2"/>
      <text:p text:style-name="P2"><text:s text:c="2"/>When we speak of free software, we are referring to freedom of use,</text:p>
      <text:p text:style-name="P2">not price. <text:s/>Our General Public Licenses are designed to make sure that</text:p>
      <text:p text:style-name="P2">you have the freedom to distribute copies of free software (and charge</text:p>
      <text:p text:style-name="P2">for this service if you wish); that you receive source code or can get</text:p>
      <text:p text:style-name="P2">it if you want it; that you can change the software and use pieces of</text:p>
      <text:p text:style-name="P2">it in new free programs; and that you are informed that you can do</text:p>
      <text:p text:style-name="P2">these things.</text:p>
      <text:p text:style-name="P2"/>
      <text:p text:style-name="P2"><text:s text:c="2"/>To protect your rights, we need to make restrictions that forbid</text:p>
      <text:p text:style-name="P2">distributors to deny you these rights or to ask you to surrender these</text:p>
      <text:p text:style-name="P2">rights. <text:s/>These restrictions translate to certain responsibilities for</text:p>
      <text:p text:style-name="P2">you if you distribute copies of the library or if you modify it.</text:p>
      <text:p text:style-name="P2"/>
      <text:p text:style-name="P2"><text:s text:c="2"/>For example, if you distribute copies of the library, whether gratis</text:p>
      <text:p text:style-name="P2">or for a fee, you must give the recipients all the rights that we gave</text:p>
      <text:p text:style-name="P2">you. <text:s/>You must make sure that they, too, receive or can get the source</text:p>
      <text:p text:style-name="P2">code. <text:s/>If you link other code with the library, you must provide</text:p>
      <text:p text:style-name="P2">complete object files to the recipients, so that they can relink them</text:p>
      <text:p text:style-name="P2">with the library after making changes to the library and recompiling</text:p>
      <text:p text:style-name="P2">it. <text:s/>And you must show them these terms so they know their rights.</text:p>
      <text:p text:style-name="P2"/>
      <text:p text:style-name="P2"><text:s text:c="2"/>We protect your rights with a two-step method: (1) we copyright the</text:p>
      <text:p text:style-name="P2">library, and (2) we offer you this license, which gives you legal</text:p>
      <text:p text:style-name="P2">permission to copy, distribute and/or modify the library.</text:p>
      <text:p text:style-name="P2"/>
      <text:p text:style-name="P2"><text:s text:c="2"/>To protect each distributor, we want to make it very clear that</text:p>
      <text:p text:style-name="P2">there is no warranty for the free library. <text:s/>Also, if the library is</text:p>
      <text:p text:style-name="P2">modified by someone else and passed on, the recipients should know</text:p>
      <text:p text:style-name="P2">that what they have is not the original version, so that the original</text:p>
      <text:p text:style-name="P2">author's reputation will not be affected by problems that might be</text:p>
      <text:p text:style-name="P2">introduced by others.</text:p>
      <text:p text:style-name="P2"/>
      <text:p text:style-name="P4"/>
      <text:p text:style-name="P2"><text:s text:c="2"/>Finally, software patents pose a constant threat to the existence of</text:p>
      <text:p text:style-name="P2">any free program. <text:s/>We wish to make sure that a company cannot</text:p>
      <text:p text:style-name="P2">effectively restrict the users of a free program by obtaining a</text:p>
      <text:p text:style-name="P2">restrictive license from a patent holder. <text:s/>Therefore, we insist that</text:p>
      <text:p text:style-name="P2">any patent license obtained for a version of the library must be</text:p>
      <text:p text:style-name="P2">consistent with the full freedom of use specified in this license.</text:p>
      <text:p text:style-name="P2"/>
      <text:p text:style-name="P2"><text:s text:c="2"/>Most GNU software, including some libraries, is covered by the</text:p>
      <text:p text:style-name="P2">ordinary GNU General Public License. <text:s/>This license, the GNU Lesser</text:p>
      <text:p text:style-name="P2">General Public License, applies to certain designated libraries, and</text:p>
      <text:p text:style-name="P2">is quite different from the ordinary General Public License. <text:s/>We use</text:p>
      <text:p text:style-name="P2">this license for certain libraries in order to permit linking those</text:p>
      <text:p text:style-name="P2">libraries into non-free programs.</text:p>
      <text:p text:style-name="P2"/>
      <text:p text:style-name="P2"><text:s text:c="2"/>When a program is linked with a library, whether statically or using</text:p>
      <text:p text:style-name="P2">a shared library, the combination of the two is legally speaking a</text:p>
      <text:p text:style-name="P2">combined work, a derivative of the original library. <text:s/>The ordinary</text:p>
      <text:p text:style-name="P2">General Public License therefore permits such linking only if the</text:p>
      <text:p text:style-name="P2">entire combination fits its criteria of freedom. <text:s/>The Lesser General</text:p>
      <text:p text:style-name="P2">Public License permits more lax criteria for linking other code with</text:p>
      <text:p text:style-name="P2">the library.</text:p>
      <text:p text:style-name="P2"/>
      <text:p text:style-name="P2"><text:s text:c="2"/>We call this license the "Lesser" General Public License because it</text:p>
      <text:p text:style-name="P2">does Less to protect the user's freedom than the ordinary General</text:p>
      <text:p text:style-name="P2">Public License. <text:s/>It also provides other free software developers Less</text:p>
      <text:p text:style-name="P2">of an advantage over competing non-free programs. <text:s/>These disadvantages</text:p>
      <text:p text:style-name="P2">are the reason we use the ordinary General Public License for many</text:p>
      <text:p text:style-name="P2">libraries. <text:s/>However, the Lesser license provides advantages in certain</text:p>
      <text:p text:style-name="P2">special circumstances.</text:p>
      <text:p text:style-name="P2"/>
      <text:p text:style-name="P2"><text:s text:c="2"/>For example, on rare occasions, there may be a special need to</text:p>
      <text:p text:style-name="P2">encourage the widest possible use of a certain library, so that it becomes</text:p>
      <text:p text:style-name="P2">a de-facto standard. <text:s/>To achieve this, non-free programs must be</text:p>
      <text:p text:style-name="P2">allowed to use the library. <text:s/>A more frequent case is that a free</text:p>
      <text:p text:style-name="P2">library does the same job as widely used non-free libraries. <text:s/>In this</text:p>
      <text:p text:style-name="P2">case, there is little to gain by limiting the free library to free</text:p>
      <text:p text:style-name="P2">software only, so we use the Lesser General Public License.</text:p>
      <text:p text:style-name="P2"/>
      <text:p text:style-name="P2"><text:s text:c="2"/>In other cases, permission to use a particular library in non-free</text:p>
      <text:p text:style-name="P2">programs enables a greater number of people to use a large body of</text:p>
      <text:p text:style-name="P2">free software. <text:s/>For example, permission to use the GNU C Library in</text:p>
      <text:p text:style-name="P2">non-free programs enables many more people to use the whole GNU</text:p>
      <text:p text:style-name="P2">operating system, as well as its variant, the GNU/Linux operating</text:p>
      <text:p text:style-name="P2">system.</text:p>
      <text:p text:style-name="P2"/>
      <text:p text:style-name="P2"><text:s text:c="2"/>Although the Lesser General Public License is Less protective of the</text:p>
      <text:p text:style-name="P2">users' freedom, it does ensure that the user of a program that is</text:p>
      <text:p text:style-name="P2">linked with the Library has the freedom and the wherewithal to run</text:p>
      <text:p text:style-name="P2">that program using a modified version of the Library.</text:p>
      <text:p text:style-name="P2"/>
      <text:p text:style-name="P2"><text:s text:c="2"/>The precise terms and conditions for copying, distribution and</text:p>
      <text:p text:style-name="P2">modification follow. <text:s/>Pay close attention to the difference between a</text:p>
      <text:p text:style-name="P2">"work based on the library" and a "work that uses the library". <text:s/>The</text:p>
      <text:p text:style-name="P2">former contains code derived from the library, whereas the latter must</text:p>
      <text:p text:style-name="P2">be combined with the library in order to run.</text:p>
      <text:p text:style-name="P2"/>
      <text:p text:style-name="P4"/>
      <text:p text:style-name="P2"><text:tab/><text:tab/> <text:s/>GNU LESSER GENERAL PUBLIC LICENSE</text:p>
      <text:p text:style-name="P2"><text:s text:c="3"/>TERMS AND CONDITIONS FOR COPYING, DISTRIBUTION AND MODIFICATION</text:p>
      <text:p text:style-name="P2"/>
      <text:p text:style-name="P2"><text:s text:c="2"/>0. This License Agreement applies to any software library or other</text:p>
      <text:p text:style-name="P2">program which contains a notice placed by the copyright holder or</text:p>
      <text:p text:style-name="P2">other authorized party saying it may be distributed under the terms of</text:p>
      <text:p text:style-name="P2">this Lesser General Public License (also called "this License").</text:p>
      <text:p text:style-name="P2">Each licensee is addressed as "you".</text:p>
      <text:p text:style-name="P2"/>
      <text:p text:style-name="P2"><text:s text:c="2"/>A "library" means a collection of software functions and/or data</text:p>
      <text:p text:style-name="P2">prepared so as to be conveniently linked with application programs</text:p>
      <text:p text:style-name="P2">(which use some of those functions and data) to form executables.</text:p>
      <text:p text:style-name="P2"/>
      <text:p text:style-name="P2"><text:s text:c="2"/>The "Library", below, refers to any such software library or work</text:p>
      <text:p text:style-name="P2">which has been distributed under these terms. <text:s/>A "work based on the</text:p>
      <text:p text:style-name="P2">Library" means either the Library or any derivative work under</text:p>
      <text:p text:style-name="P2">copyright law: that is to say, a work containing the Library or a</text:p>
      <text:p text:style-name="P2">portion of it, either verbatim or with modifications and/or translated</text:p>
      <text:p text:style-name="P2">straightforwardly into another language. <text:s/>(Hereinafter, translation is</text:p>
      <text:p text:style-name="P2">included without limitation in the term "modification".)</text:p>
      <text:p text:style-name="P2"/>
      <text:p text:style-name="P2"><text:s text:c="2"/>"Source code" for a work means the preferred form of the work for</text:p>
      <text:p text:style-name="P2">making modifications to it. <text:s/>For a library, complete source code means</text:p>
      <text:p text:style-name="P2">all the source code for all modules it contains, plus any associated</text:p>
      <text:p text:style-name="P2">interface definition files, plus the scripts used to control compilation</text:p>
      <text:p text:style-name="P2">and installation of the library.</text:p>
      <text:p text:style-name="P2"/>
      <text:p text:style-name="P2"><text:s text:c="2"/>Activities other than copying, distribution and modification are not</text:p>
      <text:p text:style-name="P2">covered by this License; they are outside its scope. <text:s/>The act of</text:p>
      <text:p text:style-name="P2">running a program using the Library is not restricted, and output from</text:p>
      <text:p text:style-name="P2">such a program is covered only if its contents constitute a work based</text:p>
      <text:p text:style-name="P2">on the Library (independent of the use of the Library in a tool for</text:p>
      <text:p text:style-name="P2">writing it). <text:s/>Whether that is true depends on what the Library does</text:p>
      <text:p text:style-name="P2">and what the program that uses the Library does.</text:p>
      <text:p text:style-name="P2"><text:s text:c="2"/></text:p>
      <text:p text:style-name="P2"><text:s text:c="2"/>1. You may copy and distribute verbatim copies of the Library's</text:p>
      <text:p text:style-name="P2">complete source code as you receive it, in any medium, provided that</text:p>
      <text:p text:style-name="P2">you conspicuously and appropriately publish on each copy an</text:p>
      <text:p text:style-name="P2">appropriate copyright notice and disclaimer of warranty; keep intact</text:p>
      <text:p text:style-name="P2">all the notices that refer to this License and to the absence of any</text:p>
      <text:p text:style-name="P2">warranty; and distribute a copy of this License along with the</text:p>
      <text:p text:style-name="P2">Library.</text:p>
      <text:p text:style-name="P2"/>
      <text:p text:style-name="P2"><text:s text:c="2"/>You may charge a fee for the physical act of transferring a copy,</text:p>
      <text:p text:style-name="P2">and you may at your option offer warranty protection in exchange for a</text:p>
      <text:p text:style-name="P2">fee.</text:p>
      <text:p text:style-name="P2"/>
      <text:p text:style-name="P4"/>
      <text:p text:style-name="P2"><text:s text:c="2"/>2. You may modify your copy or copies of the Library or any portion</text:p>
      <text:p text:style-name="P2">of it, thus forming a work based on the Library, and copy and</text:p>
      <text:p text:style-name="P2">distribute such modifications or work under the terms of Section 1</text:p>
      <text:p text:style-name="P2">above, provided that you also meet all of these conditions:</text:p>
      <text:p text:style-name="P2"/>
      <text:p text:style-name="P2"><text:s text:c="4"/>a) The modified work must itself be a software library.</text:p>
      <text:p text:style-name="P2"/>
      <text:p text:style-name="P2"><text:s text:c="4"/>b) You must cause the files modified to carry prominent notices</text:p>
      <text:p text:style-name="P2"><text:s text:c="4"/>stating that you changed the files and the date of any change.</text:p>
      <text:p text:style-name="P2"/>
      <text:p text:style-name="P2"><text:s text:c="4"/>c) You must cause the whole of the work to be licensed at no</text:p>
      <text:p text:style-name="P2"><text:s text:c="4"/>charge to all third parties under the terms of this License.</text:p>
      <text:p text:style-name="P2"/>
      <text:p text:style-name="P2"><text:s text:c="4"/>d) If a facility in the modified Library refers to a function or a</text:p>
      <text:p text:style-name="P2"><text:s text:c="4"/>table of data to be supplied by an application program that uses</text:p>
      <text:p text:style-name="P2"><text:s text:c="4"/>the facility, other than as an argument passed when the facility</text:p>
      <text:p text:style-name="P2"><text:s text:c="4"/>is invoked, then you must make a good faith effort to ensure that,</text:p>
      <text:p text:style-name="P2"><text:s text:c="4"/>in the event an application does not supply such function or</text:p>
      <text:p text:style-name="P2"><text:s text:c="4"/>table, the facility still operates, and performs whatever part of</text:p>
      <text:p text:style-name="P2"><text:s text:c="4"/>its purpose remains meaningful.</text:p>
      <text:p text:style-name="P2"/>
      <text:p text:style-name="P2"><text:s text:c="4"/>(For example, a function in a library to compute square roots has</text:p>
      <text:p text:style-name="P2"><text:s text:c="4"/>a purpose that is entirely well-defined independent of the</text:p>
      <text:p text:style-name="P2"><text:s text:c="4"/>application. <text:s/>Therefore, Subsection 2d requires that any</text:p>
      <text:p text:style-name="P2"><text:s text:c="4"/>application-supplied function or table used by this function must</text:p>
      <text:p text:style-name="P2"><text:s text:c="4"/>be optional: if the application does not supply it, the square</text:p>
      <text:p text:style-name="P2"><text:s text:c="4"/>root function must still compute square roots.)</text:p>
      <text:p text:style-name="P2"/>
      <text:p text:style-name="P2">These requirements apply to the modified work as a whole. <text:s/>If</text:p>
      <text:p text:style-name="P2">identifiable sections of that work are not derived from the Library,</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Library, the distribution of the whole must be on the terms of</text:p>
      <text:p text:style-name="P2">this License, whose permissions for other licensees extend to the</text:p>
      <text:p text:style-name="P2">entire whole, and thus to each and every part regardless of who wrote</text:p>
      <text:p text:style-name="P2">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Library.</text:p>
      <text:p text:style-name="P2"/>
      <text:p text:style-name="P2">In addition, mere aggregation of another work not based on the Library</text:p>
      <text:p text:style-name="P2">with the Library (or with a work based on the Library) on a volume of</text:p>
      <text:p text:style-name="P2">a storage or distribution medium does not bring the other work under</text:p>
      <text:p text:style-name="P2">the scope of this License.</text:p>
      <text:p text:style-name="P2"/>
      <text:p text:style-name="P2"><text:s text:c="2"/>3. You may opt to apply the terms of the ordinary GNU General Public</text:p>
      <text:p text:style-name="P2">License instead of this License to a given copy of the Library. <text:s/>To do</text:p>
      <text:p text:style-name="P2">this, you must alter all the notices that refer to this License, so</text:p>
      <text:p text:style-name="P2">that they refer to the ordinary GNU General Public License, version 2,</text:p>
      <text:p text:style-name="P2">instead of to this License. <text:s/>(If a newer version than version 2 of the</text:p>
      <text:p text:style-name="P2">ordinary GNU General Public License has appeared, then you can specify</text:p>
      <text:p text:style-name="P2">that version instead if you wish.) <text:s/>Do not make any other change in</text:p>
      <text:p text:style-name="P2">these notices.</text:p>
      <text:p text:style-name="P2"/>
      <text:p text:style-name="P4"/>
      <text:p text:style-name="P2"><text:s text:c="2"/>Once this change is made in a given copy, it is irreversible for</text:p>
      <text:p text:style-name="P2">that copy, so the ordinary GNU General Public License applies to all</text:p>
      <text:p text:style-name="P2">subsequent copies and derivative works made from that copy.</text:p>
      <text:p text:style-name="P2"/>
      <text:p text:style-name="P2"><text:s text:c="2"/>This option is useful when you wish to copy part of the code of</text:p>
      <text:p text:style-name="P2">the Library into a program that is not a library.</text:p>
      <text:p text:style-name="P2"/>
      <text:p text:style-name="P2"><text:s text:c="2"/>4. You may copy and distribute the Library (or a portion or</text:p>
      <text:p text:style-name="P2">derivative of it, under Section 2) in object code or executable form</text:p>
      <text:p text:style-name="P2">under the terms of Sections 1 and 2 above provided that you accompany</text:p>
      <text:p text:style-name="P2">it with the complete corresponding machine-readable source code, which</text:p>
      <text:p text:style-name="P2">must be distributed under the terms of Sections 1 and 2 above on a</text:p>
      <text:p text:style-name="P2">medium customarily used for software interchange.</text:p>
      <text:p text:style-name="P2"/>
      <text:p text:style-name="P2"><text:s text:c="2"/>If distribution of object code is made by offering access to copy</text:p>
      <text:p text:style-name="P2">from a designated place, then offering equivalent access to copy the</text:p>
      <text:p text:style-name="P2">source code from the same place satisfies the requirement to</text:p>
      <text:p text:style-name="P2">distribute the source code, even though third parties are not</text:p>
      <text:p text:style-name="P2">compelled to copy the source along with the object code.</text:p>
      <text:p text:style-name="P2"/>
      <text:p text:style-name="P2"><text:s text:c="2"/>5. A program that contains no derivative of any portion of the</text:p>
      <text:p text:style-name="P2">Library, but is designed to work with the Library by being compiled or</text:p>
      <text:p text:style-name="P2">linked with it, is called a "work that uses the Library". <text:s/>Such a</text:p>
      <text:p text:style-name="P2">work, in isolation, is not a derivative work of the Library, and</text:p>
      <text:p text:style-name="P2">therefore falls outside the scope of this License.</text:p>
      <text:p text:style-name="P2"/>
      <text:p text:style-name="P2"><text:s text:c="2"/>However, linking a "work that uses the Library" with the Library</text:p>
      <text:p text:style-name="P2">creates an executable that is a derivative of the Library (because it</text:p>
      <text:p text:style-name="P2">contains portions of the Library), rather than a "work that uses the</text:p>
      <text:p text:style-name="P2">library". <text:s/>The executable is therefore covered by this License.</text:p>
      <text:p text:style-name="P2">Section 6 states terms for distribution of such executables.</text:p>
      <text:p text:style-name="P2"/>
      <text:p text:style-name="P2"><text:s text:c="2"/>When a "work that uses the Library" uses material from a header file</text:p>
      <text:p text:style-name="P2">that is part of the Library, the object code for the work may be a</text:p>
      <text:p text:style-name="P2">derivative work of the Library even though the source code is not.</text:p>
      <text:p text:style-name="P2">Whether this is true is especially significant if the work can be</text:p>
      <text:p text:style-name="P2">linked without the Library, or if the work is itself a library. <text:s/>The</text:p>
      <text:p text:style-name="P2">threshold for this to be true is not precisely defined by law.</text:p>
      <text:p text:style-name="P2"/>
      <text:p text:style-name="P2"><text:s text:c="2"/>If such an object file uses only numerical parameters, data</text:p>
      <text:p text:style-name="P2">structure layouts and accessors, and small macros and small inline</text:p>
      <text:p text:style-name="P2">functions (ten lines or less in length), then the use of the object</text:p>
      <text:p text:style-name="P2">file is unrestricted, regardless of whether it is legally a derivative</text:p>
      <text:p text:style-name="P2">work. <text:s/>(Executables containing this object code plus portions of the</text:p>
      <text:p text:style-name="P2">Library will still fall under Section 6.)</text:p>
      <text:p text:style-name="P2"/>
      <text:p text:style-name="P2"><text:s text:c="2"/>Otherwise, if the work is a derivative of the Library, you may</text:p>
      <text:p text:style-name="P2">distribute the object code for the work under the terms of Section 6.</text:p>
      <text:p text:style-name="P2">Any executables containing that work also fall under Section 6,</text:p>
      <text:p text:style-name="P2">whether or not they are linked directly with the Library itself.</text:p>
      <text:p text:style-name="P2"/>
      <text:p text:style-name="P4"/>
      <text:p text:style-name="P2"><text:s text:c="2"/>6. As an exception to the Sections above, you may also combine or</text:p>
      <text:p text:style-name="P2">link a "work that uses the Library" with the Library to produce a</text:p>
      <text:p text:style-name="P2">work containing portions of the Library, and distribute that work</text:p>
      <text:p text:style-name="P2">under terms of your choice, provided that the terms permit</text:p>
      <text:p text:style-name="P2">modification of the work for the customer's own use and reverse</text:p>
      <text:p text:style-name="P2">engineering for debugging such modifications.</text:p>
      <text:p text:style-name="P2"/>
      <text:p text:style-name="P2"><text:s text:c="2"/>You must give prominent notice with each copy of the work that the</text:p>
      <text:p text:style-name="P2">Library is used in it and that the Library and its use are covered by</text:p>
      <text:p text:style-name="P2">this License. <text:s/>You must supply a copy of this License. <text:s/>If the work</text:p>
      <text:p text:style-name="P2">during execution displays copyright notices, you must include the</text:p>
      <text:p text:style-name="P2">copyright notice for the Library among them, as well as a reference</text:p>
      <text:p text:style-name="P2">directing the user to the copy of this License. <text:s/>Also, you must do one</text:p>
      <text:p text:style-name="P2">of these things:</text:p>
      <text:p text:style-name="P2"/>
      <text:p text:style-name="P2"><text:s text:c="4"/>a) Accompany the work with the complete corresponding</text:p>
      <text:p text:style-name="P2"><text:s text:c="4"/>machine-readable source code for the Library including whatever</text:p>
      <text:p text:style-name="P2"><text:s text:c="4"/>changes were used in the work (which must be distributed under</text:p>
      <text:p text:style-name="P2"><text:s text:c="4"/>Sections 1 and 2 above); and, if the work is an executable linked</text:p>
      <text:p text:style-name="P2"><text:s text:c="4"/>with the Library, with the complete machine-readable "work that</text:p>
      <text:p text:style-name="P2"><text:s text:c="4"/>uses the Library", as object code and/or source code, so that the</text:p>
      <text:p text:style-name="P2"><text:s text:c="4"/>user can modify the Library and then relink to produce a modified</text:p>
      <text:p text:style-name="P2"><text:s text:c="4"/>executable containing the modified Library. <text:s/>(It is understood</text:p>
      <text:p text:style-name="P2"><text:s text:c="4"/>that the user who changes the contents of definitions files in the</text:p>
      <text:p text:style-name="P2"><text:s text:c="4"/>Library will not necessarily be able to recompile the application</text:p>
      <text:p text:style-name="P2"><text:s text:c="4"/>to use the modified definitions.)</text:p>
      <text:p text:style-name="P2"/>
      <text:p text:style-name="P2"><text:s text:c="4"/>b) Use a suitable shared library mechanism for linking with the</text:p>
      <text:p text:style-name="P2"><text:s text:c="4"/>Library. <text:s/>A suitable mechanism is one that (1) uses at run time a</text:p>
      <text:p text:style-name="P2"><text:s text:c="4"/>copy of the library already present on the user's computer system,</text:p>
      <text:p text:style-name="P2"><text:s text:c="4"/>rather than copying library functions into the executable, and (2)</text:p>
      <text:p text:style-name="P2"><text:s text:c="4"/>will operate properly with a modified version of the library, if</text:p>
      <text:p text:style-name="P2"><text:s text:c="4"/>the user installs one, as long as the modified version is</text:p>
      <text:p text:style-name="P2"><text:s text:c="4"/>interface-compatible with the version that the work was made with.</text:p>
      <text:p text:style-name="P2"/>
      <text:p text:style-name="P2"><text:s text:c="4"/>c) Accompany the work with a written offer, valid for at</text:p>
      <text:p text:style-name="P2"><text:s text:c="4"/>least three years, to give the same user the materials</text:p>
      <text:p text:style-name="P2"><text:s text:c="4"/>specified in Subsection 6a, above, for a charge no more</text:p>
      <text:p text:style-name="P2"><text:s text:c="4"/>than the cost of performing this distribution.</text:p>
      <text:p text:style-name="P2"/>
      <text:p text:style-name="P2"><text:s text:c="4"/>d) If distribution of the work is made by offering access to copy</text:p>
      <text:p text:style-name="P2"><text:s text:c="4"/>from a designated place, offer equivalent access to copy the above</text:p>
      <text:p text:style-name="P2"><text:s text:c="4"/>specified materials from the same place.</text:p>
      <text:p text:style-name="P2"/>
      <text:p text:style-name="P2"><text:s text:c="4"/>e) Verify that the user has already received a copy of these</text:p>
      <text:p text:style-name="P2"><text:s text:c="4"/>materials or that you have already sent this user a copy.</text:p>
      <text:p text:style-name="P2"/>
      <text:p text:style-name="P2"><text:s text:c="2"/>For an executable, the required form of the "work that uses the</text:p>
      <text:p text:style-name="P2">Library" must include any data and utility programs needed for</text:p>
      <text:p text:style-name="P2">reproducing the executable from it. <text:s/>However, as a special exception,</text:p>
      <text:p text:style-name="P2">the materials to be distributed need not include anything that is</text:p>
      <text:p text:style-name="P2">normally distributed (in either source or binary form) with the major</text:p>
      <text:p text:style-name="P2">components (compiler, kernel, and so on) of the operating system on</text:p>
      <text:p text:style-name="P2">which the executable runs, unless that component itself accompanies</text:p>
      <text:p text:style-name="P2">the executable.</text:p>
      <text:p text:style-name="P2"/>
      <text:p text:style-name="P2"><text:s text:c="2"/>It may happen that this requirement contradicts the license</text:p>
      <text:p text:style-name="P2">restrictions of other proprietary libraries that do not normally</text:p>
      <text:p text:style-name="P2">accompany the operating system. <text:s/>Such a contradiction means you cannot</text:p>
      <text:p text:style-name="P2">use both them and the Library together in an executable that you</text:p>
      <text:p text:style-name="P2">distribute.</text:p>
      <text:p text:style-name="P2"/>
      <text:p text:style-name="P4"/>
      <text:p text:style-name="P2"><text:s text:c="2"/>7. You may place library facilities that are a work based on the</text:p>
      <text:p text:style-name="P2">Library side-by-side in a single library together with other library</text:p>
      <text:p text:style-name="P2">facilities not covered by this License, and distribute such a combined</text:p>
      <text:p text:style-name="P2">library, provided that the separate distribution of the work based on</text:p>
      <text:p text:style-name="P2">the Library and of the other library facilities is otherwise</text:p>
      <text:p text:style-name="P2">permitted, and provided that you do these two things:</text:p>
      <text:p text:style-name="P2"/>
      <text:p text:style-name="P2"><text:s text:c="4"/>a) Accompany the combined library with a copy of the same work</text:p>
      <text:p text:style-name="P2"><text:s text:c="4"/>based on the Library, uncombined with any other library</text:p>
      <text:p text:style-name="P2"><text:s text:c="4"/>facilities. <text:s/>This must be distributed under the terms of the</text:p>
      <text:p text:style-name="P2"><text:s text:c="4"/>Sections above.</text:p>
      <text:p text:style-name="P2"/>
      <text:p text:style-name="P2"><text:s text:c="4"/>b) Give prominent notice with the combined library of the fact</text:p>
      <text:p text:style-name="P2"><text:s text:c="4"/>that part of it is a work based on the Library, and explaining</text:p>
      <text:p text:style-name="P2"><text:s text:c="4"/>where to find the accompanying uncombined form of the same work.</text:p>
      <text:p text:style-name="P2"/>
      <text:p text:style-name="P2"><text:s text:c="2"/>8. You may not copy, modify, sublicense, link with, or distribute</text:p>
      <text:p text:style-name="P2">the Library except as expressly provided under this License. <text:s/>Any</text:p>
      <text:p text:style-name="P2">attempt otherwise to copy, modify, sublicense, link with, or</text:p>
      <text:p text:style-name="P2">distribute the Library is void, and will automatically terminate your</text:p>
      <text:p text:style-name="P2">rights under this License. <text:s/>However, parties who have received copies,</text:p>
      <text:p text:style-name="P2">or rights, from you under this License will not have their licenses</text:p>
      <text:p text:style-name="P2">terminated so long as such parties remain in full compliance.</text:p>
      <text:p text:style-name="P2"/>
      <text:p text:style-name="P2"><text:s text:c="2"/>9. You are not required to accept this License, since you have not</text:p>
      <text:p text:style-name="P2">signed it. <text:s/>However, nothing else grants you permission to modify or</text:p>
      <text:p text:style-name="P2">distribute the Library or its derivative works. <text:s/>These actions are</text:p>
      <text:p text:style-name="P2">prohibited by law if you do not accept this License. <text:s/>Therefore, by</text:p>
      <text:p text:style-name="P2">modifying or distributing the Library (or any work based on the</text:p>
      <text:p text:style-name="P2">Library), you indicate your acceptance of this License to do so, and</text:p>
      <text:p text:style-name="P2">all its terms and conditions for copying, distributing or modifying</text:p>
      <text:p text:style-name="P2">the Library or works based on it.</text:p>
      <text:p text:style-name="P2"/>
      <text:p text:style-name="P2"><text:s text:c="2"/>10. Each time you redistribute the Library (or any work based on the</text:p>
      <text:p text:style-name="P2">Library), the recipient automatically receives a license from the</text:p>
      <text:p text:style-name="P2">original licensor to copy, distribute, link with or modify the Library</text:p>
      <text:p text:style-name="P2">subject to these terms and conditions. <text:s/>You may not impose any further</text:p>
      <text:p text:style-name="P2">restrictions on the recipients' exercise of the rights granted herein.</text:p>
      <text:p text:style-name="P2">You are not responsible for enforcing compliance by third parties with</text:p>
      <text:p text:style-name="P2">this License.</text:p>
      <text:p text:style-name="P2"/>
      <text:p text:style-name="P4"/>
      <text:p text:style-name="P2"><text:s text:c="2"/>11.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Library at all. <text:s/>For example, if a patent</text:p>
      <text:p text:style-name="P2">license would not permit royalty-free redistribution of the Library by</text:p>
      <text:p text:style-name="P2">all those who receive copies directly or indirectly through you, then</text:p>
      <text:p text:style-name="P2">the only way you could satisfy both it and this License would be to</text:p>
      <text:p text:style-name="P2">refrain entirely from distribution of the Library.</text:p>
      <text:p text:style-name="P2"/>
      <text:p text:style-name="P2">If any portion of this section is held invalid or unenforceable under any</text:p>
      <text:p text:style-name="P2">particular circumstance, the balance of the section is intended to apply,</text:p>
      <text:p text:style-name="P2">and the section as a whole is intended to apply in other 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
      <text:p text:style-name="P2">This section is intended to make thoroughly clear what is believed to</text:p>
      <text:p text:style-name="P2">be a consequence of the rest of this License.</text:p>
      <text:p text:style-name="P2"/>
      <text:p text:style-name="P2"><text:s text:c="2"/>12. If the distribution and/or use of the Library is restricted in</text:p>
      <text:p text:style-name="P2">certain countries either by patents or by copyrighted interfaces, the</text:p>
      <text:p text:style-name="P2">original copyright holder who places the Library under this License may add</text:p>
      <text:p text:style-name="P2">an explicit geographical distribution limitation excluding those countries,</text:p>
      <text:p text:style-name="P2">so that distribution is permitted only in or among countries not thus</text:p>
      <text:p text:style-name="P2">excluded. <text:s/>In such case, this License incorporates the limitation as if</text:p>
      <text:p text:style-name="P2">written in the body of this License.</text:p>
      <text:p text:style-name="P2"/>
      <text:p text:style-name="P2"><text:s text:c="2"/>13. The Free Software Foundation may publish revised and/or new</text:p>
      <text:p text:style-name="P2">versions of the Lesser General Public License from time to time.</text:p>
      <text:p text:style-name="P2">Such new versions will be similar in spirit to the present version,</text:p>
      <text:p text:style-name="P2">but may differ in detail to address new problems or concerns.</text:p>
      <text:p text:style-name="P2"/>
      <text:p text:style-name="P2">Each version is given a distinguishing version number. <text:s/>If the Library</text:p>
      <text:p text:style-name="P2">specifies a version number of this License which applies to it and</text:p>
      <text:p text:style-name="P2">"any later version", you have the option of following the terms and</text:p>
      <text:p text:style-name="P2">conditions either of that version or of any later version published by</text:p>
      <text:p text:style-name="P2">the Free Software Foundation. <text:s/>If the Library does not specify a</text:p>
      <text:p text:style-name="P2">license version number, you may choose any version ever published by</text:p>
      <text:p text:style-name="P2">the Free Software Foundation.</text:p>
      <text:p text:style-name="P2"/>
      <text:p text:style-name="P4"/>
      <text:p text:style-name="P2"><text:s text:c="2"/>14. If you wish to incorporate parts of the Library into other free</text:p>
      <text:p text:style-name="P2">programs whose distribution conditions are incompatible with these,</text:p>
      <text:p text:style-name="P2">write to the author to ask for permission. <text:s/>For software which is</text:p>
      <text:p text:style-name="P2">copyrighted by the Free Software Foundation, write to the Free</text:p>
      <text:p text:style-name="P2">Software Foundation; we sometimes make exceptions for this. <text:s/>Our</text:p>
      <text:p text:style-name="P2">decision will be guided by the two goals of preserving the free status</text:p>
      <text:p text:style-name="P2">of all derivatives of our free software and of promoting the sharing</text:p>
      <text:p text:style-name="P2">and reuse of software generally.</text:p>
      <text:p text:style-name="P2"/>
      <text:p text:style-name="P2"><text:tab/><text:tab/><text:tab/> <text:s text:c="3"/>NO WARRANTY</text:p>
      <text:p text:style-name="P2"/>
      <text:p text:style-name="P2"><text:s text:c="2"/>15. BECAUSE THE LIBRARY IS LICENSED FREE OF CHARGE, THERE IS NO</text:p>
      <text:p text:style-name="P2">WARRANTY FOR THE LIBRARY, TO THE EXTENT PERMITTED BY APPLICABLE LAW.</text:p>
      <text:p text:style-name="P2">EXCEPT WHEN OTHERWISE STATED IN WRITING THE COPYRIGHT HOLDERS AND/OR</text:p>
      <text:p text:style-name="P2">OTHER PARTIES PROVIDE THE LIBRARY "AS IS" WITHOUT WARRANTY OF ANY</text:p>
      <text:p text:style-name="P2">KIND, EITHER EXPRESSED OR IMPLIED, INCLUDING, BUT NOT LIMITED TO, THE</text:p>
      <text:p text:style-name="P2">IMPLIED WARRANTIES OF MERCHANTABILITY AND FITNESS FOR A PARTICULAR</text:p>
      <text:p text:style-name="P2">PURPOSE. <text:s/>THE ENTIRE RISK AS TO THE QUALITY AND PERFORMANCE OF THE</text:p>
      <text:p text:style-name="P2">LIBRARY IS WITH YOU. <text:s/>SHOULD THE LIBRARY PROVE DEFECTIVE, YOU ASSUME</text:p>
      <text:p text:style-name="P2">THE COST OF ALL NECESSARY SERVICING, REPAIR OR CORRECTION.</text:p>
      <text:p text:style-name="P2"/>
      <text:p text:style-name="P2"><text:s text:c="2"/>16. IN NO EVENT UNLESS REQUIRED BY APPLICABLE LAW OR AGREED TO IN</text:p>
      <text:p text:style-name="P2">WRITING WILL ANY COPYRIGHT HOLDER, OR ANY OTHER PARTY WHO MAY MODIFY</text:p>
      <text:p text:style-name="P2">AND/OR REDISTRIBUTE THE LIBRARY AS PERMITTED ABOVE, BE LIABLE TO YOU</text:p>
      <text:p text:style-name="P2">FOR DAMAGES, INCLUDING ANY GENERAL, SPECIAL, INCIDENTAL OR</text:p>
      <text:p text:style-name="P2">CONSEQUENTIAL DAMAGES ARISING OUT OF THE USE OR INABILITY TO USE THE</text:p>
      <text:p text:style-name="P2">LIBRARY (INCLUDING BUT NOT LIMITED TO LOSS OF DATA OR DATA BEING</text:p>
      <text:p text:style-name="P2">RENDERED INACCURATE OR LOSSES SUSTAINED BY YOU OR THIRD PARTIES OR A</text:p>
      <text:p text:style-name="P2">FAILURE OF THE LIBRARY TO OPERATE WITH ANY OTHER SOFTWARE), EVEN IF</text:p>
      <text:p text:style-name="P2">SUCH HOLDER OR OTHER PARTY HAS BEEN ADVISED OF THE POSSIBILITY OF SUCH</text:p>
      <text:p text:style-name="P2">DAMAGES.</text:p>
      <text:p text:style-name="P2"/>
      <text:p text:style-name="P2"><text:tab/><text:tab/> <text:s text:c="4"/>END OF TERMS AND CONDITIONS</text:p>
      <text:p text:style-name="P2"/>
      <text:p text:style-name="P2">------------------------------------------------------------</text:p>
      <text:p text:style-name="P2">Nginx &lt;http://nginx.org/&gt;</text:p>
      <text:p text:style-name="P2">BSD 2-Clause License </text:p>
      <text:p text:style-name="P2">----------</text:p>
      <text:p text:style-name="P2">/* </text:p>
      <text:p text:style-name="P2"><text:s/>* Copyright (C) 2002-2016 Igor Sysoev</text:p>
      <text:p text:style-name="P2"><text:s/>* Copyright (C) 2011-2016 Nginx, Inc.</text:p>
      <text:p text:style-name="P2"><text:s/>* All rights reserved.</text:p>
      <text:p text:style-name="P2"><text:s/>*</text:p>
      <text:p text:style-name="P2"><text:s/>* Redistribution and use in source and binary forms, with or without</text:p>
      <text:p text:style-name="P2"><text:s/>* modification, are permitted provided that the following conditions</text:p>
      <text:p text:style-name="P2"><text:s/>* are met:</text:p>
      <text:p text:style-name="P2"><text:s/>* 1. Redistributions of source code must retain the above copyright</text:p>
      <text:p text:style-name="P2"><text:s/>* <text:s text:c="3"/>notice, this list of conditions and the following disclaimer.</text:p>
      <text:p text:style-name="P2"><text:s/>* 2. Redistributions in binary form must reproduce the above copyright</text:p>
      <text:p text:style-name="P2"><text:s/>* <text:s text:c="3"/>notice, this list of conditions and the following disclaimer in the</text:p>
      <text:p text:style-name="P2"><text:s/>* <text:s text:c="3"/>documentation and/or other materials provided with the distribution.</text:p>
      <text:p text:style-name="P2"><text:s/>*</text:p>
      <text:p text:style-name="P2"><text:s/>* THIS SOFTWARE IS PROVIDED BY THE AUTHOR AND CONTRIBUTORS ``AS IS'' AND</text:p>
      <text:p text:style-name="P2"><text:s/>* ANY EXPRESS OR IMPLIED WARRANTIES, INCLUDING, BUT NOT LIMITED TO, THE</text:p>
      <text:p text:style-name="P2"><text:s/>* IMPLIED WARRANTIES OF MERCHANTABILITY AND FITNESS FOR A PARTICULAR PURPOSE</text:p>
      <text:p text:style-name="P2"><text:s/>* ARE DISCLAIMED. <text:s/>IN NO EVENT SHALL THE AUTHOR OR CONTRIBUTORS BE LIABLE</text:p>
      <text:p text:style-name="P2"><text:s/>* FOR ANY DIRECT, INDIRECT, INCIDENTAL, SPECIAL, EXEMPLARY, OR CONSEQUENTIAL</text:p>
      <text:p text:style-name="P2"><text:s/>* DAMAGES (INCLUDING, BUT NOT LIMITED TO, PROCUREMENT OF SUBSTITUTE GOODS</text:p>
      <text:p text:style-name="P2"><text:s/>* OR SERVICES; LOSS OF USE, DATA, OR PROFITS; OR BUSINESS INTERRUPTION)</text:p>
      <text:p text:style-name="P2"><text:s/>* HOWEVER CAUSED AND ON ANY THEORY OF LIABILITY, WHETHER IN CONTRACT, STRICT</text:p>
      <text:p text:style-name="P2"><text:s/>* LIABILITY, OR TORT (INCLUDING NEGLIGENCE OR OTHERWISE) ARISING IN ANY WAY</text:p>
      <text:p text:style-name="P2"><text:s/>* OUT OF THE USE OF THIS SOFTWARE, EVEN IF ADVISED OF THE POSSIBILITY OF</text:p>
      <text:p text:style-name="P2"><text:s/>* SUCH DAMAGE.</text:p>
      <text:p text:style-name="P2"><text:s/>*/</text:p>
      <text:p text:style-name="P2"/>
      <text:p text:style-name="P2">------------------------------------------------------------</text:p>
      <text:p text:style-name="P2">PgBouncer &lt;https://pgbouncer.github.io&gt;</text:p>
      <text:p text:style-name="P2">MIT License </text:p>
      <text:p text:style-name="P2">----------</text:p>
      <text:p text:style-name="P2">PgBouncer - Lightweight connection pooler for PostgreSQL.</text:p>
      <text:p text:style-name="P2"/>
      <text:p text:style-name="P2"><text:soft-page-break/>Copyright (c) 2007-2009 <text:s/>Marko Kreen, Skype Technologies OÜ</text:p>
      <text:p text:style-name="P2"/>
      <text:p text:style-name="P2">Permission to use, copy, modify, and/or distribute this software for any</text:p>
      <text:p text:style-name="P2">purpose with or without fee is hereby granted, provided that the above</text:p>
      <text:p text:style-name="P2">copyright notice and this permission notice appear in all copies.</text:p>
      <text:p text:style-name="P2"/>
      <text:p text:style-name="P2">THE SOFTWARE IS PROVIDED "AS IS" AND THE AUTHOR DISCLAIMS ALL WARRANTIES</text:p>
      <text:p text:style-name="P2">WITH REGARD TO THIS SOFTWARE INCLUDING ALL IMPLIED WARRANTIES OF</text:p>
      <text:p text:style-name="P2">MERCHANTABILITY AND FITNESS. IN NO EVENT SHALL THE AUTHOR BE LIABLE FOR</text:p>
      <text:p text:style-name="P2">ANY SPECIAL, DIRECT, INDIRECT, OR CONSEQUENTIAL DAMAGES OR ANY DAMAGES</text:p>
      <text:p text:style-name="P2">WHATSOEVER RESULTING FROM LOSS OF USE, DATA OR PROFITS, WHETHER IN AN</text:p>
      <text:p text:style-name="P2">ACTION OF CONTRACT, NEGLIGENCE OR OTHER TORTIOUS ACTION, ARISING OUT OF</text:p>
      <text:p text:style-name="P2">OR IN CONNECTION WITH THE USE OR PERFORMANCE OF THIS SOFTWARE.</text:p>
      <text:p text:style-name="P2"/>
      <text:p text:style-name="P2">------------------------------------------------------------</text:p>
      <text:p text:style-name="P2">PostgreSQL &lt;http://www.postgresql.org&gt;</text:p>
      <text:p text:style-name="P2">PostgreSQL License </text:p>
      <text:p text:style-name="P2">----------</text:p>
      <text:p text:style-name="P2">PostgreSQL Database Management System</text:p>
      <text:p text:style-name="P2">(formerly known as Postgres, then as Postgres95)</text:p>
      <text:p text:style-name="P2"/>
      <text:p text:style-name="P2">Portions Copyright (c) 1996-2016, The PostgreSQL Global Development Group</text:p>
      <text:p text:style-name="P2"/>
      <text:p text:style-name="P2">Portions Copyright (c) 1994, The Regents of the University of California</text:p>
      <text:p text:style-name="P2"/>
      <text:p text:style-name="P2">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2"/>
      <text:p text:style-name="P2">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2"/>
      <text:p text:style-name="P2">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2"/>
      <text:p text:style-name="P2">------------------------------------------------------------</text:p>
      <text:p text:style-name="P2">PowerDNS &lt;http://powerdns.com&gt;</text:p>
      <text:p text:style-name="P2">GPL 2 </text:p>
      <text:p text:style-name="P2">----------</text:p>
      <text:p text:style-name="P2"><text:s text:c="20"/>GNU GENERAL PUBLIC LICENSE</text:p>
      <text:p text:style-name="P2"><text:s text:c="23"/>Version 2, June 1991</text:p>
      <text:p text:style-name="P2"/>
      <text:p text:style-name="P2"><text:s/>Copyright (C) 1989, 1991 Free Software Foundation, Inc.,</text:p>
      <text:p text:style-name="P2"><text:s/>51 Franklin Street, Fifth Floor, Boston, MA 02110-1301 USA</text:p>
      <text:p text:style-name="P2"><text:s/>Everyone is permitted to copy and distribute verbatim copies</text:p>
      <text:p text:style-name="P2"><text:s/>of this license document, but changing it is not allowed.</text:p>
      <text:p text:style-name="P2"/>
      <text:p text:style-name="P2"><text:s text:c="28"/>Preamble</text:p>
      <text:p text:style-name="P2"/>
      <text:p text:style-name="P2"><text:s text:c="2"/>The licenses for most software are designed to take away your</text:p>
      <text:p text:style-name="P2">freedom to share and change it. <text:s/>By contrast, the GNU General Public</text:p>
      <text:p text:style-name="P2">License is intended to guarantee your freedom to share and change free</text:p>
      <text:p text:style-name="P2">software--to make sure the software is free for all its users. <text:s/>This</text:p>
      <text:p text:style-name="P2">General Public License applies to most of the Free Software</text:p>
      <text:p text:style-name="P2">Foundation's software and to any other program whose authors commit to</text:p>
      <text:p text:style-name="P2">using it. <text:s/>(Some other Free Software Foundation software is covered by</text:p>
      <text:p text:style-name="P2">the GNU Lesser General Public License instead.) <text:s/>You can apply it to</text:p>
      <text:p text:style-name="P2">your programs, too.</text:p>
      <text:p text:style-name="P2"/>
      <text:p text:style-name="P2"><text:s text:c="2"/>When we speak of free software, we are referring to freedom, not</text:p>
      <text:p text:style-name="P2">price. <text:s/>Our General Public Licenses are designed to make sure that you</text:p>
      <text:p text:style-name="P2">have the freedom to distribute copies of free software (and charge for</text:p>
      <text:p text:style-name="P2">this service if you wish), that you receive source code or can get it</text:p>
      <text:p text:style-name="P2">if you want it, that you can change the software or use pieces of it</text:p>
      <text:p text:style-name="P2">in new free programs; and that you know you can do these things.</text:p>
      <text:p text:style-name="P2"/>
      <text:p text:style-name="P2"><text:soft-page-break/><text:s text:c="2"/>To protect your rights, we need to make restrictions that forbid</text:p>
      <text:p text:style-name="P2">anyone to deny you these rights or to ask you to surrender the rights.</text:p>
      <text:p text:style-name="P2">These restrictions translate to certain responsibilities for you if you</text:p>
      <text:p text:style-name="P2">distribute copies of the software, or if you modify it.</text:p>
      <text:p text:style-name="P2"/>
      <text:p text:style-name="P2"><text:s text:c="2"/>For example, if you distribute copies of such a program, whether</text:p>
      <text:p text:style-name="P2">gratis or for a fee, you must give the recipients all the rights that</text:p>
      <text:p text:style-name="P2">you have. <text:s/>You must make sure that they, too, receive or can get the</text:p>
      <text:p text:style-name="P2">source code. <text:s/>And you must show them these terms so they know their</text:p>
      <text:p text:style-name="P2">rights.</text:p>
      <text:p text:style-name="P2"/>
      <text:p text:style-name="P2"><text:s text:c="2"/>We protect your rights with two steps: (1) copyright the software, and</text:p>
      <text:p text:style-name="P2">(2) offer you this license which gives you legal permission to copy,</text:p>
      <text:p text:style-name="P2">distribute and/or modify the software.</text:p>
      <text:p text:style-name="P2"/>
      <text:p text:style-name="P2"><text:s text:c="2"/>Also, for each author's protection and ours, we want to make certain</text:p>
      <text:p text:style-name="P2">that everyone understands that there is no warranty for this free</text:p>
      <text:p text:style-name="P2">software. <text:s/>If the software is modified by someone else and passed on, we</text:p>
      <text:p text:style-name="P2">want its recipients to know that what they have is not the original, so</text:p>
      <text:p text:style-name="P2">that any problems introduced by others will not reflect on the original</text:p>
      <text:p text:style-name="P2">authors' reputations.</text:p>
      <text:p text:style-name="P2"/>
      <text:p text:style-name="P2"><text:s text:c="2"/>Finally, any free program is threatened constantly by software</text:p>
      <text:p text:style-name="P2">patents. <text:s/>We wish to avoid the danger that redistributors of a free</text:p>
      <text:p text:style-name="P2">program will individually obtain patent licenses, in effect making the</text:p>
      <text:p text:style-name="P2">program proprietary. <text:s/>To prevent this, we have made it clear that any</text:p>
      <text:p text:style-name="P2">patent must be licensed for everyone's free use or not licensed at all.</text:p>
      <text:p text:style-name="P2"/>
      <text:p text:style-name="P2"><text:s text:c="2"/>The precise terms and conditions for copying, distribution and</text:p>
      <text:p text:style-name="P2">modification follow.</text:p>
      <text:p text:style-name="P2"/>
      <text:p text:style-name="P2"><text:s text:c="20"/>GNU GENERAL PUBLIC LICENSE</text:p>
      <text:p text:style-name="P2"><text:s text:c="3"/>TERMS AND CONDITIONS FOR COPYING, DISTRIBUTION AND MODIFICATION</text:p>
      <text:p text:style-name="P2"/>
      <text:p text:style-name="P2"><text:s text:c="2"/>0. This License applies to any program or other work which contains</text:p>
      <text:p text:style-name="P2">a notice placed by the copyright holder saying it may be distributed</text:p>
      <text:p text:style-name="P2">under the terms of this General Public License. <text:s/>The "Program", below,</text:p>
      <text:p text:style-name="P2">refers to any such program or work, and a "work based on the Program"</text:p>
      <text:p text:style-name="P2">means either the Program or any derivative work under copyright law:</text:p>
      <text:p text:style-name="P2">that is to say, a work containing the Program or a portion of it,</text:p>
      <text:p text:style-name="P2">either verbatim or with modifications and/or translated into another</text:p>
      <text:p text:style-name="P2">language. <text:s/>(Hereinafter, translation is included without limitation in</text:p>
      <text:p text:style-name="P2">the term "modification".) <text:s/>Each licensee is addressed as "you".</text:p>
      <text:p text:style-name="P2"/>
      <text:p text:style-name="P2">Activities other than copying, distribution and modification are not</text:p>
      <text:p text:style-name="P2">covered by this License; they are outside its scope. <text:s/>The act of</text:p>
      <text:p text:style-name="P2">running the Program is not restricted, and the output from the Program</text:p>
      <text:p text:style-name="P2">is covered only if its contents constitute a work based on the</text:p>
      <text:p text:style-name="P2">Program (independent of having been made by running the Program).</text:p>
      <text:p text:style-name="P2">Whether that is true depends on what the Program does.</text:p>
      <text:p text:style-name="P2"/>
      <text:p text:style-name="P2"><text:s text:c="2"/>1. You may copy and distribute verbatim copies of the Program's</text:p>
      <text:p text:style-name="P2">source code as you receive it, in any medium, provided that you</text:p>
      <text:p text:style-name="P2">conspicuously and appropriately publish on each copy an appropriate</text:p>
      <text:p text:style-name="P2">copyright notice and disclaimer of warranty; keep intact all the</text:p>
      <text:p text:style-name="P2">notices that refer to this License and to the absence of any warranty;</text:p>
      <text:p text:style-name="P2">and give any other recipients of the Program a copy of this License</text:p>
      <text:p text:style-name="P2">along with the Program.</text:p>
      <text:p text:style-name="P2"/>
      <text:p text:style-name="P2">You may charge a fee for the physical act of transferring a copy, and</text:p>
      <text:p text:style-name="P2">you may at your option offer warranty protection in exchange for a fee.</text:p>
      <text:p text:style-name="P2"/>
      <text:p text:style-name="P2"><text:s text:c="2"/>2. You may modify your copy or copies of the Program or any portion</text:p>
      <text:p text:style-name="P2">of it, thus forming a work based on the Program, and copy and</text:p>
      <text:p text:style-name="P2">distribute such modifications or work under the terms of Section 1</text:p>
      <text:p text:style-name="P2">above, provided that you also meet all of these conditions:</text:p>
      <text:p text:style-name="P2"/>
      <text:p text:style-name="P2"><text:s text:c="4"/>a) You must cause the modified files to carry prominent notices</text:p>
      <text:p text:style-name="P2"><text:s text:c="4"/>stating that you changed the files and the date of any change.</text:p>
      <text:p text:style-name="P2"/>
      <text:p text:style-name="P2"><text:s text:c="4"/>b) You must cause any work that you distribute or publish, that in</text:p>
      <text:p text:style-name="P2"><text:s text:c="4"/>whole or in part contains or is derived from the Program or any</text:p>
      <text:p text:style-name="P2"><text:soft-page-break/><text:s text:c="4"/>part thereof, to be licensed as a whole at no charge to all third</text:p>
      <text:p text:style-name="P2"><text:s text:c="4"/>parties under the terms of this License.</text:p>
      <text:p text:style-name="P2"/>
      <text:p text:style-name="P2"><text:s text:c="4"/>c) If the modified program normally reads commands interactively</text:p>
      <text:p text:style-name="P2"><text:s text:c="4"/>when run, you must cause it, when started running for such</text:p>
      <text:p text:style-name="P2"><text:s text:c="4"/>interactive use in the most ordinary way, to print or display an</text:p>
      <text:p text:style-name="P2"><text:s text:c="4"/>announcement including an appropriate copyright notice and a</text:p>
      <text:p text:style-name="P2"><text:s text:c="4"/>notice that there is no warranty (or else, saying that you provide</text:p>
      <text:p text:style-name="P2"><text:s text:c="4"/>a warranty) and that users may redistribute the program under</text:p>
      <text:p text:style-name="P2"><text:s text:c="4"/>these conditions, and telling the user how to view a copy of this</text:p>
      <text:p text:style-name="P2"><text:s text:c="4"/>License. <text:s/>(Exception: if the Program itself is interactive but</text:p>
      <text:p text:style-name="P2"><text:s text:c="4"/>does not normally print such an announcement, your work based on</text:p>
      <text:p text:style-name="P2"><text:s text:c="4"/>the Program is not required to print an announcement.)</text:p>
      <text:p text:style-name="P2"/>
      <text:p text:style-name="P2">These requirements apply to the modified work as a whole. <text:s/>If</text:p>
      <text:p text:style-name="P2">identifiable sections of that work are not derived from the Program,</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Program, the distribution of the whole must be on the terms of</text:p>
      <text:p text:style-name="P2">this License, whose permissions for other licensees extend to the</text:p>
      <text:p text:style-name="P2">entire whole, and thus to each and every part regardless of who wrote 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Program.</text:p>
      <text:p text:style-name="P2"/>
      <text:p text:style-name="P2">In addition, mere aggregation of another work not based on the Program</text:p>
      <text:p text:style-name="P2">with the Program (or with a work based on the Program) on a volume of</text:p>
      <text:p text:style-name="P2">a storage or distribution medium does not bring the other work under</text:p>
      <text:p text:style-name="P2">the scope of this License.</text:p>
      <text:p text:style-name="P2"/>
      <text:p text:style-name="P2"><text:s text:c="2"/>3. You may copy and distribute the Program (or a work based on it,</text:p>
      <text:p text:style-name="P2">under Section 2) in object code or executable form under the terms of</text:p>
      <text:p text:style-name="P2">Sections 1 and 2 above provided that you also do one of the following:</text:p>
      <text:p text:style-name="P2"/>
      <text:p text:style-name="P2"><text:s text:c="4"/>a) Accompany it with the complete corresponding machine-readable</text:p>
      <text:p text:style-name="P2"><text:s text:c="4"/>source code, which must be distributed under the terms of Sections</text:p>
      <text:p text:style-name="P2"><text:s text:c="4"/>1 and 2 above on a medium customarily used for software interchange; or,</text:p>
      <text:p text:style-name="P2"/>
      <text:p text:style-name="P2"><text:s text:c="4"/>b) Accompany it with a written offer, valid for at least three</text:p>
      <text:p text:style-name="P2"><text:s text:c="4"/>years, to give any third party, for a charge no more than your</text:p>
      <text:p text:style-name="P2"><text:s text:c="4"/>cost of physically performing source distribution, a complete</text:p>
      <text:p text:style-name="P2"><text:s text:c="4"/>machine-readable copy of the corresponding source code, to be</text:p>
      <text:p text:style-name="P2"><text:s text:c="4"/>distributed under the terms of Sections 1 and 2 above on a medium</text:p>
      <text:p text:style-name="P2"><text:s text:c="4"/>customarily used for software interchange; or,</text:p>
      <text:p text:style-name="P2"/>
      <text:p text:style-name="P2"><text:s text:c="4"/>c) Accompany it with the information you received as to the offer</text:p>
      <text:p text:style-name="P2"><text:s text:c="4"/>to distribute corresponding source code. <text:s/>(This alternative is</text:p>
      <text:p text:style-name="P2"><text:s text:c="4"/>allowed only for noncommercial distribution and only if you</text:p>
      <text:p text:style-name="P2"><text:s text:c="4"/>received the program in object code or executable form with such</text:p>
      <text:p text:style-name="P2"><text:s text:c="4"/>an offer, in accord with Subsection b above.)</text:p>
      <text:p text:style-name="P2"/>
      <text:p text:style-name="P2">The source code for a work means the preferred form of the work for</text:p>
      <text:p text:style-name="P2">making modifications to it. <text:s/>For an executable work, complete source</text:p>
      <text:p text:style-name="P2">code means all the source code for all modules it contains, plus any</text:p>
      <text:p text:style-name="P2">associated interface definition files, plus the scripts used to</text:p>
      <text:p text:style-name="P2">control compilation and installation of the executable. <text:s/>However, as a</text:p>
      <text:p text:style-name="P2">special exception, the source code distributed need not include</text:p>
      <text:p text:style-name="P2">anything that is normally distributed (in either source or binary</text:p>
      <text:p text:style-name="P2">form) with the major components (compiler, kernel, and so on) of the</text:p>
      <text:p text:style-name="P2">operating system on which the executable runs, unless that component</text:p>
      <text:p text:style-name="P2">itself accompanies the executable.</text:p>
      <text:p text:style-name="P2"/>
      <text:p text:style-name="P2">If distribution of executable or object code is made by offering</text:p>
      <text:p text:style-name="P2">access to copy from a designated place, then offering equivalent</text:p>
      <text:p text:style-name="P2">access to copy the source code from the same place counts as</text:p>
      <text:p text:style-name="P2">distribution of the source code, even though third parties are not</text:p>
      <text:p text:style-name="P2">compelled to copy the source along with the object code.</text:p>
      <text:p text:style-name="P2"/>
      <text:p text:style-name="P2"><text:soft-page-break/><text:s text:c="2"/>4. You may not copy, modify, sublicense, or distribute the Program</text:p>
      <text:p text:style-name="P2">except as expressly provided under this License. <text:s/>Any attempt</text:p>
      <text:p text:style-name="P2">otherwise to copy, modify, sublicense or distribute the Program is</text:p>
      <text:p text:style-name="P2">void, and will automatically terminate your rights under this License.</text:p>
      <text:p text:style-name="P2">However, parties who have received copies, or rights, from you under</text:p>
      <text:p text:style-name="P2">this License will not have their licenses terminated so long as such</text:p>
      <text:p text:style-name="P2">parties remain in full compliance.</text:p>
      <text:p text:style-name="P2"/>
      <text:p text:style-name="P2"><text:s text:c="2"/>5. You are not required to accept this License, since you have not</text:p>
      <text:p text:style-name="P2">signed it. <text:s/>However, nothing else grants you permission to modify or</text:p>
      <text:p text:style-name="P2">distribute the Program or its derivative works. <text:s/>These actions are</text:p>
      <text:p text:style-name="P2">prohibited by law if you do not accept this License. <text:s/>Therefore, by</text:p>
      <text:p text:style-name="P2">modifying or distributing the Program (or any work based on the</text:p>
      <text:p text:style-name="P2">Program), you indicate your acceptance of this License to do so, and</text:p>
      <text:p text:style-name="P2">all its terms and conditions for copying, distributing or modifying</text:p>
      <text:p text:style-name="P2">the Program or works based on it.</text:p>
      <text:p text:style-name="P2"/>
      <text:p text:style-name="P2"><text:s text:c="2"/>6. Each time you redistribute the Program (or any work based on the</text:p>
      <text:p text:style-name="P2">Program), the recipient automatically receives a license from the</text:p>
      <text:p text:style-name="P2">original licensor to copy, distribute or modify the Program subject to</text:p>
      <text:p text:style-name="P2">these terms and conditions. <text:s/>You may not impose any further</text:p>
      <text:p text:style-name="P2">restrictions on the recipients' exercise of the rights granted herein.</text:p>
      <text:p text:style-name="P2">You are not responsible for enforcing compliance by third parties to</text:p>
      <text:p text:style-name="P2">this License.</text:p>
      <text:p text:style-name="P2"/>
      <text:p text:style-name="P2"><text:s text:c="2"/>7.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Program at all. <text:s/>For example, if a patent</text:p>
      <text:p text:style-name="P2">license would not permit royalty-free redistribution of the Program by</text:p>
      <text:p text:style-name="P2">all those who receive copies directly or indirectly through you, then</text:p>
      <text:p text:style-name="P2">the only way you could satisfy both it and this License would be to</text:p>
      <text:p text:style-name="P2">refrain entirely from distribution of the Program.</text:p>
      <text:p text:style-name="P2"/>
      <text:p text:style-name="P2">If any portion of this section is held invalid or unenforceable under</text:p>
      <text:p text:style-name="P2">any particular circumstance, the balance of the section is intended to</text:p>
      <text:p text:style-name="P2">apply and the section as a whole is intended to apply in other</text:p>
      <text:p text:style-name="P2">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
      <text:p text:style-name="P2">This section is intended to make thoroughly clear what is believed to</text:p>
      <text:p text:style-name="P2">be a consequence of the rest of this License.</text:p>
      <text:p text:style-name="P2"/>
      <text:p text:style-name="P2"><text:s text:c="2"/>8. If the distribution and/or use of the Program is restricted in</text:p>
      <text:p text:style-name="P2">certain countries either by patents or by copyrighted interfaces, the</text:p>
      <text:p text:style-name="P2">original copyright holder who places the Program under this License</text:p>
      <text:p text:style-name="P2">may add an explicit geographical distribution limitation excluding</text:p>
      <text:p text:style-name="P2">those countries, so that distribution is permitted only in or among</text:p>
      <text:p text:style-name="P2">countries not thus excluded. <text:s/>In such case, this License incorporates</text:p>
      <text:p text:style-name="P2">the limitation as if written in the body of this License.</text:p>
      <text:p text:style-name="P2"/>
      <text:p text:style-name="P2"><text:s text:c="2"/>9. The Free Software Foundation may publish revised and/or new versions</text:p>
      <text:p text:style-name="P2">of the General Public License from time to time. <text:s/>Such new versions will</text:p>
      <text:p text:style-name="P2">be similar in spirit to the present version, but may differ in detail to</text:p>
      <text:p text:style-name="P2">address new problems or concerns.</text:p>
      <text:p text:style-name="P2"/>
      <text:p text:style-name="P2">Each version is given a distinguishing version number. <text:s/>If the Program</text:p>
      <text:p text:style-name="P2">specifies a version number of this License which applies to it and "any</text:p>
      <text:p text:style-name="P2"><text:soft-page-break/>later version", you have the option of following the terms and conditions</text:p>
      <text:p text:style-name="P2">either of that version or of any later version published by the Free</text:p>
      <text:p text:style-name="P2">Software Foundation. <text:s/>If the Program does not specify a version number of</text:p>
      <text:p text:style-name="P2">this License, you may choose any version ever published by the Free Software</text:p>
      <text:p text:style-name="P2">Foundation.</text:p>
      <text:p text:style-name="P2"/>
      <text:p text:style-name="P2"><text:s text:c="2"/>10. If you wish to incorporate parts of the Program into other free</text:p>
      <text:p text:style-name="P2">programs whose distribution conditions are different, write to the author</text:p>
      <text:p text:style-name="P2">to ask for permission. <text:s/>For software which is copyrighted by the Free</text:p>
      <text:p text:style-name="P2">Software Foundation, write to the Free Software Foundation; we sometimes</text:p>
      <text:p text:style-name="P2">make exceptions for this. <text:s/>Our decision will be guided by the two goals</text:p>
      <text:p text:style-name="P2">of preserving the free status of all derivatives of our free software and</text:p>
      <text:p text:style-name="P2">of promoting the sharing and reuse of software generally.</text:p>
      <text:p text:style-name="P2"/>
      <text:p text:style-name="P2"><text:s text:c="28"/>NO WARRANTY</text:p>
      <text:p text:style-name="P2"/>
      <text:p text:style-name="P2"><text:s text:c="2"/>11. BECAUSE THE PROGRAM IS LICENSED FREE OF CHARGE, THERE IS NO WARRANTY</text:p>
      <text:p text:style-name="P2">FOR THE PROGRAM, TO THE EXTENT PERMITTED BY APPLICABLE LAW. <text:s/>EXCEPT WHEN</text:p>
      <text:p text:style-name="P2">OTHERWISE STATED IN WRITING THE COPYRIGHT HOLDERS AND/OR OTHER PARTIES</text:p>
      <text:p text:style-name="P2">PROVIDE THE PROGRAM "AS IS" WITHOUT WARRANTY OF ANY KIND, EITHER EXPRESSED</text:p>
      <text:p text:style-name="P2">OR IMPLIED, INCLUDING, BUT NOT LIMITED TO, THE IMPLIED WARRANTIES OF</text:p>
      <text:p text:style-name="P2">MERCHANTABILITY AND FITNESS FOR A PARTICULAR PURPOSE. <text:s/>THE ENTIRE RISK AS</text:p>
      <text:p text:style-name="P2">TO THE QUALITY AND PERFORMANCE OF THE PROGRAM IS WITH YOU. <text:s/>SHOULD THE</text:p>
      <text:p text:style-name="P2">PROGRAM PROVE DEFECTIVE, YOU ASSUME THE COST OF ALL NECESSARY SERVICING,</text:p>
      <text:p text:style-name="P2">REPAIR OR CORRECTION.</text:p>
      <text:p text:style-name="P2"/>
      <text:p text:style-name="P2"><text:s text:c="2"/>12. IN NO EVENT UNLESS REQUIRED BY APPLICABLE LAW OR AGREED TO IN WRITING</text:p>
      <text:p text:style-name="P2">WILL ANY COPYRIGHT HOLDER, OR ANY OTHER PARTY WHO MAY MODIFY AND/OR</text:p>
      <text:p text:style-name="P2">REDISTRIBUTE THE PROGRAM AS PERMITTED ABOVE, BE LIABLE TO YOU FOR DAMAGES,</text:p>
      <text:p text:style-name="P2">INCLUDING ANY GENERAL, SPECIAL, INCIDENTAL OR CONSEQUENTIAL DAMAGES ARISING</text:p>
      <text:p text:style-name="P2">OUT OF THE USE OR INABILITY TO USE THE PROGRAM (INCLUDING BUT NOT LIMITED</text:p>
      <text:p text:style-name="P2">TO LOSS OF DATA OR DATA BEING RENDERED INACCURATE OR LOSSES SUSTAINED BY</text:p>
      <text:p text:style-name="P2">YOU OR THIRD PARTIES OR A FAILURE OF THE PROGRAM TO OPERATE WITH ANY OTHER</text:p>
      <text:p text:style-name="P2">PROGRAMS), EVEN IF SUCH HOLDER OR OTHER PARTY HAS BEEN ADVISED OF THE</text:p>
      <text:p text:style-name="P2">POSSIBILITY OF SUCH DAMAGES.</text:p>
      <text:p text:style-name="P2"/>
      <text:p text:style-name="P2"><text:s text:c="21"/>END OF TERMS AND CONDITIONS</text:p>
      <text:p text:style-name="P2"/>
      <text:p text:style-name="P2">------------------------------------------------------------</text:p>
      <text:p text:style-name="P2">RabbitMQ &lt;https://www.rabbitmq.com&gt;</text:p>
      <text:p text:style-name="P2">Mozilla Public License 1.1 </text:p>
      <text:p text:style-name="P2">----------</text:p>
      <text:p text:style-name="P2"><text:s text:c="28"/>MOZILLA PUBLIC LICENSE</text:p>
      <text:p text:style-name="P2"><text:s text:c="32"/>Version 1.1</text:p>
      <text:p text:style-name="P2"/>
      <text:p text:style-name="P2"><text:s text:c="30"/>---------------</text:p>
      <text:p text:style-name="P2"/>
      <text:p text:style-name="P2">1. Definitions.</text:p>
      <text:p text:style-name="P2"/>
      <text:p text:style-name="P2"><text:s text:c="5"/>1.0.1. "Commercial Use" means distribution or otherwise making the</text:p>
      <text:p text:style-name="P2"><text:s text:c="5"/>Covered Code available to a third party.</text:p>
      <text:p text:style-name="P2"/>
      <text:p text:style-name="P2"><text:s text:c="5"/>1.1. "Contributor" means each entity that creates or contributes to</text:p>
      <text:p text:style-name="P2"><text:s text:c="5"/>the creation of Modifications.</text:p>
      <text:p text:style-name="P2"/>
      <text:p text:style-name="P2"><text:s text:c="5"/>1.2. "Contributor Version" means the combination of the Original</text:p>
      <text:p text:style-name="P2"><text:s text:c="5"/>Code, prior Modifications used by a Contributor, and the Modifications</text:p>
      <text:p text:style-name="P2"><text:s text:c="5"/>made by that particular Contributor.</text:p>
      <text:p text:style-name="P2"/>
      <text:p text:style-name="P2"><text:s text:c="5"/>1.3. "Covered Code" means the Original Code or Modifications or the</text:p>
      <text:p text:style-name="P2"><text:s text:c="5"/>combination of the Original Code and Modifications, in each case</text:p>
      <text:p text:style-name="P2"><text:s text:c="5"/>including portions thereof.</text:p>
      <text:p text:style-name="P2"/>
      <text:p text:style-name="P2"><text:s text:c="5"/>1.4. "Electronic Distribution Mechanism" means a mechanism generally</text:p>
      <text:p text:style-name="P2"><text:s text:c="5"/>accepted in the software development community for the electronic</text:p>
      <text:p text:style-name="P2"><text:s text:c="5"/>transfer of data.</text:p>
      <text:p text:style-name="P2"/>
      <text:p text:style-name="P2"><text:s text:c="5"/>1.5. "Executable" means Covered Code in any form other than Source</text:p>
      <text:p text:style-name="P2"><text:s text:c="5"/>Code.</text:p>
      <text:p text:style-name="P2"/>
      <text:p text:style-name="P2"><text:s text:c="5"/>1.6. "Initial Developer" means the individual or entity identified</text:p>
      <text:p text:style-name="P2"><text:s text:c="5"/>as the Initial Developer in the Source Code notice required by Exhibit</text:p>
      <text:p text:style-name="P2"><text:soft-page-break/><text:s text:c="5"/>A.</text:p>
      <text:p text:style-name="P2"/>
      <text:p text:style-name="P2"><text:s text:c="5"/>1.7. "Larger Work" means a work which combines Covered Code or</text:p>
      <text:p text:style-name="P2"><text:s text:c="5"/>portions thereof with code not governed by the terms of this License.</text:p>
      <text:p text:style-name="P2"/>
      <text:p text:style-name="P2"><text:s text:c="5"/>1.8. "License" means this document.</text:p>
      <text:p text:style-name="P2"/>
      <text:p text:style-name="P2"><text:s text:c="5"/>1.8.1. "Licensable" means having the right to grant, to the maximum</text:p>
      <text:p text:style-name="P2"><text:s text:c="5"/>extent possible, whether at the time of the initial grant or</text:p>
      <text:p text:style-name="P2"><text:s text:c="5"/>subsequently acquired, any and all of the rights conveyed herein.</text:p>
      <text:p text:style-name="P2"/>
      <text:p text:style-name="P2"><text:s text:c="5"/>1.9. "Modifications" means any addition to or deletion from the</text:p>
      <text:p text:style-name="P2"><text:s text:c="5"/>substance or structure of either the Original Code or any previous</text:p>
      <text:p text:style-name="P2"><text:s text:c="5"/>Modifications. When Covered Code is released as a series of files, a</text:p>
      <text:p text:style-name="P2"><text:s text:c="5"/>Modification is:</text:p>
      <text:p text:style-name="P2"><text:s text:c="10"/>A. Any addition to or deletion from the contents of a file</text:p>
      <text:p text:style-name="P2"><text:s text:c="10"/>containing Original Code or previous Modifications.</text:p>
      <text:p text:style-name="P2"/>
      <text:p text:style-name="P2"><text:s text:c="10"/>B. Any new file that contains any part of the Original Code or</text:p>
      <text:p text:style-name="P2"><text:s text:c="10"/>previous Modifications.</text:p>
      <text:p text:style-name="P2"/>
      <text:p text:style-name="P2"><text:s text:c="5"/>1.10. "Original Code" means Source Code of computer software code</text:p>
      <text:p text:style-name="P2"><text:s text:c="5"/>which is described in the Source Code notice required by Exhibit A as</text:p>
      <text:p text:style-name="P2"><text:s text:c="5"/>Original Code, and which, at the time of its release under this</text:p>
      <text:p text:style-name="P2"><text:s text:c="5"/>License is not already Covered Code governed by this License.</text:p>
      <text:p text:style-name="P2"/>
      <text:p text:style-name="P2"><text:s text:c="5"/>1.10.1. "Patent Claims" means any patent claim(s), now owned or</text:p>
      <text:p text:style-name="P2"><text:s text:c="5"/>hereafter acquired, including without limitation, <text:s/>method, process,</text:p>
      <text:p text:style-name="P2"><text:s text:c="5"/>and apparatus claims, in any patent Licensable by grantor.</text:p>
      <text:p text:style-name="P2"/>
      <text:p text:style-name="P2"><text:s text:c="5"/>1.11. "Source Code" means the preferred form of the Covered Code for</text:p>
      <text:p text:style-name="P2"><text:s text:c="5"/>making modifications to it, including all modules it contains, plus</text:p>
      <text:p text:style-name="P2"><text:s text:c="5"/>any associated interface definition files, scripts used to control</text:p>
      <text:p text:style-name="P2"><text:s text:c="5"/>compilation and installation of an Executable, or source code</text:p>
      <text:p text:style-name="P2"><text:s text:c="5"/>differential comparisons against either the Original Code or another</text:p>
      <text:p text:style-name="P2"><text:s text:c="5"/>well known, available Covered Code of the Contributor's choice. The</text:p>
      <text:p text:style-name="P2"><text:s text:c="5"/>Source Code can be in a compressed or archival form, provided the</text:p>
      <text:p text:style-name="P2"><text:s text:c="5"/>appropriate decompression or de-archiving software is widely available</text:p>
      <text:p text:style-name="P2"><text:s text:c="5"/>for no charge.</text:p>
      <text:p text:style-name="P2"/>
      <text:p text:style-name="P2"><text:s text:c="5"/>1.12. "You" (or "Your") <text:s/>means an individual or a legal entity</text:p>
      <text:p text:style-name="P2"><text:s text:c="5"/>exercising rights under, and complying with all of the terms of, this</text:p>
      <text:p text:style-name="P2"><text:s text:c="5"/>License or a future version of this License issued under Section 6.1.</text:p>
      <text:p text:style-name="P2"><text:s text:c="5"/>For legal entities, "You" includes any entity which controls, is</text:p>
      <text:p text:style-name="P2"><text:s text:c="5"/>controlled by, or is under common control with You. For purposes of</text:p>
      <text:p text:style-name="P2"><text:s text:c="5"/>this definition, "control" means (a) the power, direct or indirect,</text:p>
      <text:p text:style-name="P2"><text:s text:c="5"/>to cause the direction or management of such entity, whether by</text:p>
      <text:p text:style-name="P2"><text:s text:c="5"/>contract or otherwise, or (b) ownership of more than fifty percent</text:p>
      <text:p text:style-name="P2"><text:s text:c="5"/>(50%) of the outstanding shares or beneficial ownership of such</text:p>
      <text:p text:style-name="P2"><text:s text:c="5"/>entity.</text:p>
      <text:p text:style-name="P2"/>
      <text:p text:style-name="P2">2. Source Code License.</text:p>
      <text:p text:style-name="P2"/>
      <text:p text:style-name="P2"><text:s text:c="5"/>2.1. The Initial Developer Grant.</text:p>
      <text:p text:style-name="P2"><text:s text:c="5"/>The Initial Developer hereby grants You a world-wide, royalty-free,</text:p>
      <text:p text:style-name="P2"><text:s text:c="5"/>non-exclusive license, subject to third party intellectual property</text:p>
      <text:p text:style-name="P2"><text:s text:c="5"/>claims:</text:p>
      <text:p text:style-name="P2"><text:s text:c="10"/>(a) <text:s/>under intellectual property rights (other than patent or</text:p>
      <text:p text:style-name="P2"><text:s text:c="10"/>trademark) Licensable by Initial Developer to use, reproduce,</text:p>
      <text:p text:style-name="P2"><text:s text:c="10"/>modify, display, perform, sublicense and distribute the Original</text:p>
      <text:p text:style-name="P2"><text:s text:c="10"/>Code (or portions thereof) with or without Modifications, and/or</text:p>
      <text:p text:style-name="P2"><text:s text:c="10"/>as part of a Larger Work; and</text:p>
      <text:p text:style-name="P2"/>
      <text:p text:style-name="P2"><text:s text:c="10"/>(b) under Patents Claims infringed by the making, using or</text:p>
      <text:p text:style-name="P2"><text:s text:c="10"/>selling of Original Code, to make, have made, use, practice,</text:p>
      <text:p text:style-name="P2"><text:s text:c="10"/>sell, and offer for sale, and/or otherwise dispose of the</text:p>
      <text:p text:style-name="P2"><text:s text:c="10"/>Original Code (or portions thereof).</text:p>
      <text:p text:style-name="P2"/>
      <text:p text:style-name="P2"><text:s text:c="10"/>(c) the licenses granted in this Section 2.1(a) and (b) are</text:p>
      <text:p text:style-name="P2"><text:s text:c="10"/>effective on the date Initial Developer first distributes</text:p>
      <text:p text:style-name="P2"><text:s text:c="10"/>Original Code under the terms of this License.</text:p>
      <text:p text:style-name="P2"/>
      <text:p text:style-name="P2"><text:soft-page-break/><text:s text:c="10"/>(d) Notwithstanding Section 2.1(b) above, no patent license is</text:p>
      <text:p text:style-name="P2"><text:s text:c="10"/>granted: 1) for code that You delete from the Original Code; 2)</text:p>
      <text:p text:style-name="P2"><text:s text:c="10"/>separate from the Original Code; <text:s/>or 3) for infringements caused</text:p>
      <text:p text:style-name="P2"><text:s text:c="10"/>by: i) the modification of the Original Code or ii) the</text:p>
      <text:p text:style-name="P2"><text:s text:c="10"/>combination of the Original Code with other software or devices.</text:p>
      <text:p text:style-name="P2"/>
      <text:p text:style-name="P2"><text:s text:c="5"/>2.2. Contributor Grant.</text:p>
      <text:p text:style-name="P2"><text:s text:c="5"/>Subject to third party intellectual property claims, each Contributor</text:p>
      <text:p text:style-name="P2"><text:s text:c="5"/>hereby grants You a world-wide, royalty-free, non-exclusive license</text:p>
      <text:p text:style-name="P2"/>
      <text:p text:style-name="P2"><text:s text:c="10"/>(a) <text:s/>under intellectual property rights (other than patent or</text:p>
      <text:p text:style-name="P2"><text:s text:c="10"/>trademark) Licensable by Contributor, to use, reproduce, modify,</text:p>
      <text:p text:style-name="P2"><text:s text:c="10"/>display, perform, sublicense and distribute the Modifications</text:p>
      <text:p text:style-name="P2"><text:s text:c="10"/>created by such Contributor (or portions thereof) either on an</text:p>
      <text:p text:style-name="P2"><text:s text:c="10"/>unmodified basis, with other Modifications, as Covered Code</text:p>
      <text:p text:style-name="P2"><text:s text:c="10"/>and/or as part of a Larger Work; and</text:p>
      <text:p text:style-name="P2"/>
      <text:p text:style-name="P2"><text:s text:c="10"/>(b) under Patent Claims infringed by the making, using, or</text:p>
      <text:p text:style-name="P2"><text:s text:c="10"/>selling of <text:s/>Modifications made by that Contributor either alone</text:p>
      <text:p text:style-name="P2"><text:s text:c="10"/>and/or in combination with its Contributor Version (or portions</text:p>
      <text:p text:style-name="P2"><text:s text:c="10"/>of such combination), to make, use, sell, offer for sale, have</text:p>
      <text:p text:style-name="P2"><text:s text:c="10"/>made, and/or otherwise dispose of: 1) Modifications made by that</text:p>
      <text:p text:style-name="P2"><text:s text:c="10"/>Contributor (or portions thereof); and 2) the combination of</text:p>
      <text:p text:style-name="P2"><text:s text:c="10"/>Modifications made by that Contributor with its Contributor</text:p>
      <text:p text:style-name="P2"><text:s text:c="10"/>Version (or portions of such combination).</text:p>
      <text:p text:style-name="P2"/>
      <text:p text:style-name="P2"><text:s text:c="10"/>(c) the licenses granted in Sections 2.2(a) and 2.2(b) are</text:p>
      <text:p text:style-name="P2"><text:s text:c="10"/>effective on the date Contributor first makes Commercial Use of</text:p>
      <text:p text:style-name="P2"><text:s text:c="10"/>the Covered Code.</text:p>
      <text:p text:style-name="P2"/>
      <text:p text:style-name="P2"><text:s text:c="10"/>(d) <text:s text:c="3"/>Notwithstanding Section 2.2(b) above, no patent license is</text:p>
      <text:p text:style-name="P2"><text:s text:c="10"/>granted: 1) for any code that Contributor has deleted from the</text:p>
      <text:p text:style-name="P2"><text:s text:c="10"/>Contributor Version; 2) <text:s/>separate from the Contributor Version;</text:p>
      <text:p text:style-name="P2"><text:s text:c="10"/>3) <text:s/>for infringements caused by: i) third party modifications of</text:p>
      <text:p text:style-name="P2"><text:s text:c="10"/>Contributor Version or ii) <text:s/>the combination of Modifications made</text:p>
      <text:p text:style-name="P2"><text:s text:c="10"/>by that Contributor with other software <text:s/>(except as part of the</text:p>
      <text:p text:style-name="P2"><text:s text:c="10"/>Contributor Version) or other devices; or 4) under Patent Claims</text:p>
      <text:p text:style-name="P2"><text:s text:c="10"/>infringed by Covered Code in the absence of Modifications made by</text:p>
      <text:p text:style-name="P2"><text:s text:c="10"/>that Contributor.</text:p>
      <text:p text:style-name="P2"/>
      <text:p text:style-name="P2">3. Distribution Obligations.</text:p>
      <text:p text:style-name="P2"/>
      <text:p text:style-name="P2"><text:s text:c="5"/>3.1. Application of License.</text:p>
      <text:p text:style-name="P2"><text:s text:c="5"/>The Modifications which You create or to which You contribute are</text:p>
      <text:p text:style-name="P2"><text:s text:c="5"/>governed by the terms of this License, including without limitation</text:p>
      <text:p text:style-name="P2"><text:s text:c="5"/>Section 2.2. The Source Code version of Covered Code may be</text:p>
      <text:p text:style-name="P2"><text:s text:c="5"/>distributed only under the terms of this License or a future version</text:p>
      <text:p text:style-name="P2"><text:s text:c="5"/>of this License released under Section 6.1, and You must include a</text:p>
      <text:p text:style-name="P2"><text:s text:c="5"/>copy of this License with every copy of the Source Code You</text:p>
      <text:p text:style-name="P2"><text:s text:c="5"/>distribute. You may not offer or impose any terms on any Source Code</text:p>
      <text:p text:style-name="P2"><text:s text:c="5"/>version that alters or restricts the applicable version of this</text:p>
      <text:p text:style-name="P2"><text:s text:c="5"/>License or the recipients' rights hereunder. However, You may include</text:p>
      <text:p text:style-name="P2"><text:s text:c="5"/>an additional document offering the additional rights described in</text:p>
      <text:p text:style-name="P2"><text:s text:c="5"/>Section 3.5.</text:p>
      <text:p text:style-name="P2"/>
      <text:p text:style-name="P2"><text:s text:c="5"/>3.2. Availability of Source Code.</text:p>
      <text:p text:style-name="P2"><text:s text:c="5"/>Any Modification which You create or to which You contribute must be</text:p>
      <text:p text:style-name="P2"><text:s text:c="5"/>made available in Source Code form under the terms of this License</text:p>
      <text:p text:style-name="P2"><text:s text:c="5"/>either on the same media as an Executable version or via an accepted</text:p>
      <text:p text:style-name="P2"><text:s text:c="5"/>Electronic Distribution Mechanism to anyone to whom you made an</text:p>
      <text:p text:style-name="P2"><text:s text:c="5"/>Executable version available; and if made available via Electronic</text:p>
      <text:p text:style-name="P2"><text:s text:c="5"/>Distribution Mechanism, must remain available for at least twelve (12)</text:p>
      <text:p text:style-name="P2"><text:s text:c="5"/>months after the date it initially became available, or at least six</text:p>
      <text:p text:style-name="P2"><text:s text:c="5"/>(6) months after a subsequent version of that particular Modification</text:p>
      <text:p text:style-name="P2"><text:s text:c="5"/>has been made available to such recipients. You are responsible for</text:p>
      <text:p text:style-name="P2"><text:s text:c="5"/>ensuring that the Source Code version remains available even if the</text:p>
      <text:p text:style-name="P2"><text:s text:c="5"/>Electronic Distribution Mechanism is maintained by a third party.</text:p>
      <text:p text:style-name="P2"/>
      <text:p text:style-name="P2"><text:s text:c="5"/>3.3. Description of Modifications.</text:p>
      <text:p text:style-name="P2"><text:s text:c="5"/>You must cause all Covered Code to which You contribute to contain a</text:p>
      <text:p text:style-name="P2"><text:s text:c="5"/>file documenting the changes You made to create that Covered Code and</text:p>
      <text:p text:style-name="P2"><text:s text:c="5"/>the date of any change. You must include a prominent statement that</text:p>
      <text:p text:style-name="P2"><text:soft-page-break/><text:s text:c="5"/>the Modification is derived, directly or indirectly, from Original</text:p>
      <text:p text:style-name="P2"><text:s text:c="5"/>Code provided by the Initial Developer and including the name of the</text:p>
      <text:p text:style-name="P2"><text:s text:c="5"/>Initial Developer in (a) the Source Code, and (b) in any notice in an</text:p>
      <text:p text:style-name="P2"><text:s text:c="5"/>Executable version or related documentation in which You describe the</text:p>
      <text:p text:style-name="P2"><text:s text:c="5"/>origin or ownership of the Covered Code.</text:p>
      <text:p text:style-name="P2"/>
      <text:p text:style-name="P2"><text:s text:c="5"/>3.4. Intellectual Property Matters</text:p>
      <text:p text:style-name="P2"><text:s text:c="10"/>(a) Third Party Claims.</text:p>
      <text:p text:style-name="P2"><text:s text:c="10"/>If Contributor has knowledge that a license under a third party's</text:p>
      <text:p text:style-name="P2"><text:s text:c="10"/>intellectual property rights is required to exercise the rights</text:p>
      <text:p text:style-name="P2"><text:s text:c="10"/>granted by such Contributor under Sections 2.1 or 2.2,</text:p>
      <text:p text:style-name="P2"><text:s text:c="10"/>Contributor must include a text file with the Source Code</text:p>
      <text:p text:style-name="P2"><text:s text:c="10"/>distribution titled "LEGAL" which describes the claim and the</text:p>
      <text:p text:style-name="P2"><text:s text:c="10"/>party making the claim in sufficient detail that a recipient will</text:p>
      <text:p text:style-name="P2"><text:s text:c="10"/>know whom to contact. If Contributor obtains such knowledge after</text:p>
      <text:p text:style-name="P2"><text:s text:c="10"/>the Modification is made available as described in Section 3.2,</text:p>
      <text:p text:style-name="P2"><text:s text:c="10"/>Contributor shall promptly modify the LEGAL file in all copies</text:p>
      <text:p text:style-name="P2"><text:s text:c="10"/>Contributor makes available thereafter and shall take other steps</text:p>
      <text:p text:style-name="P2"><text:s text:c="10"/>(such as notifying appropriate mailing lists or newsgroups)</text:p>
      <text:p text:style-name="P2"><text:s text:c="10"/>reasonably calculated to inform those who received the Covered</text:p>
      <text:p text:style-name="P2"><text:s text:c="10"/>Code that new knowledge has been obtained.</text:p>
      <text:p text:style-name="P2"/>
      <text:p text:style-name="P2"><text:s text:c="10"/>(b) Contributor APIs.</text:p>
      <text:p text:style-name="P2"><text:s text:c="10"/>If Contributor's Modifications include an application programming</text:p>
      <text:p text:style-name="P2"><text:s text:c="10"/>interface and Contributor has knowledge of patent licenses which</text:p>
      <text:p text:style-name="P2"><text:s text:c="10"/>are reasonably necessary to implement that API, Contributor must</text:p>
      <text:p text:style-name="P2"><text:s text:c="10"/>also include this information in the LEGAL file.</text:p>
      <text:p text:style-name="P2"/>
      <text:p text:style-name="P2"><text:s text:c="15"/>(c) <text:s text:c="3"/>Representations.</text:p>
      <text:p text:style-name="P2"><text:s text:c="10"/>Contributor represents that, except as disclosed pursuant to</text:p>
      <text:p text:style-name="P2"><text:s text:c="10"/>Section 3.4(a) above, Contributor believes that Contributor's</text:p>
      <text:p text:style-name="P2"><text:s text:c="10"/>Modifications are Contributor's original creation(s) and/or</text:p>
      <text:p text:style-name="P2"><text:s text:c="10"/>Contributor has sufficient rights to grant the rights conveyed by</text:p>
      <text:p text:style-name="P2"><text:s text:c="10"/>this License.</text:p>
      <text:p text:style-name="P2"/>
      <text:p text:style-name="P2"><text:s text:c="5"/>3.5. Required Notices.</text:p>
      <text:p text:style-name="P2"><text:s text:c="5"/>You must duplicate the notice in Exhibit A in each file of the Source</text:p>
      <text:p text:style-name="P2"><text:s text:c="5"/>Code. <text:s/>If it is not possible to put such notice in a particular Source</text:p>
      <text:p text:style-name="P2"><text:s text:c="5"/>Code file due to its structure, then You must include such notice in a</text:p>
      <text:p text:style-name="P2"><text:s text:c="5"/>location (such as a relevant directory) where a user would be likely</text:p>
      <text:p text:style-name="P2"><text:s text:c="5"/>to look for such a notice. <text:s/>If You created one or more Modification(s)</text:p>
      <text:p text:style-name="P2"><text:s text:c="5"/>You may add your name as a Contributor to the notice described in</text:p>
      <text:p text:style-name="P2"><text:s text:c="5"/>Exhibit A. <text:s/>You must also duplicate this License in any documentation</text:p>
      <text:p text:style-name="P2"><text:s text:c="5"/>for the Source Code where You describe recipients' rights or ownership</text:p>
      <text:p text:style-name="P2"><text:s text:c="5"/>rights relating to Covered Code. <text:s/>You may choose to offer, and to</text:p>
      <text:p text:style-name="P2"><text:s text:c="5"/>charge a fee for, warranty, support, indemnity or liability</text:p>
      <text:p text:style-name="P2"><text:s text:c="5"/>obligations to one or more recipients of Covered Code. However, You</text:p>
      <text:p text:style-name="P2"><text:s text:c="5"/>may do so only on Your own behalf, and not on behalf of the Initial</text:p>
      <text:p text:style-name="P2"><text:s text:c="5"/>Developer or any Contributor. You must make it absolutely clear than</text:p>
      <text:p text:style-name="P2"><text:s text:c="5"/>any such warranty, support, indemnity or liability obligation is</text:p>
      <text:p text:style-name="P2"><text:s text:c="5"/>offered by You alone, and You hereby agree to indemnify the Initial</text:p>
      <text:p text:style-name="P2"><text:s text:c="5"/>Developer and every Contributor for any liability incurred by the</text:p>
      <text:p text:style-name="P2"><text:s text:c="5"/>Initial Developer or such Contributor as a result of warranty,</text:p>
      <text:p text:style-name="P2"><text:s text:c="5"/>support, indemnity or liability terms You offer.</text:p>
      <text:p text:style-name="P2"/>
      <text:p text:style-name="P2"><text:s text:c="5"/>3.6. Distribution of Executable Versions.</text:p>
      <text:p text:style-name="P2"><text:s text:c="5"/>You may distribute Covered Code in Executable form only if the</text:p>
      <text:p text:style-name="P2"><text:s text:c="5"/>requirements of Section 3.1-3.5 have been met for that Covered Code,</text:p>
      <text:p text:style-name="P2"><text:s text:c="5"/>and if You include a notice stating that the Source Code version of</text:p>
      <text:p text:style-name="P2"><text:s text:c="5"/>the Covered Code is available under the terms of this License,</text:p>
      <text:p text:style-name="P2"><text:s text:c="5"/>including a description of how and where You have fulfilled the</text:p>
      <text:p text:style-name="P2"><text:s text:c="5"/>obligations of Section 3.2. The notice must be conspicuously included</text:p>
      <text:p text:style-name="P2"><text:s text:c="5"/>in any notice in an Executable version, related documentation or</text:p>
      <text:p text:style-name="P2"><text:s text:c="5"/>collateral in which You describe recipients' rights relating to the</text:p>
      <text:p text:style-name="P2"><text:s text:c="5"/>Covered Code. You may distribute the Executable version of Covered</text:p>
      <text:p text:style-name="P2"><text:s text:c="5"/>Code or ownership rights under a license of Your choice, which may</text:p>
      <text:p text:style-name="P2"><text:s text:c="5"/>contain terms different from this License, provided that You are in</text:p>
      <text:p text:style-name="P2"><text:s text:c="5"/>compliance with the terms of this License and that the license for the</text:p>
      <text:p text:style-name="P2"><text:s text:c="5"/>Executable version does not attempt to limit or alter the recipient's</text:p>
      <text:p text:style-name="P2"><text:s text:c="5"/>rights in the Source Code version from the rights set forth in this</text:p>
      <text:p text:style-name="P2"><text:s text:c="5"/>License. If You distribute the Executable version under a different</text:p>
      <text:p text:style-name="P2"><text:s text:c="5"/>license You must make it absolutely clear that any terms which differ</text:p>
      <text:p text:style-name="P2"><text:soft-page-break/><text:s text:c="5"/>from this License are offered by You alone, not by the Initial</text:p>
      <text:p text:style-name="P2"><text:s text:c="5"/>Developer or any Contributor. You hereby agree to indemnify the</text:p>
      <text:p text:style-name="P2"><text:s text:c="5"/>Initial Developer and every Contributor for any liability incurred by</text:p>
      <text:p text:style-name="P2"><text:s text:c="5"/>the Initial Developer or such Contributor as a result of any such</text:p>
      <text:p text:style-name="P2"><text:s text:c="5"/>terms You offer.</text:p>
      <text:p text:style-name="P2"/>
      <text:p text:style-name="P2"><text:s text:c="5"/>3.7. Larger Works.</text:p>
      <text:p text:style-name="P2"><text:s text:c="5"/>You may create a Larger Work by combining Covered Code with other code</text:p>
      <text:p text:style-name="P2"><text:s text:c="5"/>not governed by the terms of this License and distribute the Larger</text:p>
      <text:p text:style-name="P2"><text:s text:c="5"/>Work as a single product. In such a case, You must make sure the</text:p>
      <text:p text:style-name="P2"><text:s text:c="5"/>requirements of this License are fulfilled for the Covered Code.</text:p>
      <text:p text:style-name="P2"/>
      <text:p text:style-name="P2">4. Inability to Comply Due to Statute or Regulation.</text:p>
      <text:p text:style-name="P2"/>
      <text:p text:style-name="P2"><text:s text:c="5"/>If it is impossible for You to comply with any of the terms of this</text:p>
      <text:p text:style-name="P2"><text:s text:c="5"/>License with respect to some or all of the Covered Code due to</text:p>
      <text:p text:style-name="P2"><text:s text:c="5"/>statute, judicial order, or regulation then You must: (a) comply with</text:p>
      <text:p text:style-name="P2"><text:s text:c="5"/>the terms of this License to the maximum extent possible; and (b)</text:p>
      <text:p text:style-name="P2"><text:s text:c="5"/>describe the limitations and the code they affect. Such description</text:p>
      <text:p text:style-name="P2"><text:s text:c="5"/>must be included in the LEGAL file described in Section 3.4 and must</text:p>
      <text:p text:style-name="P2"><text:s text:c="5"/>be included with all distributions of the Source Code. Except to the</text:p>
      <text:p text:style-name="P2"><text:s text:c="5"/>extent prohibited by statute or regulation, such description must be</text:p>
      <text:p text:style-name="P2"><text:s text:c="5"/>sufficiently detailed for a recipient of ordinary skill to be able to</text:p>
      <text:p text:style-name="P2"><text:s text:c="5"/>understand it.</text:p>
      <text:p text:style-name="P2"/>
      <text:p text:style-name="P2">5. Application of this License.</text:p>
      <text:p text:style-name="P2"/>
      <text:p text:style-name="P2"><text:s text:c="5"/>This License applies to code to which the Initial Developer has</text:p>
      <text:p text:style-name="P2"><text:s text:c="5"/>attached the notice in Exhibit A and to related Covered Code.</text:p>
      <text:p text:style-name="P2"/>
      <text:p text:style-name="P2">6. Versions of the License.</text:p>
      <text:p text:style-name="P2"/>
      <text:p text:style-name="P2"><text:s text:c="5"/>6.1. New Versions.</text:p>
      <text:p text:style-name="P2"><text:s text:c="5"/>Netscape Communications Corporation ("Netscape") may publish revised</text:p>
      <text:p text:style-name="P2"><text:s text:c="5"/>and/or new versions of the License from time to time. Each version</text:p>
      <text:p text:style-name="P2"><text:s text:c="5"/>will be given a distinguishing version number.</text:p>
      <text:p text:style-name="P2"/>
      <text:p text:style-name="P2"><text:s text:c="5"/>6.2. Effect of New Versions.</text:p>
      <text:p text:style-name="P2"><text:s text:c="5"/>Once Covered Code has been published under a particular version of the</text:p>
      <text:p text:style-name="P2"><text:s text:c="5"/>License, You may always continue to use it under the terms of that</text:p>
      <text:p text:style-name="P2"><text:s text:c="5"/>version. You may also choose to use such Covered Code under the terms</text:p>
      <text:p text:style-name="P2"><text:s text:c="5"/>of any subsequent version of the License published by Netscape. No one</text:p>
      <text:p text:style-name="P2"><text:s text:c="5"/>other than Netscape has the right to modify the terms applicable to</text:p>
      <text:p text:style-name="P2"><text:s text:c="5"/>Covered Code created under this License.</text:p>
      <text:p text:style-name="P2"/>
      <text:p text:style-name="P2"><text:s text:c="5"/>6.3. Derivative Works.</text:p>
      <text:p text:style-name="P2"><text:s text:c="5"/>If You create or use a modified version of this License (which you may</text:p>
      <text:p text:style-name="P2"><text:s text:c="5"/>only do in order to apply it to code which is not already Covered Code</text:p>
      <text:p text:style-name="P2"><text:s text:c="5"/>governed by this License), You must (a) rename Your license so that</text:p>
      <text:p text:style-name="P2"><text:s text:c="5"/>the phrases "Mozilla", "MOZILLAPL", "MOZPL", "Netscape",</text:p>
      <text:p text:style-name="P2"><text:s text:c="5"/>"MPL", "NPL" or any confusingly similar phrase do not appear in your</text:p>
      <text:p text:style-name="P2"><text:s text:c="5"/>license (except to note that your license differs from this License)</text:p>
      <text:p text:style-name="P2"><text:s text:c="5"/>and (b) otherwise make it clear that Your version of the license</text:p>
      <text:p text:style-name="P2"><text:s text:c="5"/>contains terms which differ from the Mozilla Public License and</text:p>
      <text:p text:style-name="P2"><text:s text:c="5"/>Netscape Public License. (Filling in the name of the Initial</text:p>
      <text:p text:style-name="P2"><text:s text:c="5"/>Developer, Original Code or Contributor in the notice described in</text:p>
      <text:p text:style-name="P2"><text:s text:c="5"/>Exhibit A shall not of themselves be deemed to be modifications of</text:p>
      <text:p text:style-name="P2"><text:s text:c="5"/>this License.)</text:p>
      <text:p text:style-name="P2"/>
      <text:p text:style-name="P2">7. DISCLAIMER OF WARRANTY.</text:p>
      <text:p text:style-name="P2"/>
      <text:p text:style-name="P2"><text:s text:c="5"/>COVERED CODE IS PROVIDED UNDER THIS LICENSE ON AN "AS IS" BASIS,</text:p>
      <text:p text:style-name="P2"><text:s text:c="5"/>WITHOUT WARRANTY OF ANY KIND, EITHER EXPRESSED OR IMPLIED, INCLUDING,</text:p>
      <text:p text:style-name="P2"><text:s text:c="5"/>WITHOUT LIMITATION, WARRANTIES THAT THE COVERED CODE IS FREE OF</text:p>
      <text:p text:style-name="P2"><text:s text:c="5"/>DEFECTS, MERCHANTABLE, FIT FOR A PARTICULAR PURPOSE OR NON-INFRINGING.</text:p>
      <text:p text:style-name="P2"><text:s text:c="5"/>THE ENTIRE RISK AS TO THE QUALITY AND PERFORMANCE OF THE COVERED CODE</text:p>
      <text:p text:style-name="P2"><text:s text:c="5"/>IS WITH YOU. SHOULD ANY COVERED CODE PROVE DEFECTIVE IN ANY RESPECT,</text:p>
      <text:p text:style-name="P2"><text:s text:c="5"/>YOU (NOT THE INITIAL DEVELOPER OR ANY OTHER CONTRIBUTOR) ASSUME THE</text:p>
      <text:p text:style-name="P2"><text:s text:c="5"/>COST OF ANY NECESSARY SERVICING, REPAIR OR CORRECTION. THIS DISCLAIMER</text:p>
      <text:p text:style-name="P2"><text:s text:c="5"/>OF WARRANTY CONSTITUTES AN ESSENTIAL PART OF THIS LICENSE. NO USE OF</text:p>
      <text:p text:style-name="P2"><text:s text:c="5"/>ANY COVERED CODE IS AUTHORIZED HEREUNDER EXCEPT UNDER THIS DISCLAIMER.</text:p>
      <text:p text:style-name="P2"/>
      <text:p text:style-name="P2"><text:soft-page-break/>8. TERMINATION.</text:p>
      <text:p text:style-name="P2"/>
      <text:p text:style-name="P2"><text:s text:c="5"/>8.1. <text:s/>This License and the rights granted hereunder will terminate</text:p>
      <text:p text:style-name="P2"><text:s text:c="5"/>automatically if You fail to comply with terms herein and fail to cure</text:p>
      <text:p text:style-name="P2"><text:s text:c="5"/>such breach within 30 days of becoming aware of the breach. All</text:p>
      <text:p text:style-name="P2"><text:s text:c="5"/>sublicenses to the Covered Code which are properly granted shall</text:p>
      <text:p text:style-name="P2"><text:s text:c="5"/>survive any termination of this License. Provisions which, by their</text:p>
      <text:p text:style-name="P2"><text:s text:c="5"/>nature, must remain in effect beyond the termination of this License</text:p>
      <text:p text:style-name="P2"><text:s text:c="5"/>shall survive.</text:p>
      <text:p text:style-name="P2"/>
      <text:p text:style-name="P2"><text:s text:c="5"/>8.2. <text:s/>If You initiate litigation by asserting a patent infringement</text:p>
      <text:p text:style-name="P2"><text:s text:c="5"/>claim (excluding declatory judgment actions) against Initial Developer</text:p>
      <text:p text:style-name="P2"><text:s text:c="5"/>or a Contributor (the Initial Developer or Contributor against whom</text:p>
      <text:p text:style-name="P2"><text:s text:c="5"/>You file such action is referred to as "Participant") <text:s/>alleging that:</text:p>
      <text:p text:style-name="P2"/>
      <text:p text:style-name="P2"><text:s text:c="5"/>(a) <text:s/>such Participant's Contributor Version directly or indirectly</text:p>
      <text:p text:style-name="P2"><text:s text:c="5"/>infringes any patent, then any and all rights granted by such</text:p>
      <text:p text:style-name="P2"><text:s text:c="5"/>Participant to You under Sections 2.1 and/or 2.2 of this License</text:p>
      <text:p text:style-name="P2"><text:s text:c="5"/>shall, upon 60 days notice from Participant terminate prospectively,</text:p>
      <text:p text:style-name="P2"><text:s text:c="5"/>unless if within 60 days after receipt of notice You either: (i)</text:p>
      <text:p text:style-name="P2"><text:s text:c="5"/>agree in writing to pay Participant a mutually agreeable reasonable</text:p>
      <text:p text:style-name="P2"><text:s text:c="5"/>royalty for Your past and future use of Modifications made by such</text:p>
      <text:p text:style-name="P2"><text:s text:c="5"/>Participant, or (ii) withdraw Your litigation claim with respect to</text:p>
      <text:p text:style-name="P2"><text:s text:c="5"/>the Contributor Version against such Participant. <text:s/>If within 60 days</text:p>
      <text:p text:style-name="P2"><text:s text:c="5"/>of notice, a reasonable royalty and payment arrangement are not</text:p>
      <text:p text:style-name="P2"><text:s text:c="5"/>mutually agreed upon in writing by the parties or the litigation claim</text:p>
      <text:p text:style-name="P2"><text:s text:c="5"/>is not withdrawn, the rights granted by Participant to You under</text:p>
      <text:p text:style-name="P2"><text:s text:c="5"/>Sections 2.1 and/or 2.2 automatically terminate at the expiration of</text:p>
      <text:p text:style-name="P2"><text:s text:c="5"/>the 60 day notice period specified above.</text:p>
      <text:p text:style-name="P2"/>
      <text:p text:style-name="P2"><text:s text:c="5"/>(b) <text:s/>any software, hardware, or device, other than such Participant's</text:p>
      <text:p text:style-name="P2"><text:s text:c="5"/>Contributor Version, directly or indirectly infringes any patent, then</text:p>
      <text:p text:style-name="P2"><text:s text:c="5"/>any rights granted to You by such Participant under Sections 2.1(b)</text:p>
      <text:p text:style-name="P2"><text:s text:c="5"/>and 2.2(b) are revoked effective as of the date You first made, used,</text:p>
      <text:p text:style-name="P2"><text:s text:c="5"/>sold, distributed, or had made, Modifications made by that</text:p>
      <text:p text:style-name="P2"><text:s text:c="5"/>Participant.</text:p>
      <text:p text:style-name="P2"/>
      <text:p text:style-name="P2"><text:s text:c="5"/>8.3. <text:s/>If You assert a patent infringement claim against Participant</text:p>
      <text:p text:style-name="P2"><text:s text:c="5"/>alleging that such Participant's Contributor Version directly or</text:p>
      <text:p text:style-name="P2"><text:s text:c="5"/>indirectly infringes any patent where such claim is resolved (such as</text:p>
      <text:p text:style-name="P2"><text:s text:c="5"/>by license or settlement) prior to the initiation of patent</text:p>
      <text:p text:style-name="P2"><text:s text:c="5"/>infringement litigation, then the reasonable value of the licenses</text:p>
      <text:p text:style-name="P2"><text:s text:c="5"/>granted by such Participant under Sections 2.1 or 2.2 shall be taken</text:p>
      <text:p text:style-name="P2"><text:s text:c="5"/>into account in determining the amount or value of any payment or</text:p>
      <text:p text:style-name="P2"><text:s text:c="5"/>license.</text:p>
      <text:p text:style-name="P2"/>
      <text:p text:style-name="P2"><text:s text:c="5"/>8.4. <text:s/>In the event of termination under Sections 8.1 or 8.2 above,</text:p>
      <text:p text:style-name="P2"><text:s text:c="5"/>all end user license agreements (excluding distributors and resellers)</text:p>
      <text:p text:style-name="P2"><text:s text:c="5"/>which have been validly granted by You or any distributor hereunder</text:p>
      <text:p text:style-name="P2"><text:s text:c="5"/>prior to termination shall survive termination.</text:p>
      <text:p text:style-name="P2"/>
      <text:p text:style-name="P2">9. LIMITATION OF LIABILITY.</text:p>
      <text:p text:style-name="P2"/>
      <text:p text:style-name="P2"><text:s text:c="5"/>UNDER NO CIRCUMSTANCES AND UNDER NO LEGAL THEORY, WHETHER TORT</text:p>
      <text:p text:style-name="P2"><text:s text:c="5"/>(INCLUDING NEGLIGENCE), CONTRACT, OR OTHERWISE, SHALL YOU, THE INITIAL</text:p>
      <text:p text:style-name="P2"><text:s text:c="5"/>DEVELOPER, ANY OTHER CONTRIBUTOR, OR ANY DISTRIBUTOR OF COVERED CODE,</text:p>
      <text:p text:style-name="P2"><text:s text:c="5"/>OR ANY SUPPLIER OF ANY OF SUCH PARTIES, BE LIABLE TO ANY PERSON FOR</text:p>
      <text:p text:style-name="P2"><text:s text:c="5"/>ANY INDIRECT, SPECIAL, INCIDENTAL, OR CONSEQUENTIAL DAMAGES OF ANY</text:p>
      <text:p text:style-name="P2"><text:s text:c="5"/>CHARACTER INCLUDING, WITHOUT LIMITATION, DAMAGES FOR LOSS OF GOODWILL,</text:p>
      <text:p text:style-name="P2"><text:s text:c="5"/>WORK STOPPAGE, COMPUTER FAILURE OR MALFUNCTION, OR ANY AND ALL OTHER</text:p>
      <text:p text:style-name="P2"><text:s text:c="5"/>COMMERCIAL DAMAGES OR LOSSES, EVEN IF SUCH PARTY SHALL HAVE BEEN</text:p>
      <text:p text:style-name="P2"><text:s text:c="5"/>INFORMED OF THE POSSIBILITY OF SUCH DAMAGES. THIS LIMITATION OF</text:p>
      <text:p text:style-name="P2"><text:s text:c="5"/>LIABILITY SHALL NOT APPLY TO LIABILITY FOR DEATH OR PERSONAL INJURY</text:p>
      <text:p text:style-name="P2"><text:s text:c="5"/>RESULTING FROM SUCH PARTY'S NEGLIGENCE TO THE EXTENT APPLICABLE LAW</text:p>
      <text:p text:style-name="P2"><text:s text:c="5"/>PROHIBITS SUCH LIMITATION. SOME JURISDICTIONS DO NOT ALLOW THE</text:p>
      <text:p text:style-name="P2"><text:s text:c="5"/>EXCLUSION OR LIMITATION OF INCIDENTAL OR CONSEQUENTIAL DAMAGES, SO</text:p>
      <text:p text:style-name="P2"><text:s text:c="5"/>THIS EXCLUSION AND LIMITATION MAY NOT APPLY TO YOU.</text:p>
      <text:p text:style-name="P2"/>
      <text:p text:style-name="P2">10. U.S. GOVERNMENT END USERS.</text:p>
      <text:p text:style-name="P2"/>
      <text:p text:style-name="P2"><text:s text:c="5"/>The Covered Code is a "commercial item," as that term is defined in</text:p>
      <text:p text:style-name="P2"><text:s text:c="5"/>48 C.F.R. 2.101 (Oct. 1995), consisting of "commercial computer</text:p>
      <text:p text:style-name="P2"><text:soft-page-break/><text:s text:c="5"/>software" and "commercial computer software documentation," as such</text:p>
      <text:p text:style-name="P2"><text:s text:c="5"/>terms are used in 48 C.F.R. 12.212 (Sept. 1995). Consistent with 48</text:p>
      <text:p text:style-name="P2"><text:s text:c="5"/>C.F.R. 12.212 and 48 C.F.R. 227.7202-1 through 227.7202-4 (June 1995),</text:p>
      <text:p text:style-name="P2"><text:s text:c="5"/>all U.S. Government End Users acquire Covered Code with only those</text:p>
      <text:p text:style-name="P2"><text:s text:c="5"/>rights set forth herein.</text:p>
      <text:p text:style-name="P2"/>
      <text:p text:style-name="P2">11. MISCELLANEOUS.</text:p>
      <text:p text:style-name="P2"/>
      <text:p text:style-name="P2"><text:s text:c="5"/>This License represents the complete agreement concerning subject</text:p>
      <text:p text:style-name="P2"><text:s text:c="5"/>matter hereof. If any provision of this License is held to be</text:p>
      <text:p text:style-name="P2"><text:s text:c="5"/>unenforceable, such provision shall be reformed only to the extent</text:p>
      <text:p text:style-name="P2"><text:s text:c="5"/>necessary to make it enforceable. This License shall be governed by</text:p>
      <text:p text:style-name="P2"><text:s text:c="5"/>California law provisions (except to the extent applicable law, if</text:p>
      <text:p text:style-name="P2"><text:s text:c="5"/>any, provides otherwise), excluding its conflict-of-law provisions.</text:p>
      <text:p text:style-name="P2"><text:s text:c="5"/>With respect to disputes in which at least one party is a citizen of,</text:p>
      <text:p text:style-name="P2"><text:s text:c="5"/>or an entity chartered or registered to do business in the United</text:p>
      <text:p text:style-name="P2"><text:s text:c="5"/>States of America, any litigation relating to this License shall be</text:p>
      <text:p text:style-name="P2"><text:s text:c="5"/>subject to the jurisdiction of the Federal Courts of the Northern</text:p>
      <text:p text:style-name="P2"><text:s text:c="5"/>District of California, with venue lying in Santa Clara County,</text:p>
      <text:p text:style-name="P2"><text:s text:c="5"/>California, with the losing party responsible for costs, including</text:p>
      <text:p text:style-name="P2"><text:s text:c="5"/>without limitation, court costs and reasonable attorneys' fees and</text:p>
      <text:p text:style-name="P2"><text:s text:c="5"/>expenses. The application of the United Nations Convention on</text:p>
      <text:p text:style-name="P2"><text:s text:c="5"/>Contracts for the International Sale of Goods is expressly excluded.</text:p>
      <text:p text:style-name="P2"><text:s text:c="5"/>Any law or regulation which provides that the language of a contract</text:p>
      <text:p text:style-name="P2"><text:s text:c="5"/>shall be construed against the drafter shall not apply to this</text:p>
      <text:p text:style-name="P2"><text:s text:c="5"/>License.</text:p>
      <text:p text:style-name="P2"/>
      <text:p text:style-name="P2">12. RESPONSIBILITY FOR CLAIMS.</text:p>
      <text:p text:style-name="P2"/>
      <text:p text:style-name="P2"><text:s text:c="5"/>As between Initial Developer and the Contributors, each party is</text:p>
      <text:p text:style-name="P2"><text:s text:c="5"/>responsible for claims and damages arising, directly or indirectly,</text:p>
      <text:p text:style-name="P2"><text:s text:c="5"/>out of its utilization of rights under this License and You agree to</text:p>
      <text:p text:style-name="P2"><text:s text:c="5"/>work with Initial Developer and Contributors to distribute such</text:p>
      <text:p text:style-name="P2"><text:s text:c="5"/>responsibility on an equitable basis. Nothing herein is intended or</text:p>
      <text:p text:style-name="P2"><text:s text:c="5"/>shall be deemed to constitute any admission of liability.</text:p>
      <text:p text:style-name="P2"/>
      <text:p text:style-name="P2">13. MULTIPLE-LICENSED CODE.</text:p>
      <text:p text:style-name="P2"/>
      <text:p text:style-name="P2"><text:s text:c="5"/>Initial Developer may designate portions of the Covered Code as</text:p>
      <text:p text:style-name="P2"><text:s text:c="5"/>"Multiple-Licensed". <text:s/>"Multiple-Licensed" means that the Initial</text:p>
      <text:p text:style-name="P2"><text:s text:c="5"/>Developer permits you to utilize portions of the Covered Code under</text:p>
      <text:p text:style-name="P2"><text:s text:c="5"/>Your choice of the NPL or the alternative licenses, if any, specified</text:p>
      <text:p text:style-name="P2"><text:s text:c="5"/>by the Initial Developer in the file described in Exhibit A.</text:p>
      <text:p text:style-name="P2"/>
      <text:p text:style-name="P2">EXHIBIT A - Mozilla Public License.</text:p>
      <text:p text:style-name="P2"/>
      <text:p text:style-name="P2"><text:s text:c="5"/>``The contents of this file are subject to the Mozilla Public License</text:p>
      <text:p text:style-name="P2"><text:s text:c="5"/>Version 1.1 (the "License"); you may not use this file except in</text:p>
      <text:p text:style-name="P2"><text:s text:c="5"/>compliance with the License. You may obtain a copy of the License at</text:p>
      <text:p text:style-name="P2"><text:s text:c="5"/>http://www.mozilla.org/MPL/</text:p>
      <text:p text:style-name="P2"/>
      <text:p text:style-name="P2"><text:s text:c="5"/>Software distributed under the License is distributed on an "AS IS"</text:p>
      <text:p text:style-name="P2"><text:s text:c="5"/>basis, WITHOUT WARRANTY OF ANY KIND, either express or implied. See the</text:p>
      <text:p text:style-name="P2"><text:s text:c="5"/>License for the specific language governing rights and limitations</text:p>
      <text:p text:style-name="P2"><text:s text:c="5"/>under the License.</text:p>
      <text:p text:style-name="P2"/>
      <text:p text:style-name="P2"><text:s text:c="5"/>The Original Code is RabbitMQ.</text:p>
      <text:p text:style-name="P2"/>
      <text:p text:style-name="P2"><text:s text:c="5"/>The Initial Developer of the Original Code is GoPivotal, Ltd.</text:p>
      <text:p text:style-name="P2"><text:s text:c="5"/>Copyright (c) 2007-2013 GoPivotal, Inc. <text:s/>All Rights Reserved.''</text:p>
      <text:p text:style-name="P2"/>
      <text:p text:style-name="P2"><text:s text:c="5"/>[NOTE: The text of this Exhibit A may differ slightly from the text of</text:p>
      <text:p text:style-name="P2"><text:s text:c="5"/>the notices in the Source Code files of the Original Code. You should</text:p>
      <text:p text:style-name="P2"><text:s text:c="5"/>use the text of this Exhibit A rather than the text found in the</text:p>
      <text:p text:style-name="P2"><text:s text:c="5"/>Original Code Source Code for Your Modifications.]</text:p>
      <text:p text:style-name="P2"/>
      <text:p text:style-name="P2">------------------------------------------------------------</text:p>
      <text:p text:style-name="P2">Redis &lt;http://redis.io&gt;</text:p>
      <text:p text:style-name="P2">BSD 3-Clause License </text:p>
      <text:p text:style-name="P2">----------</text:p>
      <text:p text:style-name="P2">Redis license and trademark information</text:p>
      <text:p text:style-name="P2"/>
      <text:p text:style-name="P2"><text:soft-page-break/>Redis is open source software released under the terms of the three clause BSD license. Most of the Redis source code was written and is copyrighted by Salvatore Sanfilippo and Pieter Noordhuis. A list of other contributors can be found in the git history.</text:p>
      <text:p text:style-name="P2"/>
      <text:p text:style-name="P2">The Redis trademark and logo are owned by Salvatore Sanfilippo and can be used in accordance with the Redis Trademark Guidelines.</text:p>
      <text:p text:style-name="P2">Three clause BSD license</text:p>
      <text:p text:style-name="P2"/>
      <text:p text:style-name="P2">Every file in the Redis distribution, with the exceptions of third party files specified in the list below, contain the following license:</text:p>
      <text:p text:style-name="P2"/>
      <text:p text:style-name="P2">Redistribution and use in source and binary forms, with or without modification, are permitted provided that the following conditions are met:</text:p>
      <text:p text:style-name="P2"/>
      <text:p text:style-name="P2"><text:s text:c="4"/>Redistributions of source code must retain the above copyright notice, this list of conditions and the following disclaimer.</text:p>
      <text:p text:style-name="P2"/>
      <text:p text:style-name="P2"><text:s text:c="4"/>Redistributions in binary form must reproduce the above copyright notice, this list of conditions and the following disclaimer in the documentation and/or other materials provided with the distribution.</text:p>
      <text:p text:style-name="P2"/>
      <text:p text:style-name="P2"><text:s text:c="4"/>Neither the name of Redis nor the names of its contributors may be used to endorse or promote products derived from this software without specific prior written permission.</text:p>
      <text:p text:style-name="P2"/>
      <text:p text:style-name="P2">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hird party files and licenses</text:p>
      <text:p text:style-name="P2"/>
      <text:p text:style-name="P2">Redis uses source code from third parties. All this code contains a BSD or BSD-compatible license. The following is a list of third party files and information about their copyright.</text:p>
      <text:p text:style-name="P2"/>
      <text:p text:style-name="P2"><text:s text:c="4"/>Redis uses the LHF compression library. LibLZF is copyright Marc Alexander Lehmann and is released under the terms of the two clause BSD license.</text:p>
      <text:p text:style-name="P2"/>
      <text:p text:style-name="P2"><text:s text:c="4"/>Redis uses the sha1.c file that is copyright by Steve Reid and released under the public domain. This file is extremely popular and used among open source and proprietary code.</text:p>
      <text:p text:style-name="P2"/>
      <text:p text:style-name="P2"><text:s text:c="4"/>When compiled on Linux Redis uses the Jemalloc allocator, that is copyright by Jason Evans, Mozilla Foundation and Facebook, Inc and is released under the two clause BSD license.</text:p>
      <text:p text:style-name="P2"/>
      <text:p text:style-name="P2"><text:s text:c="4"/>Inside Jemalloc the file pprof is copyright Google Inc and released under the three clause BSD license.</text:p>
      <text:p text:style-name="P2"/>
      <text:p text:style-name="P2"><text:s text:c="4"/>Inside Jemalloc the files inttypes.h, stdbool.h, stdint.h, strings.h under the msvc_compat directory are copyright Alexander Chemeris and released under the three clause BSD license.</text:p>
      <text:p text:style-name="P2"/>
      <text:p text:style-name="P2"><text:s text:c="4"/>The libraries hiredis and linenoise also included inside the Redis distribution are copyright Salvatore Sanfilippo and Pieter Noordhuis and released under the terms respectively of the three clause BSD license and two clause BSD license.</text:p>
      <text:p text:style-name="P2"/>
      <text:p text:style-name="P2">------------------------------------------------------------</text:p>
      <text:p text:style-name="P2">SmartOS &lt;https://smartos.org&gt;</text:p>
      <text:p text:style-name="P2">CDDL </text:p>
      <text:p text:style-name="P2">----------</text:p>
      <text:p text:style-name="P2">COMMON DEVELOPMENT AND DISTRIBUTION LICENSE (CDDL)</text:p>
      <text:p text:style-name="P2">Version 1.0</text:p>
      <text:p text:style-name="P2"/>
      <text:p text:style-name="P2"><text:soft-page-break/>1. Definitions.</text:p>
      <text:p text:style-name="P2"/>
      <text:p text:style-name="P2">1.1. “Contributor” means each individual or entity that creates or contributes to the creation of Modifications.</text:p>
      <text:p text:style-name="P2"/>
      <text:p text:style-name="P2">1.2. “Contributor Version” means the combination of the Original Software, prior Modifications used by a Contributor (if any), and the Modifications made by that particular Contributor.</text:p>
      <text:p text:style-name="P2"/>
      <text:p text:style-name="P2">1.3. “Covered Software” means (a) the Original Software, or (b) Modifications, or (c) the combination of files containing Original Software with files containing Modifications, in each case including portions thereof.</text:p>
      <text:p text:style-name="P2"/>
      <text:p text:style-name="P2">1.4. “Executable” means the Covered Software in any form other than Source Code.</text:p>
      <text:p text:style-name="P2"/>
      <text:p text:style-name="P2">1.5. “Initial Developer” means the individual or entity that first makes Original Software available under this License.</text:p>
      <text:p text:style-name="P2"/>
      <text:p text:style-name="P2">1.6. “Larger Work” means a work which combines Covered Software or portions thereof with code not governed by the terms of this License.</text:p>
      <text:p text:style-name="P2"/>
      <text:p text:style-name="P2">1.7. “License” means this document.</text:p>
      <text:p text:style-name="P2"/>
      <text:p text:style-name="P2">1.8. “Licensable” means having the right to grant, to the maximum extent possible, whether at the time of the initial grant or subsequently acquired, any and all of the rights conveyed herein.</text:p>
      <text:p text:style-name="P2"/>
      <text:p text:style-name="P2">1.9. “Modifications” means the Source Code and Executable form of any of the following:</text:p>
      <text:p text:style-name="P2"/>
      <text:p text:style-name="P2">A. Any file that results from an addition to, deletion from or modification of the contents of a file containing Original Software or previous Modifications;</text:p>
      <text:p text:style-name="P2">B. Any new file that contains any part of the Original Software or previous Modification; or</text:p>
      <text:p text:style-name="P2">C. Any new file that is contributed or otherwise made available under the terms of this License.</text:p>
      <text:p text:style-name="P2"/>
      <text:p text:style-name="P2">1.10. “Original Software” means the Source Code and Executable form of computer software code that is originally released under this License.</text:p>
      <text:p text:style-name="P2"/>
      <text:p text:style-name="P2">1.11. “Patent Claims” means any patent claim(s), now owned or hereafter acquired, including without limitation, method, process, and apparatus claims, in any patent Licensable by grantor.</text:p>
      <text:p text:style-name="P2"/>
      <text:p text:style-name="P2">1.12. “Source Code” means (a) the common form of computer software code in which modifications are made and (b) associated documentation included in or with such code.</text:p>
      <text:p text:style-name="P2"/>
      <text:p text:style-name="P2">1.13. “You” (or “Your”) means an individual or a legal entity exercising rights under, and complying with all of the terms of, this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2"/>
      <text:p text:style-name="P2">2. License Grants.</text:p>
      <text:p text:style-name="P2"/>
      <text:p text:style-name="P2">2.1. The Initial Developer Grant.</text:p>
      <text:p text:style-name="P2"/>
      <text:p text:style-name="P2">Conditioned upon Your compliance with Section 3.1 below and subject to third party intellectual property claims, the Initial Developer hereby grants You a world-wide, royalty-free, non-exclusive license:</text:p>
      <text:p text:style-name="P2"/>
      <text:p text:style-name="P2">(a) under intellectual property rights (other than patent or trademark) Licensable by Initial Developer, to use, reproduce, modify, display, perform, sublicense and distribute the Original Software (or portions thereof), with or without Modifications, and/or as part of a Larger Work; and</text:p>
      <text:p text:style-name="P2"/>
      <text:p text:style-name="P2">(b) under Patent Claims infringed by the making, using or selling of Original Software, to make, have made, use, practice, sell, and offer for sale, and/or otherwise dispose of the Original Software (or portions thereof).</text:p>
      <text:p text:style-name="P2"><text:soft-page-break/></text:p>
      <text:p text:style-name="P2">(c) The licenses granted in Sections 2.1(a) and (b) are effective on the date Initial Developer first distributes or otherwise makes the Original Software available to a third party under the terms of this License.</text:p>
      <text:p text:style-name="P2"/>
      <text:p text:style-name="P2">(d) Notwithstanding Section 2.1(b) above, no patent license is granted: (1) for code that You delete from the Original Software, or (2) for infringements caused by: (i) the modification of the Original Software, or (ii) the combination of the Original Software with other software or devices.</text:p>
      <text:p text:style-name="P2"/>
      <text:p text:style-name="P2">2.2. Contributor Grant.</text:p>
      <text:p text:style-name="P2"/>
      <text:p text:style-name="P2">Conditioned upon Your compliance with Section 3.1 below and subject to third party intellectual property claims, each Contributor hereby grants You a world-wide, royalty-free, non-exclusive license:</text:p>
      <text:p text:style-name="P2"/>
      <text:p text:style-name="P2">(a)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Software and/or as part of a Larger Work; and</text:p>
      <text:p text:style-name="P2"/>
      <text:p text:style-name="P2">(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p text:style-name="P2"/>
      <text:p text:style-name="P2">(c) The licenses granted in Sections 2.2(a) and 2.2(b) are effective on the date Contributor first distributes or otherwise makes the Modifications available to a third party.</text:p>
      <text:p text:style-name="P2"/>
      <text:p text:style-name="P2">(d) Notwithstanding Section 2.2(b) above, no patent license is granted: (1) for any code that Contributor has deleted from the Contributor Version; (2) for infringements caused by: third party modifications of Contributor Version, or (ii) the combination of Modifications made by that Contributor with other software (except as part of the Contributor Version) or other devices; or (3) under Patent Claims infringed by Covered Software in the absence of Modifications made by that Contributor.</text:p>
      <text:p text:style-name="P2"/>
      <text:p text:style-name="P2">3. Distribution Obligations.</text:p>
      <text:p text:style-name="P2"/>
      <text:p text:style-name="P2">3.1. Availability of Source Code.</text:p>
      <text:p text:style-name="P2"/>
      <text:p text:style-name="P2">Any Covered Software that You distribute or otherwise make available in Executable form must also be made available in Source Code form and that Source Code form must be distributed only under the terms of this License. You must include a copy of this License with every copy of the Source Code form of the Covered Software You distribute or otherwise make available. You must inform recipients of any such Covered Software in Executable form as to how they can obtain such Covered Software in Source Code form in a reasonable manner on or through a medium customarily used for software exchange.</text:p>
      <text:p text:style-name="P2"/>
      <text:p text:style-name="P2">3.2. Modifications.</text:p>
      <text:p text:style-name="P2"/>
      <text:p text:style-name="P2">The Modifications that You create or to which You contribute are governed by the terms of this License. You represent that You believe Your Modifications are Your original creation(s) and/or You have sufficient rights to grant the rights conveyed by this License.</text:p>
      <text:p text:style-name="P2"/>
      <text:p text:style-name="P2">3.3. Required Notices.</text:p>
      <text:p text:style-name="P2"/>
      <text:p text:style-name="P2">You must include a notice in each of Your Modifications that identifies You as the Contributor of the Modification. You may not remove or alter any copyright, patent or trademark notices contained within the Covered Software, or any notices of licensing or any descriptive text giving attribution to any Contributor or the Initial Developer.</text:p>
      <text:p text:style-name="P2"/>
      <text:p text:style-name="P2">3.4. Application of Additional Terms.</text:p>
      <text:p text:style-name="P2"/>
      <text:p text:style-name="P2"><text:soft-page-break/>You may not offer or impose any terms on any Covered Software in Source Code form that alters or restricts the applicable version of this License or the recipients’ rights hereunder. You may choose to offer, and to charge a fee for, warranty, support, indemnity or liability obligations to one or more recipients of Covered Software. However, you may do so only on Your own behalf, and not on behalf of the Initial Developer or any Contributor. You must make it absolutely clear that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p text:style-name="P2"/>
      <text:p text:style-name="P2">3.5. Distribution of Executable Versions.</text:p>
      <text:p text:style-name="P2"/>
      <text:p text:style-name="P2">You may distribute the Executable form of the Covered Software under the terms of this License or under the terms of a license of Your choice, which may contain terms different from this License, provided that You are in compliance with the terms of this License and that the license for the Executable form does not attempt to limit or alter the recipient’s rights in the Source Code form from the rights set forth in this License. If You distribute the Covered Software in Executable form under a different license, You must make it absolutely clear that any terms which differ from this License are offered by You alone, not by the Initial Developer or Contributor. You hereby agree to indemnify the Initial Developer and every Contributor for any liability incurred by the Initial Developer or such Contributor as a result of any such terms You offer.</text:p>
      <text:p text:style-name="P2"/>
      <text:p text:style-name="P2">3.6. Larger Works.</text:p>
      <text:p text:style-name="P2"/>
      <text:p text:style-name="P2">You may create a Larger Work by combining Covered Software with other code not governed by the terms of this License and distribute the Larger Work as a single product. In such a case, You must make sure the requirements of this License are fulfilled for the Covered Software.</text:p>
      <text:p text:style-name="P2"/>
      <text:p text:style-name="P2">4. Versions of the License.</text:p>
      <text:p text:style-name="P2"/>
      <text:p text:style-name="P2">4.1. New Versions.</text:p>
      <text:p text:style-name="P2"/>
      <text:p text:style-name="P2">Sun Microsystems, Inc. is the initial license steward and may publish revised and/or new versions of this License from time to time. Each version will be given a distinguishing version number. Except as provided in Section 4.3, no one other than the license steward has the right to modify this License.</text:p>
      <text:p text:style-name="P2"/>
      <text:p text:style-name="P2">4.2. Effect of New Versions.</text:p>
      <text:p text:style-name="P2"/>
      <text:p text:style-name="P2">You may always continue to use, distribute or otherwise make the Covered Software available under the terms of the version of the License under which You originally received the Covered Software. If the Initial Developer includes a notice in the Original Software prohibiting it from being distributed or otherwise made available under any subsequent version of the License, You must distribute and make the Covered Software available under the terms of the version of the License under which You originally received the Covered Software. Otherwise, You may also choose to use, distribute or otherwise make the Covered Software available under the terms of any subsequent version of the License published by the license steward.</text:p>
      <text:p text:style-name="P2"/>
      <text:p text:style-name="P2">4.3. Modified Versions.</text:p>
      <text:p text:style-name="P2"/>
      <text:p text:style-name="P2">When You are an Initial Developer and You want to create a new license for Your Original Software, You may create and use a modified version of this License if You: (a) rename the license and remove any references to the name of the license steward (except to note that the license differs from this License); and (b) otherwise make it clear that the license contains terms which differ from this License.</text:p>
      <text:p text:style-name="P2"/>
      <text:p text:style-name="P2">5. DISCLAIMER OF WARRANTY.</text:p>
      <text:p text:style-name="P2"/>
      <text:p text:style-name="P2">COVERED SOFTWARE IS PROVIDED UNDER THIS LICENSE ON AN “AS IS” BASIS, WITHOUT WARRANTY OF ANY KIND, EITHER EXPRESSED OR IMPLIED, INCLUDING, WITHOUT LIMITATION, WARRANTIES THAT THE COVERED SOFTWARE IS FREE OF DEFECTS, MERCHANTABLE, FIT FOR A PARTICULAR PURPOSE OR NON-INFRINGING. THE ENTIRE RISK AS TO THE QUALITY AND PERFORMANCE OF THE COVERED SOFTWARE IS WITH YOU. SHOULD ANY <text:soft-page-break/>COVERED SOFTWARE PROVE DEFECTIVE IN ANY RESPECT, YOU (NOT THE INITIAL DEVELOPER OR ANY OTHER CONTRIBUTOR) ASSUME THE COST OF ANY NECESSARY SERVICING, REPAIR OR CORRECTION. THIS DISCLAIMER OF WARRANTY CONSTITUTES AN ESSENTIAL PART OF THIS LICENSE. NO USE OF ANY COVERED SOFTWARE IS AUTHORIZED HEREUNDER EXCEPT UNDER THIS DISCLAIMER.</text:p>
      <text:p text:style-name="P2"/>
      <text:p text:style-name="P2">6. TERMINATION.</text:p>
      <text:p text:style-name="P2"/>
      <text:p text:style-name="P2">6.1. This License and the rights granted hereunder will terminate automatically if You fail to comply with terms herein and fail to cure such breach within 30 days of becoming aware of the breach. Provisions which, by their nature, must remain in effect beyond the termination of this License shall survive.</text:p>
      <text:p text:style-name="P2"/>
      <text:p text:style-name="P2">6.2. If You assert a patent infringement claim (excluding declaratory judgment actions) against Initial Developer or a Contributor (the Initial Developer or Contributor against whom You assert such claim is referred to as “Participant”) alleging that the Participant Software (meaning the Contributor Version where the Participant is a Contributor or the Original Software where the Participant is the Initial Developer) directly or indirectly infringes any patent, then any and all rights granted directly or indirectly to You by such Participant, the Initial Developer (if the Initial Developer is not the Participant) and all Contributors under Sections 2.1 and/or 2.2 of this License shall, upon 60 days notice from Participant terminate prospectively and automatically at the expiration of such 60 day notice period, unless if within such 60 day period You withdraw Your claim with respect to the Participant Software against such Participant either unilaterally or pursuant to a written agreement with Participant.</text:p>
      <text:p text:style-name="P2"/>
      <text:p text:style-name="P2">6.3. If You assert a patent infringement claim against Participant alleging that the Participant Software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P2"/>
      <text:p text:style-name="P2">6.4. In the event of termination under Sections 6.1 or 6.2 above, all end user licenses that have been validly granted by You or any distributor hereunder prior to termination (excluding licenses granted to You by any distributor) shall survive termination.</text:p>
      <text:p text:style-name="P2"/>
      <text:p text:style-name="P2">7. LIMITATION OF LIABILITY.</text:p>
      <text:p text:style-name="P2"/>
      <text:p text:style-name="P2">UNDER NO CIRCUMSTANCES AND UNDER NO LEGAL THEORY, WHETHER TORT (INCLUDING NEGLIGENCE), CONTRACT, OR OTHERWISE, SHALL YOU, THE INITIAL DEVELOPER, ANY OTHER CONTRIBUTOR, OR ANY DISTRIBUTOR OF COVER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2"/>
      <text:p text:style-name="P2">8. U.S. GOVERNMENT END USERS.</text:p>
      <text:p text:style-name="P2"/>
      <text:p text:style-name="P2">The Covered Software is a “commercial item,” as that term is defined in 48 C.F.R. 2.101 (Oct. 1995), consisting of “commercial computer software” (as that term is defined at 48 C.F.R. § 252.227-7014(a)(1)) and “commercial computer software documentation” as such terms are used in 48 C.F.R. 12.212 (Sept. 1995). Consistent with 48 C.F.R. 12.212 and 48 C.F.R. 227.7202-1 through 227.7202-4 (June 1995), all U.S. Government End Users acquire Covered Software with only those rights set forth herein. This U.S. Government Rights clause is in lieu of, and supersedes, any other FAR, DFAR, or other clause or provision that addresses Government rights in computer software under this License.</text:p>
      <text:p text:style-name="P2"/>
      <text:p text:style-name="P2">9. MISCELLANEOUS.</text:p>
      <text:p text:style-name="P2"/>
      <text:p text:style-name="P2">This License represents the complete agreement concerning subject matter hereof. If any provision of this License is held to be unenforceable, such provision shall be reformed only to the extent necessary to make it enforceable. This <text:soft-page-break/>License shall be governed by the law of the jurisdiction specified in a notice contained within the Original Software (except to the extent applicable law, if any, provides otherwise), excluding such jurisdiction’s conflict-of-law provisions. Any litigation relating to this License shall be subject to the jurisdiction of the courts located in the jurisdiction and venue specified in a notice contained within the Original Software,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You agree that You alone are responsible for compliance with the United States export administration regulations (and the export control laws and regulation of any other countries) when You use, distribute or otherwise make available any Covered Software.</text:p>
      <text:p text:style-name="P2"/>
      <text:p text:style-name="P2">10. RESPONSIBILITY FOR CLAIMS.</text:p>
      <text:p text:style-name="P2"/>
      <text:p text:style-name="P2">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P2"/>
      <text:p text:style-name="P2">NOTICE PURSUANT TO SECTION 9 OF THE COMMON DEVELOPMENT AND DISTRIBUTION LICENSE (CDDL)</text:p>
      <text:p text:style-name="P2"/>
      <text:p text:style-name="P2">The OpenSolaris code released under the CDDL shall be governed by the laws of the State of California (excluding conflict-of-law provisions). Any litigation relating to this License shall be subject to the jurisdiction of the Federal Courts of the Northern District of California and the state courts of the State of California, with venue lying in Santa Clara County, California.</text:p>
      <text:p text:style-name="P2"/>
      <text:p text:style-name="P2">------------------------------------------------------------</text:p>
      <text:p text:style-name="P2">SystemRescueCd &lt;https://www.system-rescue-cd.org&gt;</text:p>
      <text:p text:style-name="P2">GPL 2</text:p>
      <text:p text:style-name="P2">----------</text:p>
      <text:p text:style-name="P2"><text:s text:c="20"/>GNU GENERAL PUBLIC LICENSE</text:p>
      <text:p text:style-name="P2"><text:s text:c="23"/>Version 2, June 1991</text:p>
      <text:p text:style-name="P2"/>
      <text:p text:style-name="P2"><text:s/>Copyright (C) 1989, 1991 Free Software Foundation, Inc.,</text:p>
      <text:p text:style-name="P2"><text:s/>51 Franklin Street, Fifth Floor, Boston, MA 02110-1301 USA</text:p>
      <text:p text:style-name="P2"><text:s/>Everyone is permitted to copy and distribute verbatim copies</text:p>
      <text:p text:style-name="P2"><text:s/>of this license document, but changing it is not allowed.</text:p>
      <text:p text:style-name="P2"/>
      <text:p text:style-name="P2"><text:s text:c="28"/>Preamble</text:p>
      <text:p text:style-name="P2"/>
      <text:p text:style-name="P2"><text:s text:c="2"/>The licenses for most software are designed to take away your</text:p>
      <text:p text:style-name="P2">freedom to share and change it. <text:s/>By contrast, the GNU General Public</text:p>
      <text:p text:style-name="P2">License is intended to guarantee your freedom to share and change free</text:p>
      <text:p text:style-name="P2">software--to make sure the software is free for all its users. <text:s/>This</text:p>
      <text:p text:style-name="P2">General Public License applies to most of the Free Software</text:p>
      <text:p text:style-name="P2">Foundation's software and to any other program whose authors commit to</text:p>
      <text:p text:style-name="P2">using it. <text:s/>(Some other Free Software Foundation software is covered by</text:p>
      <text:p text:style-name="P2">the GNU Lesser General Public License instead.) <text:s/>You can apply it to</text:p>
      <text:p text:style-name="P2">your programs, too.</text:p>
      <text:p text:style-name="P2"/>
      <text:p text:style-name="P2"><text:s text:c="2"/>When we speak of free software, we are referring to freedom, not</text:p>
      <text:p text:style-name="P2">price. <text:s/>Our General Public Licenses are designed to make sure that you</text:p>
      <text:p text:style-name="P2">have the freedom to distribute copies of free software (and charge for</text:p>
      <text:p text:style-name="P2">this service if you wish), that you receive source code or can get it</text:p>
      <text:p text:style-name="P2">if you want it, that you can change the software or use pieces of it</text:p>
      <text:p text:style-name="P2">in new free programs; and that you know you can do these things.</text:p>
      <text:p text:style-name="P2"/>
      <text:p text:style-name="P2"><text:s text:c="2"/>To protect your rights, we need to make restrictions that forbid</text:p>
      <text:p text:style-name="P2">anyone to deny you these rights or to ask you to surrender the rights.</text:p>
      <text:p text:style-name="P2">These restrictions translate to certain responsibilities for you if you</text:p>
      <text:p text:style-name="P2">distribute copies of the software, or if you modify it.</text:p>
      <text:p text:style-name="P2"/>
      <text:p text:style-name="P2"><text:s text:c="2"/>For example, if you distribute copies of such a program, whether</text:p>
      <text:p text:style-name="P2">gratis or for a fee, you must give the recipients all the rights that</text:p>
      <text:p text:style-name="P2">you have. <text:s/>You must make sure that they, too, receive or can get the</text:p>
      <text:p text:style-name="P2">source code. <text:s/>And you must show them these terms so they know their</text:p>
      <text:p text:style-name="P2"><text:soft-page-break/>rights.</text:p>
      <text:p text:style-name="P2"/>
      <text:p text:style-name="P2"><text:s text:c="2"/>We protect your rights with two steps: (1) copyright the software, and</text:p>
      <text:p text:style-name="P2">(2) offer you this license which gives you legal permission to copy,</text:p>
      <text:p text:style-name="P2">distribute and/or modify the software.</text:p>
      <text:p text:style-name="P2"/>
      <text:p text:style-name="P2"><text:s text:c="2"/>Also, for each author's protection and ours, we want to make certain</text:p>
      <text:p text:style-name="P2">that everyone understands that there is no warranty for this free</text:p>
      <text:p text:style-name="P2">software. <text:s/>If the software is modified by someone else and passed on, we</text:p>
      <text:p text:style-name="P2">want its recipients to know that what they have is not the original, so</text:p>
      <text:p text:style-name="P2">that any problems introduced by others will not reflect on the original</text:p>
      <text:p text:style-name="P2">authors' reputations.</text:p>
      <text:p text:style-name="P2"/>
      <text:p text:style-name="P2"><text:s text:c="2"/>Finally, any free program is threatened constantly by software</text:p>
      <text:p text:style-name="P2">patents. <text:s/>We wish to avoid the danger that redistributors of a free</text:p>
      <text:p text:style-name="P2">program will individually obtain patent licenses, in effect making the</text:p>
      <text:p text:style-name="P2">program proprietary. <text:s/>To prevent this, we have made it clear that any</text:p>
      <text:p text:style-name="P2">patent must be licensed for everyone's free use or not licensed at all.</text:p>
      <text:p text:style-name="P2"/>
      <text:p text:style-name="P2"><text:s text:c="2"/>The precise terms and conditions for copying, distribution and</text:p>
      <text:p text:style-name="P2">modification follow.</text:p>
      <text:p text:style-name="P2"/>
      <text:p text:style-name="P2"><text:s text:c="20"/>GNU GENERAL PUBLIC LICENSE</text:p>
      <text:p text:style-name="P2"><text:s text:c="3"/>TERMS AND CONDITIONS FOR COPYING, DISTRIBUTION AND MODIFICATION</text:p>
      <text:p text:style-name="P2"/>
      <text:p text:style-name="P2"><text:s text:c="2"/>0. This License applies to any program or other work which contains</text:p>
      <text:p text:style-name="P2">a notice placed by the copyright holder saying it may be distributed</text:p>
      <text:p text:style-name="P2">under the terms of this General Public License. <text:s/>The "Program", below,</text:p>
      <text:p text:style-name="P2">refers to any such program or work, and a "work based on the Program"</text:p>
      <text:p text:style-name="P2">means either the Program or any derivative work under copyright law:</text:p>
      <text:p text:style-name="P2">that is to say, a work containing the Program or a portion of it,</text:p>
      <text:p text:style-name="P2">either verbatim or with modifications and/or translated into another</text:p>
      <text:p text:style-name="P2">language. <text:s/>(Hereinafter, translation is included without limitation in</text:p>
      <text:p text:style-name="P2">the term "modification".) <text:s/>Each licensee is addressed as "you".</text:p>
      <text:p text:style-name="P2"/>
      <text:p text:style-name="P2">Activities other than copying, distribution and modification are not</text:p>
      <text:p text:style-name="P2">covered by this License; they are outside its scope. <text:s/>The act of</text:p>
      <text:p text:style-name="P2">running the Program is not restricted, and the output from the Program</text:p>
      <text:p text:style-name="P2">is covered only if its contents constitute a work based on the</text:p>
      <text:p text:style-name="P2">Program (independent of having been made by running the Program).</text:p>
      <text:p text:style-name="P2">Whether that is true depends on what the Program does.</text:p>
      <text:p text:style-name="P2"/>
      <text:p text:style-name="P2"><text:s text:c="2"/>1. You may copy and distribute verbatim copies of the Program's</text:p>
      <text:p text:style-name="P2">source code as you receive it, in any medium, provided that you</text:p>
      <text:p text:style-name="P2">conspicuously and appropriately publish on each copy an appropriate</text:p>
      <text:p text:style-name="P2">copyright notice and disclaimer of warranty; keep intact all the</text:p>
      <text:p text:style-name="P2">notices that refer to this License and to the absence of any warranty;</text:p>
      <text:p text:style-name="P2">and give any other recipients of the Program a copy of this License</text:p>
      <text:p text:style-name="P2">along with the Program.</text:p>
      <text:p text:style-name="P2"/>
      <text:p text:style-name="P2">You may charge a fee for the physical act of transferring a copy, and</text:p>
      <text:p text:style-name="P2">you may at your option offer warranty protection in exchange for a fee.</text:p>
      <text:p text:style-name="P2"/>
      <text:p text:style-name="P2"><text:s text:c="2"/>2. You may modify your copy or copies of the Program or any portion</text:p>
      <text:p text:style-name="P2">of it, thus forming a work based on the Program, and copy and</text:p>
      <text:p text:style-name="P2">distribute such modifications or work under the terms of Section 1</text:p>
      <text:p text:style-name="P2">above, provided that you also meet all of these conditions:</text:p>
      <text:p text:style-name="P2"/>
      <text:p text:style-name="P2"><text:s text:c="4"/>a) You must cause the modified files to carry prominent notices</text:p>
      <text:p text:style-name="P2"><text:s text:c="4"/>stating that you changed the files and the date of any change.</text:p>
      <text:p text:style-name="P2"/>
      <text:p text:style-name="P2"><text:s text:c="4"/>b) You must cause any work that you distribute or publish, that in</text:p>
      <text:p text:style-name="P2"><text:s text:c="4"/>whole or in part contains or is derived from the Program or any</text:p>
      <text:p text:style-name="P2"><text:s text:c="4"/>part thereof, to be licensed as a whole at no charge to all third</text:p>
      <text:p text:style-name="P2"><text:s text:c="4"/>parties under the terms of this License.</text:p>
      <text:p text:style-name="P2"/>
      <text:p text:style-name="P2"><text:s text:c="4"/>c) If the modified program normally reads commands interactively</text:p>
      <text:p text:style-name="P2"><text:s text:c="4"/>when run, you must cause it, when started running for such</text:p>
      <text:p text:style-name="P2"><text:s text:c="4"/>interactive use in the most ordinary way, to print or display an</text:p>
      <text:p text:style-name="P2"><text:s text:c="4"/>announcement including an appropriate copyright notice and a</text:p>
      <text:p text:style-name="P2"><text:s text:c="4"/>notice that there is no warranty (or else, saying that you provide</text:p>
      <text:p text:style-name="P2"><text:s text:c="4"/>a warranty) and that users may redistribute the program under</text:p>
      <text:p text:style-name="P2"><text:soft-page-break/><text:s text:c="4"/>these conditions, and telling the user how to view a copy of this</text:p>
      <text:p text:style-name="P2"><text:s text:c="4"/>License. <text:s/>(Exception: if the Program itself is interactive but</text:p>
      <text:p text:style-name="P2"><text:s text:c="4"/>does not normally print such an announcement, your work based on</text:p>
      <text:p text:style-name="P2"><text:s text:c="4"/>the Program is not required to print an announcement.)</text:p>
      <text:p text:style-name="P2"/>
      <text:p text:style-name="P2">These requirements apply to the modified work as a whole. <text:s/>If</text:p>
      <text:p text:style-name="P2">identifiable sections of that work are not derived from the Program,</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Program, the distribution of the whole must be on the terms of</text:p>
      <text:p text:style-name="P2">this License, whose permissions for other licensees extend to the</text:p>
      <text:p text:style-name="P2">entire whole, and thus to each and every part regardless of who wrote 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Program.</text:p>
      <text:p text:style-name="P2"/>
      <text:p text:style-name="P2">In addition, mere aggregation of another work not based on the Program</text:p>
      <text:p text:style-name="P2">with the Program (or with a work based on the Program) on a volume of</text:p>
      <text:p text:style-name="P2">a storage or distribution medium does not bring the other work under</text:p>
      <text:p text:style-name="P2">the scope of this License.</text:p>
      <text:p text:style-name="P2"/>
      <text:p text:style-name="P2"><text:s text:c="2"/>3. You may copy and distribute the Program (or a work based on it,</text:p>
      <text:p text:style-name="P2">under Section 2) in object code or executable form under the terms of</text:p>
      <text:p text:style-name="P2">Sections 1 and 2 above provided that you also do one of the following:</text:p>
      <text:p text:style-name="P2"/>
      <text:p text:style-name="P2"><text:s text:c="4"/>a) Accompany it with the complete corresponding machine-readable</text:p>
      <text:p text:style-name="P2"><text:s text:c="4"/>source code, which must be distributed under the terms of Sections</text:p>
      <text:p text:style-name="P2"><text:s text:c="4"/>1 and 2 above on a medium customarily used for software interchange; or,</text:p>
      <text:p text:style-name="P2"/>
      <text:p text:style-name="P2"><text:s text:c="4"/>b) Accompany it with a written offer, valid for at least three</text:p>
      <text:p text:style-name="P2"><text:s text:c="4"/>years, to give any third party, for a charge no more than your</text:p>
      <text:p text:style-name="P2"><text:s text:c="4"/>cost of physically performing source distribution, a complete</text:p>
      <text:p text:style-name="P2"><text:s text:c="4"/>machine-readable copy of the corresponding source code, to be</text:p>
      <text:p text:style-name="P2"><text:s text:c="4"/>distributed under the terms of Sections 1 and 2 above on a medium</text:p>
      <text:p text:style-name="P2"><text:s text:c="4"/>customarily used for software interchange; or,</text:p>
      <text:p text:style-name="P2"/>
      <text:p text:style-name="P2"><text:s text:c="4"/>c) Accompany it with the information you received as to the offer</text:p>
      <text:p text:style-name="P2"><text:s text:c="4"/>to distribute corresponding source code. <text:s/>(This alternative is</text:p>
      <text:p text:style-name="P2"><text:s text:c="4"/>allowed only for noncommercial distribution and only if you</text:p>
      <text:p text:style-name="P2"><text:s text:c="4"/>received the program in object code or executable form with such</text:p>
      <text:p text:style-name="P2"><text:s text:c="4"/>an offer, in accord with Subsection b above.)</text:p>
      <text:p text:style-name="P2"/>
      <text:p text:style-name="P2">The source code for a work means the preferred form of the work for</text:p>
      <text:p text:style-name="P2">making modifications to it. <text:s/>For an executable work, complete source</text:p>
      <text:p text:style-name="P2">code means all the source code for all modules it contains, plus any</text:p>
      <text:p text:style-name="P2">associated interface definition files, plus the scripts used to</text:p>
      <text:p text:style-name="P2">control compilation and installation of the executable. <text:s/>However, as a</text:p>
      <text:p text:style-name="P2">special exception, the source code distributed need not include</text:p>
      <text:p text:style-name="P2">anything that is normally distributed (in either source or binary</text:p>
      <text:p text:style-name="P2">form) with the major components (compiler, kernel, and so on) of the</text:p>
      <text:p text:style-name="P2">operating system on which the executable runs, unless that component</text:p>
      <text:p text:style-name="P2">itself accompanies the executable.</text:p>
      <text:p text:style-name="P2"/>
      <text:p text:style-name="P2">If distribution of executable or object code is made by offering</text:p>
      <text:p text:style-name="P2">access to copy from a designated place, then offering equivalent</text:p>
      <text:p text:style-name="P2">access to copy the source code from the same place counts as</text:p>
      <text:p text:style-name="P2">distribution of the source code, even though third parties are not</text:p>
      <text:p text:style-name="P2">compelled to copy the source along with the object code.</text:p>
      <text:p text:style-name="P2"/>
      <text:p text:style-name="P2"><text:s text:c="2"/>4. You may not copy, modify, sublicense, or distribute the Program</text:p>
      <text:p text:style-name="P2">except as expressly provided under this License. <text:s/>Any attempt</text:p>
      <text:p text:style-name="P2">otherwise to copy, modify, sublicense or distribute the Program is</text:p>
      <text:p text:style-name="P2">void, and will automatically terminate your rights under this License.</text:p>
      <text:p text:style-name="P2">However, parties who have received copies, or rights, from you under</text:p>
      <text:p text:style-name="P2">this License will not have their licenses terminated so long as such</text:p>
      <text:p text:style-name="P2">parties remain in full compliance.</text:p>
      <text:p text:style-name="P2"/>
      <text:p text:style-name="P2"><text:s text:c="2"/>5. You are not required to accept this License, since you have not</text:p>
      <text:p text:style-name="P2"><text:soft-page-break/>signed it. <text:s/>However, nothing else grants you permission to modify or</text:p>
      <text:p text:style-name="P2">distribute the Program or its derivative works. <text:s/>These actions are</text:p>
      <text:p text:style-name="P2">prohibited by law if you do not accept this License. <text:s/>Therefore, by</text:p>
      <text:p text:style-name="P2">modifying or distributing the Program (or any work based on the</text:p>
      <text:p text:style-name="P2">Program), you indicate your acceptance of this License to do so, and</text:p>
      <text:p text:style-name="P2">all its terms and conditions for copying, distributing or modifying</text:p>
      <text:p text:style-name="P2">the Program or works based on it.</text:p>
      <text:p text:style-name="P2"/>
      <text:p text:style-name="P2"><text:s text:c="2"/>6. Each time you redistribute the Program (or any work based on the</text:p>
      <text:p text:style-name="P2">Program), the recipient automatically receives a license from the</text:p>
      <text:p text:style-name="P2">original licensor to copy, distribute or modify the Program subject to</text:p>
      <text:p text:style-name="P2">these terms and conditions. <text:s/>You may not impose any further</text:p>
      <text:p text:style-name="P2">restrictions on the recipients' exercise of the rights granted herein.</text:p>
      <text:p text:style-name="P2">You are not responsible for enforcing compliance by third parties to</text:p>
      <text:p text:style-name="P2">this License.</text:p>
      <text:p text:style-name="P2"/>
      <text:p text:style-name="P2"><text:s text:c="2"/>7.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Program at all. <text:s/>For example, if a patent</text:p>
      <text:p text:style-name="P2">license would not permit royalty-free redistribution of the Program by</text:p>
      <text:p text:style-name="P2">all those who receive copies directly or indirectly through you, then</text:p>
      <text:p text:style-name="P2">the only way you could satisfy both it and this License would be to</text:p>
      <text:p text:style-name="P2">refrain entirely from distribution of the Program.</text:p>
      <text:p text:style-name="P2"/>
      <text:p text:style-name="P2">If any portion of this section is held invalid or unenforceable under</text:p>
      <text:p text:style-name="P2">any particular circumstance, the balance of the section is intended to</text:p>
      <text:p text:style-name="P2">apply and the section as a whole is intended to apply in other</text:p>
      <text:p text:style-name="P2">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
      <text:p text:style-name="P2">This section is intended to make thoroughly clear what is believed to</text:p>
      <text:p text:style-name="P2">be a consequence of the rest of this License.</text:p>
      <text:p text:style-name="P2"/>
      <text:p text:style-name="P2"><text:s text:c="2"/>8. If the distribution and/or use of the Program is restricted in</text:p>
      <text:p text:style-name="P2">certain countries either by patents or by copyrighted interfaces, the</text:p>
      <text:p text:style-name="P2">original copyright holder who places the Program under this License</text:p>
      <text:p text:style-name="P2">may add an explicit geographical distribution limitation excluding</text:p>
      <text:p text:style-name="P2">those countries, so that distribution is permitted only in or among</text:p>
      <text:p text:style-name="P2">countries not thus excluded. <text:s/>In such case, this License incorporates</text:p>
      <text:p text:style-name="P2">the limitation as if written in the body of this License.</text:p>
      <text:p text:style-name="P2"/>
      <text:p text:style-name="P2"><text:s text:c="2"/>9. The Free Software Foundation may publish revised and/or new versions</text:p>
      <text:p text:style-name="P2">of the General Public License from time to time. <text:s/>Such new versions will</text:p>
      <text:p text:style-name="P2">be similar in spirit to the present version, but may differ in detail to</text:p>
      <text:p text:style-name="P2">address new problems or concerns.</text:p>
      <text:p text:style-name="P2"/>
      <text:p text:style-name="P2">Each version is given a distinguishing version number. <text:s/>If the Program</text:p>
      <text:p text:style-name="P2">specifies a version number of this License which applies to it and "any</text:p>
      <text:p text:style-name="P2">later version", you have the option of following the terms and conditions</text:p>
      <text:p text:style-name="P2">either of that version or of any later version published by the Free</text:p>
      <text:p text:style-name="P2">Software Foundation. <text:s/>If the Program does not specify a version number of</text:p>
      <text:p text:style-name="P2">this License, you may choose any version ever published by the Free Software</text:p>
      <text:p text:style-name="P2">Foundation.</text:p>
      <text:p text:style-name="P2"/>
      <text:p text:style-name="P2"><text:s text:c="2"/>10. If you wish to incorporate parts of the Program into other free</text:p>
      <text:p text:style-name="P2">programs whose distribution conditions are different, write to the author</text:p>
      <text:p text:style-name="P2">to ask for permission. <text:s/>For software which is copyrighted by the Free</text:p>
      <text:p text:style-name="P2"><text:soft-page-break/>Software Foundation, write to the Free Software Foundation; we sometimes</text:p>
      <text:p text:style-name="P2">make exceptions for this. <text:s/>Our decision will be guided by the two goals</text:p>
      <text:p text:style-name="P2">of preserving the free status of all derivatives of our free software and</text:p>
      <text:p text:style-name="P2">of promoting the sharing and reuse of software generally.</text:p>
      <text:p text:style-name="P2"/>
      <text:p text:style-name="P2"><text:s text:c="28"/>NO WARRANTY</text:p>
      <text:p text:style-name="P2"/>
      <text:p text:style-name="P2"><text:s text:c="2"/>11. BECAUSE THE PROGRAM IS LICENSED FREE OF CHARGE, THERE IS NO WARRANTY</text:p>
      <text:p text:style-name="P2">FOR THE PROGRAM, TO THE EXTENT PERMITTED BY APPLICABLE LAW. <text:s/>EXCEPT WHEN</text:p>
      <text:p text:style-name="P2">OTHERWISE STATED IN WRITING THE COPYRIGHT HOLDERS AND/OR OTHER PARTIES</text:p>
      <text:p text:style-name="P2">PROVIDE THE PROGRAM "AS IS" WITHOUT WARRANTY OF ANY KIND, EITHER EXPRESSED</text:p>
      <text:p text:style-name="P2">OR IMPLIED, INCLUDING, BUT NOT LIMITED TO, THE IMPLIED WARRANTIES OF</text:p>
      <text:p text:style-name="P2">MERCHANTABILITY AND FITNESS FOR A PARTICULAR PURPOSE. <text:s/>THE ENTIRE RISK AS</text:p>
      <text:p text:style-name="P2">TO THE QUALITY AND PERFORMANCE OF THE PROGRAM IS WITH YOU. <text:s/>SHOULD THE</text:p>
      <text:p text:style-name="P2">PROGRAM PROVE DEFECTIVE, YOU ASSUME THE COST OF ALL NECESSARY SERVICING,</text:p>
      <text:p text:style-name="P2">REPAIR OR CORRECTION.</text:p>
      <text:p text:style-name="P2"/>
      <text:p text:style-name="P2"><text:s text:c="2"/>12. IN NO EVENT UNLESS REQUIRED BY APPLICABLE LAW OR AGREED TO IN WRITING</text:p>
      <text:p text:style-name="P2">WILL ANY COPYRIGHT HOLDER, OR ANY OTHER PARTY WHO MAY MODIFY AND/OR</text:p>
      <text:p text:style-name="P2">REDISTRIBUTE THE PROGRAM AS PERMITTED ABOVE, BE LIABLE TO YOU FOR DAMAGES,</text:p>
      <text:p text:style-name="P2">INCLUDING ANY GENERAL, SPECIAL, INCIDENTAL OR CONSEQUENTIAL DAMAGES ARISING</text:p>
      <text:p text:style-name="P2">OUT OF THE USE OR INABILITY TO USE THE PROGRAM (INCLUDING BUT NOT LIMITED</text:p>
      <text:p text:style-name="P2">TO LOSS OF DATA OR DATA BEING RENDERED INACCURATE OR LOSSES SUSTAINED BY</text:p>
      <text:p text:style-name="P2">YOU OR THIRD PARTIES OR A FAILURE OF THE PROGRAM TO OPERATE WITH ANY OTHER</text:p>
      <text:p text:style-name="P2">PROGRAMS), EVEN IF SUCH HOLDER OR OTHER PARTY HAS BEEN ADVISED OF THE</text:p>
      <text:p text:style-name="P2">POSSIBILITY OF SUCH DAMAGES.</text:p>
      <text:p text:style-name="P2"/>
      <text:p text:style-name="P2"><text:s text:c="21"/>END OF TERMS AND CONDITIONS</text:p>
      <text:p text:style-name="P2"/>
      <text:p text:style-name="P2">------------------------------------------------------------</text:p>
      <text:p text:style-name="P2">Zabbix &lt;http://www.zabbix.org&gt;</text:p>
      <text:p text:style-name="P2">GPL 2 </text:p>
      <text:p text:style-name="P2">With following patches:</text:p>
      <text:p text:style-name="P2"><text:s/>- Support of trends.get method for API - https://support.zabbix.com/secure/attachment/24569/0001-Initial-support-for-Trends-API.patch from: https://support.zabbix.com/browse/ZBXNEXT-1193</text:p>
      <text:p text:style-name="P2">----------</text:p>
      <text:p text:style-name="P2"><text:s text:c="20"/>GNU GENERAL PUBLIC LICENSE</text:p>
      <text:p text:style-name="P2"><text:s text:c="23"/>Version 2, June 1991</text:p>
      <text:p text:style-name="P2"/>
      <text:p text:style-name="P2"><text:s/>Copyright (C) 1989, 1991 Free Software Foundation, Inc.,</text:p>
      <text:p text:style-name="P2"><text:s/>51 Franklin Street, Fifth Floor, Boston, MA 02110-1301 USA</text:p>
      <text:p text:style-name="P2"><text:s/>Everyone is permitted to copy and distribute verbatim copies</text:p>
      <text:p text:style-name="P2"><text:s/>of this license document, but changing it is not allowed.</text:p>
      <text:p text:style-name="P2"/>
      <text:p text:style-name="P2"><text:s text:c="28"/>Preamble</text:p>
      <text:p text:style-name="P2"/>
      <text:p text:style-name="P2"><text:s text:c="2"/>The licenses for most software are designed to take away your</text:p>
      <text:p text:style-name="P2">freedom to share and change it. <text:s/>By contrast, the GNU General Public</text:p>
      <text:p text:style-name="P2">License is intended to guarantee your freedom to share and change free</text:p>
      <text:p text:style-name="P2">software--to make sure the software is free for all its users. <text:s/>This</text:p>
      <text:p text:style-name="P2">General Public License applies to most of the Free Software</text:p>
      <text:p text:style-name="P2">Foundation's software and to any other program whose authors commit to</text:p>
      <text:p text:style-name="P2">using it. <text:s/>(Some other Free Software Foundation software is covered by</text:p>
      <text:p text:style-name="P2">the GNU Lesser General Public License instead.) <text:s/>You can apply it to</text:p>
      <text:p text:style-name="P2">your programs, too.</text:p>
      <text:p text:style-name="P2"/>
      <text:p text:style-name="P2"><text:s text:c="2"/>When we speak of free software, we are referring to freedom, not</text:p>
      <text:p text:style-name="P2">price. <text:s/>Our General Public Licenses are designed to make sure that you</text:p>
      <text:p text:style-name="P2">have the freedom to distribute copies of free software (and charge for</text:p>
      <text:p text:style-name="P2">this service if you wish), that you receive source code or can get it</text:p>
      <text:p text:style-name="P2">if you want it, that you can change the software or use pieces of it</text:p>
      <text:p text:style-name="P2">in new free programs; and that you know you can do these things.</text:p>
      <text:p text:style-name="P2"/>
      <text:p text:style-name="P2"><text:s text:c="2"/>To protect your rights, we need to make restrictions that forbid</text:p>
      <text:p text:style-name="P2">anyone to deny you these rights or to ask you to surrender the rights.</text:p>
      <text:p text:style-name="P2">These restrictions translate to certain responsibilities for you if you</text:p>
      <text:p text:style-name="P2">distribute copies of the software, or if you modify it.</text:p>
      <text:p text:style-name="P2"/>
      <text:p text:style-name="P2"><text:s text:c="2"/>For example, if you distribute copies of such a program, whether</text:p>
      <text:p text:style-name="P2">gratis or for a fee, you must give the recipients all the rights that</text:p>
      <text:p text:style-name="P2">you have. <text:s/>You must make sure that they, too, receive or can get the</text:p>
      <text:p text:style-name="P2"><text:soft-page-break/>source code. <text:s/>And you must show them these terms so they know their</text:p>
      <text:p text:style-name="P2">rights.</text:p>
      <text:p text:style-name="P2"/>
      <text:p text:style-name="P2"><text:s text:c="2"/>We protect your rights with two steps: (1) copyright the software, and</text:p>
      <text:p text:style-name="P2">(2) offer you this license which gives you legal permission to copy,</text:p>
      <text:p text:style-name="P2">distribute and/or modify the software.</text:p>
      <text:p text:style-name="P2"/>
      <text:p text:style-name="P2"><text:s text:c="2"/>Also, for each author's protection and ours, we want to make certain</text:p>
      <text:p text:style-name="P2">that everyone understands that there is no warranty for this free</text:p>
      <text:p text:style-name="P2">software. <text:s/>If the software is modified by someone else and passed on, we</text:p>
      <text:p text:style-name="P2">want its recipients to know that what they have is not the original, so</text:p>
      <text:p text:style-name="P2">that any problems introduced by others will not reflect on the original</text:p>
      <text:p text:style-name="P2">authors' reputations.</text:p>
      <text:p text:style-name="P2"/>
      <text:p text:style-name="P2"><text:s text:c="2"/>Finally, any free program is threatened constantly by software</text:p>
      <text:p text:style-name="P2">patents. <text:s/>We wish to avoid the danger that redistributors of a free</text:p>
      <text:p text:style-name="P2">program will individually obtain patent licenses, in effect making the</text:p>
      <text:p text:style-name="P2">program proprietary. <text:s/>To prevent this, we have made it clear that any</text:p>
      <text:p text:style-name="P2">patent must be licensed for everyone's free use or not licensed at all.</text:p>
      <text:p text:style-name="P2"/>
      <text:p text:style-name="P2"><text:s text:c="2"/>The precise terms and conditions for copying, distribution and</text:p>
      <text:p text:style-name="P2">modification follow.</text:p>
      <text:p text:style-name="P2"/>
      <text:p text:style-name="P2"><text:s text:c="20"/>GNU GENERAL PUBLIC LICENSE</text:p>
      <text:p text:style-name="P2"><text:s text:c="3"/>TERMS AND CONDITIONS FOR COPYING, DISTRIBUTION AND MODIFICATION</text:p>
      <text:p text:style-name="P2"/>
      <text:p text:style-name="P2"><text:s text:c="2"/>0. This License applies to any program or other work which contains</text:p>
      <text:p text:style-name="P2">a notice placed by the copyright holder saying it may be distributed</text:p>
      <text:p text:style-name="P2">under the terms of this General Public License. <text:s/>The "Program", below,</text:p>
      <text:p text:style-name="P2">refers to any such program or work, and a "work based on the Program"</text:p>
      <text:p text:style-name="P2">means either the Program or any derivative work under copyright law:</text:p>
      <text:p text:style-name="P2">that is to say, a work containing the Program or a portion of it,</text:p>
      <text:p text:style-name="P2">either verbatim or with modifications and/or translated into another</text:p>
      <text:p text:style-name="P2">language. <text:s/>(Hereinafter, translation is included without limitation in</text:p>
      <text:p text:style-name="P2">the term "modification".) <text:s/>Each licensee is addressed as "you".</text:p>
      <text:p text:style-name="P2"/>
      <text:p text:style-name="P2">Activities other than copying, distribution and modification are not</text:p>
      <text:p text:style-name="P2">covered by this License; they are outside its scope. <text:s/>The act of</text:p>
      <text:p text:style-name="P2">running the Program is not restricted, and the output from the Program</text:p>
      <text:p text:style-name="P2">is covered only if its contents constitute a work based on the</text:p>
      <text:p text:style-name="P2">Program (independent of having been made by running the Program).</text:p>
      <text:p text:style-name="P2">Whether that is true depends on what the Program does.</text:p>
      <text:p text:style-name="P2"/>
      <text:p text:style-name="P2"><text:s text:c="2"/>1. You may copy and distribute verbatim copies of the Program's</text:p>
      <text:p text:style-name="P2">source code as you receive it, in any medium, provided that you</text:p>
      <text:p text:style-name="P2">conspicuously and appropriately publish on each copy an appropriate</text:p>
      <text:p text:style-name="P2">copyright notice and disclaimer of warranty; keep intact all the</text:p>
      <text:p text:style-name="P2">notices that refer to this License and to the absence of any warranty;</text:p>
      <text:p text:style-name="P2">and give any other recipients of the Program a copy of this License</text:p>
      <text:p text:style-name="P2">along with the Program.</text:p>
      <text:p text:style-name="P2"/>
      <text:p text:style-name="P2">You may charge a fee for the physical act of transferring a copy, and</text:p>
      <text:p text:style-name="P2">you may at your option offer warranty protection in exchange for a fee.</text:p>
      <text:p text:style-name="P2"/>
      <text:p text:style-name="P2"><text:s text:c="2"/>2. You may modify your copy or copies of the Program or any portion</text:p>
      <text:p text:style-name="P2">of it, thus forming a work based on the Program, and copy and</text:p>
      <text:p text:style-name="P2">distribute such modifications or work under the terms of Section 1</text:p>
      <text:p text:style-name="P2">above, provided that you also meet all of these conditions:</text:p>
      <text:p text:style-name="P2"/>
      <text:p text:style-name="P2"><text:s text:c="4"/>a) You must cause the modified files to carry prominent notices</text:p>
      <text:p text:style-name="P2"><text:s text:c="4"/>stating that you changed the files and the date of any change.</text:p>
      <text:p text:style-name="P2"/>
      <text:p text:style-name="P2"><text:s text:c="4"/>b) You must cause any work that you distribute or publish, that in</text:p>
      <text:p text:style-name="P2"><text:s text:c="4"/>whole or in part contains or is derived from the Program or any</text:p>
      <text:p text:style-name="P2"><text:s text:c="4"/>part thereof, to be licensed as a whole at no charge to all third</text:p>
      <text:p text:style-name="P2"><text:s text:c="4"/>parties under the terms of this License.</text:p>
      <text:p text:style-name="P2"/>
      <text:p text:style-name="P2"><text:s text:c="4"/>c) If the modified program normally reads commands interactively</text:p>
      <text:p text:style-name="P2"><text:s text:c="4"/>when run, you must cause it, when started running for such</text:p>
      <text:p text:style-name="P2"><text:s text:c="4"/>interactive use in the most ordinary way, to print or display an</text:p>
      <text:p text:style-name="P2"><text:s text:c="4"/>announcement including an appropriate copyright notice and a</text:p>
      <text:p text:style-name="P2"><text:s text:c="4"/>notice that there is no warranty (or else, saying that you provide</text:p>
      <text:p text:style-name="P2"><text:soft-page-break/><text:s text:c="4"/>a warranty) and that users may redistribute the program under</text:p>
      <text:p text:style-name="P2"><text:s text:c="4"/>these conditions, and telling the user how to view a copy of this</text:p>
      <text:p text:style-name="P2"><text:s text:c="4"/>License. <text:s/>(Exception: if the Program itself is interactive but</text:p>
      <text:p text:style-name="P2"><text:s text:c="4"/>does not normally print such an announcement, your work based on</text:p>
      <text:p text:style-name="P2"><text:s text:c="4"/>the Program is not required to print an announcement.)</text:p>
      <text:p text:style-name="P2"/>
      <text:p text:style-name="P2">These requirements apply to the modified work as a whole. <text:s/>If</text:p>
      <text:p text:style-name="P2">identifiable sections of that work are not derived from the Program,</text:p>
      <text:p text:style-name="P2">and can be reasonably considered independent and separate works in</text:p>
      <text:p text:style-name="P2">themselves, then this License, and its terms, do not apply to those</text:p>
      <text:p text:style-name="P2">sections when you distribute them as separate works. <text:s/>But when you</text:p>
      <text:p text:style-name="P2">distribute the same sections as part of a whole which is a work based</text:p>
      <text:p text:style-name="P2">on the Program, the distribution of the whole must be on the terms of</text:p>
      <text:p text:style-name="P2">this License, whose permissions for other licensees extend to the</text:p>
      <text:p text:style-name="P2">entire whole, and thus to each and every part regardless of who wrote it.</text:p>
      <text:p text:style-name="P2"/>
      <text:p text:style-name="P2">Thus, it is not the intent of this section to claim rights or contest</text:p>
      <text:p text:style-name="P2">your rights to work written entirely by you; rather, the intent is to</text:p>
      <text:p text:style-name="P2">exercise the right to control the distribution of derivative or</text:p>
      <text:p text:style-name="P2">collective works based on the Program.</text:p>
      <text:p text:style-name="P2"/>
      <text:p text:style-name="P2">In addition, mere aggregation of another work not based on the Program</text:p>
      <text:p text:style-name="P2">with the Program (or with a work based on the Program) on a volume of</text:p>
      <text:p text:style-name="P2">a storage or distribution medium does not bring the other work under</text:p>
      <text:p text:style-name="P2">the scope of this License.</text:p>
      <text:p text:style-name="P2"/>
      <text:p text:style-name="P2"><text:s text:c="2"/>3. You may copy and distribute the Program (or a work based on it,</text:p>
      <text:p text:style-name="P2">under Section 2) in object code or executable form under the terms of</text:p>
      <text:p text:style-name="P2">Sections 1 and 2 above provided that you also do one of the following:</text:p>
      <text:p text:style-name="P2"/>
      <text:p text:style-name="P2"><text:s text:c="4"/>a) Accompany it with the complete corresponding machine-readable</text:p>
      <text:p text:style-name="P2"><text:s text:c="4"/>source code, which must be distributed under the terms of Sections</text:p>
      <text:p text:style-name="P2"><text:s text:c="4"/>1 and 2 above on a medium customarily used for software interchange; or,</text:p>
      <text:p text:style-name="P2"/>
      <text:p text:style-name="P2"><text:s text:c="4"/>b) Accompany it with a written offer, valid for at least three</text:p>
      <text:p text:style-name="P2"><text:s text:c="4"/>years, to give any third party, for a charge no more than your</text:p>
      <text:p text:style-name="P2"><text:s text:c="4"/>cost of physically performing source distribution, a complete</text:p>
      <text:p text:style-name="P2"><text:s text:c="4"/>machine-readable copy of the corresponding source code, to be</text:p>
      <text:p text:style-name="P2"><text:s text:c="4"/>distributed under the terms of Sections 1 and 2 above on a medium</text:p>
      <text:p text:style-name="P2"><text:s text:c="4"/>customarily used for software interchange; or,</text:p>
      <text:p text:style-name="P2"/>
      <text:p text:style-name="P2"><text:s text:c="4"/>c) Accompany it with the information you received as to the offer</text:p>
      <text:p text:style-name="P2"><text:s text:c="4"/>to distribute corresponding source code. <text:s/>(This alternative is</text:p>
      <text:p text:style-name="P2"><text:s text:c="4"/>allowed only for noncommercial distribution and only if you</text:p>
      <text:p text:style-name="P2"><text:s text:c="4"/>received the program in object code or executable form with such</text:p>
      <text:p text:style-name="P2"><text:s text:c="4"/>an offer, in accord with Subsection b above.)</text:p>
      <text:p text:style-name="P2"/>
      <text:p text:style-name="P2">The source code for a work means the preferred form of the work for</text:p>
      <text:p text:style-name="P2">making modifications to it. <text:s/>For an executable work, complete source</text:p>
      <text:p text:style-name="P2">code means all the source code for all modules it contains, plus any</text:p>
      <text:p text:style-name="P2">associated interface definition files, plus the scripts used to</text:p>
      <text:p text:style-name="P2">control compilation and installation of the executable. <text:s/>However, as a</text:p>
      <text:p text:style-name="P2">special exception, the source code distributed need not include</text:p>
      <text:p text:style-name="P2">anything that is normally distributed (in either source or binary</text:p>
      <text:p text:style-name="P2">form) with the major components (compiler, kernel, and so on) of the</text:p>
      <text:p text:style-name="P2">operating system on which the executable runs, unless that component</text:p>
      <text:p text:style-name="P2">itself accompanies the executable.</text:p>
      <text:p text:style-name="P2"/>
      <text:p text:style-name="P2">If distribution of executable or object code is made by offering</text:p>
      <text:p text:style-name="P2">access to copy from a designated place, then offering equivalent</text:p>
      <text:p text:style-name="P2">access to copy the source code from the same place counts as</text:p>
      <text:p text:style-name="P2">distribution of the source code, even though third parties are not</text:p>
      <text:p text:style-name="P2">compelled to copy the source along with the object code.</text:p>
      <text:p text:style-name="P2"/>
      <text:p text:style-name="P2"><text:s text:c="2"/>4. You may not copy, modify, sublicense, or distribute the Program</text:p>
      <text:p text:style-name="P2">except as expressly provided under this License. <text:s/>Any attempt</text:p>
      <text:p text:style-name="P2">otherwise to copy, modify, sublicense or distribute the Program is</text:p>
      <text:p text:style-name="P2">void, and will automatically terminate your rights under this License.</text:p>
      <text:p text:style-name="P2">However, parties who have received copies, or rights, from you under</text:p>
      <text:p text:style-name="P2">this License will not have their licenses terminated so long as such</text:p>
      <text:p text:style-name="P2">parties remain in full compliance.</text:p>
      <text:p text:style-name="P2"/>
      <text:p text:style-name="P2"><text:soft-page-break/><text:s text:c="2"/>5. You are not required to accept this License, since you have not</text:p>
      <text:p text:style-name="P2">signed it. <text:s/>However, nothing else grants you permission to modify or</text:p>
      <text:p text:style-name="P2">distribute the Program or its derivative works. <text:s/>These actions are</text:p>
      <text:p text:style-name="P2">prohibited by law if you do not accept this License. <text:s/>Therefore, by</text:p>
      <text:p text:style-name="P2">modifying or distributing the Program (or any work based on the</text:p>
      <text:p text:style-name="P2">Program), you indicate your acceptance of this License to do so, and</text:p>
      <text:p text:style-name="P2">all its terms and conditions for copying, distributing or modifying</text:p>
      <text:p text:style-name="P2">the Program or works based on it.</text:p>
      <text:p text:style-name="P2"/>
      <text:p text:style-name="P2"><text:s text:c="2"/>6. Each time you redistribute the Program (or any work based on the</text:p>
      <text:p text:style-name="P2">Program), the recipient automatically receives a license from the</text:p>
      <text:p text:style-name="P2">original licensor to copy, distribute or modify the Program subject to</text:p>
      <text:p text:style-name="P2">these terms and conditions. <text:s/>You may not impose any further</text:p>
      <text:p text:style-name="P2">restrictions on the recipients' exercise of the rights granted herein.</text:p>
      <text:p text:style-name="P2">You are not responsible for enforcing compliance by third parties to</text:p>
      <text:p text:style-name="P2">this License.</text:p>
      <text:p text:style-name="P2"/>
      <text:p text:style-name="P2"><text:s text:c="2"/>7. If, as a consequence of a court judgment or allegation of patent</text:p>
      <text:p text:style-name="P2">infringement or for any other reason (not limited to patent issues),</text:p>
      <text:p text:style-name="P2">conditions are imposed on you (whether by court order, agreement or</text:p>
      <text:p text:style-name="P2">otherwise) that contradict the conditions of this License, they do not</text:p>
      <text:p text:style-name="P2">excuse you from the conditions of this License. <text:s/>If you cannot</text:p>
      <text:p text:style-name="P2">distribute so as to satisfy simultaneously your obligations under this</text:p>
      <text:p text:style-name="P2">License and any other pertinent obligations, then as a consequence you</text:p>
      <text:p text:style-name="P2">may not distribute the Program at all. <text:s/>For example, if a patent</text:p>
      <text:p text:style-name="P2">license would not permit royalty-free redistribution of the Program by</text:p>
      <text:p text:style-name="P2">all those who receive copies directly or indirectly through you, then</text:p>
      <text:p text:style-name="P2">the only way you could satisfy both it and this License would be to</text:p>
      <text:p text:style-name="P2">refrain entirely from distribution of the Program.</text:p>
      <text:p text:style-name="P2"/>
      <text:p text:style-name="P2">If any portion of this section is held invalid or unenforceable under</text:p>
      <text:p text:style-name="P2">any particular circumstance, the balance of the section is intended to</text:p>
      <text:p text:style-name="P2">apply and the section as a whole is intended to apply in other</text:p>
      <text:p text:style-name="P2">circumstances.</text:p>
      <text:p text:style-name="P2"/>
      <text:p text:style-name="P2">It is not the purpose of this section to induce you to infringe any</text:p>
      <text:p text:style-name="P2">patents or other property right claims or to contest validity of any</text:p>
      <text:p text:style-name="P2">such claims; this section has the sole purpose of protecting the</text:p>
      <text:p text:style-name="P2">integrity of the free software distribution system, which is</text:p>
      <text:p text:style-name="P2">implemented by public license practices. <text:s/>Many people have made</text:p>
      <text:p text:style-name="P2">generous contributions to the wide range of software distributed</text:p>
      <text:p text:style-name="P2">through that system in reliance on consistent application of that</text:p>
      <text:p text:style-name="P2">system; it is up to the author/donor to decide if he or she is willing</text:p>
      <text:p text:style-name="P2">to distribute software through any other system and a licensee cannot</text:p>
      <text:p text:style-name="P2">impose that choice.</text:p>
      <text:p text:style-name="P2"/>
      <text:p text:style-name="P2">This section is intended to make thoroughly clear what is believed to</text:p>
      <text:p text:style-name="P2">be a consequence of the rest of this License.</text:p>
      <text:p text:style-name="P2"/>
      <text:p text:style-name="P2"><text:s text:c="2"/>8. If the distribution and/or use of the Program is restricted in</text:p>
      <text:p text:style-name="P2">certain countries either by patents or by copyrighted interfaces, the</text:p>
      <text:p text:style-name="P2">original copyright holder who places the Program under this License</text:p>
      <text:p text:style-name="P2">may add an explicit geographical distribution limitation excluding</text:p>
      <text:p text:style-name="P2">those countries, so that distribution is permitted only in or among</text:p>
      <text:p text:style-name="P2">countries not thus excluded. <text:s/>In such case, this License incorporates</text:p>
      <text:p text:style-name="P2">the limitation as if written in the body of this License.</text:p>
      <text:p text:style-name="P2"/>
      <text:p text:style-name="P2"><text:s text:c="2"/>9. The Free Software Foundation may publish revised and/or new versions</text:p>
      <text:p text:style-name="P2">of the General Public License from time to time. <text:s/>Such new versions will</text:p>
      <text:p text:style-name="P2">be similar in spirit to the present version, but may differ in detail to</text:p>
      <text:p text:style-name="P2">address new problems or concerns.</text:p>
      <text:p text:style-name="P2"/>
      <text:p text:style-name="P2">Each version is given a distinguishing version number. <text:s/>If the Program</text:p>
      <text:p text:style-name="P2">specifies a version number of this License which applies to it and "any</text:p>
      <text:p text:style-name="P2">later version", you have the option of following the terms and conditions</text:p>
      <text:p text:style-name="P2">either of that version or of any later version published by the Free</text:p>
      <text:p text:style-name="P2">Software Foundation. <text:s/>If the Program does not specify a version number of</text:p>
      <text:p text:style-name="P2">this License, you may choose any version ever published by the Free Software</text:p>
      <text:p text:style-name="P2">Foundation.</text:p>
      <text:p text:style-name="P2"/>
      <text:p text:style-name="P2"><text:s text:c="2"/>10. If you wish to incorporate parts of the Program into other free</text:p>
      <text:p text:style-name="P2">programs whose distribution conditions are different, write to the author</text:p>
      <text:p text:style-name="P2"><text:soft-page-break/>to ask for permission. <text:s/>For software which is copyrighted by the Free</text:p>
      <text:p text:style-name="P2">Software Foundation, write to the Free Software Foundation; we sometimes</text:p>
      <text:p text:style-name="P2">make exceptions for this. <text:s/>Our decision will be guided by the two goals</text:p>
      <text:p text:style-name="P2">of preserving the free status of all derivatives of our free software and</text:p>
      <text:p text:style-name="P2">of promoting the sharing and reuse of software generally.</text:p>
      <text:p text:style-name="P2"/>
      <text:p text:style-name="P2"><text:s text:c="28"/>NO WARRANTY</text:p>
      <text:p text:style-name="P2"/>
      <text:p text:style-name="P2"><text:s text:c="2"/>11. BECAUSE THE PROGRAM IS LICENSED FREE OF CHARGE, THERE IS NO WARRANTY</text:p>
      <text:p text:style-name="P2">FOR THE PROGRAM, TO THE EXTENT PERMITTED BY APPLICABLE LAW. <text:s/>EXCEPT WHEN</text:p>
      <text:p text:style-name="P2">OTHERWISE STATED IN WRITING THE COPYRIGHT HOLDERS AND/OR OTHER PARTIES</text:p>
      <text:p text:style-name="P2">PROVIDE THE PROGRAM "AS IS" WITHOUT WARRANTY OF ANY KIND, EITHER EXPRESSED</text:p>
      <text:p text:style-name="P2">OR IMPLIED, INCLUDING, BUT NOT LIMITED TO, THE IMPLIED WARRANTIES OF</text:p>
      <text:p text:style-name="P2">MERCHANTABILITY AND FITNESS FOR A PARTICULAR PURPOSE. <text:s/>THE ENTIRE RISK AS</text:p>
      <text:p text:style-name="P2">TO THE QUALITY AND PERFORMANCE OF THE PROGRAM IS WITH YOU. <text:s/>SHOULD THE</text:p>
      <text:p text:style-name="P2">PROGRAM PROVE DEFECTIVE, YOU ASSUME THE COST OF ALL NECESSARY SERVICING,</text:p>
      <text:p text:style-name="P2">REPAIR OR CORRECTION.</text:p>
      <text:p text:style-name="P2"/>
      <text:p text:style-name="P2"><text:s text:c="2"/>12. IN NO EVENT UNLESS REQUIRED BY APPLICABLE LAW OR AGREED TO IN WRITING</text:p>
      <text:p text:style-name="P2">WILL ANY COPYRIGHT HOLDER, OR ANY OTHER PARTY WHO MAY MODIFY AND/OR</text:p>
      <text:p text:style-name="P2">REDISTRIBUTE THE PROGRAM AS PERMITTED ABOVE, BE LIABLE TO YOU FOR DAMAGES,</text:p>
      <text:p text:style-name="P2">INCLUDING ANY GENERAL, SPECIAL, INCIDENTAL OR CONSEQUENTIAL DAMAGES ARISING</text:p>
      <text:p text:style-name="P2">OUT OF THE USE OR INABILITY TO USE THE PROGRAM (INCLUDING BUT NOT LIMITED</text:p>
      <text:p text:style-name="P2">TO LOSS OF DATA OR DATA BEING RENDERED INACCURATE OR LOSSES SUSTAINED BY</text:p>
      <text:p text:style-name="P2">YOU OR THIRD PARTIES OR A FAILURE OF THE PROGRAM TO OPERATE WITH ANY OTHER</text:p>
      <text:p text:style-name="P2">PROGRAMS), EVEN IF SUCH HOLDER OR OTHER PARTY HAS BEEN ADVISED OF THE</text:p>
      <text:p text:style-name="P2">POSSIBILITY OF SUCH DAMAGES.</text:p>
      <text:p text:style-name="P2"/>
      <text:p text:style-name="P2"><text:s text:c="21"/>END OF TERMS AND CONDITIONS</text:p>
      <text:p text:style-name="P2"/>
      <text:p text:style-name="P2">------------------------------------------------------------</text:p>
      <text:p text:style-name="P2">Apache ZooKeeper &lt;https://zookeeper.apache.org/&gt;</text:p>
      <text:p text:style-name="P2">Apache License 2.0</text:p>
      <text:p text:style-name="P2">----------</text:p>
      <text:p text:style-name="P2">Copyright 2009-2014 The Apache Software Foundation</text:p>
      <text:p text:style-name="P2"/>
      <text:p text:style-name="P2">This product includes software developed at</text:p>
      <text:p text:style-name="P2">The Apache Software Foundation (http://www.apache.org/).</text:p>
      <text:p text:style-name="P2">----------</text:p>
      <text:p text:style-name="P2"/>
      <text:p text:style-name="P2"><text:s text:c="33"/>Apache License</text:p>
      <text:p text:style-name="P2"><text:s text:c="27"/>Version 2.0, January 2004</text:p>
      <text:p text:style-name="P2"><text:s text:c="24"/>http://www.apache.org/licenses/</text:p>
      <text:p text:style-name="P2"/>
      <text:p text:style-name="P2"><text:s text:c="3"/>TERMS AND CONDITIONS FOR USE, REPRODUCTION, AND DISTRIBUTION</text:p>
      <text:p text:style-name="P2"/>
      <text:p text:style-name="P2"><text:s text:c="3"/>1. Definitions.</text:p>
      <text:p text:style-name="P2"/>
      <text:p text:style-name="P2"><text:s text:c="6"/>"License" shall mean the terms and conditions for use, reproduction,</text:p>
      <text:p text:style-name="P2"><text:s text:c="6"/>and distribution as defined by Sections 1 through 9 of this document.</text:p>
      <text:p text:style-name="P2"/>
      <text:p text:style-name="P2"><text:s text:c="6"/>"Licensor" shall mean the copyright owner or entity authorized by</text:p>
      <text:p text:style-name="P2"><text:s text:c="6"/>the copyright owner that is granting the License.</text:p>
      <text:p text:style-name="P2"/>
      <text:p text:style-name="P2"><text:s text:c="6"/>"Legal Entity" shall mean the union of the acting entity and all</text:p>
      <text:p text:style-name="P2"><text:s text:c="6"/>other entities that control, are controlled by, or are under common</text:p>
      <text:p text:style-name="P2"><text:s text:c="6"/>control with that entity. For the purposes of this definition,</text:p>
      <text:p text:style-name="P2"><text:s text:c="6"/>"control" means (i) the power, direct or indirect, to cause the</text:p>
      <text:p text:style-name="P2"><text:s text:c="6"/>direction or management of such entity, whether by contract or</text:p>
      <text:p text:style-name="P2"><text:s text:c="6"/>otherwise, or (ii) ownership of fifty percent (50%) or more of the</text:p>
      <text:p text:style-name="P2"><text:s text:c="6"/>outstanding shares, or (iii) beneficial ownership of such entity.</text:p>
      <text:p text:style-name="P2"/>
      <text:p text:style-name="P2"><text:s text:c="6"/>"You" (or "Your") shall mean an individual or Legal Entity</text:p>
      <text:p text:style-name="P2"><text:s text:c="6"/>exercising permissions granted by this License.</text:p>
      <text:p text:style-name="P2"/>
      <text:p text:style-name="P2"><text:s text:c="6"/>"Source" form shall mean the preferred form for making modifications,</text:p>
      <text:p text:style-name="P2"><text:s text:c="6"/>including but not limited to software source code, documentation</text:p>
      <text:p text:style-name="P2"><text:s text:c="6"/>source, and configuration files.</text:p>
      <text:p text:style-name="P2"/>
      <text:p text:style-name="P2"><text:s text:c="6"/>"Object" form shall mean any form resulting from mechanical</text:p>
      <text:p text:style-name="P2"><text:s text:c="6"/>transformation or translation of a Source form, including but</text:p>
      <text:p text:style-name="P2"><text:s text:c="6"/>not limited to compiled object code, generated documentation,</text:p>
      <text:p text:style-name="P2"><text:soft-page-break/><text:s text:c="6"/>and conversions to other media types.</text:p>
      <text:p text:style-name="P2"/>
      <text:p text:style-name="P2"><text:s text:c="6"/>"Work" shall mean the work of authorship, whether in Source or</text:p>
      <text:p text:style-name="P2"><text:s text:c="6"/>Object form, made available under the License, as indicated by a</text:p>
      <text:p text:style-name="P2"><text:s text:c="6"/>copyright notice that is included in or attached to the work</text:p>
      <text:p text:style-name="P2"><text:s text:c="6"/>(an example is provided in the Appendix below).</text:p>
      <text:p text:style-name="P2"/>
      <text:p text:style-name="P2"><text:s text:c="6"/>"Derivative Works" shall mean any work, whether in Source or Object</text:p>
      <text:p text:style-name="P2"><text:s text:c="6"/>form, that is based on (or derived from) the Work and for which the</text:p>
      <text:p text:style-name="P2"><text:s text:c="6"/>editorial revisions, annotations, elaborations, or other modifications</text:p>
      <text:p text:style-name="P2"><text:s text:c="6"/>represent, as a whole, an original work of authorship. For the purposes</text:p>
      <text:p text:style-name="P2"><text:s text:c="6"/>of this License, Derivative Works shall not include works that remain</text:p>
      <text:p text:style-name="P2"><text:s text:c="6"/>separable from, or merely link (or bind by name) to the interfaces of,</text:p>
      <text:p text:style-name="P2"><text:s text:c="6"/>the Work and Derivative Works thereof.</text:p>
      <text:p text:style-name="P2"/>
      <text:p text:style-name="P2"><text:s text:c="6"/>"Contribution" shall mean any work of authorship, including</text:p>
      <text:p text:style-name="P2"><text:s text:c="6"/>the original version of the Work and any modifications or additions</text:p>
      <text:p text:style-name="P2"><text:s text:c="6"/>to that Work or Derivative Works thereof, that is intentionally</text:p>
      <text:p text:style-name="P2"><text:s text:c="6"/>submitted to Licensor for inclusion in the Work by the copyright owner</text:p>
      <text:p text:style-name="P2"><text:s text:c="6"/>or by an individual or Legal Entity authorized to submit on behalf of</text:p>
      <text:p text:style-name="P2"><text:s text:c="6"/>the copyright owner. For the purposes of this definition, "submitted"</text:p>
      <text:p text:style-name="P2"><text:s text:c="6"/>means any form of electronic, verbal, or written communication sent</text:p>
      <text:p text:style-name="P2"><text:s text:c="6"/>to the Licensor or its representatives, including but not limited to</text:p>
      <text:p text:style-name="P2"><text:s text:c="6"/>communication on electronic mailing lists, source code control systems,</text:p>
      <text:p text:style-name="P2"><text:s text:c="6"/>and issue tracking systems that are managed by, or on behalf of, the</text:p>
      <text:p text:style-name="P2"><text:s text:c="6"/>Licensor for the purpose of discussing and improving the Work, but</text:p>
      <text:p text:style-name="P2"><text:s text:c="6"/>excluding communication that is conspicuously marked or otherwise</text:p>
      <text:p text:style-name="P2"><text:s text:c="6"/>designated in writing by the copyright owner as "Not a Contribution."</text:p>
      <text:p text:style-name="P2"/>
      <text:p text:style-name="P2"><text:s text:c="6"/>"Contributor" shall mean Licensor and any individual or Legal Entity</text:p>
      <text:p text:style-name="P2"><text:s text:c="6"/>on behalf of whom a Contribution has been received by Licensor and</text:p>
      <text:p text:style-name="P2"><text:s text:c="6"/>subsequently incorporated within the Work.</text:p>
      <text:p text:style-name="P2"/>
      <text:p text:style-name="P2"><text:s text:c="3"/>2. Grant of Copyrigh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copyright license to reproduce, prepare Derivative Works of,</text:p>
      <text:p text:style-name="P2"><text:s text:c="6"/>publicly display, publicly perform, sublicense, and distribute the</text:p>
      <text:p text:style-name="P2"><text:s text:c="6"/>Work and such Derivative Works in Source or Object form.</text:p>
      <text:p text:style-name="P2"/>
      <text:p text:style-name="P2"><text:s text:c="3"/>3. Grant of Paten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except as stated in this section) patent license to make, have made,</text:p>
      <text:p text:style-name="P2"><text:s text:c="6"/>use, offer to sell, sell, import, and otherwise transfer the Work,</text:p>
      <text:p text:style-name="P2"><text:s text:c="6"/>where such license applies only to those patent claims licensable</text:p>
      <text:p text:style-name="P2"><text:s text:c="6"/>by such Contributor that are necessarily infringed by their</text:p>
      <text:p text:style-name="P2"><text:s text:c="6"/>Contribution(s) alone or by combination of their Contribution(s)</text:p>
      <text:p text:style-name="P2"><text:s text:c="6"/>with the Work to which such Contribution(s) was submitted. If You</text:p>
      <text:p text:style-name="P2"><text:s text:c="6"/>institute patent litigation against any entity (including a</text:p>
      <text:p text:style-name="P2"><text:s text:c="6"/>cross-claim or counterclaim in a lawsuit) alleging that the Work</text:p>
      <text:p text:style-name="P2"><text:s text:c="6"/>or a Contribution incorporated within the Work constitutes direct</text:p>
      <text:p text:style-name="P2"><text:s text:c="6"/>or contributory patent infringement, then any patent licenses</text:p>
      <text:p text:style-name="P2"><text:s text:c="6"/>granted to You under this License for that Work shall terminate</text:p>
      <text:p text:style-name="P2"><text:s text:c="6"/>as of the date such litigation is filed.</text:p>
      <text:p text:style-name="P2"/>
      <text:p text:style-name="P2"><text:s text:c="3"/>4. Redistribution. You may reproduce and distribute copies of the</text:p>
      <text:p text:style-name="P2"><text:s text:c="6"/>Work or Derivative Works thereof in any medium, with or without</text:p>
      <text:p text:style-name="P2"><text:s text:c="6"/>modifications, and in Source or Object form, provided that You</text:p>
      <text:p text:style-name="P2"><text:s text:c="6"/>meet the following conditions:</text:p>
      <text:p text:style-name="P2"/>
      <text:p text:style-name="P2"><text:s text:c="6"/>(a) You must give any other recipients of the Work or</text:p>
      <text:p text:style-name="P2"><text:s text:c="10"/>Derivative Works a copy of this License; and</text:p>
      <text:p text:style-name="P2"/>
      <text:p text:style-name="P2"><text:s text:c="6"/>(b) You must cause any modified files to carry prominent notices</text:p>
      <text:p text:style-name="P2"><text:s text:c="10"/>stating that You changed the files; and</text:p>
      <text:p text:style-name="P2"/>
      <text:p text:style-name="P2"><text:s text:c="6"/>(c) You must retain, in the Source form of any Derivative Works</text:p>
      <text:p text:style-name="P2"><text:s text:c="10"/>that You distribute, all copyright, patent, trademark, and</text:p>
      <text:p text:style-name="P2"><text:s text:c="10"/>attribution notices from the Source form of the Work,</text:p>
      <text:p text:style-name="P2"><text:s text:c="10"/>excluding those notices that do not pertain to any part of</text:p>
      <text:p text:style-name="P2"><text:s text:c="10"/>the Derivative Works; and</text:p>
      <text:p text:style-name="P2"><text:soft-page-break/></text:p>
      <text:p text:style-name="P2"><text:s text:c="6"/>(d) If the Work includes a "NOTICE" text file as part of its</text:p>
      <text:p text:style-name="P2"><text:s text:c="10"/>distribution, then any Derivative Works that You distribute must</text:p>
      <text:p text:style-name="P2"><text:s text:c="10"/>include a readable copy of the attribution notices contained</text:p>
      <text:p text:style-name="P2"><text:s text:c="10"/>within such NOTICE file, excluding those notices that do not</text:p>
      <text:p text:style-name="P2"><text:s text:c="10"/>pertain to any part of the Derivative Works, in at least one</text:p>
      <text:p text:style-name="P2"><text:s text:c="10"/>of the following places: within a NOTICE text file distributed</text:p>
      <text:p text:style-name="P2"><text:s text:c="10"/>as part of the Derivative Works; within the Source form or</text:p>
      <text:p text:style-name="P2"><text:s text:c="10"/>documentation, if provided along with the Derivative Works; or,</text:p>
      <text:p text:style-name="P2"><text:s text:c="10"/>within a display generated by the Derivative Works, if and</text:p>
      <text:p text:style-name="P2"><text:s text:c="10"/>wherever such third-party notices normally appear. The contents</text:p>
      <text:p text:style-name="P2"><text:s text:c="10"/>of the NOTICE file are for informational purposes only and</text:p>
      <text:p text:style-name="P2"><text:s text:c="10"/>do not modify the License. You may add Your own attribution</text:p>
      <text:p text:style-name="P2"><text:s text:c="10"/>notices within Derivative Works that You distribute, alongside</text:p>
      <text:p text:style-name="P2"><text:s text:c="10"/>or as an addendum to the NOTICE text from the Work, provided</text:p>
      <text:p text:style-name="P2"><text:s text:c="10"/>that such additional attribution notices cannot be construed</text:p>
      <text:p text:style-name="P2"><text:s text:c="10"/>as modifying the License.</text:p>
      <text:p text:style-name="P2"/>
      <text:p text:style-name="P2"><text:s text:c="6"/>You may add Your own copyright statement to Your modifications and</text:p>
      <text:p text:style-name="P2"><text:s text:c="6"/>may provide additional or different license terms and conditions</text:p>
      <text:p text:style-name="P2"><text:s text:c="6"/>for use, reproduction, or distribution of Your modifications, or</text:p>
      <text:p text:style-name="P2"><text:s text:c="6"/>for any such Derivative Works as a whole, provided Your use,</text:p>
      <text:p text:style-name="P2"><text:s text:c="6"/>reproduction, and distribution of the Work otherwise complies with</text:p>
      <text:p text:style-name="P2"><text:s text:c="6"/>the conditions stated in this License.</text:p>
      <text:p text:style-name="P2"/>
      <text:p text:style-name="P2"><text:s text:c="3"/>5. Submission of Contributions. Unless You explicitly state otherwise,</text:p>
      <text:p text:style-name="P2"><text:s text:c="6"/>any Contribution intentionally submitted for inclusion in the Work</text:p>
      <text:p text:style-name="P2"><text:s text:c="6"/>by You to the Licensor shall be under the terms and conditions of</text:p>
      <text:p text:style-name="P2"><text:s text:c="6"/>this License, without any additional terms or conditions.</text:p>
      <text:p text:style-name="P2"><text:s text:c="6"/>Notwithstanding the above, nothing herein shall supersede or modify</text:p>
      <text:p text:style-name="P2"><text:s text:c="6"/>the terms of any separate license agreement you may have executed</text:p>
      <text:p text:style-name="P2"><text:s text:c="6"/>with Licensor regarding such Contributions.</text:p>
      <text:p text:style-name="P2"/>
      <text:p text:style-name="P2"><text:s text:c="3"/>6. Trademarks. This License does not grant permission to use the trade</text:p>
      <text:p text:style-name="P2"><text:s text:c="6"/>names, trademarks, service marks, or product names of the Licensor,</text:p>
      <text:p text:style-name="P2"><text:s text:c="6"/>except as required for reasonable and customary use in describing the</text:p>
      <text:p text:style-name="P2"><text:s text:c="6"/>origin of the Work and reproducing the content of the NOTICE file.</text:p>
      <text:p text:style-name="P2"/>
      <text:p text:style-name="P2"><text:s text:c="3"/>7. Disclaimer of Warranty. Unless required by applicable law or</text:p>
      <text:p text:style-name="P2"><text:s text:c="6"/>agreed to in writing, Licensor provides the Work (and each</text:p>
      <text:p text:style-name="P2"><text:s text:c="6"/>Contributor provides its Contributions) on an "AS IS" BASIS,</text:p>
      <text:p text:style-name="P2"><text:s text:c="6"/>WITHOUT WARRANTIES OR CONDITIONS OF ANY KIND, either express or</text:p>
      <text:p text:style-name="P2"><text:s text:c="6"/>implied, including, without limitation, any warranties or conditions</text:p>
      <text:p text:style-name="P2"><text:s text:c="6"/>of TITLE, NON-INFRINGEMENT, MERCHANTABILITY, or FITNESS FOR A</text:p>
      <text:p text:style-name="P2"><text:s text:c="6"/>PARTICULAR PURPOSE. You are solely responsible for determining the</text:p>
      <text:p text:style-name="P2"><text:s text:c="6"/>appropriateness of using or redistributing the Work and assume any</text:p>
      <text:p text:style-name="P2"><text:s text:c="6"/>risks associated with Your exercise of permissions under this License.</text:p>
      <text:p text:style-name="P2"/>
      <text:p text:style-name="P2"><text:s text:c="3"/>8. Limitation of Liability. In no event and under no legal theory,</text:p>
      <text:p text:style-name="P2"><text:s text:c="6"/>whether in tort (including negligence), contract, or otherwise,</text:p>
      <text:p text:style-name="P2"><text:s text:c="6"/>unless required by applicable law (such as deliberate and grossly</text:p>
      <text:p text:style-name="P2"><text:s text:c="6"/>negligent acts) or agreed to in writing, shall any Contributor be</text:p>
      <text:p text:style-name="P2"><text:s text:c="6"/>liable to You for damages, including any direct, indirect, special,</text:p>
      <text:p text:style-name="P2"><text:s text:c="6"/>incidental, or consequential damages of any character arising as a</text:p>
      <text:p text:style-name="P2"><text:s text:c="6"/>result of this License or out of the use or inability to use the</text:p>
      <text:p text:style-name="P2"><text:s text:c="6"/>Work (including but not limited to damages for loss of goodwill,</text:p>
      <text:p text:style-name="P2"><text:s text:c="6"/>work stoppage, computer failure or malfunction, or any and all</text:p>
      <text:p text:style-name="P2"><text:s text:c="6"/>other commercial damages or losses), even if such Contributor</text:p>
      <text:p text:style-name="P2"><text:s text:c="6"/>has been advised of the possibility of such damages.</text:p>
      <text:p text:style-name="P2"/>
      <text:p text:style-name="P2"><text:s text:c="3"/>9. Accepting Warranty or Additional Liability. While redistributing</text:p>
      <text:p text:style-name="P2"><text:s text:c="6"/>the Work or Derivative Works thereof, You may choose to offer,</text:p>
      <text:p text:style-name="P2"><text:s text:c="6"/>and charge a fee for, acceptance of support, warranty, indemnity,</text:p>
      <text:p text:style-name="P2"><text:s text:c="6"/>or other liability obligations and/or rights consistent with this</text:p>
      <text:p text:style-name="P2"><text:s text:c="6"/>License. However, in accepting such obligations, You may act only</text:p>
      <text:p text:style-name="P2"><text:s text:c="6"/>on Your own behalf and on Your sole responsibility, not on behalf</text:p>
      <text:p text:style-name="P2"><text:s text:c="6"/>of any other Contributor, and only if You agree to indemnify,</text:p>
      <text:p text:style-name="P2"><text:s text:c="6"/>defend, and hold each Contributor harmless for any liability</text:p>
      <text:p text:style-name="P2"><text:s text:c="6"/>incurred by, or claims asserted against, such Contributor by reason</text:p>
      <text:p text:style-name="P2"><text:s text:c="6"/>of your accepting any such warranty or additional liability.</text:p>
      <text:p text:style-name="P2"/>
      <text:p text:style-name="P2"><text:s text:c="3"/>END OF TERMS AND CONDITIONS</text:p>
      <text:p text:style-name="P2"><text:soft-page-break/></text:p>
      <text:p text:style-name="P2">------------------------------------------------------------</text:p>
      <text:p text:style-name="P2">zookeepercli &lt;https://github.com/outbrain/zookeepercli&gt;</text:p>
      <text:p text:style-name="P2">Apache License 2.0</text:p>
      <text:p text:style-name="P2">----------</text:p>
      <text:p text:style-name="P2">Apache License</text:p>
      <text:p text:style-name="P2"><text:s text:c="27"/>Version 2.0, January 2004</text:p>
      <text:p text:style-name="P2"><text:s text:c="24"/>http://www.apache.org/licenses/</text:p>
      <text:p text:style-name="P2"/>
      <text:p text:style-name="P2"><text:s text:c="3"/>TERMS AND CONDITIONS FOR USE, REPRODUCTION, AND DISTRIBUTION</text:p>
      <text:p text:style-name="P2"/>
      <text:p text:style-name="P2"><text:s text:c="3"/>1. Definitions.</text:p>
      <text:p text:style-name="P2"/>
      <text:p text:style-name="P2"><text:s text:c="6"/>"License" shall mean the terms and conditions for use, reproduction,</text:p>
      <text:p text:style-name="P2"><text:s text:c="6"/>and distribution as defined by Sections 1 through 9 of this document.</text:p>
      <text:p text:style-name="P2"/>
      <text:p text:style-name="P2"><text:s text:c="6"/>"Licensor" shall mean the copyright owner or entity authorized by</text:p>
      <text:p text:style-name="P2"><text:s text:c="6"/>the copyright owner that is granting the License.</text:p>
      <text:p text:style-name="P2"/>
      <text:p text:style-name="P2"><text:s text:c="6"/>"Legal Entity" shall mean the union of the acting entity and all</text:p>
      <text:p text:style-name="P2"><text:s text:c="6"/>other entities that control, are controlled by, or are under common</text:p>
      <text:p text:style-name="P2"><text:s text:c="6"/>control with that entity. For the purposes of this definition,</text:p>
      <text:p text:style-name="P2"><text:s text:c="6"/>"control" means (i) the power, direct or indirect, to cause the</text:p>
      <text:p text:style-name="P2"><text:s text:c="6"/>direction or management of such entity, whether by contract or</text:p>
      <text:p text:style-name="P2"><text:s text:c="6"/>otherwise, or (ii) ownership of fifty percent (50%) or more of the</text:p>
      <text:p text:style-name="P2"><text:s text:c="6"/>outstanding shares, or (iii) beneficial ownership of such entity.</text:p>
      <text:p text:style-name="P2"/>
      <text:p text:style-name="P2"><text:s text:c="6"/>"You" (or "Your") shall mean an individual or Legal Entity</text:p>
      <text:p text:style-name="P2"><text:s text:c="6"/>exercising permissions granted by this License.</text:p>
      <text:p text:style-name="P2"/>
      <text:p text:style-name="P2"><text:s text:c="6"/>"Source" form shall mean the preferred form for making modifications,</text:p>
      <text:p text:style-name="P2"><text:s text:c="6"/>including but not limited to software source code, documentation</text:p>
      <text:p text:style-name="P2"><text:s text:c="6"/>source, and configuration files.</text:p>
      <text:p text:style-name="P2"/>
      <text:p text:style-name="P2"><text:s text:c="6"/>"Object" form shall mean any form resulting from mechanical</text:p>
      <text:p text:style-name="P2"><text:s text:c="6"/>transformation or translation of a Source form, including but</text:p>
      <text:p text:style-name="P2"><text:s text:c="6"/>not limited to compiled object code, generated documentation,</text:p>
      <text:p text:style-name="P2"><text:s text:c="6"/>and conversions to other media types.</text:p>
      <text:p text:style-name="P2"/>
      <text:p text:style-name="P2"><text:s text:c="6"/>"Work" shall mean the work of authorship, whether in Source or</text:p>
      <text:p text:style-name="P2"><text:s text:c="6"/>Object form, made available under the License, as indicated by a</text:p>
      <text:p text:style-name="P2"><text:s text:c="6"/>copyright notice that is included in or attached to the work</text:p>
      <text:p text:style-name="P2"><text:s text:c="6"/>(an example is provided in the Appendix below).</text:p>
      <text:p text:style-name="P2"/>
      <text:p text:style-name="P2"><text:s text:c="6"/>"Derivative Works" shall mean any work, whether in Source or Object</text:p>
      <text:p text:style-name="P2"><text:s text:c="6"/>form, that is based on (or derived from) the Work and for which the</text:p>
      <text:p text:style-name="P2"><text:s text:c="6"/>editorial revisions, annotations, elaborations, or other modifications</text:p>
      <text:p text:style-name="P2"><text:s text:c="6"/>represent, as a whole, an original work of authorship. For the purposes</text:p>
      <text:p text:style-name="P2"><text:s text:c="6"/>of this License, Derivative Works shall not include works that remain</text:p>
      <text:p text:style-name="P2"><text:s text:c="6"/>separable from, or merely link (or bind by name) to the interfaces of,</text:p>
      <text:p text:style-name="P2"><text:s text:c="6"/>the Work and Derivative Works thereof.</text:p>
      <text:p text:style-name="P2"/>
      <text:p text:style-name="P2"><text:s text:c="6"/>"Contribution" shall mean any work of authorship, including</text:p>
      <text:p text:style-name="P2"><text:s text:c="6"/>the original version of the Work and any modifications or additions</text:p>
      <text:p text:style-name="P2"><text:s text:c="6"/>to that Work or Derivative Works thereof, that is intentionally</text:p>
      <text:p text:style-name="P2"><text:s text:c="6"/>submitted to Licensor for inclusion in the Work by the copyright owner</text:p>
      <text:p text:style-name="P2"><text:s text:c="6"/>or by an individual or Legal Entity authorized to submit on behalf of</text:p>
      <text:p text:style-name="P2"><text:s text:c="6"/>the copyright owner. For the purposes of this definition, "submitted"</text:p>
      <text:p text:style-name="P2"><text:s text:c="6"/>means any form of electronic, verbal, or written communication sent</text:p>
      <text:p text:style-name="P2"><text:s text:c="6"/>to the Licensor or its representatives, including but not limited to</text:p>
      <text:p text:style-name="P2"><text:s text:c="6"/>communication on electronic mailing lists, source code control systems,</text:p>
      <text:p text:style-name="P2"><text:s text:c="6"/>and issue tracking systems that are managed by, or on behalf of, the</text:p>
      <text:p text:style-name="P2"><text:s text:c="6"/>Licensor for the purpose of discussing and improving the Work, but</text:p>
      <text:p text:style-name="P2"><text:s text:c="6"/>excluding communication that is conspicuously marked or otherwise</text:p>
      <text:p text:style-name="P2"><text:s text:c="6"/>designated in writing by the copyright owner as "Not a Contribution."</text:p>
      <text:p text:style-name="P2"/>
      <text:p text:style-name="P2"><text:s text:c="6"/>"Contributor" shall mean Licensor and any individual or Legal Entity</text:p>
      <text:p text:style-name="P2"><text:s text:c="6"/>on behalf of whom a Contribution has been received by Licensor and</text:p>
      <text:p text:style-name="P2"><text:s text:c="6"/>subsequently incorporated within the Work.</text:p>
      <text:p text:style-name="P2"/>
      <text:p text:style-name="P2"><text:s text:c="3"/>2. Grant of Copyright License. Subject to the terms and conditions of</text:p>
      <text:p text:style-name="P2"><text:s text:c="6"/>this License, each Contributor hereby grants to You a perpetual,</text:p>
      <text:p text:style-name="P2"><text:soft-page-break/><text:s text:c="6"/>worldwide, non-exclusive, no-charge, royalty-free, irrevocable</text:p>
      <text:p text:style-name="P2"><text:s text:c="6"/>copyright license to reproduce, prepare Derivative Works of,</text:p>
      <text:p text:style-name="P2"><text:s text:c="6"/>publicly display, publicly perform, sublicense, and distribute the</text:p>
      <text:p text:style-name="P2"><text:s text:c="6"/>Work and such Derivative Works in Source or Object form.</text:p>
      <text:p text:style-name="P2"/>
      <text:p text:style-name="P2"><text:s text:c="3"/>3. Grant of Patent License. Subject to the terms and conditions of</text:p>
      <text:p text:style-name="P2"><text:s text:c="6"/>this License, each Contributor hereby grants to You a perpetual,</text:p>
      <text:p text:style-name="P2"><text:s text:c="6"/>worldwide, non-exclusive, no-charge, royalty-free, irrevocable</text:p>
      <text:p text:style-name="P2"><text:s text:c="6"/>(except as stated in this section) patent license to make, have made,</text:p>
      <text:p text:style-name="P2"><text:s text:c="6"/>use, offer to sell, sell, import, and otherwise transfer the Work,</text:p>
      <text:p text:style-name="P2"><text:s text:c="6"/>where such license applies only to those patent claims licensable</text:p>
      <text:p text:style-name="P2"><text:s text:c="6"/>by such Contributor that are necessarily infringed by their</text:p>
      <text:p text:style-name="P2"><text:s text:c="6"/>Contribution(s) alone or by combination of their Contribution(s)</text:p>
      <text:p text:style-name="P2"><text:s text:c="6"/>with the Work to which such Contribution(s) was submitted. If You</text:p>
      <text:p text:style-name="P2"><text:s text:c="6"/>institute patent litigation against any entity (including a</text:p>
      <text:p text:style-name="P2"><text:s text:c="6"/>cross-claim or counterclaim in a lawsuit) alleging that the Work</text:p>
      <text:p text:style-name="P2"><text:s text:c="6"/>or a Contribution incorporated within the Work constitutes direct</text:p>
      <text:p text:style-name="P2"><text:s text:c="6"/>or contributory patent infringement, then any patent licenses</text:p>
      <text:p text:style-name="P2"><text:s text:c="6"/>granted to You under this License for that Work shall terminate</text:p>
      <text:p text:style-name="P2"><text:s text:c="6"/>as of the date such litigation is filed.</text:p>
      <text:p text:style-name="P2"/>
      <text:p text:style-name="P2"><text:s text:c="3"/>4. Redistribution. You may reproduce and distribute copies of the</text:p>
      <text:p text:style-name="P2"><text:s text:c="6"/>Work or Derivative Works thereof in any medium, with or without</text:p>
      <text:p text:style-name="P2"><text:s text:c="6"/>modifications, and in Source or Object form, provided that You</text:p>
      <text:p text:style-name="P2"><text:s text:c="6"/>meet the following conditions:</text:p>
      <text:p text:style-name="P2"/>
      <text:p text:style-name="P2"><text:s text:c="6"/>(a) You must give any other recipients of the Work or</text:p>
      <text:p text:style-name="P2"><text:s text:c="10"/>Derivative Works a copy of this License; and</text:p>
      <text:p text:style-name="P2"/>
      <text:p text:style-name="P2"><text:s text:c="6"/>(b) You must cause any modified files to carry prominent notices</text:p>
      <text:p text:style-name="P2"><text:s text:c="10"/>stating that You changed the files; and</text:p>
      <text:p text:style-name="P2"/>
      <text:p text:style-name="P2"><text:s text:c="6"/>(c) You must retain, in the Source form of any Derivative Works</text:p>
      <text:p text:style-name="P2"><text:s text:c="10"/>that You distribute, all copyright, patent, trademark, and</text:p>
      <text:p text:style-name="P2"><text:s text:c="10"/>attribution notices from the Source form of the Work,</text:p>
      <text:p text:style-name="P2"><text:s text:c="10"/>excluding those notices that do not pertain to any part of</text:p>
      <text:p text:style-name="P2"><text:s text:c="10"/>the Derivative Works; and</text:p>
      <text:p text:style-name="P2"/>
      <text:p text:style-name="P2"><text:s text:c="6"/>(d) If the Work includes a "NOTICE" text file as part of its</text:p>
      <text:p text:style-name="P2"><text:s text:c="10"/>distribution, then any Derivative Works that You distribute must</text:p>
      <text:p text:style-name="P2"><text:s text:c="10"/>include a readable copy of the attribution notices contained</text:p>
      <text:p text:style-name="P2"><text:s text:c="10"/>within such NOTICE file, excluding those notices that do not</text:p>
      <text:p text:style-name="P2"><text:s text:c="10"/>pertain to any part of the Derivative Works, in at least one</text:p>
      <text:p text:style-name="P2"><text:s text:c="10"/>of the following places: within a NOTICE text file distributed</text:p>
      <text:p text:style-name="P2"><text:s text:c="10"/>as part of the Derivative Works; within the Source form or</text:p>
      <text:p text:style-name="P2"><text:s text:c="10"/>documentation, if provided along with the Derivative Works; or,</text:p>
      <text:p text:style-name="P2"><text:s text:c="10"/>within a display generated by the Derivative Works, if and</text:p>
      <text:p text:style-name="P2"><text:s text:c="10"/>wherever such third-party notices normally appear. The contents</text:p>
      <text:p text:style-name="P2"><text:s text:c="10"/>of the NOTICE file are for informational purposes only and</text:p>
      <text:p text:style-name="P2"><text:s text:c="10"/>do not modify the License. You may add Your own attribution</text:p>
      <text:p text:style-name="P2"><text:s text:c="10"/>notices within Derivative Works that You distribute, alongside</text:p>
      <text:p text:style-name="P2"><text:s text:c="10"/>or as an addendum to the NOTICE text from the Work, provided</text:p>
      <text:p text:style-name="P2"><text:s text:c="10"/>that such additional attribution notices cannot be construed</text:p>
      <text:p text:style-name="P2"><text:s text:c="10"/>as modifying the License.</text:p>
      <text:p text:style-name="P2"/>
      <text:p text:style-name="P2"><text:s text:c="6"/>You may add Your own copyright statement to Your modifications and</text:p>
      <text:p text:style-name="P2"><text:s text:c="6"/>may provide additional or different license terms and conditions</text:p>
      <text:p text:style-name="P2"><text:s text:c="6"/>for use, reproduction, or distribution of Your modifications, or</text:p>
      <text:p text:style-name="P2"><text:s text:c="6"/>for any such Derivative Works as a whole, provided Your use,</text:p>
      <text:p text:style-name="P2"><text:s text:c="6"/>reproduction, and distribution of the Work otherwise complies with</text:p>
      <text:p text:style-name="P2"><text:s text:c="6"/>the conditions stated in this License.</text:p>
      <text:p text:style-name="P2"/>
      <text:p text:style-name="P2"><text:s text:c="3"/>5. Submission of Contributions. Unless You explicitly state otherwise,</text:p>
      <text:p text:style-name="P2"><text:s text:c="6"/>any Contribution intentionally submitted for inclusion in the Work</text:p>
      <text:p text:style-name="P2"><text:s text:c="6"/>by You to the Licensor shall be under the terms and conditions of</text:p>
      <text:p text:style-name="P2"><text:s text:c="6"/>this License, without any additional terms or conditions.</text:p>
      <text:p text:style-name="P2"><text:s text:c="6"/>Notwithstanding the above, nothing herein shall supersede or modify</text:p>
      <text:p text:style-name="P2"><text:s text:c="6"/>the terms of any separate license agreement you may have executed</text:p>
      <text:p text:style-name="P2"><text:s text:c="6"/>with Licensor regarding such Contributions.</text:p>
      <text:p text:style-name="P2"/>
      <text:p text:style-name="P2"><text:s text:c="3"/>6. Trademarks. This License does not grant permission to use the trade</text:p>
      <text:p text:style-name="P2"><text:s text:c="6"/>names, trademarks, service marks, or product names of the Licensor,</text:p>
      <text:p text:style-name="P2"><text:soft-page-break/><text:s text:c="6"/>except as required for reasonable and customary use in describing the</text:p>
      <text:p text:style-name="P2"><text:s text:c="6"/>origin of the Work and reproducing the content of the NOTICE file.</text:p>
      <text:p text:style-name="P2"/>
      <text:p text:style-name="P2"><text:s text:c="3"/>7. Disclaimer of Warranty. Unless required by applicable law or</text:p>
      <text:p text:style-name="P2"><text:s text:c="6"/>agreed to in writing, Licensor provides the Work (and each</text:p>
      <text:p text:style-name="P2"><text:s text:c="6"/>Contributor provides its Contributions) on an "AS IS" BASIS,</text:p>
      <text:p text:style-name="P2"><text:s text:c="6"/>WITHOUT WARRANTIES OR CONDITIONS OF ANY KIND, either express or</text:p>
      <text:p text:style-name="P2"><text:s text:c="6"/>implied, including, without limitation, any warranties or conditions</text:p>
      <text:p text:style-name="P2"><text:s text:c="6"/>of TITLE, NON-INFRINGEMENT, MERCHANTABILITY, or FITNESS FOR A</text:p>
      <text:p text:style-name="P2"><text:s text:c="6"/>PARTICULAR PURPOSE. You are solely responsible for determining the</text:p>
      <text:p text:style-name="P2"><text:s text:c="6"/>appropriateness of using or redistributing the Work and assume any</text:p>
      <text:p text:style-name="P2"><text:s text:c="6"/>risks associated with Your exercise of permissions under this License.</text:p>
      <text:p text:style-name="P2"/>
      <text:p text:style-name="P2"><text:s text:c="3"/>8. Limitation of Liability. In no event and under no legal theory,</text:p>
      <text:p text:style-name="P2"><text:s text:c="6"/>whether in tort (including negligence), contract, or otherwise,</text:p>
      <text:p text:style-name="P2"><text:s text:c="6"/>unless required by applicable law (such as deliberate and grossly</text:p>
      <text:p text:style-name="P2"><text:s text:c="6"/>negligent acts) or agreed to in writing, shall any Contributor be</text:p>
      <text:p text:style-name="P2"><text:s text:c="6"/>liable to You for damages, including any direct, indirect, special,</text:p>
      <text:p text:style-name="P2"><text:s text:c="6"/>incidental, or consequential damages of any character arising as a</text:p>
      <text:p text:style-name="P2"><text:s text:c="6"/>result of this License or out of the use or inability to use the</text:p>
      <text:p text:style-name="P2"><text:s text:c="6"/>Work (including but not limited to damages for loss of goodwill,</text:p>
      <text:p text:style-name="P2"><text:s text:c="6"/>work stoppage, computer failure or malfunction, or any and all</text:p>
      <text:p text:style-name="P2"><text:s text:c="6"/>other commercial damages or losses), even if such Contributor</text:p>
      <text:p text:style-name="P2"><text:s text:c="6"/>has been advised of the possibility of such damages.</text:p>
      <text:p text:style-name="P2"/>
      <text:p text:style-name="P2"><text:s text:c="3"/>9. Accepting Warranty or Additional Liability. While redistributing</text:p>
      <text:p text:style-name="P2"><text:s text:c="6"/>the Work or Derivative Works thereof, You may choose to offer,</text:p>
      <text:p text:style-name="P2"><text:s text:c="6"/>and charge a fee for, acceptance of support, warranty, indemnity,</text:p>
      <text:p text:style-name="P2"><text:s text:c="6"/>or other liability obligations and/or rights consistent with this</text:p>
      <text:p text:style-name="P2"><text:s text:c="6"/>License. However, in accepting such obligations, You may act only</text:p>
      <text:p text:style-name="P2"><text:s text:c="6"/>on Your own behalf and on Your sole responsibility, not on behalf</text:p>
      <text:p text:style-name="P2"><text:s text:c="6"/>of any other Contributor, and only if You agree to indemnify,</text:p>
      <text:p text:style-name="P2"><text:s text:c="6"/>defend, and hold each Contributor harmless for any liability</text:p>
      <text:p text:style-name="P2"><text:s text:c="6"/>incurred by, or claims asserted against, such Contributor by reason</text:p>
      <text:p text:style-name="P2"><text:s text:c="6"/>of your accepting any such warranty or additional liability.</text:p>
      <text:p text:style-name="P2"/>
      <text:p text:style-name="P2"><text:s text:c="3"/>END OF TERMS AND CONDITIONS</text:p>
      <text:p text:style-name="P2"/>
      <text:p text:style-name="P2"/>
      <text:p text:style-name="P2"/>
      <text:p text:style-name="P2">shipment</text:p>
      <text:p text:style-name="P2">==============================</text:p>
      <text:p text:style-name="P2"/>
      <text:p text:style-name="P2">------------------------------------------------------------</text:p>
      <text:p text:style-name="P2">Flask &lt;http://flask.pocoo.org/&gt;</text:p>
      <text:p text:style-name="P2">BSD 3-Clause License </text:p>
      <text:p text:style-name="P2">----------</text:p>
      <text:p text:style-name="P2">Copyright (c) 2015 by Armin Ronacher and contributors. <text:s/>See AUTHORS</text:p>
      <text:p text:style-name="P2">for more details.</text:p>
      <text:p text:style-name="P2"/>
      <text:p text:style-name="P2">Some rights reserved.</text:p>
      <text:p text:style-name="P2"/>
      <text:p text:style-name="P2">Redistribution and use in source and binary forms of the software as well</text:p>
      <text:p text:style-name="P2">as documentation, with or without modification, are permitted provided</text:p>
      <text:p text:style-name="P2">that the following conditions are 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text:p>
      <text:p text:style-name="P2"><text:s text:c="2"/>copyright notice, this list of conditions and the following</text:p>
      <text:p text:style-name="P2"><text:s text:c="2"/>disclaimer in the documentation and/or other materials provided</text:p>
      <text:p text:style-name="P2"><text:s text:c="2"/>with the distribution.</text:p>
      <text:p text:style-name="P2"/>
      <text:p text:style-name="P2">* The names of the contributors may not be used to endorse or</text:p>
      <text:p text:style-name="P2"><text:s text:c="2"/>promote products derived from this software without specific</text:p>
      <text:p text:style-name="P2"><text:s text:c="2"/>prior written permission.</text:p>
      <text:p text:style-name="P2"/>
      <text:p text:style-name="P2">THIS SOFTWARE AND DOCUMENTATION IS PROVIDED BY THE COPYRIGHT HOLDERS AND</text:p>
      <text:p text:style-name="P2">CONTRIBUTORS "AS IS" AND ANY EXPRESS OR IMPLIED WARRANTIES, INCLUDING, BUT</text:p>
      <text:p text:style-name="P2">NOT LIMITED TO, THE IMPLIED WARRANTIES OF MERCHANTABILITY AND FITNESS FOR</text:p>
      <text:p text:style-name="P2">A PARTICULAR PURPOSE ARE DISCLAIMED. IN NO EVENT SHALL THE COPYRIGHT OWNER</text:p>
      <text:p text:style-name="P2"><text:soft-page-break/>OR CONTRIBUTORS BE LIABLE FOR ANY DIRECT, INDIRECT, INCIDENTAL, SPECIAL,</text:p>
      <text:p text:style-name="P2">EXEMPLARY, OR CONSEQUENTIAL DAMAGES (INCLUDING, BUT NOT LIMITED TO,</text:p>
      <text:p text:style-name="P2">PROCUREMENT OF SUBSTITUTE GOODS OR SERVICES; LOSS OF USE, DATA, OR</text:p>
      <text:p text:style-name="P2">PROFITS; OR BUSINESS INTERRUPTION) HOWEVER CAUSED AND ON ANY THEORY OF</text:p>
      <text:p text:style-name="P2">LIABILITY, WHETHER IN CONTRACT, STRICT LIABILITY, OR TORT (INCLUDING</text:p>
      <text:p text:style-name="P2">NEGLIGENCE OR OTHERWISE) ARISING IN ANY WAY OUT OF THE USE OF THIS</text:p>
      <text:p text:style-name="P2">SOFTWARE AND DOCUMENTATION, EVEN IF ADVISED OF THE POSSIBILITY OF SUCH</text:p>
      <text:p text:style-name="P2">DAMAGE.</text:p>
      <text:p text:style-name="P2"/>
      <text:p text:style-name="P2">------------------------------------------------------------</text:p>
      <text:p text:style-name="P2">Jinja2 &lt;https://pypi.python.org/pypi/Jinja2/&gt;</text:p>
      <text:p text:style-name="P2">BSD 3-Clause License </text:p>
      <text:p text:style-name="P2">----------</text:p>
      <text:p text:style-name="P2">Copyright (c) 2009 by the Jinja Team, see AUTHORS for more details.</text:p>
      <text:p text:style-name="P2"/>
      <text:p text:style-name="P2">Some rights reserved.</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text:s text:c="4"/>* Redistributions of source code must retain the above copyright</text:p>
      <text:p text:style-name="P2"><text:s text:c="6"/>notice, this list of conditions and the following disclaimer.</text:p>
      <text:p text:style-name="P2"/>
      <text:p text:style-name="P2"><text:s text:c="4"/>* Redistributions in binary form must reproduce the above</text:p>
      <text:p text:style-name="P2"><text:s text:c="6"/>copyright notice, this list of conditions and the following</text:p>
      <text:p text:style-name="P2"><text:s text:c="6"/>disclaimer in the documentation and/or other materials provided</text:p>
      <text:p text:style-name="P2"><text:s text:c="6"/>with the distribution.</text:p>
      <text:p text:style-name="P2"/>
      <text:p text:style-name="P2"><text:s text:c="4"/>* The names of the contributors may not be used to endorse or</text:p>
      <text:p text:style-name="P2"><text:s text:c="6"/>promote products derived from this software without specific</text:p>
      <text:p text:style-name="P2"><text:s text:c="6"/>prior written permiss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text:p text:style-name="P2">------------------------------------------------------------</text:p>
      <text:p text:style-name="P2">MarkupSafe &lt;https://pypi.python.org/pypi/MarkupSafe/&gt;</text:p>
      <text:p text:style-name="P2">BSD 3-Clause License </text:p>
      <text:p text:style-name="P2">----------</text:p>
      <text:p text:style-name="P2">Copyright (c) 2010 by Armin Ronacher and contributors. <text:s/>See AUTHORS</text:p>
      <text:p text:style-name="P2">for more details.</text:p>
      <text:p text:style-name="P2"/>
      <text:p text:style-name="P2">Some rights reserved.</text:p>
      <text:p text:style-name="P2"/>
      <text:p text:style-name="P2">Redistribution and use in source and binary forms of the software as well</text:p>
      <text:p text:style-name="P2">as documentation, with or without modification, are permitted provided</text:p>
      <text:p text:style-name="P2">that the following conditions are met:</text:p>
      <text:p text:style-name="P2"/>
      <text:p text:style-name="P2">* Redistributions of source code must retain the above copyright</text:p>
      <text:p text:style-name="P2"><text:s text:c="2"/>notice, this list of conditions and the following disclaimer.</text:p>
      <text:p text:style-name="P2"/>
      <text:p text:style-name="P2">* Redistributions in binary form must reproduce the above</text:p>
      <text:p text:style-name="P2"><text:s text:c="2"/>copyright notice, this list of conditions and the following</text:p>
      <text:p text:style-name="P2"><text:s text:c="2"/>disclaimer in the documentation and/or other materials provided</text:p>
      <text:p text:style-name="P2"><text:s text:c="2"/>with the distribution.</text:p>
      <text:p text:style-name="P2"/>
      <text:p text:style-name="P2">* The names of the contributors may not be used to endorse or</text:p>
      <text:p text:style-name="P2"><text:s text:c="2"/>promote products derived from this software without specific</text:p>
      <text:p text:style-name="P2"><text:s text:c="2"/>prior written permission.</text:p>
      <text:p text:style-name="P2"/>
      <text:p text:style-name="P2">THIS SOFTWARE AND DOCUMENTATION IS PROVIDED BY THE COPYRIGHT HOLDERS AND</text:p>
      <text:p text:style-name="P2">CONTRIBUTORS "AS IS" AND ANY EXPRESS OR IMPLIED WARRANTIES, INCLUDING, BUT</text:p>
      <text:p text:style-name="P2"><text:soft-page-break/>NOT LIMITED TO, THE IMPLIED WARRANTIES OF MERCHANTABILITY AND FITNESS FOR</text:p>
      <text:p text:style-name="P2">A PARTICULAR PURPOSE ARE DISCLAIMED. IN NO EVENT SHALL THE COPYRIGHT OWNER</text:p>
      <text:p text:style-name="P2">OR CONTRIBUTORS BE LIABLE FOR ANY DIRECT, INDIRECT, INCIDENTAL, SPECIAL,</text:p>
      <text:p text:style-name="P2">EXEMPLARY, OR CONSEQUENTIAL DAMAGES (INCLUDING, BUT NOT LIMITED TO,</text:p>
      <text:p text:style-name="P2">PROCUREMENT OF SUBSTITUTE GOODS OR SERVICES; LOSS OF USE, DATA, OR</text:p>
      <text:p text:style-name="P2">PROFITS; OR BUSINESS INTERRUPTION) HOWEVER CAUSED AND ON ANY THEORY OF</text:p>
      <text:p text:style-name="P2">LIABILITY, WHETHER IN CONTRACT, STRICT LIABILITY, OR TORT (INCLUDING</text:p>
      <text:p text:style-name="P2">NEGLIGENCE OR OTHERWISE) ARISING IN ANY WAY OUT OF THE USE OF THIS</text:p>
      <text:p text:style-name="P2">SOFTWARE AND DOCUMENTATION, EVEN IF ADVISED OF THE POSSIBILITY OF SUCH</text:p>
      <text:p text:style-name="P2">DAMAGE.</text:p>
      <text:p text:style-name="P2"/>
      <text:p text:style-name="P2">------------------------------------------------------------</text:p>
      <text:p text:style-name="P2">Werkzeug &lt;https://pypi.python.org/pypi/Werkzeug/&gt;</text:p>
      <text:p text:style-name="P2">BSD 3-Clause License </text:p>
      <text:p text:style-name="P2">----------</text:p>
      <text:p text:style-name="P2">Copyright (c) 2014 by the Werkzeug Team, see AUTHORS for more details.</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text:s text:c="4"/>* Redistributions of source code must retain the above copyright</text:p>
      <text:p text:style-name="P2"><text:s text:c="6"/>notice, this list of conditions and the following disclaimer.</text:p>
      <text:p text:style-name="P2"/>
      <text:p text:style-name="P2"><text:s text:c="4"/>* Redistributions in binary form must reproduce the above</text:p>
      <text:p text:style-name="P2"><text:s text:c="6"/>copyright notice, this list of conditions and the following</text:p>
      <text:p text:style-name="P2"><text:s text:c="6"/>disclaimer in the documentation and/or other materials provided</text:p>
      <text:p text:style-name="P2"><text:s text:c="6"/>with the distribution.</text:p>
      <text:p text:style-name="P2"/>
      <text:p text:style-name="P2"><text:s text:c="4"/>* The names of the contributors may not be used to endorse or</text:p>
      <text:p text:style-name="P2"><text:s text:c="6"/>promote products derived from this software without specific</text:p>
      <text:p text:style-name="P2"><text:s text:c="6"/>prior written permiss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text:p text:style-name="P2">------------------------------------------------------------</text:p>
      <text:p text:style-name="P2">gunicorn &lt;https://pypi.python.org/pypi/gunicorn/&gt;</text:p>
      <text:p text:style-name="P2">MIT License </text:p>
      <text:p text:style-name="P2">----------</text:p>
      <text:p text:style-name="P2">2009-2016 (c) Benoît Chesneau &lt;benoitc@e-engura.org&gt;</text:p>
      <text:p text:style-name="P2">2009-2015 (c) Paul J. Davis &lt;paul.joseph.davis@gmail.com&gt;</text:p>
      <text:p text:style-name="P2"/>
      <text:p text:style-name="P2">Permission is hereby granted, free of charge, to any person</text:p>
      <text:p text:style-name="P2">obtaining a copy of this software and associated documentation</text:p>
      <text:p text:style-name="P2">files (the "Software"), to deal in the Software without</text:p>
      <text:p text:style-name="P2">restriction, including without limitation the rights to use,</text:p>
      <text:p text:style-name="P2">copy, modify, merge, publish, distribute, sublicense, and/or sell</text:p>
      <text:p text:style-name="P2">copies of the Software, and to permit persons to whom the</text:p>
      <text:p text:style-name="P2">Software is furnished to do so, subject to the following</text:p>
      <text:p text:style-name="P2">conditions:</text:p>
      <text:p text:style-name="P2"/>
      <text:p text:style-name="P2">The above copyright notice and this permission notice shall be</text:p>
      <text:p text:style-name="P2">included in all copies or substantial portions of the Software.</text:p>
      <text:p text:style-name="P2"/>
      <text:p text:style-name="P2">THE SOFTWARE IS PROVIDED "AS IS", WITHOUT WARRANTY OF ANY KIND,</text:p>
      <text:p text:style-name="P2">EXPRESS OR IMPLIED, INCLUDING BUT NOT LIMITED TO THE WARRANTIES</text:p>
      <text:p text:style-name="P2">OF MERCHANTABILITY, FITNESS FOR A PARTICULAR PURPOSE AND</text:p>
      <text:p text:style-name="P2">NONINFRINGEMENT. IN NO EVENT SHALL THE AUTHORS OR COPYRIGHT</text:p>
      <text:p text:style-name="P2">HOLDERS BE LIABLE FOR ANY CLAIM, DAMAGES OR OTHER LIABILITY,</text:p>
      <text:p text:style-name="P2">WHETHER IN AN ACTION OF CONTRACT, TORT OR OTHERWISE, ARISING</text:p>
      <text:p text:style-name="P2">FROM, OUT OF OR IN CONNECTION WITH THE SOFTWARE OR THE USE OR</text:p>
      <text:p text:style-name="P2">OTHER DEALINGS IN THE SOFTWARE.</text:p>
      <text:p text:style-name="P2"><text:soft-page-break/></text:p>
      <text:p text:style-name="P2">------------------------------------------------------------</text:p>
      <text:p text:style-name="P2">itsdangerous &lt;https://pypi.python.org/pypi/itsdangerous/&gt;</text:p>
      <text:p text:style-name="P2">BSD 3-Clause License </text:p>
      <text:p text:style-name="P2">----------</text:p>
      <text:p text:style-name="P2">Copyright (c) 2011 by Armin Ronacher and the Django Software Foundation.</text:p>
      <text:p text:style-name="P2"/>
      <text:p text:style-name="P2">Some rights reserved.</text:p>
      <text:p text:style-name="P2"/>
      <text:p text:style-name="P2">Redistribution and use in source and binary forms, with or without</text:p>
      <text:p text:style-name="P2">modification, are permitted provided that the following conditions are</text:p>
      <text:p text:style-name="P2">met:</text:p>
      <text:p text:style-name="P2"/>
      <text:p text:style-name="P2"><text:s text:c="4"/>* Redistributions of source code must retain the above copyright</text:p>
      <text:p text:style-name="P2"><text:s text:c="6"/>notice, this list of conditions and the following disclaimer.</text:p>
      <text:p text:style-name="P2"/>
      <text:p text:style-name="P2"><text:s text:c="4"/>* Redistributions in binary form must reproduce the above</text:p>
      <text:p text:style-name="P2"><text:s text:c="6"/>copyright notice, this list of conditions and the following</text:p>
      <text:p text:style-name="P2"><text:s text:c="6"/>disclaimer in the documentation and/or other materials provided</text:p>
      <text:p text:style-name="P2"><text:s text:c="6"/>with the distribution.</text:p>
      <text:p text:style-name="P2"/>
      <text:p text:style-name="P2"><text:s text:c="4"/>* The names of the contributors may not be used to endorse or</text:p>
      <text:p text:style-name="P2"><text:s text:c="6"/>promote products derived from this software without specific</text:p>
      <text:p text:style-name="P2"><text:s text:c="6"/>prior written permission.</text:p>
      <text:p text:style-name="P2"/>
      <text:p text:style-name="P2">THIS SOFTWARE IS PROVIDED BY THE COPYRIGHT HOLDERS AND CONTRIBUTORS</text:p>
      <text:p text:style-name="P2">"AS IS" AND ANY EXPRESS OR IMPLIED WARRANTIES, INCLUDING, BUT NOT</text:p>
      <text:p text:style-name="P2">LIMITED TO, THE IMPLIED WARRANTIES OF MERCHANTABILITY AND FITNESS FOR</text:p>
      <text:p text:style-name="P2">A PARTICULAR PURPOSE ARE DISCLAIMED. IN NO EVENT SHALL THE COPYRIGHT</text:p>
      <text:p text:style-name="P2">OWNER OR CONTRIBUTORS BE LIABLE FOR ANY DIRECT, INDIRECT, INCIDENTAL,</text:p>
      <text:p text:style-name="P2">SPECIAL, EXEMPLARY, OR CONSEQUENTIAL DAMAGES (INCLUDING, BUT NOT</text:p>
      <text:p text:style-name="P2">LIMITED TO, PROCUREMENT OF SUBSTITUTE GOODS OR SERVICES; LOSS OF USE,</text:p>
      <text:p text:style-name="P2">DATA, OR PROFITS; OR BUSINESS INTERRUPTION) HOWEVER CAUSED AND ON ANY</text:p>
      <text:p text:style-name="P2">THEORY OF LIABILITY, WHETHER IN CONTRACT, STRICT LIABILITY, OR TORT</text:p>
      <text:p text:style-name="P2">(INCLUDING NEGLIGENCE OR OTHERWISE) ARISING IN ANY WAY OUT OF THE USE</text:p>
      <text:p text:style-name="P2">OF THIS SOFTWARE, EVEN IF ADVISED OF THE POSSIBILITY OF SUCH DAMAG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Kontsek</meta:initial-creator>
    <meta:creation-date>2016-11-11T20:14:11.638595000</meta:creation-date>
    <dc:date>2016-11-13T10:06:51.172252000</dc:date>
    <meta:editing-duration>PT5M41S</meta:editing-duration>
    <meta:editing-cycles>3</meta:editing-cycles>
    <meta:generator>LibreOfficeDev/5.3.0.0.alpha1$MacOSX_X86_64 LibreOffice_project/f4ca1573fcf445164c068c1046ab5d084e1b005f</meta:generator>
    <meta:document-statistic meta:table-count="0" meta:image-count="0" meta:object-count="0" meta:page-count="117" meta:paragraph-count="6217" meta:word-count="61300" meta:character-count="404899" meta:non-whitespace-character-count="335335"/>
  </office:meta>
</office:document-meta>
</file>